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28cm"/>
    </style:style>
    <style:style style:name="co2" style:family="table-column">
      <style:table-column-properties fo:break-before="auto" style:column-width="5.376cm"/>
    </style:style>
    <style:style style:name="co3" style:family="table-column">
      <style:table-column-properties fo:break-before="auto" style:column-width="6.16cm"/>
    </style:style>
    <style:style style:name="co4" style:family="table-column">
      <style:table-column-properties fo:break-before="auto" style:column-width="4.089cm"/>
    </style:style>
    <style:style style:name="co5" style:family="table-column">
      <style:table-column-properties fo:break-before="auto" style:column-width="2.801cm"/>
    </style:style>
    <style:style style:name="co6" style:family="table-column">
      <style:table-column-properties fo:break-before="auto" style:column-width="3.332cm"/>
    </style:style>
    <style:style style:name="co7" style:family="table-column">
      <style:table-column-properties fo:break-before="auto" style:column-width="2.351cm"/>
    </style:style>
    <style:style style:name="co8" style:family="table-column">
      <style:table-column-properties fo:break-before="auto" style:column-width="2.94cm"/>
    </style:style>
    <style:style style:name="co9" style:family="table-column">
      <style:table-column-properties fo:break-before="auto" style:column-width="2.882cm"/>
    </style:style>
    <style:style style:name="co10" style:family="table-column">
      <style:table-column-properties fo:break-before="auto" style:column-width="3.978cm"/>
    </style:style>
    <style:style style:name="co11" style:family="table-column">
      <style:table-column-properties fo:break-before="auto" style:column-width="6.103cm"/>
    </style:style>
    <style:style style:name="co12" style:family="table-column">
      <style:table-column-properties fo:break-before="auto" style:column-width="3.11cm"/>
    </style:style>
    <style:style style:name="co13" style:family="table-column">
      <style:table-column-properties fo:break-before="auto" style:column-width="7.364cm"/>
    </style:style>
    <style:style style:name="co14" style:family="table-column">
      <style:table-column-properties fo:break-before="auto" style:column-width="1.346cm"/>
    </style:style>
    <style:style style:name="co15" style:family="table-column">
      <style:table-column-properties fo:break-before="auto" style:column-width="2.716cm"/>
    </style:style>
    <style:style style:name="co16" style:family="table-column">
      <style:table-column-properties fo:break-before="auto" style:column-width="14.42cm"/>
    </style:style>
    <style:style style:name="co17" style:family="table-column">
      <style:table-column-properties fo:break-before="auto" style:column-width="7.701cm"/>
    </style:style>
    <style:style style:name="co18" style:family="table-column">
      <style:table-column-properties fo:break-before="auto" style:column-width="1.118cm"/>
    </style:style>
    <style:style style:name="co19" style:family="table-column">
      <style:table-column-properties fo:break-before="auto" style:column-width="6.018cm"/>
    </style:style>
    <style:style style:name="co20" style:family="table-column">
      <style:table-column-properties fo:break-before="auto" style:column-width="1.512cm"/>
    </style:style>
    <style:style style:name="co21" style:family="table-column">
      <style:table-column-properties fo:break-before="auto" style:column-width="5.907cm"/>
    </style:style>
    <style:style style:name="co22" style:family="table-column">
      <style:table-column-properties fo:break-before="auto" style:column-width="2.258cm"/>
    </style:style>
    <style:style style:name="co23" style:family="table-column">
      <style:table-column-properties fo:break-before="auto" style:column-width="5.038cm"/>
    </style:style>
    <style:style style:name="co24" style:family="table-column">
      <style:table-column-properties fo:break-before="auto" style:column-width="16.293cm"/>
    </style:style>
    <style:style style:name="co25" style:family="table-column">
      <style:table-column-properties fo:break-before="auto" style:column-width="2.759cm"/>
    </style:style>
    <style:style style:name="co26" style:family="table-column">
      <style:table-column-properties fo:break-before="auto" style:column-width="2.649cm"/>
    </style:style>
    <style:style style:name="co27" style:family="table-column">
      <style:table-column-properties fo:break-before="auto" style:column-width="2.676cm"/>
    </style:style>
    <style:style style:name="co28" style:family="table-column">
      <style:table-column-properties fo:break-before="auto" style:column-width="3.221cm"/>
    </style:style>
    <style:style style:name="co29" style:family="table-column">
      <style:table-column-properties fo:break-before="auto" style:column-width="4.42cm"/>
    </style:style>
    <style:style style:name="ro1" style:family="table-row">
      <style:table-row-properties style:row-height="0.499cm" fo:break-before="auto" style:use-optimal-row-height="true"/>
    </style:style>
    <style:style style:name="ro2" style:family="table-row">
      <style:table-row-properties style:row-height="0.503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487cm" fo:break-before="auto" style:use-optimal-row-height="true"/>
    </style:style>
    <style:style style:name="ro6" style:family="table-row">
      <style:table-row-properties style:row-height="0.503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452cm" fo:break-before="auto" style:use-optimal-row-height="false"/>
    </style:style>
    <style:style style:name="ta1" style:family="table" style:master-page-name="PageStyle_5f_Townlands">
      <style:table-properties table:display="true" style:writing-mode="lr-tb"/>
    </style:style>
    <style:style style:name="ta2" style:family="table" style:master-page-name="PageStyle_5f_GeoExport">
      <style:table-properties table:display="true" style:writing-mode="lr-tb"/>
    </style:style>
    <style:style style:name="ta3"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1"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97"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3"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8"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5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3" style:family="table-cell" style:parent-style-name="Default">
      <style:map style:condition="cell-content()&gt;1" style:apply-style-name="ConditionalStyle_5f_1" style:base-cell-address="Townlands.R1"/>
    </style:style>
    <style:style style:name="ce143"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cc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ff00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3">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4">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6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_WD.G1"/>
    </style:style>
    <style:style style:name="ce16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_WD.G1"/>
    </style:style>
    <style:style style:name="ce34"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_WD.R1"/>
    </style:style>
    <style:style style:name="ce1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_WD.R1"/>
    </style:style>
    <style:style style:name="ce64"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78"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80"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64421.G1"/>
    </style:style>
    <style:style style:name="ce181"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64421.G1"/>
    </style:style>
    <style:style style:name="ce18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64421.R1"/>
    </style:style>
    <style:style style:name="ce1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64421.R1"/>
    </style:style>
    <style:style style:name="ce1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9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9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95"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9"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1"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21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2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1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19"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2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2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2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23"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6"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7"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0"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2"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3" style:family="table-cell" style:parent-style-name="Default"/>
    <style:style style:name="ce2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47"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4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49" style:family="table-cell" style:parent-style-name="Default">
      <style:map style:condition="cell-content()&gt;1" style:apply-style-name="ConditionalStyle_5f_1" style:base-cell-address="Q131438_1.R1"/>
    </style:style>
    <style:style style:name="ce2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2"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5"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5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57"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58"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59"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60"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2"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4"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5" style:family="table-cell" style:parent-style-name="Default"/>
    <style:style style:name="ce2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7"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8"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1"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7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76" style:family="table-cell" style:parent-style-name="Default">
      <style:map style:condition="cell-content()&gt;1" style:apply-style-name="ConditionalStyle_5f_1" style:base-cell-address="Q131438_2.R1"/>
    </style:style>
    <style:style style:name="ce27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79"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8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8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8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83"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7"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1"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2" style:family="table-cell" style:parent-style-name="Default"/>
    <style:style style:name="ce2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4"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7"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9"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0"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30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302"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303" style:family="table-cell" style:parent-style-name="Default">
      <style:map style:condition="cell-content()&gt;1" style:apply-style-name="ConditionalStyle_5f_1" style:base-cell-address="Q131438_3.R1"/>
    </style:style>
    <style:style style:name="ce3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3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30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30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30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30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31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31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31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4" style:family="table-cell" style:parent-style-name="Default"/>
    <style:style style:name="ce3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7"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93195.R1"/>
    </style:style>
    <style:style style:name="ce3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93195.R1"/>
    </style:style>
    <style:style style:name="ce320" style:family="table-cell" style:parent-style-name="Default">
      <style:map style:condition="cell-content()&gt;1" style:apply-style-name="ConditionalStyle_5f_1" style:base-cell-address="Q93195.R1"/>
    </style:style>
    <style:style style:name="gr1" style:family="graphic">
      <style:graphic-properties draw:marker-start-width="0.2cm" draw:marker-start-center="false" draw:fill="solid" draw:fill-color="#ffffff" draw:auto-grow-height="true" draw:auto-grow-width="false" fo:min-height="1.308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width="0.2cm" draw:marker-start-center="false" draw:fill="solid" draw:fill-color="#ffffff" draw:auto-grow-height="true" draw:auto-grow-width="false" fo:min-height="3.477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width="0.2cm" draw:marker-start-center="false" draw:fill="solid" draw:fill-color="#ffffff" draw:auto-grow-height="true" draw:auto-grow-width="false" fo:min-height="2.42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width="0.2cm" draw:marker-start-center="false" draw:fill="solid" draw:fill-color="#ffffff" draw:auto-grow-height="true" draw:auto-grow-width="false" fo:min-height="4.641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marker-start-width="0.2cm" draw:marker-start-center="false" draw:fill="solid" draw:fill-color="#ffffff" draw:auto-grow-height="true" draw:auto-grow-width="false" fo:min-height="4.642cm" fo:padding-top="0.1cm" fo:padding-bottom="0.1cm" fo:padding-left="0.1cm" fo:padding-right="0.1cm" draw:shadow="hidden" draw:shadow-offset-x="0.1cm" draw:shadow-offset-y="0.1cm" draw:caption-escape-direction="auto"/>
      <style:paragraph-properties style:writing-mode="lr-tb"/>
    </style:style>
    <style:style style:name="gr6" style:family="graphic">
      <style:graphic-properties draw:marker-start-width="0.2cm" draw:marker-start-center="false" draw:fill="solid" draw:fill-color="#ffffff" draw:auto-grow-height="true" draw:auto-grow-width="false" fo:min-height="3.53cm" fo:padding-top="0.1cm" fo:padding-bottom="0.1cm" fo:padding-left="0.1cm" fo:padding-right="0.1cm" draw:shadow="hidden" draw:shadow-offset-x="0.1cm" draw:shadow-offset-y="0.1cm" draw:caption-escape-direction="auto"/>
      <style:paragraph-properties style:writing-mode="lr-tb"/>
    </style:style>
    <style:style style:name="gr7" style:family="graphic">
      <style:graphic-properties draw:marker-start-width="0.2cm" draw:marker-start-center="false" draw:fill="solid" draw:fill-color="#ffffff" draw:auto-grow-height="true" draw:auto-grow-width="false" fo:min-height="3.504cm" fo:padding-top="0.1cm" fo:padding-bottom="0.1cm" fo:padding-left="0.1cm" fo:padding-right="0.1cm" draw:shadow="hidden" draw:shadow-offset-x="0.1cm" draw:shadow-offset-y="0.1cm" draw:caption-escape-direction="auto"/>
      <style:paragraph-properties style:writing-mode="lr-tb"/>
    </style:style>
    <style:style style:name="gr8" style:family="graphic">
      <style:graphic-properties draw:marker-start-width="0.2cm" draw:marker-start-center="false" draw:fill="solid" draw:fill-color="#ffffff" draw:auto-grow-height="true" draw:auto-grow-width="false" fo:min-height="2.419cm" fo:padding-top="0.1cm" fo:padding-bottom="0.1cm" fo:padding-left="0.1cm" fo:padding-right="0.1cm" draw:shadow="hidden" draw:shadow-offset-x="0.1cm" draw:shadow-offset-y="0.1cm" draw:caption-escape-direction="auto"/>
      <style:paragraph-properties style:writing-mode="lr-tb"/>
    </style:style>
    <style:style style:name="gr9" style:family="graphic">
      <style:graphic-properties draw:marker-start-width="0.2cm" draw:marker-start-center="false" draw:fill="solid" draw:fill-color="#ffffff" draw:auto-grow-height="true" draw:auto-grow-width="false" fo:min-height="1.307cm" fo:padding-top="0.1cm" fo:padding-bottom="0.1cm" fo:padding-left="0.1cm" fo:padding-right="0.1cm" draw:shadow="hidden" draw:shadow-offset-x="0.1cm" draw:shadow-offset-y="0.1cm" draw:caption-escape-direction="auto"/>
      <style:paragraph-properties style:writing-mode="lr-tb"/>
    </style:style>
    <style:style style:name="gr10" style:family="graphic">
      <style:graphic-properties draw:marker-start-width="0.2cm" draw:marker-start-center="false" draw:fill="solid" draw:fill-color="#ffffff" draw:auto-grow-height="true" draw:auto-grow-width="false" fo:min-height="5.136cm" fo:padding-top="0.1cm" fo:padding-bottom="0.1cm" fo:padding-left="0.1cm" fo:padding-right="0.1cm" draw:shadow="hidden" draw:shadow-offset-x="0.1cm" draw:shadow-offset-y="0.1cm" draw:caption-escape-direction="auto"/>
      <style:paragraph-properties style:writing-mode="lr-tb"/>
    </style:style>
    <style:style style:name="gr11" style:family="graphic">
      <style:graphic-properties draw:marker-start-width="0.2cm" draw:marker-start-center="false" draw:fill="solid" draw:fill-color="#ffffff" draw:auto-grow-height="true" draw:auto-grow-width="false" fo:min-height="2.975cm" fo:padding-top="0.1cm" fo:padding-bottom="0.1cm" fo:padding-left="0.1cm" fo:padding-right="0.1cm" draw:shadow="hidden" draw:shadow-offset-x="0.1cm" draw:shadow-offset-y="0.1cm" draw:caption-escape-direction="auto"/>
      <style:paragraph-properties style:writing-mode="lr-tb"/>
    </style:style>
    <style:style style:name="gr12" style:family="graphic">
      <style:graphic-properties draw:marker-start-width="0.2cm" draw:marker-start-center="false" draw:fill="solid" draw:fill-color="#ffffff" draw:auto-grow-height="true" draw:auto-grow-width="false" fo:min-height="3.556cm" fo:padding-top="0.1cm" fo:padding-bottom="0.1cm" fo:padding-left="0.1cm" fo:padding-right="0.1cm" draw:shadow="hidden" draw:shadow-offset-x="0.1cm" draw:shadow-offset-y="0.1cm" draw:caption-escape-direction="auto"/>
      <style:paragraph-properties style:writing-mode="lr-tb"/>
    </style:style>
    <style:style style:name="gr13" style:family="graphic">
      <style:graphic-properties draw:marker-start-width="0.2cm" draw:marker-start-center="false" draw:fill="solid" draw:fill-color="#ffffff" draw:auto-grow-height="true" draw:auto-grow-width="false" fo:min-height="2.974cm" fo:padding-top="0.1cm" fo:padding-bottom="0.1cm" fo:padding-left="0.1cm" fo:padding-right="0.1cm" draw:shadow="hidden" draw:shadow-offset-x="0.1cm" draw:shadow-offset-y="0.1cm" draw:caption-escape-direction="auto"/>
      <style:paragraph-properties style:writing-mode="lr-tb"/>
    </style:style>
    <style:style style:name="gr14" style:family="graphic">
      <style:graphic-properties draw:marker-start-width="0.2cm" draw:marker-start-center="false" draw:fill="solid" draw:fill-color="#ffffff" draw:auto-grow-height="true" draw:auto-grow-width="false" fo:min-height="3.531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wnlands"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88" office:value-type="string" calcext:value-type="string">
            <text:p>alias</text:p>
          </table:table-cell>
          <table:table-cell table:style-name="ce97" office:value-type="string" calcext:value-type="string">
            <text:p>P31_is_a</text:p>
          </table:table-cell>
          <table:table-cell table:style-name="ce101"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13"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123" office:value-type="string" calcext:value-type="string">
            <text:p>P5097_logainm</text:p>
          </table:table-cell>
          <table:table-cell table:style-name="ce130" office:value-type="string" calcext:value-type="string">
            <text:p>P1545_geohive</text:p>
          </table:table-cell>
          <table:table-cell table:style-name="ce130" office:value-type="string" calcext:value-type="string">
            <text:p>ciic</text:p>
          </table:table-cell>
          <table:table-cell table:style-name="ce138"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Inchagoill</text:p>
          </table:table-cell>
          <table:table-cell table:style-name="ce2" office:value-type="string" calcext:value-type="string">
            <text:p>Inchagoill Townland, Co. Galway</text:p>
          </table:table-cell>
          <table:table-cell table:style-name="ce10"/>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69923</text:p>
          </table:table-cell>
          <table:table-cell table:style-name="ce2" office:value-type="string" calcext:value-type="string">
            <text:p>Q60498690</text:p>
          </table:table-cell>
          <table:table-cell table:style-name="ce2" office:value-type="string" calcext:value-type="string">
            <text:p>Q60553884</text:p>
          </table:table-cell>
          <table:table-cell table:style-name="ce2" office:value-type="string" calcext:value-type="string">
            <text:p>Q59729161</text:p>
          </table:table-cell>
          <table:table-cell table:style-name="ce35" office:value-type="string" calcext:value-type="string">
            <text:p>53.4855556,-9.316944444444443</text:p>
          </table:table-cell>
          <table:table-cell table:style-name="ce2" office:value-type="float" office:value="3506016" calcext:value-type="float">
            <text:p>3506016</text:p>
          </table:table-cell>
          <table:table-cell table:number-columns-repeated="2" table:style-name="ce44" office:value-type="string" calcext:value-type="string">
            <text:p>n/a</text:p>
          </table:table-cell>
          <table:table-cell table:style-name="ce51" office:value-type="float" office:value="1" calcext:value-type="float">
            <text:p>1</text:p>
          </table:table-cell>
          <table:table-cell table:style-name="ce60" office:value-type="float" office:value="1" calcext:value-type="float">
            <text:p>1</text:p>
          </table:table-cell>
          <table:table-cell table:style-name="ce65" office:value-type="string" calcext:value-type="string">
            <text:p><text:a xlink:href="https://www.townlands.ie/galway/ross/cong/cong/inchagoill/" xlink:type="simple">https://www.townlands.ie/galway/ross/cong/cong/inchago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onmorris</text:p>
          </table:table-cell>
          <table:table-cell table:style-name="ce2" office:value-type="string" calcext:value-type="string">
            <text:p>Cloonmorris Townland, Co. Leitrim</text:p>
          </table:table-cell>
          <table:table-cell table:style-name="ce11"/>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table:style-name="ce2" office:value-type="string" calcext:value-type="string">
            <text:p>Q60555935</text:p>
          </table:table-cell>
          <table:table-cell table:style-name="ce2" office:value-type="string" calcext:value-type="string">
            <text:p>Q59729888</text:p>
          </table:table-cell>
          <table:table-cell table:style-name="ce35" office:value-type="string" calcext:value-type="string">
            <text:p>53.8163889,-7.870555555555556</text:p>
          </table:table-cell>
          <table:table-cell table:style-name="ce2" office:value-type="float" office:value="4628215" calcext:value-type="float">
            <text:p>4628215</text:p>
          </table:table-cell>
          <table:table-cell table:style-name="ce44" office:value-type="float" office:value="36538" calcext:value-type="float">
            <text:p>36538</text:p>
          </table:table-cell>
          <table:table-cell table:style-name="ce52" office:value-type="string" calcext:value-type="string">
            <text:p><text:a xlink:href="http://data.geohive.ie/page/townland/2ae19629-b090-13a3-e055-000000000001" xlink:type="simple">http://data.geohive.ie/page/townland/2ae19629-b090-13a3-e055-000000000001</text:a></text:p>
          </table:table-cell>
          <table:table-cell table:style-name="ce51" office:value-type="float" office:value="2" calcext:value-type="float">
            <text:p>2</text:p>
          </table:table-cell>
          <table:table-cell table:style-name="ce60" office:value-type="float" office:value="1" calcext:value-type="float">
            <text:p>1</text:p>
          </table:table-cell>
          <table:table-cell table:style-name="ce65" office:value-type="string" calcext:value-type="string">
            <text:p><text:a xlink:href="https://www.townlands.ie/mayo/costello/kilbeagh/cloonmore/cloonmore/" xlink:type="simple">https://www.townlands.ie/mayo/costello/kilbeagh/cloonmore/cloon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Island</text:p>
          </table:table-cell>
          <table:table-cell table:style-name="ce2" office:value-type="string" calcext:value-type="string">
            <text:p>Island Townland, Co. Mayo</text:p>
          </table:table-cell>
          <table:table-cell table:style-name="ce12" office:value-type="string" calcext:value-type="string">
            <text:p>An tOile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19</text:p>
          </table:table-cell>
          <table:table-cell table:style-name="ce35" office:value-type="string" calcext:value-type="string">
            <text:p>53.7816667,-8.805000000000001</text:p>
          </table:table-cell>
          <table:table-cell table:style-name="ce2" office:value-type="float" office:value="5745597" calcext:value-type="float">
            <text:p>5745597</text:p>
          </table:table-cell>
          <table:table-cell table:style-name="ce46"/>
          <table:table-cell table:style-name="ce7"/>
          <table:table-cell table:style-name="ce7" office:value-type="float" office:value="3" calcext:value-type="float">
            <text:p>3</text:p>
          </table:table-cell>
          <table:table-cell table:style-name="ce60" office:value-type="float" office:value="1" calcext:value-type="float">
            <text:p>1</text:p>
          </table:table-cell>
          <table:table-cell table:style-name="ce65" office:value-type="string" calcext:value-type="string">
            <text:p><text:a xlink:href="https://www.townlands.ie/mayo/costello/bekan/bekan/island/" xlink:type="simple">https://www.townlands.ie/mayo/costello/bekan/bekan/island/</text:a></text:p>
          </table:table-cell>
          <table:table-cell table:number-columns-repeated="1005"/>
        </table:table-row>
        <table:table-row table:style-name="ro1">
          <table:table-cell table:style-name="ce2" office:value-type="string" calcext:value-type="string">
            <text:p>Q72006009</text:p>
          </table:table-cell>
          <table:table-cell table:style-name="ce2"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table:style-name="ce12" office:value-type="string" calcext:value-type="string">
            <text:p>Cill Mhain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50</text:p>
          </table:table-cell>
          <table:table-cell table:style-name="ce35" office:value-type="string" calcext:value-type="string">
            <text:p>53.7736111,-8.765555555555556</text:p>
          </table:table-cell>
          <table:table-cell table:style-name="ce43" office:value-type="float" office:value="5745598" calcext:value-type="float">
            <text:p>5745598</text:p>
          </table:table-cell>
          <table:table-cell table:style-name="ce44"/>
          <table:table-cell table:style-name="ce51"/>
          <table:table-cell table:style-name="ce51" office:value-type="float" office:value="4" calcext:value-type="float">
            <text:p>4</text:p>
          </table:table-cell>
          <table:table-cell table:style-name="ce60" office:value-type="float" office:value="1" calcext:value-type="float">
            <text:p>1</text:p>
          </table:table-cell>
          <table:table-cell table:style-name="ce65" office:value-type="string" calcext:value-type="string">
            <text:p><text:a xlink:href="https://www.townlands.ie/mayo/costello/bekan/loughanboy/kilmannin/" xlink:type="simple">https://www.townlands.ie/mayo/costello/bekan/loughanboy/kilmann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usheens East</text:p>
          </table:table-cell>
          <table:table-cell table:style-name="ce2" office:value-type="string" calcext:value-type="string">
            <text:p>Rusheens East Townland, Co. Mayo</text:p>
          </table:table-cell>
          <table:table-cell table:style-name="ce12" office:value-type="string" calcext:value-type="string">
            <text:p>An Roisín Tho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30" office:value-type="string" calcext:value-type="string">
            <text:p>Q60555304</text:p>
          </table:table-cell>
          <table:table-cell table:style-name="ce2" office:value-type="string" calcext:value-type="string">
            <text:p>Q59730441</text:p>
          </table:table-cell>
          <table:table-cell table:style-name="ce35" office:value-type="string" calcext:value-type="string">
            <text:p>53.8961111,-8.665277777777778</text:p>
          </table:table-cell>
          <table:table-cell table:style-name="ce2" office:value-type="float" office:value="5652586" calcext:value-type="float">
            <text:p>5652586</text:p>
          </table:table-cell>
          <table:table-cell table:style-name="ce44"/>
          <table:table-cell table:style-name="ce51"/>
          <table:table-cell table:style-name="ce51" office:value-type="float" office:value="5" calcext:value-type="float">
            <text:p>5</text:p>
          </table:table-cell>
          <table:table-cell table:style-name="ce60" office:value-type="float" office:value="1" calcext:value-type="float">
            <text:p>1</text:p>
          </table:table-cell>
          <table:table-cell table:style-name="ce65" office:value-type="string" calcext:value-type="string">
            <text:p><text:a xlink:href="https://www.townlands.ie/mayo/costello/kilmovee/kilmovee/rusheens-east/" xlink:type="simple">https://www.townlands.ie/mayo/costello/kilmovee/kilmovee/rusheens-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aghaun</text:p>
          </table:table-cell>
          <table:table-cell table:style-name="ce2" office:value-type="string" calcext:value-type="string">
            <text:p>Tullaghaun Townland, Co. Mayo</text:p>
          </table:table-cell>
          <table:table-cell table:style-name="ce12" office:value-type="string" calcext:value-type="string">
            <text:p>An Tulch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259</text:p>
          </table:table-cell>
          <table:table-cell table:style-name="ce2" office:value-type="string" calcext:value-type="string">
            <text:p>Q59730331</text:p>
          </table:table-cell>
          <table:table-cell table:style-name="ce35" office:value-type="string" calcext:value-type="string">
            <text:p>53.7286111,-8.709444444444443</text:p>
          </table:table-cell>
          <table:table-cell table:style-name="ce2" office:value-type="float" office:value="5740104" calcext:value-type="float">
            <text:p>5740104</text:p>
          </table:table-cell>
          <table:table-cell table:style-name="ce44"/>
          <table:table-cell table:style-name="ce51"/>
          <table:table-cell table:style-name="ce51" office:value-type="float" office:value="6" calcext:value-type="float">
            <text:p>6</text:p>
          </table:table-cell>
          <table:table-cell table:style-name="ce60" office:value-type="float" office:value="1" calcext:value-type="float">
            <text:p>1</text:p>
          </table:table-cell>
          <table:table-cell table:style-name="ce65" office:value-type="string" calcext:value-type="string">
            <text:p><text:a xlink:href="https://www.townlands.ie/mayo/costello/annagh/course/tullaghaun/" xlink:type="simple">https://www.townlands.ie/mayo/costello/annagh/course/tullaghau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rrower</text:p>
          </table:table-cell>
          <table:table-cell table:style-name="ce2" office:value-type="string" calcext:value-type="string">
            <text:p>Corrower Townland, Co. Mayo</text:p>
          </table:table-cell>
          <table:table-cell table:style-name="ce12" office:value-type="string" calcext:value-type="string">
            <text:p>Corr Od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21</text:p>
          </table:table-cell>
          <table:table-cell table:style-name="ce2" office:value-type="string" calcext:value-type="string">
            <text:p>Q60553344</text:p>
          </table:table-cell>
          <table:table-cell table:style-name="ce2" office:value-type="string" calcext:value-type="string">
            <text:p>Q59730060</text:p>
          </table:table-cell>
          <table:table-cell table:style-name="ce35" office:value-type="string" calcext:value-type="string">
            <text:p>54.0744444,-9.08388888888889</text:p>
          </table:table-cell>
          <table:table-cell table:style-name="ce31" office:value-type="float" office:value="5714333" calcext:value-type="float">
            <text:p>5714333</text:p>
          </table:table-cell>
          <table:table-cell table:style-name="ce44"/>
          <table:table-cell table:style-name="ce51"/>
          <table:table-cell table:style-name="ce51" office:value-type="float" office:value="7" calcext:value-type="float">
            <text:p>7</text:p>
          </table:table-cell>
          <table:table-cell table:style-name="ce60" office:value-type="float" office:value="1" calcext:value-type="float">
            <text:p>1</text:p>
          </table:table-cell>
          <table:table-cell table:style-name="ce65" office:value-type="string" calcext:value-type="string">
            <text:p><text:a xlink:href="https://www.townlands.ie/mayo/gallen/attymass/sallymount/corrower/" xlink:type="simple">https://www.townlands.ie/mayo/gallen/attymass/sallymount/corrow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ooghmakeon</text:p>
          </table:table-cell>
          <table:table-cell table:style-name="ce2" office:value-type="string" calcext:value-type="string">
            <text:p>Dooghmakeon Townland, Co. Mayo</text:p>
          </table:table-cell>
          <table:table-cell table:style-name="ce12" office:value-type="string" calcext:value-type="string">
            <text:p>Dumhach Mhic Eog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59419949</text:p>
          </table:table-cell>
          <table:table-cell table:style-name="ce2" office:value-type="string" calcext:value-type="string">
            <text:p>Q60554741</text:p>
          </table:table-cell>
          <table:table-cell table:style-name="ce2" office:value-type="string" calcext:value-type="string">
            <text:p>Q59730568</text:p>
          </table:table-cell>
          <table:table-cell table:style-name="ce35" office:value-type="string" calcext:value-type="string">
            <text:p>53.7463889,-9.870000000000001</text:p>
          </table:table-cell>
          <table:table-cell table:style-name="ce2" office:value-type="float" office:value="6138946" calcext:value-type="float">
            <text:p>6138946</text:p>
          </table:table-cell>
          <table:table-cell table:style-name="ce44"/>
          <table:table-cell table:style-name="ce51"/>
          <table:table-cell table:style-name="ce51" office:value-type="float" office:value="8" calcext:value-type="float">
            <text:p>8</text:p>
          </table:table-cell>
          <table:table-cell table:style-name="ce60" office:value-type="float" office:value="1" calcext:value-type="float">
            <text:p>1</text:p>
          </table:table-cell>
          <table:table-cell table:style-name="ce65" office:value-type="string" calcext:value-type="string">
            <text:p><text:a xlink:href="https://www.townlands.ie/mayo/murrisk/kilgeever/emlagh/dooghmakeon/" xlink:type="simple">https://www.townlands.ie/mayo/murrisk/kilgeever/emlagh/dooghmake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haleague</text:p>
          </table:table-cell>
          <table:table-cell table:style-name="ce2" office:value-type="string" calcext:value-type="string">
            <text:p>Aghaleague Townland, Co. Mayo</text:p>
          </table:table-cell>
          <table:table-cell table:style-name="ce12" office:value-type="string" calcext:value-type="string">
            <text:p>Achadh Lia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22084091</text:p>
          </table:table-cell>
          <table:table-cell table:style-name="ce2" office:value-type="string" calcext:value-type="string">
            <text:p>Q59729958</text:p>
          </table:table-cell>
          <table:table-cell table:style-name="ce35" office:value-type="string" calcext:value-type="string">
            <text:p>54.2602778,-9.330833333333333</text:p>
          </table:table-cell>
          <table:table-cell table:style-name="ce2" office:value-type="float" office:value="5745317" calcext:value-type="float">
            <text:p>5745317</text:p>
          </table:table-cell>
          <table:table-cell table:style-name="ce44"/>
          <table:table-cell table:style-name="ce51"/>
          <table:table-cell table:style-name="ce51" office:value-type="float" office:value="9" calcext:value-type="float">
            <text:p>9</text:p>
          </table:table-cell>
          <table:table-cell table:style-name="ce60" office:value-type="float" office:value="1" calcext:value-type="float">
            <text:p>1</text:p>
          </table:table-cell>
          <table:table-cell table:style-name="ce65" office:value-type="string" calcext:value-type="string">
            <text:p><text:a xlink:href="https://www.townlands.ie/mayo/tirawley/lackan/ballycastle/aghaleague/" xlink:type="simple">https://www.townlands.ie/mayo/tirawley/lackan/ballycastle/aghaleagu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eastagh</text:p>
          </table:table-cell>
          <table:table-cell table:style-name="ce2" office:value-type="string" calcext:value-type="string">
            <text:p>Breastagh Townland, Co. Mayo</text:p>
          </table:table-cell>
          <table:table-cell table:style-name="ce12" office:value-type="string" calcext:value-type="string">
            <text:p>Bréist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60557054</text:p>
          </table:table-cell>
          <table:table-cell table:style-name="ce2" office:value-type="string" calcext:value-type="string">
            <text:p>Q59730041</text:p>
          </table:table-cell>
          <table:table-cell table:style-name="ce35" office:value-type="string" calcext:value-type="string">
            <text:p>54.2486111,-9.248055555555554</text:p>
          </table:table-cell>
          <table:table-cell table:style-name="ce2" office:value-type="float" office:value="4250662" calcext:value-type="float">
            <text:p>4250662</text:p>
          </table:table-cell>
          <table:table-cell table:style-name="ce44"/>
          <table:table-cell table:style-name="ce51"/>
          <table:table-cell table:style-name="ce51" office:value-type="float" office:value="10" calcext:value-type="float">
            <text:p>10</text:p>
          </table:table-cell>
          <table:table-cell table:style-name="ce60" office:value-type="float" office:value="1" calcext:value-type="float">
            <text:p>1</text:p>
          </table:table-cell>
          <table:table-cell table:style-name="ce65" office:value-type="string" calcext:value-type="string">
            <text:p><text:a xlink:href="https://www.townlands.ie/mayo/tirawley/templemurry/lackan-south/breastagh/" xlink:type="simple">https://www.townlands.ie/mayo/tirawley/templemurry/lackan-south/breas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min</text:p>
          </table:table-cell>
          <table:table-cell table:style-name="ce2" office:value-type="string" calcext:value-type="string">
            <text:p>Drummin Townland, Co. Roscommon</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6"/>
          <table:table-cell table:style-name="ce2" office:value-type="string" calcext:value-type="string">
            <text:p>Q59730973</text:p>
          </table:table-cell>
          <table:table-cell table:style-name="ce35" office:value-type="string" calcext:value-type="string">
            <text:p>53.84,-8.362222222222222</text:p>
          </table:table-cell>
          <table:table-cell table:style-name="ce2" office:value-type="float" office:value="4789213" calcext:value-type="float">
            <text:p>4789213</text:p>
          </table:table-cell>
          <table:table-cell table:style-name="ce44"/>
          <table:table-cell table:style-name="ce51"/>
          <table:table-cell table:style-name="ce51" office:value-type="float" office:value="11" calcext:value-type="float">
            <text:p>11</text:p>
          </table:table-cell>
          <table:table-cell table:style-name="ce60" office:value-type="float" office:value="1" calcext:value-type="float">
            <text:p>1</text:p>
          </table:table-cell>
          <table:table-cell table:style-name="ce65"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2" draw:text-style-name="P2" svg:width="15.877cm" svg:height="3.677cm" svg:x="11.428cm" svg:y="6.811cm" draw:caption-point-x="-0.407cm" draw:caption-point-y="-0.811c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table:style-name="ce2" office:value-type="string" calcext:value-type="string">
            <text:p>Toberrory Townland, Co. Roscommon</text:p>
          </table:table-cell>
          <table:table-cell table:style-name="ce12" office:value-type="string" calcext:value-type="string">
            <text:p>Tobar Ruair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2" office:value-type="string" calcext:value-type="string">
            <text:p>Q60554221</text:p>
          </table:table-cell>
          <table:table-cell table:style-name="ce2" office:value-type="string" calcext:value-type="string">
            <text:p>Q59731043</text:p>
          </table:table-cell>
          <table:table-cell table:style-name="ce35" office:value-type="string" calcext:value-type="string">
            <text:p>53.8075,-8.297777777777778</text:p>
          </table:table-cell>
          <table:table-cell table:style-name="ce31" office:value-type="float" office:value="5187206" calcext:value-type="float">
            <text:p>5187206</text:p>
          </table:table-cell>
          <table:table-cell table:style-name="ce44" office:value-type="float" office:value="43913" calcext:value-type="float">
            <text:p>43913</text:p>
          </table:table-cell>
          <table:table-cell table:style-name="ce51"/>
          <table:table-cell table:style-name="ce51" office:value-type="float" office:value="12.13" calcext:value-type="float">
            <text:p>12,13</text:p>
          </table:table-cell>
          <table:table-cell table:style-name="ce60" office:value-type="float" office:value="2" calcext:value-type="float">
            <text:p>2</text:p>
          </table:table-cell>
          <table:table-cell table:style-name="ce65"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Kilcumney</text:p>
          </table:table-cell>
          <table:table-cell table:style-name="ce2" office:value-type="string" calcext:value-type="string">
            <text:p>Kilcumney Townland, Co. Carlow</text:p>
          </table:table-cell>
          <table:table-cell table:style-name="ce12" office:value-type="string" calcext:value-type="string">
            <text:p>Cill Chuimne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051535</text:p>
          </table:table-cell>
          <table:table-cell table:style-name="ce2" office:value-type="string" calcext:value-type="string">
            <text:p>Q60553438</text:p>
          </table:table-cell>
          <table:table-cell table:style-name="ce2" office:value-type="string" calcext:value-type="string">
            <text:p>Q59718642</text:p>
          </table:table-cell>
          <table:table-cell table:style-name="ce35" office:value-type="string" calcext:value-type="string">
            <text:p>52.6316667,-6.956388888888889</text:p>
          </table:table-cell>
          <table:table-cell table:style-name="ce2" office:value-type="float" office:value="2244326" calcext:value-type="float">
            <text:p>2244326</text:p>
          </table:table-cell>
          <table:table-cell table:style-name="ce44"/>
          <table:table-cell table:style-name="ce51"/>
          <table:table-cell table:style-name="ce51" office:value-type="float" office:value="14" calcext:value-type="float">
            <text:p>14</text:p>
          </table:table-cell>
          <table:table-cell table:style-name="ce60" office:value-type="float" office:value="1" calcext:value-type="float">
            <text:p>1</text:p>
          </table:table-cell>
          <table:table-cell table:style-name="ce65" office:value-type="string" calcext:value-type="string">
            <text:p><text:a xlink:href="https://www.townlands.ie/carlow/idrone-east/ballyellin/ballyellin/kilcumney/" xlink:type="simple">https://www.townlands.ie/carlow/idrone-east/ballyellin/ballyellin/kilcumne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nmore</text:p>
          </table:table-cell>
          <table:table-cell table:style-name="ce2" office:value-type="string" calcext:value-type="string">
            <text:p>Clonmore Townland, Co. Carlow</text:p>
          </table:table-cell>
          <table:table-cell table:style-name="ce12" office:value-type="string" calcext:value-type="string">
            <text:p>Cluain Mh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3831</text:p>
          </table:table-cell>
          <table:table-cell table:style-name="ce2" office:value-type="string" calcext:value-type="string">
            <text:p>Q59718613</text:p>
          </table:table-cell>
          <table:table-cell table:style-name="ce35" office:value-type="string" calcext:value-type="string">
            <text:p>52.8263889,-6.573611111111111</text:p>
          </table:table-cell>
          <table:table-cell table:style-name="ce2" office:value-type="float" office:value="2249949" calcext:value-type="float">
            <text:p>2249949</text:p>
          </table:table-cell>
          <table:table-cell table:style-name="ce44"/>
          <table:table-cell table:style-name="ce51"/>
          <table:table-cell table:style-name="ce51" office:value-type="float" office:value="15" calcext:value-type="float">
            <text:p>15</text:p>
          </table:table-cell>
          <table:table-cell table:style-name="ce60" office:value-type="float" office:value="1" calcext:value-type="float">
            <text:p>1</text:p>
          </table:table-cell>
          <table:table-cell table:style-name="ce65" office:value-type="string" calcext:value-type="string">
            <text:p><text:a xlink:href="https://www.townlands.ie/carlow/rathvilly/clonmore/clonmore/clonmore/" xlink:type="simple">https://www.townlands.ie/carlow/rathvilly/clonmore/clonmore/clon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glass</text:p>
          </table:table-cell>
          <table:table-cell table:style-name="ce2" office:value-type="string" calcext:value-type="string">
            <text:p>Rathglass Townland, Co. Carlow</text:p>
          </table:table-cell>
          <table:table-cell table:style-name="ce12" office:value-type="string" calcext:value-type="string">
            <text:p>An Ráth Ghl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7183</text:p>
          </table:table-cell>
          <table:table-cell table:style-name="ce2" office:value-type="string" calcext:value-type="string">
            <text:p>Q59718782</text:p>
          </table:table-cell>
          <table:table-cell table:style-name="ce35" office:value-type="string" calcext:value-type="string">
            <text:p>52.7819444,-6.716666666666667</text:p>
          </table:table-cell>
          <table:table-cell table:style-name="ce2" office:value-type="float" office:value="2247228" calcext:value-type="float">
            <text:p>2247228</text:p>
          </table:table-cell>
          <table:table-cell table:style-name="ce44"/>
          <table:table-cell table:style-name="ce51"/>
          <table:table-cell table:style-name="ce51" office:value-type="float" office:value="16" calcext:value-type="float">
            <text:p>16</text:p>
          </table:table-cell>
          <table:table-cell table:style-name="ce60" office:value-type="float" office:value="1" calcext:value-type="float">
            <text:p>1</text:p>
          </table:table-cell>
          <table:table-cell table:style-name="ce65"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ckamine</text:p>
          </table:table-cell>
          <table:table-cell table:style-name="ce2" office:value-type="string" calcext:value-type="string">
            <text:p>Tuckamine Townland, Co. Carlow</text:p>
          </table:table-cell>
          <table:table-cell table:style-name="ce12" office:value-type="string" calcext:value-type="string">
            <text:p>Toca M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6436</text:p>
          </table:table-cell>
          <table:table-cell table:style-name="ce2" office:value-type="string" calcext:value-type="string">
            <text:p>Q59718630</text:p>
          </table:table-cell>
          <table:table-cell table:style-name="ce35" office:value-type="string" calcext:value-type="string">
            <text:p>52.8480556,-6.727222222222222</text:p>
          </table:table-cell>
          <table:table-cell table:style-name="ce2" office:value-type="float" office:value="2203853" calcext:value-type="float">
            <text:p>2203853</text:p>
          </table:table-cell>
          <table:table-cell table:style-name="ce44"/>
          <table:table-cell table:style-name="ce51"/>
          <table:table-cell table:style-name="ce51" office:value-type="float" office:value="17" calcext:value-type="float">
            <text:p>17</text:p>
          </table:table-cell>
          <table:table-cell table:style-name="ce60" office:value-type="float" office:value="1" calcext:value-type="float">
            <text:p>1</text:p>
          </table:table-cell>
          <table:table-cell table:style-name="ce65" office:value-type="string" calcext:value-type="string">
            <text:p><text:a xlink:href="https://www.townlands.ie/carlow/rathvilly/rathvilly/williamstown/tuckamine/" xlink:type="simple">https://www.townlands.ie/carlow/rathvilly/rathvilly/williamstown/tuckami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ortmarnock</text:p>
          </table:table-cell>
          <table:table-cell table:style-name="ce2" office:value-type="string" calcext:value-type="string">
            <text:p>Portmarnock Townland, Co. Dublin</text:p>
          </table:table-cell>
          <table:table-cell table:style-name="ce12" office:value-type="string" calcext:value-type="string">
            <text:p>Port Mearnó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text:p>Coolock</text:p>
          </table:table-cell>
          <table:table-cell table:style-name="ce2" office:value-type="string" calcext:value-type="string">
            <text:p>Q60556293</text:p>
          </table:table-cell>
          <table:table-cell table:style-name="ce6"/>
          <table:table-cell table:style-name="ce35" office:value-type="string" calcext:value-type="string">
            <text:p>53.4197222,-6.152500000000001</text:p>
          </table:table-cell>
          <table:table-cell table:style-name="ce2" office:value-type="float" office:value="5436853" calcext:value-type="float">
            <text:p>5436853</text:p>
          </table:table-cell>
          <table:table-cell table:style-name="ce44"/>
          <table:table-cell table:style-name="ce51"/>
          <table:table-cell table:style-name="ce51" office:value-type="float" office:value="18" calcext:value-type="float">
            <text:p>18</text:p>
          </table:table-cell>
          <table:table-cell table:style-name="ce60" office:value-type="float" office:value="1" calcext:value-type="float">
            <text:p>1</text:p>
          </table:table-cell>
          <table:table-cell table:style-name="ce65" office:value-type="string" calcext:value-type="string">
            <text:p><text:a xlink:href="https://www.townlands.ie/dublin/coolock/portmarnock/portmarnock/" xlink:type="simple">https://www.townlands.ie/dublin/coolock/portmarnock/portmarnock/</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752cm" draw:caption-point-x="-0.407cm" draw:caption-point-y="-0.757c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table:style-name="ce2" office:value-type="string" calcext:value-type="string">
            <text:p>Dunleary Townland, Co. Dublin</text:p>
          </table:table-cell>
          <table:table-cell table:style-name="ce12" office:value-type="string" calcext:value-type="string">
            <text:p>Kingstown (1821-1921)</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office:annotation draw:style-name="gr1" draw:text-style-name="P2" svg:width="16.073cm" svg:height="1.508cm" svg:x="35.928cm" svg:y="9.752cm" draw:caption-point-x="-0.407cm" draw:caption-point-y="-0.757c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table:style-name="ce35" office:value-type="string" calcext:value-type="string">
            <text:p>53.2933333,-6.142222222222222</text:p>
          </table:table-cell>
          <table:table-cell table:style-name="ce2" office:value-type="float" office:value="3661256" calcext:value-type="float">
            <text:p>3661256</text:p>
          </table:table-cell>
          <table:table-cell table:style-name="ce44" office:value-type="float" office:value="17499" calcext:value-type="float">
            <text:p>17499</text:p>
          </table:table-cell>
          <table:table-cell table:style-name="ce51"/>
          <table:table-cell table:style-name="ce51" office:value-type="string" calcext:value-type="string">
            <text:p>w/o number</text:p>
            <text:p/>
          </table:table-cell>
          <table:table-cell table:style-name="ce60" office:value-type="float" office:value="1" calcext:value-type="float">
            <text:p>1</text:p>
          </table:table-cell>
          <table:table-cell table:style-name="ce65" office:value-type="string" calcext:value-type="string">
            <text:p><text:a xlink:href="https://www.townlands.ie/dublin/rathdown/dunleary/" xlink:type="simple">https://www.townlands.ie/dublin/rathdown/dunleary/</text:a></text:p>
          </table:table-cell>
          <table:table-cell table:style-name="ce69" table:number-columns-repeated="12"/>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Colbinstown / Killeen Cormac</text:p>
          </table:table-cell>
          <table:table-cell table:style-name="ce2" office:value-type="string" calcext:value-type="string">
            <text:p>Colbinstown Townland, Co. Kildare</text:p>
          </table:table-cell>
          <table:table-cell table:style-name="ce12" office:value-type="string" calcext:value-type="string">
            <text:p>Baile Choilb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74</text:p>
          </table:table-cell>
          <table:table-cell table:style-name="ce2" office:value-type="string" calcext:value-type="string">
            <text:p>Q60553969</text:p>
          </table:table-cell>
          <table:table-cell table:style-name="ce2" office:value-type="string" calcext:value-type="string">
            <text:p>Q59719602</text:p>
          </table:table-cell>
          <table:table-cell table:style-name="ce35" office:value-type="string" calcext:value-type="string">
            <text:p>53.0311111,-6.756388888888889</text:p>
          </table:table-cell>
          <table:table-cell table:style-name="ce2" office:value-type="float" office:value="4780861" calcext:value-type="float">
            <text:p>4780861</text:p>
          </table:table-cell>
          <table:table-cell table:style-name="ce44"/>
          <table:table-cell table:style-name="ce51"/>
          <table:table-cell table:style-name="ce58" office:value-type="string" calcext:value-type="string">
            <text:p>19,20,21,22,23,24,25</text:p>
          </table:table-cell>
          <table:table-cell table:style-name="ce60" office:value-type="float" office:value="7" calcext:value-type="float">
            <text:p>7</text:p>
          </table:table-cell>
          <table:table-cell table:style-name="ce65"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onaghmore</text:p>
          </table:table-cell>
          <table:table-cell table:style-name="ce2" office:value-type="string" calcext:value-type="string">
            <text:p>Donaghmore Townland, Co. Kildare</text:p>
          </table:table-cell>
          <table:table-cell table:style-name="ce12" office:value-type="string" calcext:value-type="string">
            <text:p>Domhnach M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81</text:p>
          </table:table-cell>
          <table:table-cell table:style-name="ce2" office:value-type="string" calcext:value-type="string">
            <text:p>Q60554019</text:p>
          </table:table-cell>
          <table:table-cell table:style-name="ce2" office:value-type="string" calcext:value-type="string">
            <text:p>Q54376822</text:p>
          </table:table-cell>
          <table:table-cell table:style-name="ce35" office:value-type="string" calcext:value-type="string">
            <text:p>53.3752778,-6.551111111111111</text:p>
          </table:table-cell>
          <table:table-cell table:style-name="ce2" office:value-type="float" office:value="4547533" calcext:value-type="float">
            <text:p>4547533</text:p>
          </table:table-cell>
          <table:table-cell table:style-name="ce44"/>
          <table:table-cell table:style-name="ce51"/>
          <table:table-cell table:style-name="ce51" office:value-type="float" office:value="26" calcext:value-type="float">
            <text:p>26</text:p>
          </table:table-cell>
          <table:table-cell table:style-name="ce60" office:value-type="float" office:value="1" calcext:value-type="float">
            <text:p>1</text:p>
          </table:table-cell>
          <table:table-cell table:style-name="ce65" office:value-type="string" calcext:value-type="string">
            <text:p><text:a xlink:href="https://www.townlands.ie/kildare/north-salt/donaghmore/maynooth/donaghmore/" xlink:type="simple">https://www.townlands.ie/kildare/north-salt/donaghmore/maynooth/donagh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spellan</text:p>
          </table:table-cell>
          <table:table-cell table:style-name="ce2" office:value-type="string" calcext:value-type="string">
            <text:p>Ballyspellan Townland, Co. Kilkenny</text:p>
          </table:table-cell>
          <table:table-cell table:style-name="ce12" office:value-type="string" calcext:value-type="string">
            <text:p>Baile Uí Spea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4863023</text:p>
          </table:table-cell>
          <table:table-cell table:style-name="ce2" office:value-type="string" calcext:value-type="string">
            <text:p>Q60554280</text:p>
          </table:table-cell>
          <table:table-cell table:style-name="ce2" office:value-type="string" calcext:value-type="string">
            <text:p>Q59720009</text:p>
          </table:table-cell>
          <table:table-cell table:style-name="ce35" office:value-type="string" calcext:value-type="string">
            <text:p>52.76,-7.524444444444445</text:p>
          </table:table-cell>
          <table:table-cell table:style-name="ce2" office:value-type="float" office:value="4759866" calcext:value-type="float">
            <text:p>4759866</text:p>
          </table:table-cell>
          <table:table-cell table:style-name="ce44"/>
          <table:table-cell table:style-name="ce51"/>
          <table:table-cell table:style-name="ce51" office:value-type="float" office:value="27" calcext:value-type="float">
            <text:p>27</text:p>
          </table:table-cell>
          <table:table-cell table:style-name="ce60" office:value-type="float" office:value="1" calcext:value-type="float">
            <text:p>1</text:p>
          </table:table-cell>
          <table:table-cell table:style-name="ce65" office:value-type="string" calcext:value-type="string">
            <text:p><text:a xlink:href="https://www.townlands.ie/kilkenny/galmoy/fertagh/glashare/ballyspellan/" xlink:type="simple">https://www.townlands.ie/kilkenny/galmoy/fertagh/glashare/ballyspell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hurchclara / Clarah</text:p>
          </table:table-cell>
          <table:table-cell table:style-name="ce2" office:value-type="string" calcext:value-type="string">
            <text:p>Churchclara Townland, Co. Kilkenny </text:p>
          </table:table-cell>
          <table:table-cell table:style-name="ce12" office:value-type="string" calcext:value-type="string">
            <text:p>Clárach an Teamp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754</text:p>
          </table:table-cell>
          <table:table-cell table:style-name="ce2" office:value-type="string" calcext:value-type="string">
            <text:p>Q59719855</text:p>
          </table:table-cell>
          <table:table-cell table:style-name="ce36" office:value-type="string" calcext:value-type="string">
            <text:p>52.6513889,-7.150555555555556</text:p>
          </table:table-cell>
          <table:table-cell table:style-name="ce2" office:value-type="float" office:value="4833040" calcext:value-type="float">
            <text:p>4833040</text:p>
          </table:table-cell>
          <table:table-cell table:style-name="ce44"/>
          <table:table-cell table:style-name="ce51"/>
          <table:table-cell table:style-name="ce51" office:value-type="float" office:value="28" calcext:value-type="float">
            <text:p>28</text:p>
          </table:table-cell>
          <table:table-cell table:style-name="ce60" office:value-type="float" office:value="1" calcext:value-type="float">
            <text:p>1</text:p>
          </table:table-cell>
          <table:table-cell table:style-name="ce65" office:value-type="string" calcext:value-type="string">
            <text:p><text:a xlink:href="https://www.townlands.ie/kilkenny/gowran/clara/clara/churchclara/" xlink:type="simple">https://www.townlands.ie/kilkenny/gowran/clara/clara/churchclar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unbell Big</text:p>
          </table:table-cell>
          <table:table-cell table:style-name="ce2" office:value-type="string" calcext:value-type="string">
            <text:p>Dunbell Big Townland, Co. Kilkenny</text:p>
          </table:table-cell>
          <table:table-cell table:style-name="ce12" office:value-type="string" calcext:value-type="string">
            <text:p>Dún Bile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143</text:p>
          </table:table-cell>
          <table:table-cell table:style-name="ce2" office:value-type="string" calcext:value-type="string">
            <text:p>Q59719860</text:p>
          </table:table-cell>
          <table:table-cell table:style-name="ce35" office:value-type="string" calcext:value-type="string">
            <text:p>52.6177778,-7.1722222222222225</text:p>
          </table:table-cell>
          <table:table-cell table:style-name="ce2" office:value-type="float" office:value="4834616" calcext:value-type="float">
            <text:p>4834616</text:p>
          </table:table-cell>
          <table:table-cell table:style-name="ce44"/>
          <table:table-cell table:style-name="ce51"/>
          <table:table-cell table:style-name="ce58" office:value-type="string" calcext:value-type="string">
            <text:p>29,30</text:p>
          </table:table-cell>
          <table:table-cell table:style-name="ce60" office:value-type="float" office:value="2" calcext:value-type="float">
            <text:p>2</text:p>
          </table:table-cell>
          <table:table-cell table:style-name="ce65" office:value-type="string" calcext:value-type="string">
            <text:p><text:a xlink:href="https://www.townlands.ie/kilkenny/gowran/dunbell/dunbell/dunbell-big/" xlink:type="simple">https://www.townlands.ie/kilkenny/gowran/dunbell/dunbell/dunbell-b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iddaun Upper</text:p>
          </table:table-cell>
          <table:table-cell table:style-name="ce2" office:value-type="string" calcext:value-type="string">
            <text:p>Fiddaun Upper Townland, Co. Kilkenny</text:p>
          </table:table-cell>
          <table:table-cell table:style-name="ce12" office:value-type="string" calcext:value-type="string">
            <text:p>An Feadán Uachtar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507</text:p>
          </table:table-cell>
          <table:table-cell table:style-name="ce2" office:value-type="string" calcext:value-type="string">
            <text:p>Q59719920</text:p>
          </table:table-cell>
          <table:table-cell table:style-name="ce35" office:value-type="string" calcext:value-type="string">
            <text:p>52.5188889,-7.036388888888888</text:p>
          </table:table-cell>
          <table:table-cell table:style-name="ce2" office:value-type="float" office:value="5357487" calcext:value-type="float">
            <text:p>5357487</text:p>
          </table:table-cell>
          <table:table-cell table:style-name="ce44"/>
          <table:table-cell table:style-name="ce51"/>
          <table:table-cell table:style-name="ce51" office:value-type="float" office:value="31" calcext:value-type="float">
            <text:p>31</text:p>
          </table:table-cell>
          <table:table-cell table:style-name="ce60" office:value-type="float" office:value="1" calcext:value-type="float">
            <text:p>1</text:p>
          </table:table-cell>
          <table:table-cell table:style-name="ce65" office:value-type="string" calcext:value-type="string">
            <text:p><text:a xlink:href="https://www.townlands.ie/kilkenny/gowran/inistioge/famma/fiddaun-upper/" xlink:type="simple">https://www.townlands.ie/kilkenny/gowran/inistioge/famma/fiddaun-upp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owran</text:p>
          </table:table-cell>
          <table:table-cell table:style-name="ce2" office:value-type="string" calcext:value-type="string">
            <text:p>Gowran Townland, Co. Kilkenny </text:p>
          </table:table-cell>
          <table:table-cell table:style-name="ce12" office:value-type="string" calcext:value-type="string">
            <text:p>Gabh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6</text:p>
          </table:table-cell>
          <table:table-cell table:style-name="ce2" office:value-type="string" calcext:value-type="string">
            <text:p>Q59719866</text:p>
          </table:table-cell>
          <table:table-cell table:style-name="ce35" office:value-type="string" calcext:value-type="string">
            <text:p>52.6325,-7.066111111111111</text:p>
          </table:table-cell>
          <table:table-cell table:style-name="ce2" office:value-type="float" office:value="5122565" calcext:value-type="float">
            <text:p>5122565</text:p>
          </table:table-cell>
          <table:table-cell table:style-name="ce44"/>
          <table:table-cell table:style-name="ce51"/>
          <table:table-cell table:style-name="ce51" office:value-type="float" office:value="32" calcext:value-type="float">
            <text:p>32</text:p>
          </table:table-cell>
          <table:table-cell table:style-name="ce60" office:value-type="float" office:value="1" calcext:value-type="float">
            <text:p>1</text:p>
          </table:table-cell>
          <table:table-cell table:style-name="ce65" office:value-type="string" calcext:value-type="string">
            <text:p><text:a xlink:href="https://www.townlands.ie/kilkenny/gowran/gowran/gowran/gowran/" xlink:type="simple">https://www.townlands.ie/kilkenny/gowran/gowran/gowran/gowr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raiguenamanagh</text:p>
          </table:table-cell>
          <table:table-cell table:style-name="ce2" office:value-type="string" calcext:value-type="string">
            <text:p>Graiguenamanagh Townland, Co. Kilkenny </text:p>
          </table:table-cell>
          <table:table-cell table:style-name="ce12" office:value-type="string" calcext:value-type="string">
            <text:p>Gráig na Ma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8</text:p>
          </table:table-cell>
          <table:table-cell table:style-name="ce2" office:value-type="string" calcext:value-type="string">
            <text:p>Q59719928</text:p>
          </table:table-cell>
          <table:table-cell table:style-name="ce35" office:value-type="string" calcext:value-type="string">
            <text:p>52.5425,-6.958055555555556</text:p>
          </table:table-cell>
          <table:table-cell table:style-name="ce2" office:value-type="float" office:value="5349535" calcext:value-type="float">
            <text:p>5349535</text:p>
          </table:table-cell>
          <table:table-cell table:style-name="ce44"/>
          <table:table-cell table:style-name="ce51"/>
          <table:table-cell table:style-name="ce51" office:value-type="float" office:value="33" calcext:value-type="float">
            <text:p>33</text:p>
          </table:table-cell>
          <table:table-cell table:style-name="ce60" office:value-type="float" office:value="1" calcext:value-type="float">
            <text:p>1</text:p>
          </table:table-cell>
          <table:table-cell table:style-name="ce65"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gan</text:p>
          </table:table-cell>
          <table:table-cell table:style-name="ce2" office:value-type="string" calcext:value-type="string">
            <text:p>Legan Townland, Co. Kilkenny </text:p>
          </table:table-cell>
          <table:table-cell table:style-name="ce12" office:value-type="string" calcext:value-type="string">
            <text:p>An Liag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468</text:p>
          </table:table-cell>
          <table:table-cell table:style-name="ce2" office:value-type="string" calcext:value-type="string">
            <text:p>Q59719966</text:p>
          </table:table-cell>
          <table:table-cell table:style-name="ce35" office:value-type="string" calcext:value-type="string">
            <text:p>52.5386111,-7.158611111111111</text:p>
          </table:table-cell>
          <table:table-cell table:style-name="ce2" office:value-type="float" office:value="5234537" calcext:value-type="float">
            <text:p>5234537</text:p>
          </table:table-cell>
          <table:table-cell table:style-name="ce44"/>
          <table:table-cell table:style-name="ce51"/>
          <table:table-cell table:style-name="ce51" office:value-type="float" office:value="34" calcext:value-type="float">
            <text:p>34</text:p>
          </table:table-cell>
          <table:table-cell table:style-name="ce60" office:value-type="float" office:value="1" calcext:value-type="float">
            <text:p>1</text:p>
          </table:table-cell>
          <table:table-cell table:style-name="ce65" office:value-type="string" calcext:value-type="string">
            <text:p><text:a xlink:href="https://www.townlands.ie/kilkenny/gowran/ballylinch/thomastown/legan/" xlink:type="simple">https://www.townlands.ie/kilkenny/gowran/ballylinch/thomastown/legan/</text:a></text:p>
          </table:table-cell>
          <table:table-cell table:number-columns-repeated="1005"/>
        </table:table-row>
        <table:table-row table:style-name="ro1">
          <table:table-cell table:style-name="ce3"/>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table:style-name="ce12" office:value-type="string" calcext:value-type="string">
            <text:p>An Tulaigh Thirim</text:p>
          </table:table-cell>
          <table:table-cell table:style-name="ce19" office:value-type="string" calcext:value-type="string">
            <text:p>Q2151232</text:p>
          </table:table-cell>
          <table:table-cell table:style-name="ce24" office:value-type="string" calcext:value-type="string">
            <text:p>Q27</text:p>
          </table:table-cell>
          <table:table-cell table:style-name="ce3" office:value-type="string" calcext:value-type="string">
            <text:p>Q159736</text:p>
          </table:table-cell>
          <table:table-cell table:style-name="ce2"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37" office:value-type="string" calcext:value-type="string">
            <text:p>52.5775,-7.121388888888888</text:p>
          </table:table-cell>
          <table:table-cell table:style-name="ce3" office:value-type="float" office:value="5371753" calcext:value-type="float">
            <text:p>5371753</text:p>
          </table:table-cell>
          <table:table-cell table:style-name="ce47"/>
          <table:table-cell table:style-name="ce54"/>
          <table:table-cell table:style-name="ce54" office:value-type="float" office:value="35" calcext:value-type="float">
            <text:p>35</text:p>
          </table:table-cell>
          <table:table-cell table:style-name="ce60"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Lamoge</text:p>
          </table:table-cell>
          <table:table-cell table:style-name="ce2" office:value-type="string" calcext:value-type="string">
            <text:p>Lamoge Townland, Co. Kilkenny</text:p>
          </table:table-cell>
          <table:table-cell table:style-name="ce12" office:value-type="string" calcext:value-type="string">
            <text:p>Lam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30589034</text:p>
          </table:table-cell>
          <table:table-cell table:style-name="ce2" office:value-type="string" calcext:value-type="string">
            <text:p>Q60557176</text:p>
          </table:table-cell>
          <table:table-cell table:style-name="ce2" office:value-type="string" calcext:value-type="string">
            <text:p>Q59719780</text:p>
          </table:table-cell>
          <table:table-cell table:style-name="ce35" office:value-type="string" calcext:value-type="string">
            <text:p>52.4438889,-7.360833333333333</text:p>
          </table:table-cell>
          <table:table-cell table:style-name="ce2" office:value-type="float" office:value="5251020" calcext:value-type="float">
            <text:p>5251020</text:p>
          </table:table-cell>
          <table:table-cell table:style-name="ce44"/>
          <table:table-cell table:style-name="ce51"/>
          <table:table-cell table:style-name="ce58" office:value-type="float" office:value="36.37" calcext:value-type="float">
            <text:p>36,37</text:p>
          </table:table-cell>
          <table:table-cell table:style-name="ce60" office:value-type="float" office:value="2" calcext:value-type="float">
            <text:p>2</text:p>
          </table:table-cell>
          <table:table-cell table:style-name="ce65" office:value-type="string" calcext:value-type="string">
            <text:p><text:a xlink:href="https://www.townlands.ie/kilkenny/kells/tullahought/kilmaganny/lamoge/" xlink:type="simple">https://www.townlands.ie/kilkenny/kells/tullahought/kilmaganny/lamoge/</text:a></text:p>
          </table:table-cell>
          <table:table-cell table:number-columns-repeated="1005"/>
        </table:table-row>
        <table:table-row table:style-name="ro1">
          <table:table-cell table:style-name="ce2" office:value-type="string" calcext:value-type="string">
            <text:p>Q69378747</text:p>
          </table:table-cell>
          <table:table-cell table:style-name="ce2" office:value-type="string" calcext:value-type="string">
            <text:p>en</text:p>
          </table:table-cell>
          <table:table-cell table:style-name="ce7" office:value-type="string" calcext:value-type="string">
            <text:p>Ballyboodan Townland</text:p>
          </table:table-cell>
          <table:table-cell table:style-name="ce7" office:value-type="string" calcext:value-type="string">
            <text:p>Ballyboodan Townland, Co. Kilkenny</text:p>
          </table:table-cell>
          <table:table-cell table:style-name="ce12" office:value-type="string" calcext:value-type="string">
            <text:p>Baile Mhuad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60496819</text:p>
          </table:table-cell>
          <table:table-cell table:style-name="ce2" office:value-type="string" calcext:value-type="string">
            <text:p>Q60555608</text:p>
          </table:table-cell>
          <table:table-cell table:style-name="ce2" office:value-type="string" calcext:value-type="string">
            <text:p>Q59719948</text:p>
          </table:table-cell>
          <table:table-cell table:style-name="ce35" office:value-type="string" calcext:value-type="string">
            <text:p>52.4719444,-7.231111111111111</text:p>
          </table:table-cell>
          <table:table-cell table:style-name="ce43" office:value-type="float" office:value="5265769" calcext:value-type="float">
            <text:p>5265769</text:p>
          </table:table-cell>
          <table:table-cell table:style-name="ce44"/>
          <table:table-cell table:style-name="ce51"/>
          <table:table-cell table:style-name="ce51" office:value-type="float" office:value="38" calcext:value-type="float">
            <text:p>38</text:p>
          </table:table-cell>
          <table:table-cell table:style-name="ce60" office:value-type="float" office:value="1" calcext:value-type="float">
            <text:p>1</text:p>
          </table:table-cell>
          <table:table-cell table:style-name="ce65" office:value-type="string" calcext:value-type="string">
            <text:p><text:a xlink:href="https://www.townlands.ie/kilkenny/knocktopher/knocktopher/knocktopher/ballyboodan/" xlink:type="simple">https://www.townlands.ie/kilkenny/knocktopher/knocktopher/knocktopher/ballybood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rnaveddoge</text:p>
          </table:table-cell>
          <table:table-cell table:style-name="ce2" office:value-type="string" calcext:value-type="string">
            <text:p>Barnaveddoge Townland, Co. Louth </text:p>
          </table:table-cell>
          <table:table-cell table:style-name="ce12" office:value-type="string" calcext:value-type="string">
            <text:p>Barr na bhFead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39</text:p>
          </table:table-cell>
          <table:table-cell table:style-name="ce2" office:value-type="string" calcext:value-type="string">
            <text:p>Q25351691</text:p>
          </table:table-cell>
          <table:table-cell table:style-name="ce2" office:value-type="string" calcext:value-type="string">
            <text:p>Q60554066</text:p>
          </table:table-cell>
          <table:table-cell table:style-name="ce2" office:value-type="string" calcext:value-type="string">
            <text:p>Q59720911</text:p>
          </table:table-cell>
          <table:table-cell table:style-name="ce35" office:value-type="string" calcext:value-type="string">
            <text:p>53.845,-6.476666666666667</text:p>
          </table:table-cell>
          <table:table-cell table:style-name="ce2" office:value-type="float" office:value="5398547" calcext:value-type="float">
            <text:p>5398547</text:p>
          </table:table-cell>
          <table:table-cell table:style-name="ce44"/>
          <table:table-cell table:style-name="ce51"/>
          <table:table-cell table:style-name="ce51" office:value-type="float" office:value="39" calcext:value-type="float">
            <text:p>39</text:p>
          </table:table-cell>
          <table:table-cell table:style-name="ce60" office:value-type="float" office:value="1" calcext:value-type="float">
            <text:p>1</text:p>
          </table:table-cell>
          <table:table-cell table:style-name="ce65" office:value-type="string" calcext:value-type="string">
            <text:p><text:a xlink:href="https://www.townlands.ie/louth/ardee/dromin/dromin/barnaveddoge/" xlink:type="simple">https://www.townlands.ie/louth/ardee/dromin/dromin/barnaveddo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ainestown / Saneschalstown</text:p>
          </table:table-cell>
          <table:table-cell table:style-name="ce2" office:value-type="string" calcext:value-type="string">
            <text:p>Painestow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60493393</text:p>
          </table:table-cell>
          <table:table-cell table:style-name="ce2" office:value-type="string" calcext:value-type="string">
            <text:p>Q60556265</text:p>
          </table:table-cell>
          <table:table-cell table:style-name="ce2" office:value-type="string" calcext:value-type="string">
            <text:p>Q59721341</text:p>
          </table:table-cell>
          <table:table-cell table:style-name="ce35" office:value-type="string" calcext:value-type="string">
            <text:p>53.6733333,-6.559166666666666</text:p>
          </table:table-cell>
          <table:table-cell table:style-name="ce2" office:value-type="float" office:value="4640570" calcext:value-type="float">
            <text:p>4640570</text:p>
          </table:table-cell>
          <table:table-cell table:style-name="ce44"/>
          <table:table-cell table:style-name="ce51"/>
          <table:table-cell table:style-name="ce51" office:value-type="float" office:value="40" calcext:value-type="float">
            <text:p>40</text:p>
          </table:table-cell>
          <table:table-cell table:style-name="ce60" office:value-type="float" office:value="1" calcext:value-type="float">
            <text:p>1</text:p>
          </table:table-cell>
          <table:table-cell table:style-name="ce65"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stlekeeran</text:p>
          </table:table-cell>
          <table:table-cell table:style-name="ce2" office:value-type="string" calcext:value-type="string">
            <text:p>Castlekeera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59419956</text:p>
          </table:table-cell>
          <table:table-cell table:style-name="ce2" office:value-type="string" calcext:value-type="string">
            <text:p>Q60555772</text:p>
          </table:table-cell>
          <table:table-cell table:style-name="ce2" office:value-type="string" calcext:value-type="string">
            <text:p>Q59721170</text:p>
          </table:table-cell>
          <table:table-cell table:style-name="ce35" office:value-type="string" calcext:value-type="string">
            <text:p>53.7358333,-6.96</text:p>
          </table:table-cell>
          <table:table-cell table:style-name="ce2" office:value-type="float" office:value="4633194" calcext:value-type="float">
            <text:p>4633194</text:p>
          </table:table-cell>
          <table:table-cell table:style-name="ce44"/>
          <table:table-cell table:style-name="ce51"/>
          <table:table-cell table:style-name="ce51" office:value-type="float" office:value="41" calcext:value-type="float">
            <text:p>41</text:p>
          </table:table-cell>
          <table:table-cell table:style-name="ce60" office:value-type="float" office:value="1" calcext:value-type="float">
            <text:p>1</text:p>
          </table:table-cell>
          <table:table-cell table:style-name="ce65"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oughton</text:p>
          </table:table-cell>
          <table:table-cell table:style-name="ce2" office:value-type="string" calcext:value-type="string">
            <text:p>Balloughton Townland, Co. Wexford</text:p>
          </table:table-cell>
          <table:table-cell table:style-name="ce12" office:value-type="string" calcext:value-type="string">
            <text:p>Baile Ach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2" office:value-type="string" calcext:value-type="string">
            <text:p>Q60554600</text:p>
          </table:table-cell>
          <table:table-cell table:style-name="ce2" office:value-type="string" calcext:value-type="string">
            <text:p>Q59719600</text:p>
          </table:table-cell>
          <table:table-cell table:style-name="ce35" office:value-type="string" calcext:value-type="string">
            <text:p>52.2505556,-6.720555555555555</text:p>
          </table:table-cell>
          <table:table-cell table:style-name="ce2" office:value-type="float" office:value="3431012" calcext:value-type="float">
            <text:p>3431012</text:p>
          </table:table-cell>
          <table:table-cell table:style-name="ce44"/>
          <table:table-cell table:style-name="ce51"/>
          <table:table-cell table:style-name="ce51" office:value-type="float" office:value="42" calcext:value-type="float">
            <text:p>42</text:p>
          </table:table-cell>
          <table:table-cell table:style-name="ce60" office:value-type="float" office:value="1" calcext:value-type="float">
            <text:p>1</text:p>
          </table:table-cell>
          <table:table-cell table:style-name="ce65" office:value-type="string" calcext:value-type="string">
            <text:p><text:a xlink:href="https://www.townlands.ie/wexford/bargy/kilcavan/harristown/balloughton/" xlink:type="simple">https://www.townlands.ie/wexford/bargy/kilcavan/harristown/ballought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reat Saltee Island</text:p>
          </table:table-cell>
          <table:table-cell table:style-name="ce2" office:value-type="string" calcext:value-type="string">
            <text:p>Saltee Island Great Townland, Co. Wexford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6"/>
          <table:table-cell table:style-name="ce2" office:value-type="string" calcext:value-type="string">
            <text:p>Q59723052</text:p>
          </table:table-cell>
          <table:table-cell table:style-name="ce35" office:value-type="string" calcext:value-type="string">
            <text:p>52.1173,-6.6177</text:p>
          </table:table-cell>
          <table:table-cell table:style-name="ce2" office:value-type="float" office:value="3519152" calcext:value-type="float">
            <text:p>3519152</text:p>
          </table:table-cell>
          <table:table-cell table:style-name="ce44"/>
          <table:table-cell table:style-name="ce51"/>
          <table:table-cell table:style-name="ce51" office:value-type="float" office:value="43" calcext:value-type="float">
            <text:p>43</text:p>
          </table:table-cell>
          <table:table-cell table:style-name="ce60" office:value-type="float" office:value="1" calcext:value-type="float">
            <text:p>1</text:p>
          </table:table-cell>
          <table:table-cell table:style-name="ce65" office:value-type="string" calcext:value-type="string">
            <text:p><text:a xlink:href="https://www.townlands.ie/wexford/kilmore/saltee-island-great/" xlink:type="simple">https://www.townlands.ie/wexford/kilmore/saltee-island-grea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tts</text:p>
          </table:table-cell>
          <table:table-cell table:style-name="ce2" office:value-type="string" calcext:value-type="string">
            <text:p>Cotts Townland, Co. Wexford</text:p>
          </table:table-cell>
          <table:table-cell table:style-name="ce12" office:value-type="string" calcext:value-type="string">
            <text:p>Na Bot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4</text:p>
          </table:table-cell>
          <table:table-cell table:style-name="ce2" office:value-type="string" calcext:value-type="string">
            <text:p>Q60556771</text:p>
          </table:table-cell>
          <table:table-cell table:style-name="ce2" office:value-type="string" calcext:value-type="string">
            <text:p>Q59723104</text:p>
          </table:table-cell>
          <table:table-cell table:style-name="ce35" office:value-type="string" calcext:value-type="string">
            <text:p>52.2152778,-6.4275</text:p>
          </table:table-cell>
          <table:table-cell table:style-name="ce2" office:value-type="float" office:value="3671216" calcext:value-type="float">
            <text:p>3671216</text:p>
          </table:table-cell>
          <table:table-cell table:style-name="ce44"/>
          <table:table-cell table:style-name="ce51"/>
          <table:table-cell table:style-name="ce51" office:value-type="float" office:value="44" calcext:value-type="float">
            <text:p>44</text:p>
          </table:table-cell>
          <table:table-cell table:style-name="ce60" office:value-type="float" office:value="1" calcext:value-type="float">
            <text:p>1</text:p>
          </table:table-cell>
          <table:table-cell table:style-name="ce65" office:value-type="string" calcext:value-type="string">
            <text:p><text:a xlink:href="https://www.townlands.ie/wexford/forth/tacumshin/tacumshin/cotts/" xlink:type="simple">https://www.townlands.ie/wexford/forth/tacumshin/tacumshin/cott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abeg</text:p>
          </table:table-cell>
          <table:table-cell table:style-name="ce2" office:value-type="string" calcext:value-type="string">
            <text:p>Killabeg Townland, Co. Wexford</text:p>
          </table:table-cell>
          <table:table-cell table:style-name="ce12" office:value-type="string" calcext:value-type="string">
            <text:p>An Cho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6</text:p>
          </table:table-cell>
          <table:table-cell table:style-name="ce2" office:value-type="string" calcext:value-type="string">
            <text:p>Q60553798</text:p>
          </table:table-cell>
          <table:table-cell table:style-name="ce2" office:value-type="string" calcext:value-type="string">
            <text:p>Q59722684</text:p>
          </table:table-cell>
          <table:table-cell table:style-name="ce35" office:value-type="string" calcext:value-type="string">
            <text:p>52.5436111,-6.530277777777778</text:p>
          </table:table-cell>
          <table:table-cell table:style-name="ce2" office:value-type="float" office:value="2571707" calcext:value-type="float">
            <text:p>2571707</text:p>
          </table:table-cell>
          <table:table-cell table:style-name="ce44"/>
          <table:table-cell table:style-name="ce51"/>
          <table:table-cell table:style-name="ce51" office:value-type="float" office:value="45" calcext:value-type="float">
            <text:p>45</text:p>
          </table:table-cell>
          <table:table-cell table:style-name="ce60" office:value-type="float" office:value="1" calcext:value-type="float">
            <text:p>1</text:p>
          </table:table-cell>
          <table:table-cell table:style-name="ce65" office:value-type="string" calcext:value-type="string">
            <text:p><text:a xlink:href="https://www.townlands.ie/wexford/scarawalsh/clone/tinnacross/killabeg/" xlink:type="simple">https://www.townlands.ie/wexford/scarawalsh/clone/tinnacross/killa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Houseland / Hook Point</text:p>
          </table:table-cell>
          <table:table-cell table:style-name="ce2" office:value-type="string" calcext:value-type="string">
            <text:p>Houseland Townland, Co. Wexford</text:p>
          </table:table-cell>
          <table:table-cell table:style-name="ce12" office:value-type="string" calcext:value-type="string">
            <text:p>Fearann Hab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91</text:p>
          </table:table-cell>
          <table:table-cell table:style-name="ce2" office:value-type="string" calcext:value-type="string">
            <text:p>Q60557083</text:p>
          </table:table-cell>
          <table:table-cell table:style-name="ce2" office:value-type="string" calcext:value-type="string">
            <text:p>Q59722928</text:p>
          </table:table-cell>
          <table:table-cell table:style-name="ce35" office:value-type="string" calcext:value-type="string">
            <text:p>52.1613889,-6.887777777777777</text:p>
          </table:table-cell>
          <table:table-cell table:style-name="ce2" office:value-type="float" office:value="3389087" calcext:value-type="float">
            <text:p>3389087</text:p>
          </table:table-cell>
          <table:table-cell table:style-name="ce44"/>
          <table:table-cell table:style-name="ce51"/>
          <table:table-cell table:style-name="ce51" office:value-type="float" office:value="46" calcext:value-type="float">
            <text:p>46</text:p>
          </table:table-cell>
          <table:table-cell table:style-name="ce60" office:value-type="float" office:value="1" calcext:value-type="float">
            <text:p>1</text:p>
          </table:table-cell>
          <table:table-cell table:style-name="ce65" office:value-type="string" calcext:value-type="string">
            <text:p><text:a xlink:href="https://www.townlands.ie/wexford/shelburne/templetown/templetown/houseland/" xlink:type="simple">https://www.townlands.ie/wexford/shelburne/templetown/templetown/houselan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stletimon</text:p>
          </table:table-cell>
          <table:table-cell table:style-name="ce2" office:value-type="string" calcext:value-type="string">
            <text:p>Castletimon Townland, Co. Wicklow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3847</text:p>
          </table:table-cell>
          <table:table-cell table:style-name="ce2" office:value-type="string" calcext:value-type="string">
            <text:p>Q60554157</text:p>
          </table:table-cell>
          <table:table-cell table:style-name="ce2" office:value-type="string" calcext:value-type="string">
            <text:p>Q59723383</text:p>
          </table:table-cell>
          <table:table-cell table:style-name="ce35" office:value-type="string" calcext:value-type="string">
            <text:p>52.9091667,-6.063611111111111</text:p>
          </table:table-cell>
          <table:table-cell table:style-name="ce2" office:value-type="float" office:value="4502014" calcext:value-type="float">
            <text:p>4502014</text:p>
          </table:table-cell>
          <table:table-cell table:style-name="ce44"/>
          <table:table-cell table:style-name="ce51"/>
          <table:table-cell table:style-name="ce51" office:value-type="float" office:value="47" calcext:value-type="float">
            <text:p>47</text:p>
          </table:table-cell>
          <table:table-cell table:style-name="ce60" office:value-type="float" office:value="1" calcext:value-type="float">
            <text:p>1</text:p>
          </table:table-cell>
          <table:table-cell table:style-name="ce65"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79cm" draw:caption-point-x="-0.407cm" draw:caption-point-y="-0.81cm">
              <dc:date>2020-02-16T00:00:00</dc:date>
              <text:p text:style-name="P1"><text:span text:style-name="T1">gah! gibt mehrere: https://www.townlands.ie/search/?q=Donard. Vmtl Donard Lower, weil im Text </text:span><text:span text:style-name="T1">angegeben, dass es südlich des Dorfes gefunden wurde</text:span></text:p>
              <text:p text:style-name="P1"><text:span text:style-name="T1"><text:tab/></text:span><text:span text:style-name="T1">-Sophie Schmidt</text:span></text:p>
            </office:annotation>
            <text:p>Donard</text:p>
          </table:table-cell>
          <table:table-cell table:style-name="ce2" office:value-type="string" calcext:value-type="string">
            <text:p>Donard Lower Townland, Co. Wicklow</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4124</text:p>
          </table:table-cell>
          <table:table-cell table:style-name="ce2" office:value-type="string" calcext:value-type="string">
            <text:p>Q60554033</text:p>
          </table:table-cell>
          <table:table-cell table:style-name="ce2" office:value-type="string" calcext:value-type="string">
            <text:p>Q59723190</text:p>
          </table:table-cell>
          <table:table-cell table:style-name="ce35" office:value-type="string" calcext:value-type="string">
            <text:p>53.0169444,-6.617777777777778</text:p>
          </table:table-cell>
          <table:table-cell table:style-name="ce2" office:value-type="float" office:value="1016496" calcext:value-type="float">
            <text:p>1016496</text:p>
          </table:table-cell>
          <table:table-cell table:style-name="ce44"/>
          <table:table-cell table:style-name="ce51"/>
          <table:table-cell table:style-name="ce51" office:value-type="float" office:value="48" calcext:value-type="float">
            <text:p>48</text:p>
          </table:table-cell>
          <table:table-cell table:style-name="ce60" office:value-type="float" office:value="1" calcext:value-type="float">
            <text:p>1</text:p>
          </table:table-cell>
          <table:table-cell table:style-name="ce65"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004"/>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4" draw:text-style-name="P2" svg:width="15.877cm" svg:height="4.841cm" svg:x="11.428cm" svg:y="21.29cm" draw:caption-point-x="-0.407cm" draw:caption-point-y="-0.811c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38" office:value-type="string" calcext:value-type="string">
            <text:p>52.9663889,-6.624444444444445</text:p>
          </table:table-cell>
          <table:table-cell table:style-name="ce4"/>
          <table:table-cell table:style-name="ce48"/>
          <table:table-cell table:style-name="ce55"/>
          <table:table-cell table:style-name="ce55" office:value-type="float" office:value="49" calcext:value-type="float">
            <text:p>49</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oleycarrigeen</text:p>
          </table:table-cell>
          <table:table-cell table:style-name="ce2" office:value-type="string" calcext:value-type="string">
            <text:p>Boleycarrigeen Townland, Co. Wicklow</text:p>
          </table:table-cell>
          <table:table-cell table:style-name="ce12" office:value-type="string" calcext:value-type="string">
            <text:p>Buaile an Charraig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5373</text:p>
          </table:table-cell>
          <table:table-cell table:style-name="ce2" office:value-type="string" calcext:value-type="string">
            <text:p>Q59723200</text:p>
          </table:table-cell>
          <table:table-cell table:style-name="ce35" office:value-type="string" calcext:value-type="string">
            <text:p>53.9469444,-6.608888888888888</text:p>
          </table:table-cell>
          <table:table-cell table:style-name="ce2" office:value-type="float" office:value="4521037" calcext:value-type="float">
            <text:p>4521037</text:p>
          </table:table-cell>
          <table:table-cell table:style-name="ce44"/>
          <table:table-cell table:style-name="ce51"/>
          <table:table-cell table:style-name="ce51" office:value-type="float" office:value="50" calcext:value-type="float">
            <text:p>50</text:p>
          </table:table-cell>
          <table:table-cell table:style-name="ce60" office:value-type="float" office:value="1" calcext:value-type="float">
            <text:p>1</text:p>
          </table:table-cell>
          <table:table-cell table:style-name="ce65"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ickeen</text:p>
          </table:table-cell>
          <table:table-cell table:style-name="ce2" office:value-type="string" calcext:value-type="string">
            <text:p>Knickeen Townland, Co. Wicklow</text:p>
          </table:table-cell>
          <table:table-cell table:style-name="ce12" office:value-type="string" calcext:value-type="string">
            <text:p>An Cnoic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4028</text:p>
          </table:table-cell>
          <table:table-cell table:style-name="ce2" office:value-type="string" calcext:value-type="string">
            <text:p>Q59723221</text:p>
          </table:table-cell>
          <table:table-cell table:style-name="ce35" office:value-type="string" calcext:value-type="string">
            <text:p>52.9980556,-6.535</text:p>
          </table:table-cell>
          <table:table-cell table:style-name="ce2" office:value-type="float" office:value="4461430" calcext:value-type="float">
            <text:p>4461430</text:p>
          </table:table-cell>
          <table:table-cell table:style-name="ce44"/>
          <table:table-cell table:style-name="ce51"/>
          <table:table-cell table:style-name="ce51" office:value-type="float" office:value="51" calcext:value-type="float">
            <text:p>51</text:p>
          </table:table-cell>
          <table:table-cell table:style-name="ce60" office:value-type="float" office:value="1" calcext:value-type="float">
            <text:p>1</text:p>
          </table:table-cell>
          <table:table-cell table:style-name="ce65"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35" office:value-type="string" calcext:value-type="string">
            <text:p>53.0222222,-9.063611111111111</text:p>
          </table:table-cell>
          <table:table-cell table:style-name="ce2" office:value-type="float" office:value="4670081" calcext:value-type="float">
            <text:p>4670081</text:p>
          </table:table-cell>
          <table:table-cell table:style-name="ce44"/>
          <table:table-cell table:style-name="ce51"/>
          <table:table-cell table:style-name="ce51" office:value-type="float" office:value="52" calcext:value-type="float">
            <text:p>52</text:p>
          </table:table-cell>
          <table:table-cell table:style-name="ce60"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1">
          <table:table-cell table:style-name="ce5"/>
          <table:table-cell table:style-name="ce5" office:value-type="string" calcext:value-type="string">
            <text:p>en</text:p>
          </table:table-cell>
          <table:table-cell table:style-name="ce5" office:value-type="string" calcext:value-type="string">
            <office:annotation draw:style-name="gr5" draw:text-style-name="P2" svg:width="15.877cm" svg:height="4.842cm" svg:x="11.428cm" svg:y="23.286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text:p>
          </table:table-cell>
          <table:table-cell table:style-name="ce5" office:value-type="string" calcext:value-type="string">
            <text:p>Ennis</text:p>
          </table:table-cell>
          <table:table-cell table:style-name="ce14"/>
          <table:table-cell table:style-name="ce5" office:value-type="string" calcext:value-type="string">
            <text:p>Q1357964</text:p>
          </table:table-cell>
          <table:table-cell table:style-name="ce26"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39" office:value-type="string" calcext:value-type="string">
            <text:p>52.8463,-8.9807</text:p>
          </table:table-cell>
          <table:table-cell table:style-name="ce5"/>
          <table:table-cell table:style-name="ce49"/>
          <table:table-cell table:style-name="ce56"/>
          <table:table-cell table:style-name="ce56" office:value-type="float" office:value="53" calcext:value-type="float">
            <text:p>53</text:p>
          </table:table-cell>
          <table:table-cell table:style-name="ce59"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786cm" draw:caption-point-x="-0.407cm" draw:caption-point-y="-0.811cm">
              <dc:date>2020-02-16T00:00:00</dc:date>
              <text:p text:style-name="P1"><text:span text:style-name="T1">Killaloe ist eine Stadt. Stein in der Kathedrale verbaut gefunden. Kathedrale liegt im Tonwland </text:span><text:span text:style-name="T1">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12" office:value-type="string" calcext:value-type="string">
            <text:p>An tSeantsrá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35" office:value-type="string" calcext:value-type="string">
            <text:p>52.8033333,-8.447777777777778</text:p>
          </table:table-cell>
          <table:table-cell table:style-name="ce2" office:value-type="float" office:value="5616517" calcext:value-type="float">
            <text:p>5616517</text:p>
          </table:table-cell>
          <table:table-cell table:style-name="ce44"/>
          <table:table-cell table:style-name="ce51"/>
          <table:table-cell table:style-name="ce51" office:value-type="float" office:value="54" calcext:value-type="float">
            <text:p>54</text:p>
          </table:table-cell>
          <table:table-cell table:style-name="ce60"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12" office:value-type="string" calcext:value-type="string">
            <text:p>An Com Liath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35" office:value-type="string" calcext:value-type="string">
            <text:p>51.7330556,-9.28361111111111</text:p>
          </table:table-cell>
          <table:table-cell table:style-name="ce2" office:value-type="float" office:value="5990863" calcext:value-type="float">
            <text:p>5990863</text:p>
          </table:table-cell>
          <table:table-cell table:style-name="ce44"/>
          <table:table-cell table:style-name="ce51"/>
          <table:table-cell table:style-name="ce51" office:value-type="float" office:value="55" calcext:value-type="float">
            <text:p>55</text:p>
          </table:table-cell>
          <table:table-cell table:style-name="ce60"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680556,-8.599444444444446</text:p>
          </table:table-cell>
          <table:table-cell table:style-name="ce2" office:value-type="float" office:value="5860030" calcext:value-type="float">
            <text:p>5860030</text:p>
          </table:table-cell>
          <table:table-cell table:style-name="ce44"/>
          <table:table-cell table:style-name="ce51"/>
          <table:table-cell table:style-name="ce51" office:value-type="float" office:value="56" calcext:value-type="float">
            <text:p>56</text:p>
          </table:table-cell>
          <table:table-cell table:style-name="ce60"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1">
          <table:table-cell table:style-name="ce2" office:value-type="string" calcext:value-type="string">
            <text:p>Q72006007</text:p>
          </table:table-cell>
          <table:table-cell table:style-name="ce2"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811111,-8.601944444444444</text:p>
          </table:table-cell>
          <table:table-cell table:style-name="ce43" office:value-type="float" office:value="5860011" calcext:value-type="float">
            <text:p>5860011</text:p>
          </table:table-cell>
          <table:table-cell table:style-name="ce44"/>
          <table:table-cell table:style-name="ce51"/>
          <table:table-cell table:style-name="ce58" office:value-type="float" office:value="57.58" calcext:value-type="float">
            <text:p>57,58</text:p>
          </table:table-cell>
          <table:table-cell table:style-name="ce60" office:value-type="float" office:value="2" calcext:value-type="float">
            <text:p>2</text:p>
          </table:table-cell>
          <table:table-cell table:style-name="ce65" office:value-type="string" calcext:value-type="string">
            <text:p><text:a xlink:href="https://www.townlands.ie/cork/barretts/mourneabbey/ballynamona/greenhill/" xlink:type="simple">https://www.townlands.ie/cork/barretts/mourneabbey/ballynamona/green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12" office:value-type="string" calcext:value-type="string">
            <text:p>Baile na bPórt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2.0102778,-8.453333333333333</text:p>
          </table:table-cell>
          <table:table-cell table:style-name="ce2" office:value-type="float" office:value="6384608" calcext:value-type="float">
            <text:p>6384608</text:p>
          </table:table-cell>
          <table:table-cell table:style-name="ce44"/>
          <table:table-cell table:style-name="ce51"/>
          <table:table-cell table:style-name="ce58" office:value-type="string" calcext:value-type="string">
            <text:p>59,60</text:p>
          </table:table-cell>
          <table:table-cell table:style-name="ce60"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26.282cm" draw:caption-point-x="-0.407cm" draw:caption-point-y="-0.811c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35" office:value-type="string" calcext:value-type="string">
            <text:p>52.0086111,-8.360555555555555</text:p>
          </table:table-cell>
          <table:table-cell table:style-name="ce2" office:value-type="float" office:value="6368014" calcext:value-type="float">
            <text:p>6368014</text:p>
          </table:table-cell>
          <table:table-cell table:style-name="ce44"/>
          <table:table-cell table:style-name="ce51"/>
          <table:table-cell table:style-name="ce51" office:value-type="float" office:value="61" calcext:value-type="float">
            <text:p>61</text:p>
          </table:table-cell>
          <table:table-cell table:style-name="ce60"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12" office:value-type="string" calcext:value-type="string">
            <text:p>Dún Bol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1.9808333,-8.452777777777778</text:p>
          </table:table-cell>
          <table:table-cell table:style-name="ce2" office:value-type="float" office:value="6385377" calcext:value-type="float">
            <text:p>6385377</text:p>
          </table:table-cell>
          <table:table-cell table:style-name="ce44"/>
          <table:table-cell table:style-name="ce51"/>
          <table:table-cell table:style-name="ce51" office:value-type="float" office:value="62" calcext:value-type="float">
            <text:p>62</text:p>
          </table:table-cell>
          <table:table-cell table:style-name="ce60"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12" office:value-type="string" calcext:value-type="string">
            <text:p>Gleann an Mhuil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35" office:value-type="string" calcext:value-type="string">
            <text:p>51.9694444,-8.175555555555555</text:p>
          </table:table-cell>
          <table:table-cell table:style-name="ce2" office:value-type="float" office:value="6384971" calcext:value-type="float">
            <text:p>6384971</text:p>
          </table:table-cell>
          <table:table-cell table:style-name="ce44"/>
          <table:table-cell table:style-name="ce51"/>
          <table:table-cell table:style-name="ce58" office:value-type="float" office:value="63.64" calcext:value-type="float">
            <text:p>63,64</text:p>
          </table:table-cell>
          <table:table-cell table:style-name="ce60"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12" office:value-type="string" calcext:value-type="string">
            <text:p>Ráth Ghob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35" office:value-type="string" calcext:value-type="string">
            <text:p>52.0052778,-8.24611111111111</text:p>
          </table:table-cell>
          <table:table-cell table:style-name="ce2" office:value-type="float" office:value="6388535" calcext:value-type="float">
            <text:p>6388535</text:p>
          </table:table-cell>
          <table:table-cell table:style-name="ce44"/>
          <table:table-cell table:style-name="ce51"/>
          <table:table-cell table:style-name="ce51" office:value-type="float" office:value="65" calcext:value-type="float">
            <text:p>65</text:p>
          </table:table-cell>
          <table:table-cell table:style-name="ce60"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12" office:value-type="string" calcext:value-type="string">
            <text:p>Fánchoill agus Na Coillt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35" office:value-type="string" calcext:value-type="string">
            <text:p>51.7122222,-9.935277777777777</text:p>
          </table:table-cell>
          <table:table-cell table:style-name="ce2" office:value-type="float" office:value="4793209" calcext:value-type="float">
            <text:p>4793209</text:p>
          </table:table-cell>
          <table:table-cell table:style-name="ce44" office:value-type="float" office:value="8780" calcext:value-type="float">
            <text:p>8780</text:p>
          </table:table-cell>
          <table:table-cell table:style-name="ce51"/>
          <table:table-cell table:style-name="ce51" office:value-type="float" office:value="66" calcext:value-type="float">
            <text:p>66</text:p>
          </table:table-cell>
          <table:table-cell table:style-name="ce60"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12" office:value-type="string" calcext:value-type="string">
            <text:p>Gamha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35" office:value-type="string" calcext:value-type="string">
            <text:p>51.6288889,-9.981666666666667</text:p>
          </table:table-cell>
          <table:table-cell table:style-name="ce2" office:value-type="float" office:value="5812537" calcext:value-type="float">
            <text:p>5812537</text:p>
          </table:table-cell>
          <table:table-cell table:style-name="ce44" office:value-type="float" office:value="8815" calcext:value-type="float">
            <text:p>8815</text:p>
          </table:table-cell>
          <table:table-cell table:style-name="ce51"/>
          <table:table-cell table:style-name="ce51" office:value-type="float" office:value="67" calcext:value-type="float">
            <text:p>67</text:p>
          </table:table-cell>
          <table:table-cell table:style-name="ce60"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35" office:value-type="string" calcext:value-type="string">
            <text:p>51.7275,-9.711944444444443</text:p>
          </table:table-cell>
          <table:table-cell table:style-name="ce2" office:value-type="float" office:value="5979103" calcext:value-type="float">
            <text:p>5979103</text:p>
          </table:table-cell>
          <table:table-cell table:style-name="ce50"/>
          <table:table-cell table:style-name="ce51"/>
          <table:table-cell table:style-name="ce51" office:value-type="float" office:value="68" calcext:value-type="float">
            <text:p>68</text:p>
          </table:table-cell>
          <table:table-cell table:style-name="ce60"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12" office:value-type="string" calcext:value-type="string">
            <text:p>Achadh Loisc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35" office:value-type="string" calcext:value-type="string">
            <text:p>51.6788889,-8.846944444444444</text:p>
          </table:table-cell>
          <table:table-cell table:style-name="ce2" office:value-type="float" office:value="5994609" calcext:value-type="float">
            <text:p>5994609</text:p>
          </table:table-cell>
          <table:table-cell table:style-name="ce44" office:value-type="float" office:value="9071" calcext:value-type="float">
            <text:p>9071</text:p>
          </table:table-cell>
          <table:table-cell table:style-name="ce51"/>
          <table:table-cell table:style-name="ce58" office:value-type="string" calcext:value-type="string">
            <text:p>69,70,71</text:p>
          </table:table-cell>
          <table:table-cell table:style-name="ce60"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3" office:value-type="string" calcext:value-type="string">
            <office:annotation draw:style-name="gr1" draw:text-style-name="P2" svg:width="15.877cm" svg:height="1.508cm" svg:x="11.428cm" svg:y="30.276cm" draw:caption-point-x="-0.407cm" draw:caption-point-y="-0.811c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35" office:value-type="string" calcext:value-type="string">
            <text:p>51.7708333,-9.088055555555556</text:p>
          </table:table-cell>
          <table:table-cell table:style-name="ce2" office:value-type="float" office:value="6156514" calcext:value-type="float">
            <text:p>6156514</text:p>
          </table:table-cell>
          <table:table-cell table:style-name="ce50"/>
          <table:table-cell table:style-name="ce51"/>
          <table:table-cell table:style-name="ce51" office:value-type="float" office:value="72" calcext:value-type="float">
            <text:p>72</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12" office:value-type="string" calcext:value-type="string">
            <text:p>Ceathrú Bhal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35" office:value-type="string" calcext:value-type="string">
            <text:p>51.6883333,-8.95611111111111</text:p>
          </table:table-cell>
          <table:table-cell table:style-name="ce2" office:value-type="float" office:value="5995001" calcext:value-type="float">
            <text:p>5995001</text:p>
          </table:table-cell>
          <table:table-cell table:style-name="ce50"/>
          <table:table-cell table:style-name="ce51"/>
          <table:table-cell table:style-name="ce58" office:value-type="float" office:value="73.74" calcext:value-type="float">
            <text:p>73,74</text:p>
          </table:table-cell>
          <table:table-cell table:style-name="ce60"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12" office:value-type="string" calcext:value-type="string">
            <text:p>Caoinrát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35" office:value-type="string" calcext:value-type="string">
            <text:p>51.7594444,-9.185833333333333</text:p>
          </table:table-cell>
          <table:table-cell table:style-name="ce2" office:value-type="float" office:value="5990901" calcext:value-type="float">
            <text:p>5990901</text:p>
          </table:table-cell>
          <table:table-cell table:style-name="ce44" office:value-type="float" office:value="9881" calcext:value-type="float">
            <text:p>9881</text:p>
          </table:table-cell>
          <table:table-cell table:style-name="ce51"/>
          <table:table-cell table:style-name="ce51" office:value-type="float" office:value="75" calcext:value-type="float">
            <text:p>75</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7" draw:text-style-name="P2" svg:width="15.877cm" svg:height="3.704cm" svg:x="11.428cm" svg:y="31.773cm" draw:caption-point-x="-0.407cm" draw:caption-point-y="-0.811c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35" office:value-type="string" calcext:value-type="string">
            <text:p>51.645,-8.893055555555556</text:p>
          </table:table-cell>
          <table:table-cell table:style-name="ce2" office:value-type="float" office:value="5998059" calcext:value-type="float">
            <text:p>5998059</text:p>
          </table:table-cell>
          <table:table-cell table:style-name="ce50"/>
          <table:table-cell table:style-name="ce51"/>
          <table:table-cell table:style-name="ce51" office:value-type="float" office:value="76" calcext:value-type="float">
            <text:p>76</text:p>
          </table:table-cell>
          <table:table-cell table:style-name="ce60"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3">
          <table:table-cell table:style-name="ce2"/>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12" office:value-type="string" calcext:value-type="string">
            <text:p>An Bhuirgéis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35" office:value-type="string" calcext:value-type="string">
            <text:p>51.5777778,-9.0125</text:p>
          </table:table-cell>
          <table:table-cell table:style-name="ce2" office:value-type="float" office:value="5908298" calcext:value-type="float">
            <text:p>5908298</text:p>
          </table:table-cell>
          <table:table-cell table:style-name="ce44" office:value-type="float" office:value="9138" calcext:value-type="float">
            <text:p>9138</text:p>
          </table:table-cell>
          <table:table-cell table:style-name="ce51"/>
          <table:table-cell table:style-name="ce51" office:value-type="float" office:value="77" calcext:value-type="float">
            <text:p>77</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35" office:value-type="string" calcext:value-type="string">
            <text:p>51.9577778,-8.539722222222222</text:p>
          </table:table-cell>
          <table:table-cell table:style-name="ce2" office:value-type="float" office:value="5688488" calcext:value-type="float">
            <text:p>5688488</text:p>
          </table:table-cell>
          <table:table-cell table:style-name="ce50"/>
          <table:table-cell table:style-name="ce51"/>
          <table:table-cell table:style-name="ce51" office:value-type="float" office:value="78" calcext:value-type="float">
            <text:p>78</text:p>
          </table:table-cell>
          <table:table-cell table:style-name="ce60"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12" office:value-type="string" calcext:value-type="string">
            <text:p>Ráth an Chean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35" office:value-type="string" calcext:value-type="string">
            <text:p>51.9772222,-8.075555555555555</text:p>
          </table:table-cell>
          <table:table-cell table:style-name="ce2" office:value-type="float" office:value="6364485" calcext:value-type="float">
            <text:p>6364485</text:p>
          </table:table-cell>
          <table:table-cell table:style-name="ce50"/>
          <table:table-cell table:style-name="ce51"/>
          <table:table-cell table:style-name="ce58" office:value-type="string" calcext:value-type="string">
            <text:p>79,80</text:p>
          </table:table-cell>
          <table:table-cell table:style-name="ce60"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1">
          <table:table-cell table:style-name="ce2" office:value-type="string" calcext:value-type="string">
            <text:p>Q69385525</text:p>
          </table:table-cell>
          <table:table-cell table:style-name="ce2" office:value-type="string" calcext:value-type="string">
            <text:p>en</text:p>
          </table:table-cell>
          <table:table-cell table:style-name="ce7" office:value-type="string" calcext:value-type="string">
            <text:p>Garranes Townland</text:p>
          </table:table-cell>
          <table:table-cell table:style-name="ce7" office:value-type="string" calcext:value-type="string">
            <text:p>Garranes Townland, Co. Cork</text:p>
          </table:table-cell>
          <table:table-cell table:style-name="ce12" office:value-type="string" calcext:value-type="string">
            <text:p>An Gar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20616069</text:p>
          </table:table-cell>
          <table:table-cell table:style-name="ce2" office:value-type="string" calcext:value-type="string">
            <text:p>Q60557037</text:p>
          </table:table-cell>
          <table:table-cell table:style-name="ce2" office:value-type="string" calcext:value-type="string">
            <text:p>Q59724324</text:p>
          </table:table-cell>
          <table:table-cell table:style-name="ce35" office:value-type="string" calcext:value-type="string">
            <text:p>51.8163889,-8.761666666666667</text:p>
          </table:table-cell>
          <table:table-cell table:style-name="ce43" office:value-type="float" office:value="6168494" calcext:value-type="float">
            <text:p>6168494</text:p>
          </table:table-cell>
          <table:table-cell table:style-name="ce44" office:value-type="float" office:value="8299" calcext:value-type="float">
            <text:p>8299</text:p>
          </table:table-cell>
          <table:table-cell table:style-name="ce51"/>
          <table:table-cell table:style-name="ce51" office:value-type="float" office:value="81" calcext:value-type="float">
            <text:p>81</text:p>
          </table:table-cell>
          <table:table-cell table:style-name="ce60" office:value-type="float" office:value="1" calcext:value-type="float">
            <text:p>1</text:p>
          </table:table-cell>
          <table:table-cell table:style-name="ce65" office:value-type="string" calcext:value-type="string">
            <text:p><text:a xlink:href="https://www.townlands.ie/cork/kinalmeaky/templemartin/templemartin/garranes/" xlink:type="simple">https://www.townlands.ie/cork/kinalmeaky/templemartin/templemartin/garrane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7" office:value-type="string" calcext:value-type="string">
            <text:p>Ballyknock Townland</text:p>
          </table:table-cell>
          <table:table-cell table:style-name="ce7" office:value-type="string" calcext:value-type="string">
            <text:p>Ballyknock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35" office:value-type="string" calcext:value-type="string">
            <text:p>52.0269444,-8.071111111111112</text:p>
          </table:table-cell>
          <table:table-cell table:style-name="ce43" office:value-type="float" office:value="6356326" calcext:value-type="float">
            <text:p>6356326</text:p>
          </table:table-cell>
          <table:table-cell table:style-name="ce44" office:value-type="float" office:value="9970" calcext:value-type="float">
            <text:p>9970</text:p>
          </table:table-cell>
          <table:table-cell table:style-name="ce51"/>
          <table:table-cell table:style-name="ce58" office:value-type="string" calcext:value-type="string">
            <text:p>82,83,84,85,86,87,88,89,90,91,92,93,94,95,96</text:p>
          </table:table-cell>
          <table:table-cell table:style-name="ce60"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35" office:value-type="string" calcext:value-type="string">
            <text:p>51.8386111,-8.608333333333333</text:p>
          </table:table-cell>
          <table:table-cell table:style-name="ce2" office:value-type="float" office:value="6169174" calcext:value-type="float">
            <text:p>6169174</text:p>
          </table:table-cell>
          <table:table-cell table:style-name="ce50"/>
          <table:table-cell table:style-name="ce51"/>
          <table:table-cell table:style-name="ce58" office:value-type="string" calcext:value-type="string">
            <text:p>97,98,99,100,101,102</text:p>
          </table:table-cell>
          <table:table-cell table:style-name="ce60"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1">
          <table:table-cell table:style-name="ce2" office:value-type="string" calcext:value-type="string">
            <text:p>Q69378412</text:p>
          </table:table-cell>
          <table:table-cell table:style-name="ce2" office:value-type="string" calcext:value-type="string">
            <text:p>en</text:p>
          </table:table-cell>
          <table:table-cell table:style-name="ce7" office:value-type="string" calcext:value-type="string">
            <text:p>Barrahaurin Townland</text:p>
          </table:table-cell>
          <table:table-cell table:style-name="ce7" office:value-type="string" calcext:value-type="string">
            <text:p>Barrahaurin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59724717</text:p>
          </table:table-cell>
          <table:table-cell table:style-name="ce2" office:value-type="string" calcext:value-type="string">
            <text:p>Q6942774</text:p>
          </table:table-cell>
          <table:table-cell table:style-name="ce35" office:value-type="string" calcext:value-type="string">
            <text:p>52.0158333,-8.818333333333333</text:p>
          </table:table-cell>
          <table:table-cell table:style-name="ce43" office:value-type="float" office:value="6163380" calcext:value-type="float">
            <text:p>6163380</text:p>
          </table:table-cell>
          <table:table-cell table:style-name="ce50"/>
          <table:table-cell table:style-name="ce51"/>
          <table:table-cell table:style-name="ce51" office:value-type="float" office:value="103" calcext:value-type="float">
            <text:p>103</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barrahaurin/" xlink:type="simple">https://www.townlands.ie/cork/east-muskerry/donaghmore/kilcullen/barrahaur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12" office:value-type="string" calcext:value-type="string">
            <text:p>Cúil an Fhéi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35" office:value-type="string" calcext:value-type="string">
            <text:p>51.9558333,-8.823888888888888</text:p>
          </table:table-cell>
          <table:table-cell table:style-name="ce2" office:value-type="float" office:value="6173583" calcext:value-type="float">
            <text:p>6173583</text:p>
          </table:table-cell>
          <table:table-cell table:style-name="ce44" office:value-type="float" office:value="11342" calcext:value-type="float">
            <text:p>11342</text:p>
          </table:table-cell>
          <table:table-cell table:style-name="ce51"/>
          <table:table-cell table:style-name="ce58" office:value-type="float" office:value="104.105" calcext:value-type="float">
            <text:p>104,105</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12" office:value-type="string" calcext:value-type="string">
            <text:p>Duíl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35" office:value-type="string" calcext:value-type="string">
            <text:p>51.9408333,-8.887777777777778</text:p>
          </table:table-cell>
          <table:table-cell table:style-name="ce2" office:value-type="float" office:value="6175602" calcext:value-type="float">
            <text:p>6175602</text:p>
          </table:table-cell>
          <table:table-cell table:style-name="ce44" office:value-type="float" office:value="11434" calcext:value-type="float">
            <text:p>11434</text:p>
          </table:table-cell>
          <table:table-cell table:style-name="ce51"/>
          <table:table-cell table:style-name="ce51" office:value-type="float" office:value="106" calcext:value-type="float">
            <text:p>106</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36.795cm" draw:caption-point-x="-0.407cm" draw:caption-point-y="-0.811c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12" office:value-type="string" calcext:value-type="string">
            <text:p>Gleann na gCloch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911111,-8.866111111111111</text:p>
          </table:table-cell>
          <table:table-cell table:style-name="ce2" office:value-type="float" office:value="6173334" calcext:value-type="float">
            <text:p>6173334</text:p>
          </table:table-cell>
          <table:table-cell table:style-name="ce44" office:value-type="float" office:value="11549" calcext:value-type="float">
            <text:p>11549</text:p>
          </table:table-cell>
          <table:table-cell table:style-name="ce51"/>
          <table:table-cell table:style-name="ce51" office:value-type="float" office:value="107" calcext:value-type="float">
            <text:p>107</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75,-8.81</text:p>
          </table:table-cell>
          <table:table-cell table:style-name="ce2" office:value-type="float" office:value="6173335" calcext:value-type="float">
            <text:p>6173335</text:p>
          </table:table-cell>
          <table:table-cell table:style-name="ce50"/>
          <table:table-cell table:style-name="ce51"/>
          <table:table-cell table:style-name="ce51" office:value-type="float" office:value="108" calcext:value-type="float">
            <text:p>108</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55556,-8.789444444444444</text:p>
          </table:table-cell>
          <table:table-cell table:style-name="ce2" office:value-type="float" office:value="6163387" calcext:value-type="float">
            <text:p>6163387</text:p>
          </table:table-cell>
          <table:table-cell table:style-name="ce50"/>
          <table:table-cell table:style-name="ce51"/>
          <table:table-cell table:style-name="ce51" office:value-type="float" office:value="109" calcext:value-type="float">
            <text:p>109</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12" office:value-type="string" calcext:value-type="string">
            <text:p>An Cnoc Ram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575,-8.83888888888889</text:p>
          </table:table-cell>
          <table:table-cell table:style-name="ce2" office:value-type="float" office:value="6173253" calcext:value-type="float">
            <text:p>6173253</text:p>
          </table:table-cell>
          <table:table-cell table:style-name="ce44" office:value-type="float" office:value="11552" calcext:value-type="float">
            <text:p>11552</text:p>
          </table:table-cell>
          <table:table-cell table:style-name="ce51"/>
          <table:table-cell table:style-name="ce58" office:value-type="float" office:value="110.111" calcext:value-type="float">
            <text:p>110,111</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1">
          <table:table-cell table:style-name="ce2" office:value-type="string" calcext:value-type="string">
            <text:p>Q69383268</text:p>
          </table:table-cell>
          <table:table-cell table:style-name="ce2" office:value-type="string" calcext:value-type="string">
            <text:p>en</text:p>
          </table:table-cell>
          <table:table-cell table:style-name="ce7" office:value-type="string" calcext:value-type="string">
            <text:p>Knockshanawee Townland</text:p>
          </table:table-cell>
          <table:table-cell table:style-name="ce7" office:value-type="string" calcext:value-type="string">
            <text:p>Knockshanawee Townland, Co. Cork</text:p>
          </table:table-cell>
          <table:table-cell table:style-name="ce12" office:value-type="string" calcext:value-type="string">
            <text:p>Cnoc Seanmh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316</text:p>
          </table:table-cell>
          <table:table-cell table:style-name="ce35" office:value-type="string" calcext:value-type="string">
            <text:p>51.8680556,-8.794722222222221</text:p>
          </table:table-cell>
          <table:table-cell table:style-name="ce43" office:value-type="float" office:value="6171751" calcext:value-type="float">
            <text:p>6171751</text:p>
          </table:table-cell>
          <table:table-cell table:style-name="ce44" office:value-type="float" office:value="8237" calcext:value-type="float">
            <text:p>8237</text:p>
          </table:table-cell>
          <table:table-cell table:style-name="ce51"/>
          <table:table-cell table:style-name="ce58" office:value-type="string" calcext:value-type="string">
            <text:p>112,113,114,115,116,117</text:p>
          </table:table-cell>
          <table:table-cell table:style-name="ce60" office:value-type="float" office:value="3" calcext:value-type="float">
            <text:p>3</text:p>
          </table:table-cell>
          <table:table-cell table:style-name="ce65" office:value-type="string" calcext:value-type="string">
            <text:p><text:a xlink:href="https://www.townlands.ie/cork/east-muskerry/aglish/moviddy/knockshanawee/" xlink:type="simple">https://www.townlands.ie/cork/east-muskerry/aglish/moviddy/knockshanawe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744444,-8.779444444444445</text:p>
          </table:table-cell>
          <table:table-cell table:style-name="ce2" office:value-type="float" office:value="6163395" calcext:value-type="float">
            <text:p>6163395</text:p>
          </table:table-cell>
          <table:table-cell table:style-name="ce50"/>
          <table:table-cell table:style-name="ce51"/>
          <table:table-cell table:style-name="ce58" office:value-type="string" calcext:value-type="string">
            <text:p>118,119,120,121</text:p>
          </table:table-cell>
          <table:table-cell table:style-name="ce60"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12" office:value-type="string" calcext:value-type="string">
            <text:p>Cnoc idir Dhá Abha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708333,-8.829444444444444</text:p>
          </table:table-cell>
          <table:table-cell table:style-name="ce2" office:value-type="float" office:value="6173279" calcext:value-type="float">
            <text:p>6173279</text:p>
          </table:table-cell>
          <table:table-cell table:style-name="ce44" office:value-type="float" office:value="11553" calcext:value-type="float">
            <text:p>11553</text:p>
          </table:table-cell>
          <table:table-cell table:style-name="ce51"/>
          <table:table-cell table:style-name="ce58" office:value-type="float" office:value="122.123" calcext:value-type="float">
            <text:p>122,123</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12" office:value-type="string" calcext:value-type="string">
            <text:p>An Rú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35" office:value-type="string" calcext:value-type="string">
            <text:p>51.8866667,-8.784166666666666</text:p>
          </table:table-cell>
          <table:table-cell table:style-name="ce2" office:value-type="float" office:value="6171286" calcext:value-type="float">
            <text:p>6171286</text:p>
          </table:table-cell>
          <table:table-cell table:style-name="ce44" office:value-type="float" office:value="11243" calcext:value-type="float">
            <text:p>11243</text:p>
          </table:table-cell>
          <table:table-cell table:style-name="ce51"/>
          <table:table-cell table:style-name="ce58" office:value-type="string" calcext:value-type="string">
            <text:p>124,125,126</text:p>
          </table:table-cell>
          <table:table-cell table:style-name="ce60"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12" office:value-type="string" calcext:value-type="string">
            <text:p>An Tulaigh Mh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35" office:value-type="string" calcext:value-type="string">
            <text:p>51.9463889,-8.757222222222222</text:p>
          </table:table-cell>
          <table:table-cell table:style-name="ce2" office:value-type="float" office:value="6167687" calcext:value-type="float">
            <text:p>6167687</text:p>
          </table:table-cell>
          <table:table-cell table:style-name="ce44" office:value-type="float" office:value="11538" calcext:value-type="float">
            <text:p>11538</text:p>
          </table:table-cell>
          <table:table-cell table:style-name="ce51"/>
          <table:table-cell table:style-name="ce51" office:value-type="float" office:value="127" calcext:value-type="float">
            <text:p>127</text:p>
          </table:table-cell>
          <table:table-cell table:style-name="ce60"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12" office:value-type="string" calcext:value-type="string">
            <text:p>Carraig an Ghioll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35" office:value-type="string" calcext:value-type="string">
            <text:p>52.0075,-8.909166666666668</text:p>
          </table:table-cell>
          <table:table-cell table:style-name="ce2" office:value-type="float" office:value="6133254" calcext:value-type="float">
            <text:p>6133254</text:p>
          </table:table-cell>
          <table:table-cell table:style-name="ce44" office:value-type="float" office:value="11451" calcext:value-type="float">
            <text:p>11451</text:p>
          </table:table-cell>
          <table:table-cell table:style-name="ce51"/>
          <table:table-cell table:style-name="ce51" office:value-type="float" office:value="128" calcext:value-type="float">
            <text:p>128</text:p>
          </table:table-cell>
          <table:table-cell table:style-name="ce60"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35" office:value-type="string" calcext:value-type="string">
            <text:p>51.5086111,-9.02638888888889</text:p>
          </table:table-cell>
          <table:table-cell table:style-name="ce2" office:value-type="float" office:value="6018126" calcext:value-type="float">
            <text:p>6018126</text:p>
          </table:table-cell>
          <table:table-cell table:style-name="ce50"/>
          <table:table-cell table:style-name="ce51"/>
          <table:table-cell table:style-name="ce51" office:value-type="float" office:value="129" calcext:value-type="float">
            <text:p>129</text:p>
          </table:table-cell>
          <table:table-cell table:style-name="ce60"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2.286cm" draw:caption-point-x="-0.407cm" draw:caption-point-y="-0.811cm">
              <dc:date>2020-02-16T00:00:00</dc:date>
              <text:p text:style-name="P1"><text:span text:style-name="T1">Nord und Süd wiedermal... und dummerweise wird die ringfort, die im text erwähnt wird sonst </text:span><text:span text:style-name="T1">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35" office:value-type="string" calcext:value-type="string">
            <text:p>52.0666667,-8.928055555555554</text:p>
          </table:table-cell>
          <table:table-cell table:style-name="ce2" office:value-type="float" office:value="5887360" calcext:value-type="float">
            <text:p>5887360</text:p>
          </table:table-cell>
          <table:table-cell table:style-name="ce50"/>
          <table:table-cell table:style-name="ce51"/>
          <table:table-cell table:style-name="ce51" office:value-type="float" office:value="130" calcext:value-type="float">
            <text:p>130</text:p>
          </table:table-cell>
          <table:table-cell table:style-name="ce60"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2.784cm" draw:caption-point-x="-0.407cm" draw:caption-point-y="-0.81cm">
              <dc:date>2020-02-16T00:00:00</dc:date>
              <text:p text:style-name="P1"><text:span text:style-name="T1">Haha. Es gibt sowohl ein Glebe als auch ein Shanacloon in Cork in West Muskerry und sie sind nicht </text:span><text:span text:style-name="T1">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12" office:value-type="string" calcext:value-type="string">
            <text:p>An Seantó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35" office:value-type="string" calcext:value-type="string">
            <text:p>51.8494444, -9.115</text:p>
          </table:table-cell>
          <table:table-cell table:style-name="ce2" office:value-type="float" office:value="6133274" calcext:value-type="float">
            <text:p>6133274</text:p>
          </table:table-cell>
          <table:table-cell table:style-name="ce44"/>
          <table:table-cell table:style-name="ce51"/>
          <table:table-cell table:style-name="ce54" office:value-type="string" calcext:value-type="string">
            <text:p>131,132,133</text:p>
          </table:table-cell>
          <table:table-cell table:style-name="ce60"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35" office:value-type="string" calcext:value-type="string">
            <text:p>51.8283333,-9.228055555555555</text:p>
          </table:table-cell>
          <table:table-cell table:style-name="ce2" office:value-type="float" office:value="6155931" calcext:value-type="float">
            <text:p>6155931</text:p>
          </table:table-cell>
          <table:table-cell table:style-name="ce50"/>
          <table:table-cell table:style-name="ce51"/>
          <table:table-cell table:style-name="ce51" office:value-type="float" office:value="134" calcext:value-type="float">
            <text:p>134</text:p>
          </table:table-cell>
          <table:table-cell table:style-name="ce60"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43.784cm" draw:caption-point-x="-0.407cm" draw:caption-point-y="-0.811c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38" office:value-type="string" calcext:value-type="string">
            <text:p>51.9261111,-9.08388888888889</text:p>
          </table:table-cell>
          <table:table-cell table:style-name="ce4"/>
          <table:table-cell table:style-name="ce48"/>
          <table:table-cell table:style-name="ce55"/>
          <table:table-cell table:style-name="ce55" office:value-type="float" office:value="135" calcext:value-type="float">
            <text:p>135</text:p>
          </table:table-cell>
          <table:table-cell table:style-name="ce61"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12" office:value-type="string" calcext:value-type="string">
            <text:p>Ard Fhear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40" office:value-type="string" calcext:value-type="string">
            <text:p>52.3288889,-9.772777777777778</text:p>
          </table:table-cell>
          <table:table-cell table:style-name="ce2" office:value-type="float" office:value="6297127" calcext:value-type="float">
            <text:p>6297127</text:p>
          </table:table-cell>
          <table:table-cell table:style-name="ce44" office:value-type="float" office:value="1411932" calcext:value-type="float">
            <text:p>1411932</text:p>
          </table:table-cell>
          <table:table-cell table:style-name="ce51"/>
          <table:table-cell table:style-name="ce51" office:value-type="float" office:value="136" calcext:value-type="float">
            <text:p>136</text:p>
          </table:table-cell>
          <table:table-cell table:style-name="ce60"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12"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35" office:value-type="string" calcext:value-type="string">
            <text:p>52.3627778,-9.724166666666667</text:p>
          </table:table-cell>
          <table:table-cell table:style-name="ce2" office:value-type="float" office:value="6297143" calcext:value-type="float">
            <text:p>6297143</text:p>
          </table:table-cell>
          <table:table-cell table:style-name="ce44" office:value-type="float" office:value="24261" calcext:value-type="float">
            <text:p>24261</text:p>
          </table:table-cell>
          <table:table-cell table:style-name="ce51"/>
          <table:table-cell table:style-name="ce51" office:value-type="float" office:value="137" calcext:value-type="float">
            <text:p>137</text:p>
          </table:table-cell>
          <table:table-cell table:style-name="ce60"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12" office:value-type="string" calcext:value-type="string">
            <text:p>Áth an Charb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94444,-10.17611111111111</text:p>
          </table:table-cell>
          <table:table-cell table:style-name="ce2" office:value-type="float" office:value="6197494" calcext:value-type="float">
            <text:p>6197494</text:p>
          </table:table-cell>
          <table:table-cell table:style-name="ce44" office:value-type="float" office:value="22713" calcext:value-type="float">
            <text:p>22713</text:p>
          </table:table-cell>
          <table:table-cell table:style-name="ce51"/>
          <table:table-cell table:style-name="ce58" office:value-type="string" calcext:value-type="string">
            <text:p>138,139,140</text:p>
          </table:table-cell>
          <table:table-cell table:style-name="ce60"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12" office:value-type="string" calcext:value-type="string">
            <text:p>An Eagla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30556,-10.138055555555555</text:p>
          </table:table-cell>
          <table:table-cell table:style-name="ce2" office:value-type="float" office:value="6206124" calcext:value-type="float">
            <text:p>6206124</text:p>
          </table:table-cell>
          <table:table-cell table:style-name="ce44" office:value-type="float" office:value="22749" calcext:value-type="float">
            <text:p>22749</text:p>
          </table:table-cell>
          <table:table-cell table:style-name="ce51"/>
          <table:table-cell table:style-name="ce58" office:value-type="float" office:value="141.142" calcext:value-type="float">
            <text:p>141,142</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12" office:value-type="string" calcext:value-type="string">
            <text:p>Áth na gCeap</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35" office:value-type="string" calcext:value-type="string">
            <text:p>52.1591667,-10.063055555555556</text:p>
          </table:table-cell>
          <table:table-cell table:style-name="ce2" office:value-type="float" office:value="6148927" calcext:value-type="float">
            <text:p>6148927</text:p>
          </table:table-cell>
          <table:table-cell table:style-name="ce44" office:value-type="float" office:value="22479" calcext:value-type="float">
            <text:p>22479</text:p>
          </table:table-cell>
          <table:table-cell table:style-name="ce51"/>
          <table:table-cell table:style-name="ce51" office:value-type="float" office:value="143" calcext:value-type="float">
            <text:p>14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12" office:value-type="string" calcext:value-type="string">
            <text:p>Ard Draighn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30556,-10.049166666666666</text:p>
          </table:table-cell>
          <table:table-cell table:style-name="ce2" office:value-type="float" office:value="6186040" calcext:value-type="float">
            <text:p>6186040</text:p>
          </table:table-cell>
          <table:table-cell table:style-name="ce44" office:value-type="float" office:value="22455" calcext:value-type="float">
            <text:p>22455</text:p>
          </table:table-cell>
          <table:table-cell table:style-name="ce51"/>
          <table:table-cell table:style-name="ce51" office:value-type="float" office:value="144" calcext:value-type="float">
            <text:p>144</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7.278cm" draw:caption-point-x="-0.407cm" draw:caption-point-y="-0.811c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12" office:value-type="string" calcext:value-type="string">
            <text:p>Airghle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35" office:value-type="string" calcext:value-type="string">
            <text:p>52.2675,-10.236944444444443</text:p>
          </table:table-cell>
          <table:table-cell table:style-name="ce2" office:value-type="float" office:value="6194293" calcext:value-type="float">
            <text:p>6194293</text:p>
          </table:table-cell>
          <table:table-cell table:style-name="ce44" office:value-type="float" office:value="22488" calcext:value-type="float">
            <text:p>22488</text:p>
          </table:table-cell>
          <table:table-cell table:style-name="ce51"/>
          <table:table-cell table:style-name="ce51" office:value-type="float" office:value="145" calcext:value-type="float">
            <text:p>145</text:p>
          </table:table-cell>
          <table:table-cell table:style-name="ce60"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47.777cm" draw:caption-point-x="-0.407cm" draw:caption-point-y="-0.811cm">
              <dc:date>2020-02-16T00:00:00</dc:date>
              <text:p text:style-name="P1"><text:span text:style-name="T1">bei MacAlister ist Ballinrannig falsch geschrieben und im Text steht, dass der Stein eigentlich aus 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12" office:value-type="string" calcext:value-type="string">
            <text:p>An Rias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666667,-10.382222222222223</text:p>
          </table:table-cell>
          <table:table-cell table:style-name="ce2" office:value-type="float" office:value="6196248" calcext:value-type="float">
            <text:p>6196248</text:p>
          </table:table-cell>
          <table:table-cell table:style-name="ce44" office:value-type="float" office:value="22747" calcext:value-type="float">
            <text:p>22747</text:p>
          </table:table-cell>
          <table:table-cell table:style-name="ce51"/>
          <table:table-cell table:style-name="ce51" office:value-type="float" office:value="146" calcext:value-type="float">
            <text:p>146</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12" office:value-type="string" calcext:value-type="string">
            <text:p>Baile an Ístí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35" office:value-type="string" calcext:value-type="string">
            <text:p>52.1405556,-10.2075</text:p>
          </table:table-cell>
          <table:table-cell table:style-name="ce2" office:value-type="float" office:value="6197800" calcext:value-type="float">
            <text:p>6197800</text:p>
          </table:table-cell>
          <table:table-cell table:style-name="ce50"/>
          <table:table-cell table:style-name="ce51"/>
          <table:table-cell table:style-name="ce51" office:value-type="float" office:value="147" calcext:value-type="float">
            <text:p>147</text:p>
          </table:table-cell>
          <table:table-cell table:style-name="ce60"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7" office:value-type="string" calcext:value-type="string">
            <text:p>Ballinrannig Townland</text:p>
          </table:table-cell>
          <table:table-cell table:style-name="ce7" office:value-type="string" calcext:value-type="string">
            <text:p>Ballinrannig Townland, Co. Kerry</text:p>
          </table:table-cell>
          <table:table-cell table:style-name="ce12" office:value-type="string" calcext:value-type="string">
            <text:p>Baile an Rean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761111,-10.386111111111111</text:p>
          </table:table-cell>
          <table:table-cell table:style-name="ce43" office:value-type="float" office:value="4288698" calcext:value-type="float">
            <text:p>4288698</text:p>
          </table:table-cell>
          <table:table-cell table:style-name="ce44"/>
          <table:table-cell table:style-name="ce51"/>
          <table:table-cell table:style-name="ce58" office:value-type="string" calcext:value-type="string">
            <text:p>148,149,150,151,152,153,154</text:p>
          </table:table-cell>
          <table:table-cell table:style-name="ce60"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12" office:value-type="string" calcext:value-type="string">
            <text:p>Baile an tSagair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725,-10.031111111111112</text:p>
          </table:table-cell>
          <table:table-cell table:style-name="ce2" office:value-type="float" office:value="6185908" calcext:value-type="float">
            <text:p>6185908</text:p>
          </table:table-cell>
          <table:table-cell table:style-name="ce44" office:value-type="float" office:value="22440" calcext:value-type="float">
            <text:p>22440</text:p>
          </table:table-cell>
          <table:table-cell table:style-name="ce51"/>
          <table:table-cell table:style-name="ce58" office:value-type="string" calcext:value-type="string">
            <text:p>155,156,157,158,159,160,161,162,163</text:p>
          </table:table-cell>
          <table:table-cell table:style-name="ce60"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12" office:value-type="string" calcext:value-type="string">
            <text:p>Baile an Tearm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552778,-10.03138888888889</text:p>
          </table:table-cell>
          <table:table-cell table:style-name="ce2" office:value-type="float" office:value="6186014" calcext:value-type="float">
            <text:p>6186014</text:p>
          </table:table-cell>
          <table:table-cell table:style-name="ce44" office:value-type="float" office:value="22456" calcext:value-type="float">
            <text:p>22456</text:p>
          </table:table-cell>
          <table:table-cell table:style-name="ce51"/>
          <table:table-cell table:style-name="ce58" office:value-type="float" office:value="164.165" calcext:value-type="float">
            <text:p>164,165</text:p>
          </table:table-cell>
          <table:table-cell table:style-name="ce60"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10" draw:text-style-name="P2" svg:width="15.877cm" svg:height="5.336cm" svg:x="11.428cm" svg:y="49.47cm" draw:caption-point-x="-0.407cm" draw:caption-point-y="-0.008c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66" calcext:value-type="float">
            <text:p>166</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12" office:value-type="string" calcext:value-type="string">
            <text:p>Baile Aindr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58333,-10.0375</text:p>
          </table:table-cell>
          <table:table-cell table:style-name="ce2" office:value-type="float" office:value="6185905" calcext:value-type="float">
            <text:p>6185905</text:p>
          </table:table-cell>
          <table:table-cell table:style-name="ce44" office:value-type="float" office:value="22441" calcext:value-type="float">
            <text:p>22441</text:p>
          </table:table-cell>
          <table:table-cell table:style-name="ce51"/>
          <table:table-cell table:style-name="ce58" office:value-type="float" office:value="167.168" calcext:value-type="float">
            <text:p>167,168</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1" draw:text-style-name="P2" svg:width="15.877cm" svg:height="3.175cm" svg:x="11.428cm" svg:y="51.271cm" draw:caption-point-x="-0.407cm" draw:caption-point-y="-0.811c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12" office:value-type="string" calcext:value-type="string">
            <text:p>An Baile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35" office:value-type="string" calcext:value-type="string">
            <text:p>52.1605556,-10.323333333333332</text:p>
          </table:table-cell>
          <table:table-cell table:style-name="ce2" office:value-type="float" office:value="6201257" calcext:value-type="float">
            <text:p>6201257</text:p>
          </table:table-cell>
          <table:table-cell table:style-name="ce44" office:value-type="float" office:value="22647" calcext:value-type="float">
            <text:p>22647</text:p>
          </table:table-cell>
          <table:table-cell table:style-name="ce51"/>
          <table:table-cell table:style-name="ce51" office:value-type="float" office:value="169" calcext:value-type="float">
            <text:p>169</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12" office:value-type="string" calcext:value-type="string">
            <text:p>An Baile Riabh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513889,-10.3275</text:p>
          </table:table-cell>
          <table:table-cell table:style-name="ce2" office:value-type="float" office:value="6201254" calcext:value-type="float">
            <text:p>6201254</text:p>
          </table:table-cell>
          <table:table-cell table:style-name="ce44" office:value-type="float" office:value="22607" calcext:value-type="float">
            <text:p>22607</text:p>
          </table:table-cell>
          <table:table-cell table:style-name="ce51"/>
          <table:table-cell table:style-name="ce51" office:value-type="float" office:value="170" calcext:value-type="float">
            <text:p>17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12" office:value-type="string" calcext:value-type="string">
            <text:p>Baile na Hun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875,-10.029722222222222</text:p>
          </table:table-cell>
          <table:table-cell table:style-name="ce2" office:value-type="float" office:value="6148930" calcext:value-type="float">
            <text:p>6148930</text:p>
          </table:table-cell>
          <table:table-cell table:style-name="ce44" office:value-type="float" office:value="22443" calcext:value-type="float">
            <text:p>22443</text:p>
          </table:table-cell>
          <table:table-cell table:style-name="ce51"/>
          <table:table-cell table:style-name="ce51" office:value-type="float" office:value="171" calcext:value-type="float">
            <text:p>171</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12" office:value-type="string" calcext:value-type="string">
            <text:p>Baile Uí Bhaoith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558333,-10.400833333333333</text:p>
          </table:table-cell>
          <table:table-cell table:style-name="ce2" office:value-type="float" office:value="6196083" calcext:value-type="float">
            <text:p>6196083</text:p>
          </table:table-cell>
          <table:table-cell table:style-name="ce44" office:value-type="float" office:value="22742" calcext:value-type="float">
            <text:p>22742</text:p>
          </table:table-cell>
          <table:table-cell table:style-name="ce51"/>
          <table:table-cell table:style-name="ce51" office:value-type="float" office:value="172" calcext:value-type="float">
            <text:p>172</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12" office:value-type="string" calcext:value-type="string">
            <text:p>An Bhreac-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69444,-10.036388888888888</text:p>
          </table:table-cell>
          <table:table-cell table:style-name="ce2" office:value-type="float" office:value="6186041" calcext:value-type="float">
            <text:p>6186041</text:p>
          </table:table-cell>
          <table:table-cell table:style-name="ce44" office:value-type="float" office:value="22457" calcext:value-type="float">
            <text:p>22457</text:p>
          </table:table-cell>
          <table:table-cell table:style-name="ce51"/>
          <table:table-cell table:style-name="ce51" office:value-type="float" office:value="173" calcext:value-type="float">
            <text:p>17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6" draw:text-style-name="P2" svg:width="15.877cm" svg:height="3.73cm" svg:x="11.428cm" svg:y="53.767cm" draw:caption-point-x="-0.407cm" draw:caption-point-y="-0.811cm">
              <dc:date>2020-02-16T00:00:00</dc:date>
              <text:p text:style-name="P1"><text:span text:style-name="T1">KEIN townland. sondern Beschreibung, wo der Stein mal abgerutscht und ins Wasser gefallen sein </text:span><text:span text:style-name="T1">soll.</text:span></text:p>
              <text:p text:style-name="P1"><text:span text:style-name="T1"><text:tab/></text:span><text:span text:style-name="T1">-Sophie Schmidt</text:span></text:p>
              <text:p text:style-name="P1"><text:span text:style-name="T1">vermutlich FLUR Brandon Point! ist 10m von Dingle entfernt und direkt an der Küste. Stein ist aber ins </text:span><text:span text:style-name="T1">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41" office:value-type="string" calcext:value-type="string">
            <text:p>52.1869444,-10.159444444444444</text:p>
          </table:table-cell>
          <table:table-cell table:style-name="ce6"/>
          <table:table-cell table:style-name="ce50"/>
          <table:table-cell table:style-name="ce57"/>
          <table:table-cell table:style-name="ce57" office:value-type="float" office:value="174" calcext:value-type="float">
            <text:p>174</text:p>
          </table:table-cell>
          <table:table-cell table:style-name="ce60"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54.266cm" draw:caption-point-x="-0.407cm" draw:caption-point-y="-0.811cm">
              <dc:date>2020-02-16T00:00:00</dc:date>
              <text:p text:style-name="P1"><text:span text:style-name="T1">gibts wieder zwei von. Angeblich steht er aber noch vor Ort <text:s/>(1945), lässt sich also weiter 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text:p>
          </table:table-cell>
          <table:table-cell table:style-name="ce2" office:value-type="string" calcext:value-type="string">
            <text:p>Burnham East Townland, Co. Kerry</text:p>
          </table:table-cell>
          <table:table-cell table:style-name="ce12" office:value-type="string" calcext:value-type="string">
            <text:p>Baile an Ghóil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258333,-10.306944444444445</text:p>
          </table:table-cell>
          <table:table-cell table:style-name="ce2" office:value-type="float" office:value="4295140" calcext:value-type="float">
            <text:p>4295140</text:p>
          </table:table-cell>
          <table:table-cell table:style-name="ce44" office:value-type="float" office:value="22609" calcext:value-type="float">
            <text:p>22609</text:p>
          </table:table-cell>
          <table:table-cell table:style-name="ce51"/>
          <table:table-cell table:style-name="ce51" office:value-type="float" office:value="175" calcext:value-type="float">
            <text:p>175</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4.765cm" draw:caption-point-x="-0.407cm" draw:caption-point-y="-0.81cm">
              <dc:date>2020-02-16T00:00:00</dc:date>
              <text:p text:style-name="P1"><text:span text:style-name="T1">warum war das gelb?</text:span></text:p>
              <text:p text:style-name="P1"><text:span text:style-name="T1"><text:tab/></text:span><text:span text:style-name="T1">-Sophie Schmidt</text:span></text:p>
            </office:annotation>
            <text:p>Camp</text:p>
          </table:table-cell>
          <table:table-cell table:style-name="ce2" office:value-type="string" calcext:value-type="string">
            <text:p>Camp Townland, Co. Kerry</text:p>
          </table:table-cell>
          <table:table-cell table:style-name="ce12" office:value-type="string" calcext:value-type="string">
            <text:p>An Com</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35" office:value-type="string" calcext:value-type="string">
            <text:p>52.215,-9.910277777777779</text:p>
          </table:table-cell>
          <table:table-cell table:style-name="ce2" office:value-type="float" office:value="6155365" calcext:value-type="float">
            <text:p>6155365</text:p>
          </table:table-cell>
          <table:table-cell table:style-name="ce44" office:value-type="float" office:value="24660" calcext:value-type="float">
            <text:p>24660</text:p>
          </table:table-cell>
          <table:table-cell table:style-name="ce51"/>
          <table:table-cell table:style-name="ce58" office:value-type="float" office:value="176.177" calcext:value-type="float">
            <text:p>176,177</text:p>
          </table:table-cell>
          <table:table-cell table:style-name="ce60"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5.265cm" draw:caption-point-x="-0.407cm" draw:caption-point-y="-0.811c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12" office:value-type="string" calcext:value-type="string">
            <text:p>Com Dhíneol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1119444,-10.458333333333332</text:p>
          </table:table-cell>
          <table:table-cell table:style-name="ce2" office:value-type="float" office:value="4250372" calcext:value-type="float">
            <text:p>4250372</text:p>
          </table:table-cell>
          <table:table-cell table:style-name="ce44" office:value-type="float" office:value="22572" calcext:value-type="float">
            <text:p>22572</text:p>
          </table:table-cell>
          <table:table-cell table:style-name="ce51"/>
          <table:table-cell table:style-name="ce51" office:value-type="float" office:value="178" calcext:value-type="float">
            <text:p>178</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55.764cm" draw:caption-point-x="-0.407cm" draw:caption-point-y="-0.811cm">
              <dc:date>2020-02-16T00:00:00</dc:date>
              <text:p text:style-name="P1"><text:span text:style-name="T1">Dingle Stadt genommen, da das Schulhaus in den 1890ern vermutlich nicht in den Randbezirken lag (gehe davon aus, die Stadt ist gewachsen)</text:span></text:p>
              <text:p text:style-name="P1"><text:span text:style-name="T1"><text:tab/></text:span><text:span text:style-name="T1">-Sophie Schmidt</text:span></text:p>
            </office:annotation>
            <text:p>Dingle</text:p>
          </table:table-cell>
          <table:table-cell table:style-name="ce2" office:value-type="string" calcext:value-type="string">
            <text:p>Dingle Townland, Co. Kerry</text:p>
          </table:table-cell>
          <table:table-cell table:style-name="ce12" office:value-type="string" calcext:value-type="string">
            <text:p>An Daingea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35" office:value-type="string" calcext:value-type="string">
            <text:p>52.14,-10.270000000000001</text:p>
          </table:table-cell>
          <table:table-cell table:style-name="ce2" office:value-type="float" office:value="6199927" calcext:value-type="float">
            <text:p>6199927</text:p>
          </table:table-cell>
          <table:table-cell table:style-name="ce44" office:value-type="float" office:value="22553" calcext:value-type="float">
            <text:p>22553</text:p>
          </table:table-cell>
          <table:table-cell table:style-name="ce51"/>
          <table:table-cell table:style-name="ce51" office:value-type="float" office:value="179" calcext:value-type="float">
            <text:p>179</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6.262cm" draw:caption-point-x="-0.407cm" draw:caption-point-y="-0.81c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12" office:value-type="string" calcext:value-type="string">
            <text:p>Imleach Dhún Sé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30556,-10.228055555555555</text:p>
          </table:table-cell>
          <table:table-cell table:style-name="ce2" office:value-type="float" office:value="6197805" calcext:value-type="float">
            <text:p>6197805</text:p>
          </table:table-cell>
          <table:table-cell table:style-name="ce44" office:value-type="float" office:value="22621" calcext:value-type="float">
            <text:p>22621</text:p>
          </table:table-cell>
          <table:table-cell table:style-name="ce51"/>
          <table:table-cell table:style-name="ce51" office:value-type="float" office:value="180" calcext:value-type="float">
            <text:p>18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6.762cm" draw:caption-point-x="-0.407cm" draw:caption-point-y="-0.811c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12" office:value-type="string" calcext:value-type="string">
            <text:p>Imleach an Daing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52778,-10.270555555555557</text:p>
          </table:table-cell>
          <table:table-cell table:style-name="ce2" office:value-type="float" office:value="6199818" calcext:value-type="float">
            <text:p>6199818</text:p>
          </table:table-cell>
          <table:table-cell table:style-name="ce44" office:value-type="float" office:value="22554" calcext:value-type="float">
            <text:p>22554</text:p>
          </table:table-cell>
          <table:table-cell table:style-name="ce51"/>
          <table:table-cell table:style-name="ce51" office:value-type="float" office:value="181" calcext:value-type="float">
            <text:p>181</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12" draw:text-style-name="P2" svg:width="15.877cm" svg:height="3.756cm" svg:x="11.428cm" svg:y="56.692cm" draw:caption-point-x="-0.407cm" draw:caption-point-y="-0.242c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82" calcext:value-type="float">
            <text:p>182</text:p>
          </table:table-cell>
          <table:table-cell table:style-name="ce61"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7.761cm" draw:caption-point-x="-0.407cm" draw:caption-point-y="-0.811c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12" office:value-type="string" calcext:value-type="string">
            <text:p>Gleann F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35" office:value-type="string" calcext:value-type="string">
            <text:p>52.1033333,-10.437222222222223</text:p>
          </table:table-cell>
          <table:table-cell table:style-name="ce2" office:value-type="float" office:value="4252866" calcext:value-type="float">
            <text:p>4252866</text:p>
          </table:table-cell>
          <table:table-cell table:style-name="ce44" office:value-type="float" office:value="22787" calcext:value-type="float">
            <text:p>22787</text:p>
          </table:table-cell>
          <table:table-cell table:style-name="ce51"/>
          <table:table-cell table:style-name="ce51" office:value-type="float" office:value="183" calcext:value-type="float">
            <text:p>183</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3" draw:text-style-name="P2" svg:width="15.877cm" svg:height="3.174cm" svg:x="11.428cm" svg:y="58.26cm" draw:caption-point-x="-0.407cm" draw:caption-point-y="-0.811c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12" office:value-type="string" calcext:value-type="string">
            <text:p>Gort na gCuilean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408333,-10.126666666666667</text:p>
          </table:table-cell>
          <table:table-cell table:style-name="ce2" office:value-type="float" office:value="6206523" calcext:value-type="float">
            <text:p>6206523</text:p>
          </table:table-cell>
          <table:table-cell table:style-name="ce44" office:value-type="float" office:value="22764" calcext:value-type="float">
            <text:p>22764</text:p>
          </table:table-cell>
          <table:table-cell table:style-name="ce51"/>
          <table:table-cell table:style-name="ce51" office:value-type="float" office:value="184" calcext:value-type="float">
            <text:p>184</text:p>
          </table:table-cell>
          <table:table-cell table:style-name="ce60"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12" office:value-type="string" calcext:value-type="string">
            <text:p>Inis Mhic Aoibhl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0444444,-10.607777777777777</text:p>
          </table:table-cell>
          <table:table-cell table:style-name="ce2" office:value-type="float" office:value="4283721" calcext:value-type="float">
            <text:p>4283721</text:p>
          </table:table-cell>
          <table:table-cell table:style-name="ce44" office:value-type="float" office:value="22582" calcext:value-type="float">
            <text:p>22582</text:p>
          </table:table-cell>
          <table:table-cell table:style-name="ce51"/>
          <table:table-cell table:style-name="ce51" office:value-type="float" office:value="185" calcext:value-type="float">
            <text:p>185</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9.258cm" draw:caption-point-x="-0.407cm" draw:caption-point-y="-0.811c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12" office:value-type="string" calcext:value-type="string">
            <text:p>Cill Fhion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36" office:value-type="string" calcext:value-type="string">
            <text:p>52.1533333,-10.300555555555556</text:p>
          </table:table-cell>
          <table:table-cell table:style-name="ce2" office:value-type="float" office:value="6194997" calcext:value-type="float">
            <text:p>6194997</text:p>
          </table:table-cell>
          <table:table-cell table:style-name="ce50"/>
          <table:table-cell table:style-name="ce51"/>
          <table:table-cell table:style-name="ce51" office:value-type="float" office:value="186" calcext:value-type="float">
            <text:p>186</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12" office:value-type="string" calcext:value-type="string">
            <text:p>Cill Maoilchéa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35" office:value-type="string" calcext:value-type="string">
            <text:p>52.1883333,-10.333055555555555</text:p>
          </table:table-cell>
          <table:table-cell table:style-name="ce2" office:value-type="float" office:value="6203209" calcext:value-type="float">
            <text:p>6203209</text:p>
          </table:table-cell>
          <table:table-cell table:style-name="ce44" office:value-type="float" office:value="22685" calcext:value-type="float">
            <text:p>22685</text:p>
          </table:table-cell>
          <table:table-cell table:style-name="ce51"/>
          <table:table-cell table:style-name="ce51" office:value-type="float" office:value="187" calcext:value-type="float">
            <text:p>187</text:p>
          </table:table-cell>
          <table:table-cell table:style-name="ce60"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12" office:value-type="string" calcext:value-type="string">
            <text:p>Cinn Air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05556,-10.194444444444445</text:p>
          </table:table-cell>
          <table:table-cell table:style-name="ce2" office:value-type="float" office:value="6197500" calcext:value-type="float">
            <text:p>6197500</text:p>
          </table:table-cell>
          <table:table-cell table:style-name="ce44" office:value-type="float" office:value="22724" calcext:value-type="float">
            <text:p>22724</text:p>
          </table:table-cell>
          <table:table-cell table:style-name="ce51"/>
          <table:table-cell table:style-name="ce58" office:value-type="float" office:value="188.189" calcext:value-type="float">
            <text:p>188,189</text:p>
          </table:table-cell>
          <table:table-cell table:style-name="ce60"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12" office:value-type="string" calcext:value-type="string">
            <text:p>Log na gCapa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58333,-10.124722222222223</text:p>
          </table:table-cell>
          <table:table-cell table:style-name="ce2" office:value-type="float" office:value="6206135" calcext:value-type="float">
            <text:p>6206135</text:p>
          </table:table-cell>
          <table:table-cell table:style-name="ce44" office:value-type="float" office:value="22767" calcext:value-type="float">
            <text:p>22767</text:p>
          </table:table-cell>
          <table:table-cell table:style-name="ce51"/>
          <table:table-cell table:style-name="ce58" office:value-type="float" office:value="190.191" calcext:value-type="float">
            <text:p>190,191</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12" office:value-type="string" calcext:value-type="string">
            <text:p>Martrom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35" office:value-type="string" calcext:value-type="string">
            <text:p>52.2519444,-10.023333333333333</text:p>
          </table:table-cell>
          <table:table-cell table:style-name="ce2" office:value-type="float" office:value="6176107" calcext:value-type="float">
            <text:p>6176107</text:p>
          </table:table-cell>
          <table:table-cell table:style-name="ce44" office:value-type="float" office:value="22517" calcext:value-type="float">
            <text:p>22517</text:p>
          </table:table-cell>
          <table:table-cell table:style-name="ce51"/>
          <table:table-cell table:style-name="ce51" office:value-type="float" office:value="192" calcext:value-type="float">
            <text:p>192</text:p>
          </table:table-cell>
          <table:table-cell table:style-name="ce60"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12" office:value-type="string" calcext:value-type="string">
            <text:p>Mám an Ó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35" office:value-type="string" calcext:value-type="string">
            <text:p>52.1447222,-10.359444444444444</text:p>
          </table:table-cell>
          <table:table-cell table:style-name="ce2" office:value-type="float" office:value="6201235" calcext:value-type="float">
            <text:p>6201235</text:p>
          </table:table-cell>
          <table:table-cell table:style-name="ce50"/>
          <table:table-cell table:style-name="ce51"/>
          <table:table-cell table:style-name="ce51" office:value-type="float" office:value="193" calcext:value-type="float">
            <text:p>193</text:p>
          </table:table-cell>
          <table:table-cell table:style-name="ce60"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12" office:value-type="string" calcext:value-type="string">
            <text:p>An Ráth Du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77778,-10.024444444444445</text:p>
          </table:table-cell>
          <table:table-cell table:style-name="ce2" office:value-type="float" office:value="6185929" calcext:value-type="float">
            <text:p>6185929</text:p>
          </table:table-cell>
          <table:table-cell table:style-name="ce44" office:value-type="float" office:value="22452" calcext:value-type="float">
            <text:p>22452</text:p>
          </table:table-cell>
          <table:table-cell table:style-name="ce51"/>
          <table:table-cell table:style-name="ce58" office:value-type="string" calcext:value-type="string">
            <text:p>194,194A</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12" office:value-type="string" calcext:value-type="string">
            <text:p>Ráth Máló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35" office:value-type="string" calcext:value-type="string">
            <text:p>52.1725,-9.990555555555554</text:p>
          </table:table-cell>
          <table:table-cell table:style-name="ce2" office:value-type="float" office:value="6185916" calcext:value-type="float">
            <text:p>6185916</text:p>
          </table:table-cell>
          <table:table-cell table:style-name="ce44" office:value-type="float" office:value="22668" calcext:value-type="float">
            <text:p>22668</text:p>
          </table:table-cell>
          <table:table-cell table:style-name="ce51"/>
          <table:table-cell table:style-name="ce58" office:value-type="float" office:value="195.196" calcext:value-type="float">
            <text:p>195,196</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1">
          <table:table-cell table:style-name="ce2" office:value-type="string" calcext:value-type="string">
            <text:p>Q69379704</text:p>
          </table:table-cell>
          <table:table-cell table:style-name="ce2" office:value-type="string" calcext:value-type="string">
            <text:p>en</text:p>
          </table:table-cell>
          <table:table-cell table:style-name="ce7" office:value-type="string" calcext:value-type="string">
            <text:p>Coolmagort Townland</text:p>
          </table:table-cell>
          <table:table-cell table:style-name="ce7" office:value-type="string" calcext:value-type="string">
            <text:p>Coolmagort Townland, Co. Ker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2.0611111,-9.642777777777777</text:p>
          </table:table-cell>
          <table:table-cell table:style-name="ce43" office:value-type="float" office:value="6271467" calcext:value-type="float">
            <text:p>6271467</text:p>
          </table:table-cell>
          <table:table-cell table:style-name="ce44"/>
          <table:table-cell table:style-name="ce51"/>
          <table:table-cell table:style-name="ce58" office:value-type="string" calcext:value-type="string">
            <text:p>197,198,199,200,201,202,203</text:p>
          </table:table-cell>
          <table:table-cell table:style-name="ce60" office:value-type="float" office:value="7" calcext:value-type="float">
            <text:p>7</text:p>
          </table:table-cell>
          <table:table-cell table:style-name="ce65" office:value-type="string" calcext:value-type="string">
            <text:p><text:a xlink:href="https://www.townlands.ie/kerry/dunkerron-north/knockane/dunloe/coolmagort/" xlink:type="simple">https://www.townlands.ie/kerry/dunkerron-north/knockane/dunloe/coolmago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3.751cm" draw:caption-point-x="-0.407cm" draw:caption-point-y="-0.811c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35" office:value-type="string" calcext:value-type="string">
            <text:p>52.2086111,-9.621666666666668</text:p>
          </table:table-cell>
          <table:table-cell table:style-name="ce2" office:value-type="float" office:value="6343126" calcext:value-type="float">
            <text:p>6343126</text:p>
          </table:table-cell>
          <table:table-cell table:style-name="ce44"/>
          <table:table-cell table:style-name="ce51"/>
          <table:table-cell table:style-name="ce51" office:value-type="float" office:value="204" calcext:value-type="float">
            <text:p>204</text:p>
          </table:table-cell>
          <table:table-cell table:style-name="ce60"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12" office:value-type="string" calcext:value-type="string">
            <text:p>Doire Gar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1.9744444,-9.665000000000001</text:p>
          </table:table-cell>
          <table:table-cell table:style-name="ce2" office:value-type="float" office:value="6263324" calcext:value-type="float">
            <text:p>6263324</text:p>
          </table:table-cell>
          <table:table-cell table:style-name="ce50"/>
          <table:table-cell table:style-name="ce51"/>
          <table:table-cell table:style-name="ce51" office:value-type="float" office:value="205" calcext:value-type="float">
            <text:p>205</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4.749cm" draw:caption-point-x="-0.407cm" draw:caption-point-y="-0.811c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12" office:value-type="string" calcext:value-type="string">
            <text:p>Cill Chuallachta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35" office:value-type="string" calcext:value-type="string">
            <text:p>52.0719444,-9.747222222222222</text:p>
          </table:table-cell>
          <table:table-cell table:style-name="ce2" office:value-type="float" office:value="6275122" calcext:value-type="float">
            <text:p>6275122</text:p>
          </table:table-cell>
          <table:table-cell table:style-name="ce44"/>
          <table:table-cell table:style-name="ce51"/>
          <table:table-cell table:style-name="ce51" office:value-type="string" calcext:value-type="string">
            <text:p>206,207,208,209,210,211,212,213</text:p>
          </table:table-cell>
          <table:table-cell table:style-name="ce60"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12" office:value-type="string" calcext:value-type="string">
            <text:p>Cill Ghobnai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6" office:value-type="string" calcext:value-type="string">
            <text:p>52.0680556,-9.71888888888889</text:p>
          </table:table-cell>
          <table:table-cell table:style-name="ce2" office:value-type="float" office:value="6271430" calcext:value-type="float">
            <text:p>6271430</text:p>
          </table:table-cell>
          <table:table-cell table:style-name="ce50"/>
          <table:table-cell table:style-name="ce51"/>
          <table:table-cell table:style-name="ce51" office:value-type="float" office:value="214" calcext:value-type="float">
            <text:p>214</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12" office:value-type="string" calcext:value-type="string">
            <text:p>Ban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5" office:value-type="string" calcext:value-type="string">
            <text:p>52.0805556,-9.703055555555554</text:p>
          </table:table-cell>
          <table:table-cell table:style-name="ce2" office:value-type="float" office:value="6227080" calcext:value-type="float">
            <text:p>6227080</text:p>
          </table:table-cell>
          <table:table-cell table:style-name="ce50"/>
          <table:table-cell table:style-name="ce51"/>
          <table:table-cell table:style-name="ce58" office:value-type="string" calcext:value-type="string">
            <text:p>215,216,217,218,218A</text:p>
          </table:table-cell>
          <table:table-cell table:style-name="ce60"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12" office:value-type="string" calcext:value-type="string">
            <text:p>Doire Ghearrain The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35" office:value-type="string" calcext:value-type="string">
            <text:p>51.91,-9.746666666666666</text:p>
          </table:table-cell>
          <table:table-cell table:style-name="ce2" office:value-type="float" office:value="6267983" calcext:value-type="float">
            <text:p>6267983</text:p>
          </table:table-cell>
          <table:table-cell table:style-name="ce50"/>
          <table:table-cell table:style-name="ce51"/>
          <table:table-cell table:style-name="ce51" office:value-type="float" office:value="219" calcext:value-type="float">
            <text:p>219</text:p>
          </table:table-cell>
          <table:table-cell table:style-name="ce60"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66.745cm" draw:caption-point-x="-0.407cm" draw:caption-point-y="-0.81c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12" office:value-type="string" calcext:value-type="string">
            <text:p>Doire Fhíonáin B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35" office:value-type="string" calcext:value-type="string">
            <text:p>51.7730556,-10.122222222222224</text:p>
          </table:table-cell>
          <table:table-cell table:style-name="ce2" office:value-type="float" office:value="6257097" calcext:value-type="float">
            <text:p>6257097</text:p>
          </table:table-cell>
          <table:table-cell table:style-name="ce50"/>
          <table:table-cell table:style-name="ce51"/>
          <table:table-cell table:style-name="ce51" office:value-type="float" office:value="220" calcext:value-type="float">
            <text:p>220</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12" office:value-type="string" calcext:value-type="string">
            <text:p>Drom Loisc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35" office:value-type="string" calcext:value-type="string">
            <text:p>51.8811111,-9.786666666666667</text:p>
          </table:table-cell>
          <table:table-cell table:style-name="ce2" office:value-type="float" office:value="6264722" calcext:value-type="float">
            <text:p>6264722</text:p>
          </table:table-cell>
          <table:table-cell table:style-name="ce50"/>
          <table:table-cell table:style-name="ce51"/>
          <table:table-cell table:style-name="ce51" office:value-type="float" office:value="221" calcext:value-type="float">
            <text:p>221</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67.744cm" draw:caption-point-x="-0.407cm" draw:caption-point-y="-0.811c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38" office:value-type="string" calcext:value-type="string">
            <text:p>51.8586111,-9.875</text:p>
          </table:table-cell>
          <table:table-cell table:style-name="ce4"/>
          <table:table-cell table:style-name="ce48"/>
          <table:table-cell table:style-name="ce55"/>
          <table:table-cell table:style-name="ce55" office:value-type="float" office:value="222" calcext:value-type="float">
            <text:p>222</text:p>
          </table:table-cell>
          <table:table-cell table:style-name="ce61"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8.242cm" draw:caption-point-x="-0.407cm" draw:caption-point-y="-0.81c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41" office:value-type="string" calcext:value-type="string">
            <text:p>51.8586111,-9.875</text:p>
          </table:table-cell>
          <table:table-cell table:style-name="ce6"/>
          <table:table-cell table:style-name="ce50"/>
          <table:table-cell table:style-name="ce57"/>
          <table:table-cell table:style-name="ce57" office:value-type="float" office:value="223" calcext:value-type="float">
            <text:p>223</text:p>
          </table:table-cell>
          <table:table-cell table:style-name="ce60"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12" office:value-type="string" calcext:value-type="string">
            <text:p>Drom an tSeabhai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35" office:value-type="string" calcext:value-type="string">
            <text:p>51.8852778,-9.525833333333335</text:p>
          </table:table-cell>
          <table:table-cell table:style-name="ce2" office:value-type="float" office:value="6333226" calcext:value-type="float">
            <text:p>6333226</text:p>
          </table:table-cell>
          <table:table-cell table:style-name="ce44" office:value-type="float" office:value="22863" calcext:value-type="float">
            <text:p>22863</text:p>
          </table:table-cell>
          <table:table-cell table:style-name="ce51"/>
          <table:table-cell table:style-name="ce51" office:value-type="float" office:value="224" calcext:value-type="float">
            <text:p>224</text:p>
          </table:table-cell>
          <table:table-cell table:style-name="ce60"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9.241cm" draw:caption-point-x="-0.407cm" draw:caption-point-y="-0.81c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41" office:value-type="string" calcext:value-type="string">
            <text:p>51.8475,-9.551666666666668</text:p>
          </table:table-cell>
          <table:table-cell table:style-name="ce6"/>
          <table:table-cell table:style-name="ce50"/>
          <table:table-cell table:style-name="ce57"/>
          <table:table-cell table:style-name="ce57" office:value-type="float" office:value="225" calcext:value-type="float">
            <text:p>225</text:p>
          </table:table-cell>
          <table:table-cell table:style-name="ce60"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35" office:value-type="string" calcext:value-type="string">
            <text:p>51.8394444,-9.389166666666666</text:p>
          </table:table-cell>
          <table:table-cell table:style-name="ce2" office:value-type="float" office:value="5725191" calcext:value-type="float">
            <text:p>5725191</text:p>
          </table:table-cell>
          <table:table-cell table:style-name="ce50"/>
          <table:table-cell table:style-name="ce51"/>
          <table:table-cell table:style-name="ce51" office:value-type="float" office:value="226" calcext:value-type="float">
            <text:p>226</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12" office:value-type="string" calcext:value-type="string">
            <text:p>An Lomán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35" office:value-type="string" calcext:value-type="string">
            <text:p>51.8833333,-9.413611111111111</text:p>
          </table:table-cell>
          <table:table-cell table:style-name="ce2" office:value-type="float" office:value="6344027" calcext:value-type="float">
            <text:p>6344027</text:p>
          </table:table-cell>
          <table:table-cell table:style-name="ce44" office:value-type="float" office:value="22988" calcext:value-type="float">
            <text:p>22988</text:p>
          </table:table-cell>
          <table:table-cell table:style-name="ce51"/>
          <table:table-cell table:style-name="ce51" office:value-type="float" office:value="227" calcext:value-type="float">
            <text:p>227</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35" office:value-type="string" calcext:value-type="string">
            <text:p>52.5666667,-9.421388888888888</text:p>
          </table:table-cell>
          <table:table-cell table:style-name="ce2" office:value-type="float" office:value="6266577" calcext:value-type="float">
            <text:p>6266577</text:p>
          </table:table-cell>
          <table:table-cell table:style-name="ce50"/>
          <table:table-cell table:style-name="ce51"/>
          <table:table-cell table:style-name="ce51" office:value-type="float" office:value="228" calcext:value-type="float">
            <text:p>228</text:p>
          </table:table-cell>
          <table:table-cell table:style-name="ce60"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12" office:value-type="string" calcext:value-type="string">
            <text:p>Ceann Boir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11111,-10.166666666666666</text:p>
          </table:table-cell>
          <table:table-cell table:style-name="ce2" office:value-type="float" office:value="6239630" calcext:value-type="float">
            <text:p>6239630</text:p>
          </table:table-cell>
          <table:table-cell table:style-name="ce44" office:value-type="float" office:value="22094" calcext:value-type="float">
            <text:p>22094</text:p>
          </table:table-cell>
          <table:table-cell table:style-name="ce51"/>
          <table:table-cell table:style-name="ce51" office:value-type="float" office:value="229" calcext:value-type="float">
            <text:p>229</text:p>
          </table:table-cell>
          <table:table-cell table:style-name="ce60"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ghanecarhan</text:p>
          </table:table-cell>
          <table:table-cell table:style-name="ce2" office:value-type="string" calcext:value-type="string">
            <text:p>Cloghanecarhan Townland, Co. Kerry</text:p>
          </table:table-cell>
          <table:table-cell table:style-name="ce12" office:value-type="string" calcext:value-type="string">
            <text:p>Clochán Cárth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35" office:value-type="string" calcext:value-type="string">
            <text:p>51.8941667,-10.176944444444445</text:p>
          </table:table-cell>
          <table:table-cell table:style-name="ce2" office:value-type="float" office:value="6242965" calcext:value-type="float">
            <text:p>6242965</text:p>
          </table:table-cell>
          <table:table-cell table:style-name="ce44" office:value-type="float" office:value="22255" calcext:value-type="float">
            <text:p>22255</text:p>
          </table:table-cell>
          <table:table-cell table:style-name="ce51"/>
          <table:table-cell table:style-name="ce51" office:value-type="float" office:value="230" calcext:value-type="float">
            <text:p>230</text:p>
          </table:table-cell>
          <table:table-cell table:style-name="ce60"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12" office:value-type="string" calcext:value-type="string">
            <text:p>An Chúil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35" office:value-type="string" calcext:value-type="string">
            <text:p>51.9122222,-10.365555555555556</text:p>
          </table:table-cell>
          <table:table-cell table:style-name="ce2" office:value-type="float" office:value="6058809" calcext:value-type="float">
            <text:p>6058809</text:p>
          </table:table-cell>
          <table:table-cell table:style-name="ce44" office:value-type="float" office:value="22424" calcext:value-type="float">
            <text:p>22424</text:p>
          </table:table-cell>
          <table:table-cell table:style-name="ce51"/>
          <table:table-cell table:style-name="ce58" office:value-type="float" office:value="231.232" calcext:value-type="float">
            <text:p>231,232</text:p>
          </table:table-cell>
          <table:table-cell table:style-name="ce60"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12" office:value-type="string" calcext:value-type="string">
            <text:p>Drom Cao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35" office:value-type="string" calcext:value-type="string">
            <text:p>51.8480556,-10.11361111111111</text:p>
          </table:table-cell>
          <table:table-cell table:style-name="ce2" office:value-type="float" office:value="6258135" calcext:value-type="float">
            <text:p>6258135</text:p>
          </table:table-cell>
          <table:table-cell table:style-name="ce44" office:value-type="float" office:value="22344" calcext:value-type="float">
            <text:p>22344</text:p>
          </table:table-cell>
          <table:table-cell table:style-name="ce51"/>
          <table:table-cell table:style-name="ce51" office:value-type="float" office:value="233" calcext:value-type="float">
            <text:p>233</text:p>
          </table:table-cell>
          <table:table-cell table:style-name="ce60"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12" office:value-type="string" calcext:value-type="string">
            <text:p>Cill Chaoith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311111,-10.029166666666667</text:p>
          </table:table-cell>
          <table:table-cell table:style-name="ce2" office:value-type="float" office:value="6192274" calcext:value-type="float">
            <text:p>6192274</text:p>
          </table:table-cell>
          <table:table-cell table:style-name="ce44" office:value-type="float" office:value="22295" calcext:value-type="float">
            <text:p>22295</text:p>
          </table:table-cell>
          <table:table-cell table:style-name="ce51"/>
          <table:table-cell table:style-name="ce51" office:value-type="float" office:value="234" calcext:value-type="float">
            <text:p>234</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12" office:value-type="string" calcext:value-type="string">
            <text:p>Cill Ó gCró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133333,-10.175833333333333</text:p>
          </table:table-cell>
          <table:table-cell table:style-name="ce2" office:value-type="float" office:value="6239736" calcext:value-type="float">
            <text:p>6239736</text:p>
          </table:table-cell>
          <table:table-cell table:style-name="ce44" office:value-type="float" office:value="22106" calcext:value-type="float">
            <text:p>22106</text:p>
          </table:table-cell>
          <table:table-cell table:style-name="ce51"/>
          <table:table-cell table:style-name="ce51" office:value-type="float" office:value="235" calcext:value-type="float">
            <text:p>235</text:p>
          </table:table-cell>
          <table:table-cell table:style-name="ce60"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12" office:value-type="string" calcext:value-type="string">
            <text:p>Cill Url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35" office:value-type="string" calcext:value-type="string">
            <text:p>51.8433333,-10.301944444444445</text:p>
          </table:table-cell>
          <table:table-cell table:style-name="ce2" office:value-type="float" office:value="6231758" calcext:value-type="float">
            <text:p>6231758</text:p>
          </table:table-cell>
          <table:table-cell table:style-name="ce44" office:value-type="float" office:value="22072" calcext:value-type="float">
            <text:p>22072</text:p>
          </table:table-cell>
          <table:table-cell table:style-name="ce51"/>
          <table:table-cell table:style-name="ce58" office:value-type="float" office:value="236.237" calcext:value-type="float">
            <text:p>236,237</text:p>
          </table:table-cell>
          <table:table-cell table:style-name="ce60"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tter</text:p>
          </table:table-cell>
          <table:table-cell table:style-name="ce2" office:value-type="string" calcext:value-type="string">
            <text:p>Letter Townland, Co. Kerry</text:p>
          </table:table-cell>
          <table:table-cell table:style-name="ce12" office:value-type="string" calcext:value-type="string">
            <text:p>Leit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33333,-10.220833333333333</text:p>
          </table:table-cell>
          <table:table-cell table:style-name="ce2" office:value-type="float" office:value="4726137" calcext:value-type="float">
            <text:p>4726137</text:p>
          </table:table-cell>
          <table:table-cell table:style-name="ce44" office:value-type="float" office:value="22109" calcext:value-type="float">
            <text:p>22109</text:p>
          </table:table-cell>
          <table:table-cell table:style-name="ce51"/>
          <table:table-cell table:style-name="ce51" office:value-type="float" office:value="238" calcext:value-type="float">
            <text:p>238</text:p>
          </table:table-cell>
          <table:table-cell table:style-name="ce60"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12" office:value-type="string" calcext:value-type="string">
            <text:p>Leitir Thi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136111,-10.025277777777779</text:p>
          </table:table-cell>
          <table:table-cell table:style-name="ce2" office:value-type="float" office:value="6192392" calcext:value-type="float">
            <text:p>6192392</text:p>
          </table:table-cell>
          <table:table-cell table:style-name="ce44" office:value-type="float" office:value="22299" calcext:value-type="float">
            <text:p>22299</text:p>
          </table:table-cell>
          <table:table-cell table:style-name="ce51"/>
          <table:table-cell table:style-name="ce51" office:value-type="float" office:value="239" calcext:value-type="float">
            <text:p>239</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12" office:value-type="string" calcext:value-type="string">
            <text:p>Tir O mBa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35" office:value-type="string" calcext:value-type="string">
            <text:p>51.9708333,-10.05888888888889</text:p>
          </table:table-cell>
          <table:table-cell table:style-name="ce2" office:value-type="float" office:value="6231895" calcext:value-type="float">
            <text:p>6231895</text:p>
          </table:table-cell>
          <table:table-cell table:style-name="ce44" office:value-type="float" office:value="22322" calcext:value-type="float">
            <text:p>22322</text:p>
          </table:table-cell>
          <table:table-cell table:style-name="ce51"/>
          <table:table-cell table:style-name="ce51" office:value-type="float" office:value="240" calcext:value-type="float">
            <text:p>240</text:p>
          </table:table-cell>
          <table:table-cell table:style-name="ce60"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bonane</text:p>
          </table:table-cell>
          <table:table-cell table:style-name="ce2" office:value-type="string" calcext:value-type="string">
            <text:p>Kilbonane Townland, Co. Kerry</text:p>
          </table:table-cell>
          <table:table-cell table:style-name="ce12" office:value-type="string" calcext:value-type="string">
            <text:p>Cill Bhean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35" office:value-type="string" calcext:value-type="string">
            <text:p>52.0861111,-9.67361111111111</text:p>
          </table:table-cell>
          <table:table-cell table:style-name="ce2" office:value-type="float" office:value="6293852" calcext:value-type="float">
            <text:p>6293852</text:p>
          </table:table-cell>
          <table:table-cell table:style-name="ce44" office:value-type="float" office:value="23420" calcext:value-type="float">
            <text:p>23420</text:p>
          </table:table-cell>
          <table:table-cell table:style-name="ce51"/>
          <table:table-cell table:style-name="ce51" office:value-type="float" office:value="241" calcext:value-type="float">
            <text:p>241</text:p>
          </table:table-cell>
          <table:table-cell table:style-name="ce60"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35" office:value-type="string" calcext:value-type="string">
            <text:p>52.0777778,-9.558333333333334</text:p>
          </table:table-cell>
          <table:table-cell table:style-name="ce2" office:value-type="float" office:value="6320454" calcext:value-type="float">
            <text:p>6320454</text:p>
          </table:table-cell>
          <table:table-cell table:style-name="ce50"/>
          <table:table-cell table:style-name="ce51"/>
          <table:table-cell table:style-name="ce58" office:value-type="string" calcext:value-type="string">
            <text:p>242,242A</text:p>
          </table:table-cell>
          <table:table-cell table:style-name="ce60"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77.228cm" draw:caption-point-x="-0.407cm" draw:caption-point-y="-0.81c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35" office:value-type="string" calcext:value-type="string">
            <text:p>52.1288889,-9.631666666666668</text:p>
          </table:table-cell>
          <table:table-cell table:style-name="ce2" office:value-type="float" office:value="6301240" calcext:value-type="float">
            <text:p>6301240</text:p>
          </table:table-cell>
          <table:table-cell table:style-name="ce44" office:value-type="float" office:value="23765" calcext:value-type="float">
            <text:p>23765</text:p>
          </table:table-cell>
          <table:table-cell table:style-name="ce51"/>
          <table:table-cell table:style-name="ce54" office:value-type="string" calcext:value-type="string">
            <text:p>243,244,245,246</text:p>
          </table:table-cell>
          <table:table-cell table:style-name="ce60"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12" office:value-type="string" calcext:value-type="string">
            <text:p>Ard Cánach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35" office:value-type="string" calcext:value-type="string">
            <text:p>52.1655556,-9.73361111111111</text:p>
          </table:table-cell>
          <table:table-cell table:style-name="ce2" office:value-type="float" office:value="6278144" calcext:value-type="float">
            <text:p>6278144</text:p>
          </table:table-cell>
          <table:table-cell table:style-name="ce44" office:value-type="float" office:value="24431" calcext:value-type="float">
            <text:p>24431</text:p>
          </table:table-cell>
          <table:table-cell table:style-name="ce51"/>
          <table:table-cell table:style-name="ce58" office:value-type="string" calcext:value-type="string">
            <text:p>246A,246B</text:p>
          </table:table-cell>
          <table:table-cell table:style-name="ce60"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78.227cm" draw:caption-point-x="-0.407cm" draw:caption-point-y="-0.811c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text:span><text:span text:style-name="T1">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12" office:value-type="string" calcext:value-type="string">
            <text:p>Ard Uí Mhá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35" office:value-type="string" calcext:value-type="string">
            <text:p>52.1477780,-9.6627780</text:p>
          </table:table-cell>
          <table:table-cell table:style-name="ce2"/>
          <table:table-cell table:style-name="ce44"/>
          <table:table-cell table:style-name="ce51"/>
          <table:table-cell table:style-name="ce51" office:value-type="float" office:value="247" calcext:value-type="float">
            <text:p>247</text:p>
          </table:table-cell>
          <table:table-cell table:style-name="ce60"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12" office:value-type="string" calcext:value-type="string">
            <text:p>Bán an Ghleann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35" office:value-type="string" calcext:value-type="string">
            <text:p>52.1425,-9.43888888888889</text:p>
          </table:table-cell>
          <table:table-cell table:style-name="ce2" office:value-type="float" office:value="6313763" calcext:value-type="float">
            <text:p>6313763</text:p>
          </table:table-cell>
          <table:table-cell table:style-name="ce50"/>
          <table:table-cell table:style-name="ce51"/>
          <table:table-cell table:style-name="ce51" office:value-type="float" office:value="248" calcext:value-type="float">
            <text:p>248</text:p>
          </table:table-cell>
          <table:table-cell table:style-name="ce60"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12" office:value-type="string" calcext:value-type="string">
            <text:p>An Bhreac-ch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35" office:value-type="string" calcext:value-type="string">
            <text:p>52.1619444,-9.687777777777779</text:p>
          </table:table-cell>
          <table:table-cell table:style-name="ce2" office:value-type="float" office:value="6278220" calcext:value-type="float">
            <text:p>6278220</text:p>
          </table:table-cell>
          <table:table-cell table:style-name="ce50"/>
          <table:table-cell table:style-name="ce51"/>
          <table:table-cell table:style-name="ce51" office:value-type="float" office:value="249" calcext:value-type="float">
            <text:p>249</text:p>
          </table:table-cell>
          <table:table-cell table:style-name="ce60"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12" office:value-type="string" calcext:value-type="string">
            <text:p>Corcaigh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35" office:value-type="string" calcext:value-type="string">
            <text:p>52.1658333,-9.771944444444445</text:p>
          </table:table-cell>
          <table:table-cell table:style-name="ce2" office:value-type="float" office:value="5747690" calcext:value-type="float">
            <text:p>5747690</text:p>
          </table:table-cell>
          <table:table-cell table:style-name="ce44" office:value-type="float" office:value="24576" calcext:value-type="float">
            <text:p>24576</text:p>
          </table:table-cell>
          <table:table-cell table:style-name="ce51"/>
          <table:table-cell table:style-name="ce51" office:value-type="float" office:value="250" calcext:value-type="float">
            <text:p>250</text:p>
          </table:table-cell>
          <table:table-cell table:style-name="ce60"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0.223cm" draw:caption-point-x="-0.407cm" draw:caption-point-y="-0.81c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35" office:value-type="string" calcext:value-type="string">
            <text:p>52.1916667,-9.5325</text:p>
          </table:table-cell>
          <table:table-cell table:style-name="ce2" office:value-type="float" office:value="6343125" calcext:value-type="float">
            <text:p>6343125</text:p>
          </table:table-cell>
          <table:table-cell table:style-name="ce50"/>
          <table:table-cell table:style-name="ce51"/>
          <table:table-cell table:style-name="ce51" office:value-type="float" office:value="251" calcext:value-type="float">
            <text:p>251</text:p>
          </table:table-cell>
          <table:table-cell table:style-name="ce60"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12" office:value-type="string" calcext:value-type="string">
            <text:p>Gort an tSléib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35" office:value-type="string" calcext:value-type="string">
            <text:p>52.2266667,-9.581944444444444</text:p>
          </table:table-cell>
          <table:table-cell table:style-name="ce2" office:value-type="float" office:value="6351605" calcext:value-type="float">
            <text:p>6351605</text:p>
          </table:table-cell>
          <table:table-cell table:style-name="ce44" office:value-type="float" office:value="24293" calcext:value-type="float">
            <text:p>24293</text:p>
          </table:table-cell>
          <table:table-cell table:style-name="ce51"/>
          <table:table-cell table:style-name="ce51" office:value-type="float" office:value="252" calcext:value-type="float">
            <text:p>252</text:p>
          </table:table-cell>
          <table:table-cell table:style-name="ce60"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1" draw:text-style-name="P2" svg:width="15.877cm" svg:height="1.508cm" svg:x="11.428cm" svg:y="81.221cm" draw:caption-point-x="-0.407cm" draw:caption-point-y="-0.81c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3" calcext:value-type="float">
            <text:p>253</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4"/>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4" calcext:value-type="float">
            <text:p>254</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12" office:value-type="string" calcext:value-type="string">
            <text:p>Tigh na hAil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35" office:value-type="string" calcext:value-type="string">
            <text:p>52.1247222,-9.7575</text:p>
          </table:table-cell>
          <table:table-cell table:style-name="ce2" office:value-type="float" office:value="6296323" calcext:value-type="float">
            <text:p>6296323</text:p>
          </table:table-cell>
          <table:table-cell table:style-name="ce50"/>
          <table:table-cell table:style-name="ce51"/>
          <table:table-cell table:style-name="ce58" office:value-type="float" office:value="255.256" calcext:value-type="float">
            <text:p>255,256</text:p>
          </table:table-cell>
          <table:table-cell table:style-name="ce60"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ralee</text:p>
          </table:table-cell>
          <table:table-cell table:style-name="ce2" office:value-type="string" calcext:value-type="string">
            <text:p>Tralee Townland, Co. Kerry</text:p>
          </table:table-cell>
          <table:table-cell table:style-name="ce12" office:value-type="string" calcext:value-type="string">
            <text:p>Trá L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35" office:value-type="string" calcext:value-type="string">
            <text:p>52.2680556,-9.710277777777778</text:p>
          </table:table-cell>
          <table:table-cell table:style-name="ce2" office:value-type="float" office:value="6334675" calcext:value-type="float">
            <text:p>6334675</text:p>
          </table:table-cell>
          <table:table-cell table:style-name="ce44" office:value-type="float" office:value="22036" calcext:value-type="float">
            <text:p>22036</text:p>
          </table:table-cell>
          <table:table-cell table:style-name="ce51"/>
          <table:table-cell table:style-name="ce51" office:value-type="string" calcext:value-type="string">
            <text:p>256A</text:p>
          </table:table-cell>
          <table:table-cell table:style-name="ce60"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12" office:value-type="string" calcext:value-type="string">
            <text:p>Baile Uí Fhao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36" office:value-type="string" calcext:value-type="string">
            <text:p>52.4575,-8.823888888888888</text:p>
          </table:table-cell>
          <table:table-cell table:style-name="ce2" office:value-type="float" office:value="6054256" calcext:value-type="float">
            <text:p>6054256</text:p>
          </table:table-cell>
          <table:table-cell table:style-name="ce44" office:value-type="float" office:value="30557" calcext:value-type="float">
            <text:p>30557</text:p>
          </table:table-cell>
          <table:table-cell table:style-name="ce51"/>
          <table:table-cell table:style-name="ce51" office:value-type="float" office:value="257" calcext:value-type="float">
            <text:p>257</text:p>
          </table:table-cell>
          <table:table-cell table:style-name="ce60"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12" office:value-type="string" calcext:value-type="string">
            <text:p>Baile an Gharr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35" office:value-type="string" calcext:value-type="string">
            <text:p>52.3819444,-8.377222222222223</text:p>
          </table:table-cell>
          <table:table-cell table:style-name="ce2" office:value-type="float" office:value="5959013" calcext:value-type="float">
            <text:p>5959013</text:p>
          </table:table-cell>
          <table:table-cell table:style-name="ce44" office:value-type="float" office:value="30936" calcext:value-type="float">
            <text:p>30936</text:p>
          </table:table-cell>
          <table:table-cell table:style-name="ce51"/>
          <table:table-cell table:style-name="ce51" office:value-type="float" office:value="258" calcext:value-type="float">
            <text:p>258</text:p>
          </table:table-cell>
          <table:table-cell table:style-name="ce60"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12" office:value-type="string" calcext:value-type="string">
            <text:p>Garraí an Phúc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36" office:value-type="string" calcext:value-type="string">
            <text:p>52.3286111,-8.562777777777779</text:p>
          </table:table-cell>
          <table:table-cell table:style-name="ce2" office:value-type="float" office:value="5342510" calcext:value-type="float">
            <text:p>5342510</text:p>
          </table:table-cell>
          <table:table-cell table:style-name="ce44" office:value-type="float" office:value="30798" calcext:value-type="float">
            <text:p>30798</text:p>
          </table:table-cell>
          <table:table-cell table:style-name="ce51"/>
          <table:table-cell table:style-name="ce51" office:value-type="float" office:value="259" calcext:value-type="float">
            <text:p>259</text:p>
          </table:table-cell>
          <table:table-cell table:style-name="ce60"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12" office:value-type="string" calcext:value-type="string">
            <text:p>An Caisleán Nu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36" office:value-type="string" calcext:value-type="string">
            <text:p>52.2758333,-8.105277777777777</text:p>
          </table:table-cell>
          <table:table-cell table:style-name="ce2" office:value-type="float" office:value="5568441" calcext:value-type="float">
            <text:p>5568441</text:p>
          </table:table-cell>
          <table:table-cell table:style-name="ce44" office:value-type="float" office:value="47983" calcext:value-type="float">
            <text:p>47983</text:p>
          </table:table-cell>
          <table:table-cell table:style-name="ce51"/>
          <table:table-cell table:style-name="ce51" office:value-type="float" office:value="260" calcext:value-type="float">
            <text:p>260</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35" office:value-type="string" calcext:value-type="string">
            <text:p>52.2216667,-7.758055555555556</text:p>
          </table:table-cell>
          <table:table-cell table:style-name="ce2" office:value-type="float" office:value="5554449" calcext:value-type="float">
            <text:p>5554449</text:p>
          </table:table-cell>
          <table:table-cell table:style-name="ce50"/>
          <table:table-cell table:style-name="ce51"/>
          <table:table-cell table:style-name="ce51" office:value-type="float" office:value="261" calcext:value-type="float">
            <text:p>261</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12" office:value-type="string" calcext:value-type="string">
            <text:p>Suí Mochud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35" office:value-type="string" calcext:value-type="string">
            <text:p>52.1994444,-7.998888888888889</text:p>
          </table:table-cell>
          <table:table-cell table:style-name="ce2" office:value-type="float" office:value="5513598" calcext:value-type="float">
            <text:p>5513598</text:p>
          </table:table-cell>
          <table:table-cell table:style-name="ce44" office:value-type="float" office:value="50003" calcext:value-type="float">
            <text:p>50003</text:p>
          </table:table-cell>
          <table:table-cell table:style-name="ce51"/>
          <table:table-cell table:style-name="ce51" office:value-type="float" office:value="262" calcext:value-type="float">
            <text:p>262</text:p>
          </table:table-cell>
          <table:table-cell table:style-name="ce60"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4">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6.214cm" draw:caption-point-x="-0.407cm" draw:caption-point-y="-0.811c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12" office:value-type="string" calcext:value-type="string">
            <text:p>Ard Ó Séas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35" office:value-type="string" calcext:value-type="string">
            <text:p>51.9441667, -7.729166666666667</text:p>
          </table:table-cell>
          <table:table-cell table:style-name="ce2" office:value-type="float" office:value="5902807" calcext:value-type="float">
            <text:p>5902807</text:p>
          </table:table-cell>
          <table:table-cell table:style-name="ce44" office:value-type="float" office:value="50546" calcext:value-type="float">
            <text:p>50546</text:p>
          </table:table-cell>
          <table:table-cell table:style-name="ce51"/>
          <table:table-cell table:style-name="ce51" office:value-type="string" calcext:value-type="string">
            <text:p>263,264,265</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romore</text:p>
          </table:table-cell>
          <table:table-cell table:style-name="ce2" office:value-type="string" calcext:value-type="string">
            <text:p>Dromore Townland, Co. Waterford</text:p>
          </table:table-cell>
          <table:table-cell table:style-name="ce12" office:value-type="string" calcext:value-type="string">
            <text:p>An Drom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35" office:value-type="string" calcext:value-type="string">
            <text:p>52.0644444,-7.848888888888888</text:p>
          </table:table-cell>
          <table:table-cell table:style-name="ce2" office:value-type="float" office:value="5892072" calcext:value-type="float">
            <text:p>5892072</text:p>
          </table:table-cell>
          <table:table-cell table:style-name="ce44" office:value-type="float" office:value="49454" calcext:value-type="float">
            <text:p>49454</text:p>
          </table:table-cell>
          <table:table-cell table:style-name="ce51"/>
          <table:table-cell table:style-name="ce58" office:value-type="string" calcext:value-type="string">
            <text:p>266,267,268</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12" office:value-type="string" calcext:value-type="string">
            <text:p>Cois na Gráins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35" office:value-type="string" calcext:value-type="string">
            <text:p>51.9883333,-7.755833333333333</text:p>
          </table:table-cell>
          <table:table-cell table:style-name="ce2" office:value-type="float" office:value="5902828" calcext:value-type="float">
            <text:p>5902828</text:p>
          </table:table-cell>
          <table:table-cell table:style-name="ce44" office:value-type="float" office:value="50630" calcext:value-type="float">
            <text:p>50630</text:p>
          </table:table-cell>
          <table:table-cell table:style-name="ce51"/>
          <table:table-cell table:style-name="ce51" office:value-type="float" office:value="269" calcext:value-type="float">
            <text:p>269</text:p>
          </table:table-cell>
          <table:table-cell table:style-name="ce60"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voony</text:p>
          </table:table-cell>
          <table:table-cell table:style-name="ce2" office:value-type="string" calcext:value-type="string">
            <text:p>Ballyvoony Townland, Co. Waterford</text:p>
          </table:table-cell>
          <table:table-cell table:style-name="ce12" office:value-type="string" calcext:value-type="string">
            <text:p>Baile Uí Mhúi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35" office:value-type="string" calcext:value-type="string">
            <text:p>52.1333333,-7.439166666666667</text:p>
          </table:table-cell>
          <table:table-cell table:style-name="ce2" office:value-type="float" office:value="5675582" calcext:value-type="float">
            <text:p>5675582</text:p>
          </table:table-cell>
          <table:table-cell table:style-name="ce44" office:value-type="float" office:value="49702" calcext:value-type="float">
            <text:p>49702</text:p>
          </table:table-cell>
          <table:table-cell table:style-name="ce51"/>
          <table:table-cell table:style-name="ce58" office:value-type="float" office:value="270.271" calcext:value-type="float">
            <text:p>270,271</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12" office:value-type="string" calcext:value-type="string">
            <text:p>Drom Lóch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5" office:value-type="string" calcext:value-type="string">
            <text:p>52.1630556,-7.468055555555556</text:p>
          </table:table-cell>
          <table:table-cell table:style-name="ce2" office:value-type="float" office:value="5675587" calcext:value-type="float">
            <text:p>5675587</text:p>
          </table:table-cell>
          <table:table-cell table:style-name="ce44" office:value-type="float" office:value="49746" calcext:value-type="float">
            <text:p>49746</text:p>
          </table:table-cell>
          <table:table-cell table:style-name="ce51"/>
          <table:table-cell table:style-name="ce58" office:value-type="string" calcext:value-type="string">
            <text:p>272,273,274,275,276,277,278,279,280,281</text:p>
          </table:table-cell>
          <table:table-cell table:style-name="ce60"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ox's Castle</text:p>
          </table:table-cell>
          <table:table-cell table:style-name="ce2" office:value-type="string" calcext:value-type="string">
            <text:p>Fox’s Castle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6" office:value-type="string" calcext:value-type="string">
            <text:p>52.1552778,-7.495</text:p>
          </table:table-cell>
          <table:table-cell table:style-name="ce2" office:value-type="float" office:value="5700944" calcext:value-type="float">
            <text:p>5700944</text:p>
          </table:table-cell>
          <table:table-cell table:style-name="ce50"/>
          <table:table-cell table:style-name="ce51"/>
          <table:table-cell table:style-name="ce51" office:value-type="float" office:value="282" calcext:value-type="float">
            <text:p>282</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89.264cm" draw:caption-point-x="-0.407cm" draw:caption-point-y="-0.81c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12" office:value-type="string" calcext:value-type="string">
            <text:p>Garrán Mhiolúin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35" office:value-type="string" calcext:value-type="string">
            <text:p>52.1913889,-7.483333333333333</text:p>
          </table:table-cell>
          <table:table-cell table:style-name="ce2" office:value-type="float" office:value="5678108" calcext:value-type="float">
            <text:p>5678108</text:p>
          </table:table-cell>
          <table:table-cell table:style-name="ce44" office:value-type="float" office:value="49738" calcext:value-type="float">
            <text:p>49738</text:p>
          </table:table-cell>
          <table:table-cell table:style-name="ce51"/>
          <table:table-cell table:style-name="ce51" office:value-type="float" office:value="283.284" calcext:value-type="float">
            <text:p>283,284</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beg</text:p>
          </table:table-cell>
          <table:table-cell table:style-name="ce2" office:value-type="string" calcext:value-type="string">
            <text:p>Kilbeg Townland, Co. Waterford</text:p>
          </table:table-cell>
          <table:table-cell table:style-name="ce12" office:value-type="string" calcext:value-type="string">
            <text:p>An Ch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35" office:value-type="string" calcext:value-type="string">
            <text:p>52.1102778,-7.544722222222222</text:p>
          </table:table-cell>
          <table:table-cell table:style-name="ce2" office:value-type="float" office:value="5686922" calcext:value-type="float">
            <text:p>5686922</text:p>
          </table:table-cell>
          <table:table-cell table:style-name="ce44" office:value-type="float" office:value="49367" calcext:value-type="float">
            <text:p>49367</text:p>
          </table:table-cell>
          <table:table-cell table:style-name="ce51"/>
          <table:table-cell table:style-name="ce51" office:value-type="float" office:value="285" calcext:value-type="float">
            <text:p>285</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35" office:value-type="string" calcext:value-type="string">
            <text:p>52.0905556,-7.549722222222222</text:p>
          </table:table-cell>
          <table:table-cell table:style-name="ce2" office:value-type="float" office:value="5686923" calcext:value-type="float">
            <text:p>5686923</text:p>
          </table:table-cell>
          <table:table-cell table:style-name="ce50"/>
          <table:table-cell table:style-name="ce51"/>
          <table:table-cell table:style-name="ce58" office:value-type="string" calcext:value-type="string">
            <text:p>286,287,288,289,290</text:p>
          </table:table-cell>
          <table:table-cell table:style-name="ce60"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molash</text:p>
          </table:table-cell>
          <table:table-cell table:style-name="ce2" office:value-type="string" calcext:value-type="string">
            <text:p>Kilmolash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35" office:value-type="string" calcext:value-type="string">
            <text:p>52.1025,-7.804444444444444</text:p>
          </table:table-cell>
          <table:table-cell table:style-name="ce2" office:value-type="float" office:value="5845852" calcext:value-type="float">
            <text:p>5845852</text:p>
          </table:table-cell>
          <table:table-cell table:style-name="ce50"/>
          <table:table-cell table:style-name="ce51"/>
          <table:table-cell table:style-name="ce51" office:value-type="float" office:value="291" calcext:value-type="float">
            <text:p>291</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ockboy</text:p>
          </table:table-cell>
          <table:table-cell table:style-name="ce2" office:value-type="string" calcext:value-type="string">
            <text:p>Knockboy Townland, Co. Waterford</text:p>
          </table:table-cell>
          <table:table-cell table:style-name="ce12" office:value-type="string" calcext:value-type="string">
            <text:p>An Cnoc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35" office:value-type="string" calcext:value-type="string">
            <text:p>52.1113889,-7.6</text:p>
          </table:table-cell>
          <table:table-cell table:style-name="ce2" office:value-type="float" office:value="5735901" calcext:value-type="float">
            <text:p>5735901</text:p>
          </table:table-cell>
          <table:table-cell table:style-name="ce44" office:value-type="float" office:value="49481" calcext:value-type="float">
            <text:p>49481</text:p>
          </table:table-cell>
          <table:table-cell table:style-name="ce51"/>
          <table:table-cell table:style-name="ce58" office:value-type="string" calcext:value-type="string">
            <text:p>292,293,294,295,296,297,298,299</text:p>
          </table:table-cell>
          <table:table-cell table:style-name="ce60"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9" draw:text-style-name="P2" svg:width="15.877cm" svg:height="1.507cm" svg:x="11.428cm" svg:y="91.761cm" draw:caption-point-x="-0.407cm" draw:caption-point-y="-0.811cm">
              <dc:date>2020-02-16T00:00:00</dc:date>
              <text:p text:style-name="P1"><text:span text:style-name="T1">nicht vorhanden</text:span></text:p>
              <text:p text:style-name="P1"><text:span text:style-name="T1"><text:tab/></text:span><text:span text:style-name="T1">-Florian Thiery</text:span></text:p>
            </office:annotation>
            <text:p>Old Island</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38" office:value-type="string" calcext:value-type="string">
            <text:p>52.1608333,-7.59</text:p>
          </table:table-cell>
          <table:table-cell table:style-name="ce4"/>
          <table:table-cell table:style-name="ce48"/>
          <table:table-cell table:style-name="ce55"/>
          <table:table-cell table:style-name="ce55" office:value-type="float" office:value="300" calcext:value-type="float">
            <text:p>300</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12" office:value-type="string" calcext:value-type="string">
            <text:p>Tuar an Chur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35" office:value-type="string" calcext:value-type="string">
            <text:p>52.2672222,-7.746944444444445</text:p>
          </table:table-cell>
          <table:table-cell table:style-name="ce2" office:value-type="float" office:value="5639955" calcext:value-type="float">
            <text:p>5639955</text:p>
          </table:table-cell>
          <table:table-cell table:style-name="ce44" office:value-type="float" office:value="49201" calcext:value-type="float">
            <text:p>49201</text:p>
          </table:table-cell>
          <table:table-cell table:style-name="ce51"/>
          <table:table-cell table:style-name="ce51" office:value-type="float" office:value="301" calcext:value-type="float">
            <text:p>301</text:p>
          </table:table-cell>
          <table:table-cell table:style-name="ce60"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12" office:value-type="string" calcext:value-type="string">
            <text:p>Baile Mhiolú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35" office:value-type="string" calcext:value-type="string">
            <text:p>52.185,-7.226666666666667</text:p>
          </table:table-cell>
          <table:table-cell table:style-name="ce2" office:value-type="float" office:value="5651269" calcext:value-type="float">
            <text:p>5651269</text:p>
          </table:table-cell>
          <table:table-cell table:style-name="ce44" office:value-type="float" office:value="50492" calcext:value-type="float">
            <text:p>50492</text:p>
          </table:table-cell>
          <table:table-cell table:style-name="ce51"/>
          <table:table-cell table:style-name="ce51" office:value-type="float" office:value="302" calcext:value-type="float">
            <text:p>302</text:p>
          </table:table-cell>
          <table:table-cell table:style-name="ce60"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3.258cm" draw:caption-point-x="-0.407cm" draw:caption-point-y="-0.81c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text:p>
          </table:table-cell>
          <table:table-cell table:style-name="ce2" office:value-type="string" calcext:value-type="string">
            <text:p>Ballyquin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111111,-7.385000000000001</text:p>
          </table:table-cell>
          <table:table-cell table:style-name="ce2" office:value-type="float" office:value="5644373" calcext:value-type="float">
            <text:p>5644373</text:p>
          </table:table-cell>
          <table:table-cell table:style-name="ce44"/>
          <table:table-cell table:style-name="ce51"/>
          <table:table-cell table:style-name="ce51" office:value-type="float" office:value="303" calcext:value-type="float">
            <text:p>303</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3.758cm" draw:caption-point-x="-0.407cm" draw:caption-point-y="-0.811c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36" office:value-type="string" calcext:value-type="string">
            <text:p>52.3305556,-7.391111111111112</text:p>
          </table:table-cell>
          <table:table-cell table:style-name="ce2" office:value-type="float" office:value="5644386" calcext:value-type="float">
            <text:p>5644386</text:p>
          </table:table-cell>
          <table:table-cell table:style-name="ce44"/>
          <table:table-cell table:style-name="ce51"/>
          <table:table-cell table:style-name="ce51" office:value-type="float" office:value="304" calcext:value-type="float">
            <text:p>304</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257cm" draw:caption-point-x="-0.407cm" draw:caption-point-y="-0.811c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241667,-7.379166666666666</text:p>
          </table:table-cell>
          <table:table-cell table:style-name="ce2" office:value-type="float" office:value="5644389" calcext:value-type="float">
            <text:p>5644389</text:p>
          </table:table-cell>
          <table:table-cell table:style-name="ce44"/>
          <table:table-cell table:style-name="ce51"/>
          <table:table-cell table:style-name="ce51" office:value-type="float" office:value="305" calcext:value-type="float">
            <text:p>305</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755cm" draw:caption-point-x="-0.407cm" draw:caption-point-y="-0.81c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12" office:value-type="string" calcext:value-type="string">
            <text:p>Cnoc an Leathbhai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35" office:value-type="string" calcext:value-type="string">
            <text:p>52.3263889,-7.511666666666667</text:p>
          </table:table-cell>
          <table:table-cell table:style-name="ce2" office:value-type="float" office:value="5642056" calcext:value-type="float">
            <text:p>5642056</text:p>
          </table:table-cell>
          <table:table-cell table:style-name="ce44" office:value-type="float" office:value="49103" calcext:value-type="float">
            <text:p>49103</text:p>
          </table:table-cell>
          <table:table-cell table:style-name="ce51"/>
          <table:table-cell table:style-name="ce51" office:value-type="float" office:value="306" calcext:value-type="float">
            <text:p>306</text:p>
          </table:table-cell>
          <table:table-cell table:style-name="ce60"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95.256cm" draw:caption-point-x="-0.407cm" draw:caption-point-y="-0.811c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12" office:value-type="string" calcext:value-type="string">
            <text:p>Bearna na Gaoi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35" office:value-type="string" calcext:value-type="string">
            <text:p>52.3419444,-7.487777777777778</text:p>
          </table:table-cell>
          <table:table-cell table:style-name="ce2" office:value-type="float" office:value="5644403" calcext:value-type="float">
            <text:p>5644403</text:p>
          </table:table-cell>
          <table:table-cell table:style-name="ce44" office:value-type="float" office:value="49060" calcext:value-type="float">
            <text:p>49060</text:p>
          </table:table-cell>
          <table:table-cell table:style-name="ce51"/>
          <table:table-cell table:style-name="ce54" office:value-type="float" office:value="307.308" calcext:value-type="float">
            <text:p>307,308</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12" office:value-type="string" calcext:value-type="string">
            <text:p>Carn Coim</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35" office:value-type="string" calcext:value-type="string">
            <text:p>54.8030556,-6.183333333333334</text:p>
          </table:table-cell>
          <table:table-cell table:style-name="ce2" office:value-type="float" office:value="4149573" calcext:value-type="float">
            <text:p>4149573</text:p>
          </table:table-cell>
          <table:table-cell table:style-name="ce44" office:value-type="float" office:value="61366" calcext:value-type="float">
            <text:p>61366</text:p>
          </table:table-cell>
          <table:table-cell table:style-name="ce51"/>
          <table:table-cell table:style-name="ce58" office:value-type="string" calcext:value-type="string">
            <text:p>309,310</text:p>
          </table:table-cell>
          <table:table-cell table:style-name="ce60"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12" office:value-type="string" calcext:value-type="string">
            <text:p>Droim Conmhaoil</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35" office:value-type="string" calcext:value-type="string">
            <text:p>54.3072222,-6.655277777777778</text:p>
          </table:table-cell>
          <table:table-cell table:style-name="ce2" office:value-type="float" office:value="5326637" calcext:value-type="float">
            <text:p>5326637</text:p>
          </table:table-cell>
          <table:table-cell table:style-name="ce44"/>
          <table:table-cell table:style-name="ce51"/>
          <table:table-cell table:style-name="ce51" office:value-type="float" office:value="311" calcext:value-type="float">
            <text:p>311</text:p>
          </table:table-cell>
          <table:table-cell table:style-name="ce60"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12" office:value-type="string" calcext:value-type="string">
            <text:p>Ráth an Tam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35" office:value-type="string" calcext:value-type="string">
            <text:p>53.805,-6.954444444444444</text:p>
          </table:table-cell>
          <table:table-cell table:style-name="ce2" office:value-type="float" office:value="4630934" calcext:value-type="float">
            <text:p>4630934</text:p>
          </table:table-cell>
          <table:table-cell table:style-name="ce44" office:value-type="float" office:value="3796" calcext:value-type="float">
            <text:p>3796</text:p>
          </table:table-cell>
          <table:table-cell table:style-name="ce51"/>
          <table:table-cell table:style-name="ce51" office:value-type="float" office:value="312" calcext:value-type="float">
            <text:p>312</text:p>
          </table:table-cell>
          <table:table-cell table:style-name="ce60"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97.251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35" office:value-type="string" calcext:value-type="string">
            <text:p>53.7944444,-7.209444444444444</text:p>
          </table:table-cell>
          <table:table-cell table:style-name="ce2" office:value-type="float" office:value="4584217" calcext:value-type="float">
            <text:p>4584217</text:p>
          </table:table-cell>
          <table:table-cell table:style-name="ce44"/>
          <table:table-cell table:style-name="ce51"/>
          <table:table-cell table:style-name="ce51" office:value-type="float" office:value="313" calcext:value-type="float">
            <text:p>313</text:p>
          </table:table-cell>
          <table:table-cell table:style-name="ce60"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15"/>
          <table:table-cell table:style-name="ce19" office:value-type="string" calcext:value-type="string">
            <text:p>Q2151232</text:p>
          </table:table-cell>
          <table:table-cell table:style-name="ce23" office:value-type="string" calcext:value-type="string">
            <office:annotation draw:style-name="gr1" draw:text-style-name="P2" svg:width="11.505cm" svg:height="1.508cm" svg:x="27.305cm" svg:y="97.751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35" office:value-type="string" calcext:value-type="string">
            <text:p>54.6086111,-7.871111111111111</text:p>
          </table:table-cell>
          <table:table-cell table:style-name="ce2" office:value-type="float" office:value="4087469" calcext:value-type="float">
            <text:p>4087469</text:p>
          </table:table-cell>
          <table:table-cell table:style-name="ce44" office:value-type="float" office:value="14203" calcext:value-type="float">
            <text:p>14203</text:p>
          </table:table-cell>
          <table:table-cell table:style-name="ce51"/>
          <table:table-cell table:style-name="ce51" office:value-type="float" office:value="314" calcext:value-type="float">
            <text:p>314</text:p>
          </table:table-cell>
          <table:table-cell table:style-name="ce60"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12" office:value-type="string" calcext:value-type="string">
            <text:p>Mullach an Chnoic</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35" office:value-type="string" calcext:value-type="string">
            <text:p>54.3622222,-7.5175</text:p>
          </table:table-cell>
          <table:table-cell table:style-name="ce2" office:value-type="float" office:value="3572741" calcext:value-type="float">
            <text:p>3572741</text:p>
          </table:table-cell>
          <table:table-cell table:style-name="ce44" office:value-type="float" office:value="121032" calcext:value-type="float">
            <text:p>121032</text:p>
          </table:table-cell>
          <table:table-cell table:style-name="ce51"/>
          <table:table-cell table:style-name="ce51" office:value-type="float" office:value="315" calcext:value-type="float">
            <text:p>315</text:p>
          </table:table-cell>
          <table:table-cell table:style-name="ce60"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98.749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12" office:value-type="string" calcext:value-type="string">
            <text:p>Dun-a-lios</text:p>
          </table:table-cell>
          <table:table-cell table:style-name="ce19" office:value-type="string" calcext:value-type="string">
            <text:p>Q2151232</text:p>
          </table:table-cell>
          <table:table-cell table:style-name="ce24"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35" office:value-type="string" calcext:value-type="string">
            <text:p>55.1166667,-6.7444444444444445</text:p>
          </table:table-cell>
          <table:table-cell table:style-name="ce2" office:value-type="float" office:value="4617106" calcext:value-type="float">
            <text:p>4617106</text:p>
          </table:table-cell>
          <table:table-cell table:style-name="ce44" office:value-type="float" office:value="57618" calcext:value-type="float">
            <text:p>57618</text:p>
          </table:table-cell>
          <table:table-cell table:style-name="ce51"/>
          <table:table-cell table:style-name="ce51" office:value-type="float" office:value="316" calcext:value-type="float">
            <text:p>316</text:p>
          </table:table-cell>
          <table:table-cell table:style-name="ce60"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12" office:value-type="string" calcext:value-type="string">
            <text:p>Achadh Scriobach</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35" office:value-type="string" calcext:value-type="string">
            <text:p>54.6994444,-7.047777777777777</text:p>
          </table:table-cell>
          <table:table-cell table:style-name="ce2" office:value-type="float" office:value="4555833" calcext:value-type="float">
            <text:p>4555833</text:p>
          </table:table-cell>
          <table:table-cell table:style-name="ce44" office:value-type="float" office:value="65249" calcext:value-type="float">
            <text:p>65249</text:p>
          </table:table-cell>
          <table:table-cell table:style-name="ce51"/>
          <table:table-cell table:style-name="ce51" office:value-type="float" office:value="317" calcext:value-type="float">
            <text:p>317</text:p>
          </table:table-cell>
          <table:table-cell table:style-name="ce60"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5" table:number-rows-repeated="800">
          <table:table-cell table:style-name="ce2" table:number-columns-repeated="4"/>
          <table:table-cell table:style-name="ce12"/>
          <table:table-cell table:style-name="ce19"/>
          <table:table-cell table:style-name="ce23"/>
          <table:table-cell table:style-name="ce2" table:number-columns-repeated="5"/>
          <table:table-cell table:style-name="ce35"/>
          <table:table-cell table:style-name="ce2"/>
          <table:table-cell table:style-name="ce44"/>
          <table:table-cell table:style-name="ce51" table:number-columns-repeated="2"/>
          <table:table-cell table:style-name="ce63"/>
          <table:table-cell table:number-columns-repeated="1006"/>
        </table:table-row>
        <table:table-row table:style-name="ro5" table:number-rows-repeated="3">
          <table:table-cell table:number-columns-repeated="4"/>
          <table:table-cell table:style-name="ce17"/>
          <table:table-cell table:style-name="ce21"/>
          <table:table-cell table:style-name="ce28"/>
          <table:table-cell table:number-columns-repeated="5"/>
          <table:table-cell table:style-name="ce42"/>
          <table:table-cell/>
          <table:table-cell table:style-name="ce44"/>
          <table:table-cell table:style-name="ce51" table:number-columns-repeated="2"/>
          <table:table-cell table:style-name="ce63"/>
          <table:table-cell table:number-columns-repeated="1006"/>
        </table:table-row>
        <table:table-row table:style-name="ro4" table:number-rows-repeated="1047574">
          <table:table-cell table:number-columns-repeated="1024"/>
        </table:table-row>
        <table:table-row table:style-name="ro4">
          <table:table-cell table:number-columns-repeated="1024"/>
        </table:table-row>
        <table:named-expressions>
          <table:named-range table:name="_xlnm._FilterDatabase" table:base-cell-address="$Townlands.$A$1" table:cell-range-address="$Townlands.$B$1:.$T$198"/>
        </table:named-expressions>
        <calcext:conditional-formats>
          <calcext:conditional-format calcext:target-range-address="Townlands.O1:Townlands.Q3 Townlands.O5:Townlands.Q1001">
            <calcext:condition calcext:apply-style-name="ConditionalStyle_1" calcext:value="contains-text(&quot;,&quot;)" calcext:base-cell-address="Townlands.O1"/>
          </calcext:conditional-format>
          <calcext:conditional-format calcext:target-range-address="Townlands.O1:Townlands.O1001 Townlands.P2:Townlands.P2">
            <calcext:condition calcext:apply-style-name="ConditionalStyle_2" calcext:value="contains-text(&quot;n/a&quot;)" calcext:base-cell-address="Townlands.O1"/>
          </calcext:conditional-format>
          <calcext:conditional-format calcext:target-range-address="Townlands.G1:Townlands.G88 Townlands.G90:Townlands.G1001">
            <calcext:condition calcext:apply-style-name="ConditionalStyle_3" calcext:value="=&quot;Q26&quot;" calcext:base-cell-address="Townlands.G1"/>
          </calcext:conditional-format>
          <calcext:conditional-format calcext:target-range-address="Townlands.E1:Townlands.E1001">
            <calcext:condition calcext:apply-style-name="ConditionalStyle_4" calcext:value="formula-is(LEN(TRIM([.E1]))=0)" calcext:base-cell-address="Townlands.E1"/>
          </calcext:conditional-format>
          <calcext:conditional-format calcext:target-range-address="Townlands.R1:Townlands.R1001">
            <calcext:condition calcext:apply-style-name="ConditionalStyle_1" calcext:value="&gt;1" calcext:base-cell-address="Townlands.R1"/>
          </calcext:conditional-format>
          <calcext:conditional-format calcext:target-range-address="Townlands.M1:Townlands.M1001">
            <calcext:condition calcext:apply-style-name="ConditionalStyle_4" calcext:value="contains-text(&quot;0;0&quot;)" calcext:base-cell-address="Townlands.M1"/>
          </calcext:conditional-format>
        </calcext:conditional-formats>
      </table:table>
      <table:table table:name="GeoExport" table:style-name="ta2">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1" table:number-columns-repeated="2" table:default-cell-style-name="Default"/>
        <table:table-column table:style-name="co20" table:default-cell-style-name="Default"/>
        <table:table-column table:style-name="co21" table:default-cell-style-name="Default"/>
        <table:table-column table:style-name="co1" table:number-columns-repeated="1017" table:default-cell-style-name="Default"/>
        <table:table-row table:style-name="ro1">
          <table:table-cell table:style-name="ce70" table:formula="of:=[$Townlands.Q1]" office:value-type="string" office:string-value="ciic" calcext:value-type="string">
            <text:p>ciic</text:p>
          </table:table-cell>
          <table:table-cell table:style-name="ce69" table:formula="of:=[$Townlands.R1]" office:value-type="string" office:string-value="count" calcext:value-type="string">
            <text:p>count</text:p>
          </table:table-cell>
          <table:table-cell table:style-name="ce73" office:value-type="string" calcext:value-type="string">
            <text:p>latlon</text:p>
          </table:table-cell>
          <table:table-cell table:style-name="ce69" table:number-columns-repeated="2"/>
          <table:table-cell table:style-name="ce78" office:value-type="string" calcext:value-type="string">
            <text:p>ciic</text:p>
          </table:table-cell>
          <table:table-cell table:style-name="ce3" office:value-type="string" calcext:value-type="string">
            <text:p>latlon</text:p>
          </table:table-cell>
          <table:table-cell table:style-name="ce69" table:number-columns-repeated="20"/>
          <table:table-cell table:number-columns-repeated="997"/>
        </table:table-row>
        <table:table-row table:style-name="ro1">
          <table:table-cell table:style-name="ce71" table:formula="of:=[$Townlands.Q2]" office:value-type="float" office:value="1" calcext:value-type="float">
            <text:p>1</text:p>
          </table:table-cell>
          <table:table-cell table:style-name="ce72" table:formula="of:=[$Townlands.R2]" office:value-type="float" office:value="1" calcext:value-type="float">
            <text:p>1</text:p>
          </table:table-cell>
          <table:table-cell table:style-name="ce74" table:formula="of:=[$Townlands.M2]" office:value-type="string" office:string-value="53.4855556,-9.316944444444443" calcext:value-type="string">
            <text:p>53.4855556,-9.316944444444443</text:p>
          </table:table-cell>
          <table:table-cell table:number-columns-repeated="2"/>
          <table:table-cell table:style-name="ce79" office:value-type="float" office:value="1" calcext:value-type="float">
            <text:p>1</text:p>
          </table:table-cell>
          <table:table-cell table:style-name="ce72" table:formula="of:=[.C2]" office:value-type="string" office:string-value="53.4855556,-9.316944444444443" calcext:value-type="string">
            <text:p>53.4855556,-9.316944444444443</text:p>
          </table:table-cell>
          <table:table-cell table:number-columns-repeated="1017"/>
        </table:table-row>
        <table:table-row table:style-name="ro1">
          <table:table-cell table:style-name="ce71" table:formula="of:=[$Townlands.Q3]" office:value-type="float" office:value="2" calcext:value-type="float">
            <text:p>2</text:p>
          </table:table-cell>
          <table:table-cell table:style-name="ce72" table:formula="of:=[$Townlands.R3]" office:value-type="float" office:value="1" calcext:value-type="float">
            <text:p>1</text:p>
          </table:table-cell>
          <table:table-cell table:style-name="ce74" table:formula="of:=[$Townlands.M3]" office:value-type="string" office:string-value="53.8163889,-7.870555555555556" calcext:value-type="string">
            <text:p>53.8163889,-7.870555555555556</text:p>
          </table:table-cell>
          <table:table-cell table:number-columns-repeated="2"/>
          <table:table-cell table:style-name="ce79" office:value-type="float" office:value="2" calcext:value-type="float">
            <text:p>2</text:p>
          </table:table-cell>
          <table:table-cell table:style-name="ce72" table:formula="of:=[.C3]" office:value-type="string" office:string-value="53.8163889,-7.870555555555556" calcext:value-type="string">
            <text:p>53.8163889,-7.870555555555556</text:p>
          </table:table-cell>
          <table:table-cell table:number-columns-repeated="1017"/>
        </table:table-row>
        <table:table-row table:style-name="ro1">
          <table:table-cell table:style-name="ce71" table:formula="of:=[$Townlands.Q4]" office:value-type="float" office:value="3" calcext:value-type="float">
            <text:p>3</text:p>
          </table:table-cell>
          <table:table-cell table:style-name="ce72" table:formula="of:=[$Townlands.R4]" office:value-type="float" office:value="1" calcext:value-type="float">
            <text:p>1</text:p>
          </table:table-cell>
          <table:table-cell table:style-name="ce74" table:formula="of:=[$Townlands.M4]" office:value-type="string" office:string-value="53.7816667,-8.805000000000001" calcext:value-type="string">
            <text:p>53.7816667,-8.805000000000001</text:p>
          </table:table-cell>
          <table:table-cell table:number-columns-repeated="2"/>
          <table:table-cell table:style-name="ce79" office:value-type="float" office:value="3" calcext:value-type="float">
            <text:p>3</text:p>
          </table:table-cell>
          <table:table-cell table:style-name="ce72" table:formula="of:=[.C4]" office:value-type="string" office:string-value="53.7816667,-8.805000000000001" calcext:value-type="string">
            <text:p>53.7816667,-8.805000000000001</text:p>
          </table:table-cell>
          <table:table-cell table:number-columns-repeated="1017"/>
        </table:table-row>
        <table:table-row table:style-name="ro1">
          <table:table-cell table:style-name="ce71" table:formula="of:=[$Townlands.Q5]" office:value-type="float" office:value="4" calcext:value-type="float">
            <text:p>4</text:p>
          </table:table-cell>
          <table:table-cell table:style-name="ce72" table:formula="of:=[$Townlands.R5]" office:value-type="float" office:value="1" calcext:value-type="float">
            <text:p>1</text:p>
          </table:table-cell>
          <table:table-cell table:style-name="ce74" table:formula="of:=[$Townlands.M5]" office:value-type="string" office:string-value="53.7736111,-8.765555555555556" calcext:value-type="string">
            <text:p>53.7736111,-8.765555555555556</text:p>
          </table:table-cell>
          <table:table-cell table:number-columns-repeated="2"/>
          <table:table-cell table:style-name="ce79" office:value-type="float" office:value="4" calcext:value-type="float">
            <text:p>4</text:p>
          </table:table-cell>
          <table:table-cell table:style-name="ce72" table:formula="of:=[.C5]" office:value-type="string" office:string-value="53.7736111,-8.765555555555556" calcext:value-type="string">
            <text:p>53.7736111,-8.765555555555556</text:p>
          </table:table-cell>
          <table:table-cell table:number-columns-repeated="1017"/>
        </table:table-row>
        <table:table-row table:style-name="ro1">
          <table:table-cell table:style-name="ce71" table:formula="of:=[$Townlands.Q6]" office:value-type="float" office:value="5" calcext:value-type="float">
            <text:p>5</text:p>
          </table:table-cell>
          <table:table-cell table:style-name="ce72" table:formula="of:=[$Townlands.R6]" office:value-type="float" office:value="1" calcext:value-type="float">
            <text:p>1</text:p>
          </table:table-cell>
          <table:table-cell table:style-name="ce74" table:formula="of:=[$Townlands.M6]" office:value-type="string" office:string-value="53.8961111,-8.665277777777778" calcext:value-type="string">
            <text:p>53.8961111,-8.665277777777778</text:p>
          </table:table-cell>
          <table:table-cell table:number-columns-repeated="2"/>
          <table:table-cell table:style-name="ce79" office:value-type="float" office:value="5" calcext:value-type="float">
            <text:p>5</text:p>
          </table:table-cell>
          <table:table-cell table:style-name="ce72" table:formula="of:=[.C6]" office:value-type="string" office:string-value="53.8961111,-8.665277777777778" calcext:value-type="string">
            <text:p>53.8961111,-8.665277777777778</text:p>
          </table:table-cell>
          <table:table-cell table:number-columns-repeated="1017"/>
        </table:table-row>
        <table:table-row table:style-name="ro1">
          <table:table-cell table:style-name="ce71" table:formula="of:=[$Townlands.Q7]" office:value-type="float" office:value="6" calcext:value-type="float">
            <text:p>6</text:p>
          </table:table-cell>
          <table:table-cell table:style-name="ce72" table:formula="of:=[$Townlands.R7]" office:value-type="float" office:value="1" calcext:value-type="float">
            <text:p>1</text:p>
          </table:table-cell>
          <table:table-cell table:style-name="ce74" table:formula="of:=[$Townlands.M7]" office:value-type="string" office:string-value="53.7286111,-8.709444444444443" calcext:value-type="string">
            <text:p>53.7286111,-8.709444444444443</text:p>
          </table:table-cell>
          <table:table-cell table:number-columns-repeated="2"/>
          <table:table-cell table:style-name="ce79" office:value-type="float" office:value="6" calcext:value-type="float">
            <text:p>6</text:p>
          </table:table-cell>
          <table:table-cell table:style-name="ce72" table:formula="of:=[.C7]" office:value-type="string" office:string-value="53.7286111,-8.709444444444443" calcext:value-type="string">
            <text:p>53.7286111,-8.709444444444443</text:p>
          </table:table-cell>
          <table:table-cell table:number-columns-repeated="1017"/>
        </table:table-row>
        <table:table-row table:style-name="ro1">
          <table:table-cell table:style-name="ce71" table:formula="of:=[$Townlands.Q8]" office:value-type="float" office:value="7" calcext:value-type="float">
            <text:p>7</text:p>
          </table:table-cell>
          <table:table-cell table:style-name="ce72" table:formula="of:=[$Townlands.R8]" office:value-type="float" office:value="1" calcext:value-type="float">
            <text:p>1</text:p>
          </table:table-cell>
          <table:table-cell table:style-name="ce74" table:formula="of:=[$Townlands.M8]" office:value-type="string" office:string-value="54.0744444,-9.08388888888889" calcext:value-type="string">
            <text:p>54.0744444,-9.08388888888889</text:p>
          </table:table-cell>
          <table:table-cell table:number-columns-repeated="2"/>
          <table:table-cell table:style-name="ce79" office:value-type="float" office:value="7" calcext:value-type="float">
            <text:p>7</text:p>
          </table:table-cell>
          <table:table-cell table:style-name="ce72" table:formula="of:=[.C8]" office:value-type="string" office:string-value="54.0744444,-9.08388888888889" calcext:value-type="string">
            <text:p>54.0744444,-9.08388888888889</text:p>
          </table:table-cell>
          <table:table-cell table:number-columns-repeated="1017"/>
        </table:table-row>
        <table:table-row table:style-name="ro1">
          <table:table-cell table:style-name="ce71" table:formula="of:=[$Townlands.Q9]" office:value-type="float" office:value="8" calcext:value-type="float">
            <text:p>8</text:p>
          </table:table-cell>
          <table:table-cell table:style-name="ce72" table:formula="of:=[$Townlands.R9]" office:value-type="float" office:value="1" calcext:value-type="float">
            <text:p>1</text:p>
          </table:table-cell>
          <table:table-cell table:style-name="ce74" table:formula="of:=[$Townlands.M9]" office:value-type="string" office:string-value="53.7463889,-9.870000000000001" calcext:value-type="string">
            <text:p>53.7463889,-9.870000000000001</text:p>
          </table:table-cell>
          <table:table-cell table:number-columns-repeated="2"/>
          <table:table-cell table:style-name="ce79" office:value-type="float" office:value="8" calcext:value-type="float">
            <text:p>8</text:p>
          </table:table-cell>
          <table:table-cell table:style-name="ce72" table:formula="of:=[.C9]" office:value-type="string" office:string-value="53.7463889,-9.870000000000001" calcext:value-type="string">
            <text:p>53.7463889,-9.870000000000001</text:p>
          </table:table-cell>
          <table:table-cell table:number-columns-repeated="1017"/>
        </table:table-row>
        <table:table-row table:style-name="ro1">
          <table:table-cell table:style-name="ce71" table:formula="of:=[$Townlands.Q10]" office:value-type="float" office:value="9" calcext:value-type="float">
            <text:p>9</text:p>
          </table:table-cell>
          <table:table-cell table:style-name="ce72" table:formula="of:=[$Townlands.R10]" office:value-type="float" office:value="1" calcext:value-type="float">
            <text:p>1</text:p>
          </table:table-cell>
          <table:table-cell table:style-name="ce74" table:formula="of:=[$Townlands.M10]" office:value-type="string" office:string-value="54.2602778,-9.330833333333333" calcext:value-type="string">
            <text:p>54.2602778,-9.330833333333333</text:p>
          </table:table-cell>
          <table:table-cell table:number-columns-repeated="2"/>
          <table:table-cell table:style-name="ce79" office:value-type="float" office:value="9" calcext:value-type="float">
            <text:p>9</text:p>
          </table:table-cell>
          <table:table-cell table:style-name="ce72" table:formula="of:=[.C10]" office:value-type="string" office:string-value="54.2602778,-9.330833333333333" calcext:value-type="string">
            <text:p>54.2602778,-9.330833333333333</text:p>
          </table:table-cell>
          <table:table-cell table:number-columns-repeated="1017"/>
        </table:table-row>
        <table:table-row table:style-name="ro1">
          <table:table-cell table:style-name="ce71" table:formula="of:=[$Townlands.Q11]" office:value-type="float" office:value="10" calcext:value-type="float">
            <text:p>10</text:p>
          </table:table-cell>
          <table:table-cell table:style-name="ce72" table:formula="of:=[$Townlands.R11]" office:value-type="float" office:value="1" calcext:value-type="float">
            <text:p>1</text:p>
          </table:table-cell>
          <table:table-cell table:style-name="ce74" table:formula="of:=[$Townlands.M11]" office:value-type="string" office:string-value="54.2486111,-9.248055555555554" calcext:value-type="string">
            <text:p>54.2486111,-9.248055555555554</text:p>
          </table:table-cell>
          <table:table-cell table:number-columns-repeated="2"/>
          <table:table-cell table:style-name="ce79" office:value-type="float" office:value="10" calcext:value-type="float">
            <text:p>10</text:p>
          </table:table-cell>
          <table:table-cell table:style-name="ce72" table:formula="of:=[.C11]" office:value-type="string" office:string-value="54.2486111,-9.248055555555554" calcext:value-type="string">
            <text:p>54.2486111,-9.248055555555554</text:p>
          </table:table-cell>
          <table:table-cell table:number-columns-repeated="1017"/>
        </table:table-row>
        <table:table-row table:style-name="ro1">
          <table:table-cell table:style-name="ce71" table:formula="of:=[$Townlands.Q12]" office:value-type="float" office:value="11" calcext:value-type="float">
            <text:p>11</text:p>
          </table:table-cell>
          <table:table-cell table:style-name="ce72" table:formula="of:=[$Townlands.R12]" office:value-type="float" office:value="1" calcext:value-type="float">
            <text:p>1</text:p>
          </table:table-cell>
          <table:table-cell table:style-name="ce74" table:formula="of:=[$Townlands.M12]" office:value-type="string" office:string-value="53.84,-8.362222222222222" calcext:value-type="string">
            <text:p>53.84,-8.362222222222222</text:p>
          </table:table-cell>
          <table:table-cell table:number-columns-repeated="2"/>
          <table:table-cell table:style-name="ce79" office:value-type="float" office:value="11" calcext:value-type="float">
            <text:p>11</text:p>
          </table:table-cell>
          <table:table-cell table:style-name="ce72" table:formula="of:=[.C12]" office:value-type="string" office:string-value="53.84,-8.362222222222222" calcext:value-type="string">
            <text:p>53.84,-8.362222222222222</text:p>
          </table:table-cell>
          <table:table-cell table:number-columns-repeated="1017"/>
        </table:table-row>
        <table:table-row table:style-name="ro1">
          <table:table-cell table:style-name="ce71" table:formula="of:=[$Townlands.Q13]" office:value-type="float" office:value="12.13" calcext:value-type="float">
            <text:p>12,13</text:p>
          </table:table-cell>
          <table:table-cell table:style-name="ce72" table:formula="of:=[$Townlands.R13]" office:value-type="float" office:value="2" calcext:value-type="float">
            <text:p>2</text:p>
          </table:table-cell>
          <table:table-cell table:style-name="ce74" table:formula="of:=[$Townlands.M13]" office:value-type="string" office:string-value="53.8075,-8.297777777777778" calcext:value-type="string">
            <text:p>53.8075,-8.297777777777778</text:p>
          </table:table-cell>
          <table:table-cell table:number-columns-repeated="2"/>
          <table:table-cell table:style-name="ce79" office:value-type="float" office:value="12" calcext:value-type="float">
            <text:p>12</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1">
          <table:table-cell table:style-name="ce71" table:formula="of:=[$Townlands.Q14]" office:value-type="float" office:value="14" calcext:value-type="float">
            <text:p>14</text:p>
          </table:table-cell>
          <table:table-cell table:style-name="ce72" table:formula="of:=[$Townlands.R14]" office:value-type="float" office:value="1" calcext:value-type="float">
            <text:p>1</text:p>
          </table:table-cell>
          <table:table-cell table:style-name="ce74" table:formula="of:=[$Townlands.M14]" office:value-type="string" office:string-value="52.6316667,-6.956388888888889" calcext:value-type="string">
            <text:p>52.6316667,-6.956388888888889</text:p>
          </table:table-cell>
          <table:table-cell table:number-columns-repeated="2"/>
          <table:table-cell table:style-name="ce79" office:value-type="float" office:value="13" calcext:value-type="float">
            <text:p>13</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1">
          <table:table-cell table:style-name="ce71" table:formula="of:=[$Townlands.Q15]" office:value-type="float" office:value="15" calcext:value-type="float">
            <text:p>15</text:p>
          </table:table-cell>
          <table:table-cell table:style-name="ce72" table:formula="of:=[$Townlands.R15]" office:value-type="float" office:value="1" calcext:value-type="float">
            <text:p>1</text:p>
          </table:table-cell>
          <table:table-cell table:style-name="ce74" table:formula="of:=[$Townlands.M15]" office:value-type="string" office:string-value="52.8263889,-6.573611111111111" calcext:value-type="string">
            <text:p>52.8263889,-6.573611111111111</text:p>
          </table:table-cell>
          <table:table-cell table:number-columns-repeated="2"/>
          <table:table-cell table:style-name="ce79" office:value-type="float" office:value="14" calcext:value-type="float">
            <text:p>14</text:p>
          </table:table-cell>
          <table:table-cell table:style-name="ce72" table:formula="of:=[.C14]" office:value-type="string" office:string-value="52.6316667,-6.956388888888889" calcext:value-type="string">
            <text:p>52.6316667,-6.956388888888889</text:p>
          </table:table-cell>
          <table:table-cell table:number-columns-repeated="1017"/>
        </table:table-row>
        <table:table-row table:style-name="ro1">
          <table:table-cell table:style-name="ce71" table:formula="of:=[$Townlands.Q16]" office:value-type="float" office:value="16" calcext:value-type="float">
            <text:p>16</text:p>
          </table:table-cell>
          <table:table-cell table:style-name="ce72" table:formula="of:=[$Townlands.R16]" office:value-type="float" office:value="1" calcext:value-type="float">
            <text:p>1</text:p>
          </table:table-cell>
          <table:table-cell table:style-name="ce74" table:formula="of:=[$Townlands.M16]" office:value-type="string" office:string-value="52.7819444,-6.716666666666667" calcext:value-type="string">
            <text:p>52.7819444,-6.716666666666667</text:p>
          </table:table-cell>
          <table:table-cell table:number-columns-repeated="2"/>
          <table:table-cell table:style-name="ce79" office:value-type="float" office:value="15" calcext:value-type="float">
            <text:p>15</text:p>
          </table:table-cell>
          <table:table-cell table:style-name="ce72" table:formula="of:=[.C15]" office:value-type="string" office:string-value="52.8263889,-6.573611111111111" calcext:value-type="string">
            <text:p>52.8263889,-6.573611111111111</text:p>
          </table:table-cell>
          <table:table-cell table:number-columns-repeated="1017"/>
        </table:table-row>
        <table:table-row table:style-name="ro1">
          <table:table-cell table:style-name="ce71" table:formula="of:=[$Townlands.Q17]" office:value-type="float" office:value="17" calcext:value-type="float">
            <text:p>17</text:p>
          </table:table-cell>
          <table:table-cell table:style-name="ce72" table:formula="of:=[$Townlands.R17]" office:value-type="float" office:value="1" calcext:value-type="float">
            <text:p>1</text:p>
          </table:table-cell>
          <table:table-cell table:style-name="ce74" table:formula="of:=[$Townlands.M17]" office:value-type="string" office:string-value="52.8480556,-6.727222222222222" calcext:value-type="string">
            <text:p>52.8480556,-6.727222222222222</text:p>
          </table:table-cell>
          <table:table-cell table:number-columns-repeated="2"/>
          <table:table-cell table:style-name="ce79" office:value-type="float" office:value="16" calcext:value-type="float">
            <text:p>16</text:p>
          </table:table-cell>
          <table:table-cell table:style-name="ce72" table:formula="of:=[.C16]" office:value-type="string" office:string-value="52.7819444,-6.716666666666667" calcext:value-type="string">
            <text:p>52.7819444,-6.716666666666667</text:p>
          </table:table-cell>
          <table:table-cell table:number-columns-repeated="1017"/>
        </table:table-row>
        <table:table-row table:style-name="ro1">
          <table:table-cell table:style-name="ce71" table:formula="of:=[$Townlands.Q18]" office:value-type="float" office:value="18" calcext:value-type="float">
            <text:p>18</text:p>
          </table:table-cell>
          <table:table-cell table:style-name="ce72" table:formula="of:=[$Townlands.R18]" office:value-type="float" office:value="1" calcext:value-type="float">
            <text:p>1</text:p>
          </table:table-cell>
          <table:table-cell table:style-name="ce74" table:formula="of:=[$Townlands.M18]" office:value-type="string" office:string-value="53.4197222,-6.152500000000001" calcext:value-type="string">
            <text:p>53.4197222,-6.152500000000001</text:p>
          </table:table-cell>
          <table:table-cell table:number-columns-repeated="2"/>
          <table:table-cell table:style-name="ce79" office:value-type="float" office:value="17" calcext:value-type="float">
            <text:p>17</text:p>
          </table:table-cell>
          <table:table-cell table:style-name="ce72" table:formula="of:=[.C17]" office:value-type="string" office:string-value="52.8480556,-6.727222222222222" calcext:value-type="string">
            <text:p>52.8480556,-6.727222222222222</text:p>
          </table:table-cell>
          <table:table-cell table:number-columns-repeated="1017"/>
        </table:table-row>
        <table:table-row table:style-name="ro1">
          <table:table-cell table:style-name="ce71" table:formula="of:=[$Townlands.Q20]" office:value-type="string" office:string-value="19,20,21,22,23,24,25" calcext:value-type="string">
            <text:p>19,20,21,22,23,24,25</text:p>
          </table:table-cell>
          <table:table-cell table:style-name="ce72" table:formula="of:=[$Townlands.R20]" office:value-type="float" office:value="7" calcext:value-type="float">
            <text:p>7</text:p>
          </table:table-cell>
          <table:table-cell table:style-name="ce74" table:formula="of:=[$Townlands.M20]" office:value-type="string" office:string-value="53.0311111,-6.756388888888889" calcext:value-type="string">
            <text:p>53.0311111,-6.756388888888889</text:p>
          </table:table-cell>
          <table:table-cell table:number-columns-repeated="2"/>
          <table:table-cell table:style-name="ce79" office:value-type="float" office:value="18" calcext:value-type="float">
            <text:p>18</text:p>
          </table:table-cell>
          <table:table-cell table:style-name="ce72" table:formula="of:=[.C18]" office:value-type="string" office:string-value="53.4197222,-6.152500000000001" calcext:value-type="string">
            <text:p>53.4197222,-6.152500000000001</text:p>
          </table:table-cell>
          <table:table-cell table:number-columns-repeated="1017"/>
        </table:table-row>
        <table:table-row table:style-name="ro1">
          <table:table-cell table:style-name="ce71" table:formula="of:=[$Townlands.Q21]" office:value-type="float" office:value="26" calcext:value-type="float">
            <text:p>26</text:p>
          </table:table-cell>
          <table:table-cell table:style-name="ce72" table:formula="of:=[$Townlands.R21]" office:value-type="float" office:value="1" calcext:value-type="float">
            <text:p>1</text:p>
          </table:table-cell>
          <table:table-cell table:style-name="ce74" table:formula="of:=[$Townlands.M21]" office:value-type="string" office:string-value="53.3752778,-6.551111111111111" calcext:value-type="string">
            <text:p>53.3752778,-6.551111111111111</text:p>
          </table:table-cell>
          <table:table-cell table:number-columns-repeated="2"/>
          <table:table-cell table:style-name="ce79" office:value-type="float" office:value="19" calcext:value-type="float">
            <text:p>19</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2]" office:value-type="float" office:value="27" calcext:value-type="float">
            <text:p>27</text:p>
          </table:table-cell>
          <table:table-cell table:style-name="ce72" table:formula="of:=[$Townlands.R22]" office:value-type="float" office:value="1" calcext:value-type="float">
            <text:p>1</text:p>
          </table:table-cell>
          <table:table-cell table:style-name="ce74" table:formula="of:=[$Townlands.M22]" office:value-type="string" office:string-value="52.76,-7.524444444444445" calcext:value-type="string">
            <text:p>52.76,-7.524444444444445</text:p>
          </table:table-cell>
          <table:table-cell table:number-columns-repeated="2"/>
          <table:table-cell table:style-name="ce79" office:value-type="float" office:value="20" calcext:value-type="float">
            <text:p>20</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3]" office:value-type="float" office:value="28" calcext:value-type="float">
            <text:p>28</text:p>
          </table:table-cell>
          <table:table-cell table:style-name="ce72" table:formula="of:=[$Townlands.R23]" office:value-type="float" office:value="1" calcext:value-type="float">
            <text:p>1</text:p>
          </table:table-cell>
          <table:table-cell table:style-name="ce75" table:formula="of:=[$Townlands.M23]" office:value-type="string" office:string-value="52.6513889,-7.150555555555556" calcext:value-type="string">
            <text:p>52.6513889,-7.150555555555556</text:p>
          </table:table-cell>
          <table:table-cell table:number-columns-repeated="2"/>
          <table:table-cell table:style-name="ce79" office:value-type="float" office:value="21" calcext:value-type="float">
            <text:p>21</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4]" office:value-type="string" office:string-value="29,30" calcext:value-type="string">
            <text:p>29,30</text:p>
          </table:table-cell>
          <table:table-cell table:style-name="ce72" table:formula="of:=[$Townlands.R24]" office:value-type="float" office:value="2" calcext:value-type="float">
            <text:p>2</text:p>
          </table:table-cell>
          <table:table-cell table:style-name="ce74" table:formula="of:=[$Townlands.M24]" office:value-type="string" office:string-value="52.6177778,-7.1722222222222225" calcext:value-type="string">
            <text:p>52.6177778,-7.1722222222222225</text:p>
          </table:table-cell>
          <table:table-cell table:number-columns-repeated="2"/>
          <table:table-cell table:style-name="ce79" office:value-type="float" office:value="22" calcext:value-type="float">
            <text:p>22</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5]" office:value-type="float" office:value="31" calcext:value-type="float">
            <text:p>31</text:p>
          </table:table-cell>
          <table:table-cell table:style-name="ce72" table:formula="of:=[$Townlands.R25]" office:value-type="float" office:value="1" calcext:value-type="float">
            <text:p>1</text:p>
          </table:table-cell>
          <table:table-cell table:style-name="ce74" table:formula="of:=[$Townlands.M25]" office:value-type="string" office:string-value="52.5188889,-7.036388888888888" calcext:value-type="string">
            <text:p>52.5188889,-7.036388888888888</text:p>
          </table:table-cell>
          <table:table-cell table:number-columns-repeated="2"/>
          <table:table-cell table:style-name="ce79" office:value-type="float" office:value="23" calcext:value-type="float">
            <text:p>23</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6]" office:value-type="float" office:value="32" calcext:value-type="float">
            <text:p>32</text:p>
          </table:table-cell>
          <table:table-cell table:style-name="ce72" table:formula="of:=[$Townlands.R26]" office:value-type="float" office:value="1" calcext:value-type="float">
            <text:p>1</text:p>
          </table:table-cell>
          <table:table-cell table:style-name="ce74" table:formula="of:=[$Townlands.M26]" office:value-type="string" office:string-value="52.6325,-7.066111111111111" calcext:value-type="string">
            <text:p>52.6325,-7.066111111111111</text:p>
          </table:table-cell>
          <table:table-cell table:number-columns-repeated="2"/>
          <table:table-cell table:style-name="ce79" office:value-type="float" office:value="24" calcext:value-type="float">
            <text:p>24</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7]" office:value-type="float" office:value="33" calcext:value-type="float">
            <text:p>33</text:p>
          </table:table-cell>
          <table:table-cell table:style-name="ce72" table:formula="of:=[$Townlands.R27]" office:value-type="float" office:value="1" calcext:value-type="float">
            <text:p>1</text:p>
          </table:table-cell>
          <table:table-cell table:style-name="ce74" table:formula="of:=[$Townlands.M27]" office:value-type="string" office:string-value="52.5425,-6.958055555555556" calcext:value-type="string">
            <text:p>52.5425,-6.958055555555556</text:p>
          </table:table-cell>
          <table:table-cell table:number-columns-repeated="2"/>
          <table:table-cell table:style-name="ce79" office:value-type="float" office:value="25" calcext:value-type="float">
            <text:p>25</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8]" office:value-type="float" office:value="34" calcext:value-type="float">
            <text:p>34</text:p>
          </table:table-cell>
          <table:table-cell table:style-name="ce72" table:formula="of:=[$Townlands.R28]" office:value-type="float" office:value="1" calcext:value-type="float">
            <text:p>1</text:p>
          </table:table-cell>
          <table:table-cell table:style-name="ce74" table:formula="of:=[$Townlands.M28]" office:value-type="string" office:string-value="52.5386111,-7.158611111111111" calcext:value-type="string">
            <text:p>52.5386111,-7.158611111111111</text:p>
          </table:table-cell>
          <table:table-cell table:number-columns-repeated="2"/>
          <table:table-cell table:style-name="ce79" office:value-type="float" office:value="26" calcext:value-type="float">
            <text:p>26</text:p>
          </table:table-cell>
          <table:table-cell table:style-name="ce72" table:formula="of:=[.C20]" office:value-type="string" office:string-value="53.3752778,-6.551111111111111" calcext:value-type="string">
            <text:p>53.3752778,-6.551111111111111</text:p>
          </table:table-cell>
          <table:table-cell table:number-columns-repeated="1017"/>
        </table:table-row>
        <table:table-row table:style-name="ro1">
          <table:table-cell table:style-name="ce71" table:formula="of:=[$Townlands.Q29]" office:value-type="float" office:value="35" calcext:value-type="float">
            <text:p>35</text:p>
          </table:table-cell>
          <table:table-cell table:style-name="ce72" table:formula="of:=[$Townlands.R29]" office:value-type="float" office:value="1" calcext:value-type="float">
            <text:p>1</text:p>
          </table:table-cell>
          <table:table-cell table:style-name="ce74" table:formula="of:=[$Townlands.M29]" office:value-type="string" office:string-value="52.5775,-7.121388888888888" calcext:value-type="string">
            <text:p>52.5775,-7.121388888888888</text:p>
          </table:table-cell>
          <table:table-cell table:number-columns-repeated="2"/>
          <table:table-cell table:style-name="ce79" office:value-type="float" office:value="27" calcext:value-type="float">
            <text:p>27</text:p>
          </table:table-cell>
          <table:table-cell table:style-name="ce72" table:formula="of:=[.C21]" office:value-type="string" office:string-value="52.76,-7.524444444444445" calcext:value-type="string">
            <text:p>52.76,-7.524444444444445</text:p>
          </table:table-cell>
          <table:table-cell table:number-columns-repeated="1017"/>
        </table:table-row>
        <table:table-row table:style-name="ro1">
          <table:table-cell table:style-name="ce71" table:formula="of:=[$Townlands.Q30]" office:value-type="float" office:value="36.37" calcext:value-type="float">
            <text:p>36,37</text:p>
          </table:table-cell>
          <table:table-cell table:style-name="ce72" table:formula="of:=[$Townlands.R30]" office:value-type="float" office:value="2" calcext:value-type="float">
            <text:p>2</text:p>
          </table:table-cell>
          <table:table-cell table:style-name="ce74" table:formula="of:=[$Townlands.M30]" office:value-type="string" office:string-value="52.4438889,-7.360833333333333" calcext:value-type="string">
            <text:p>52.4438889,-7.360833333333333</text:p>
          </table:table-cell>
          <table:table-cell table:number-columns-repeated="2"/>
          <table:table-cell table:style-name="ce79" office:value-type="float" office:value="28" calcext:value-type="float">
            <text:p>28</text:p>
          </table:table-cell>
          <table:table-cell table:style-name="ce80" table:formula="of:=[.C22]" office:value-type="string" office:string-value="52.6513889,-7.150555555555556" calcext:value-type="string">
            <text:p>52.6513889,-7.150555555555556</text:p>
          </table:table-cell>
          <table:table-cell table:number-columns-repeated="1017"/>
        </table:table-row>
        <table:table-row table:style-name="ro1">
          <table:table-cell table:style-name="ce71" table:formula="of:=[$Townlands.Q31]" office:value-type="float" office:value="38" calcext:value-type="float">
            <text:p>38</text:p>
          </table:table-cell>
          <table:table-cell table:style-name="ce72" table:formula="of:=[$Townlands.R31]" office:value-type="float" office:value="1" calcext:value-type="float">
            <text:p>1</text:p>
          </table:table-cell>
          <table:table-cell table:style-name="ce74" table:formula="of:=[$Townlands.M31]" office:value-type="string" office:string-value="52.4719444,-7.231111111111111" calcext:value-type="string">
            <text:p>52.4719444,-7.231111111111111</text:p>
          </table:table-cell>
          <table:table-cell table:number-columns-repeated="2"/>
          <table:table-cell table:style-name="ce79" office:value-type="float" office:value="29" calcext:value-type="float">
            <text:p>29</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1">
          <table:table-cell table:style-name="ce71" table:formula="of:=[$Townlands.Q32]" office:value-type="float" office:value="39" calcext:value-type="float">
            <text:p>39</text:p>
          </table:table-cell>
          <table:table-cell table:style-name="ce72" table:formula="of:=[$Townlands.R32]" office:value-type="float" office:value="1" calcext:value-type="float">
            <text:p>1</text:p>
          </table:table-cell>
          <table:table-cell table:style-name="ce74" table:formula="of:=[$Townlands.M32]" office:value-type="string" office:string-value="53.845,-6.476666666666667" calcext:value-type="string">
            <text:p>53.845,-6.476666666666667</text:p>
          </table:table-cell>
          <table:table-cell table:number-columns-repeated="2"/>
          <table:table-cell table:style-name="ce79" office:value-type="float" office:value="30" calcext:value-type="float">
            <text:p>30</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1">
          <table:table-cell table:style-name="ce71" table:formula="of:=[$Townlands.Q33]" office:value-type="float" office:value="40" calcext:value-type="float">
            <text:p>40</text:p>
          </table:table-cell>
          <table:table-cell table:style-name="ce72" table:formula="of:=[$Townlands.R33]" office:value-type="float" office:value="1" calcext:value-type="float">
            <text:p>1</text:p>
          </table:table-cell>
          <table:table-cell table:style-name="ce74" table:formula="of:=[$Townlands.M33]" office:value-type="string" office:string-value="53.6733333,-6.559166666666666" calcext:value-type="string">
            <text:p>53.6733333,-6.559166666666666</text:p>
          </table:table-cell>
          <table:table-cell table:number-columns-repeated="2"/>
          <table:table-cell table:style-name="ce79" office:value-type="float" office:value="31" calcext:value-type="float">
            <text:p>31</text:p>
          </table:table-cell>
          <table:table-cell table:style-name="ce72" table:formula="of:=[.C24]" office:value-type="string" office:string-value="52.5188889,-7.036388888888888" calcext:value-type="string">
            <text:p>52.5188889,-7.036388888888888</text:p>
          </table:table-cell>
          <table:table-cell table:number-columns-repeated="1017"/>
        </table:table-row>
        <table:table-row table:style-name="ro1">
          <table:table-cell table:style-name="ce71" table:formula="of:=[$Townlands.Q34]" office:value-type="float" office:value="41" calcext:value-type="float">
            <text:p>41</text:p>
          </table:table-cell>
          <table:table-cell table:style-name="ce72" table:formula="of:=[$Townlands.R34]" office:value-type="float" office:value="1" calcext:value-type="float">
            <text:p>1</text:p>
          </table:table-cell>
          <table:table-cell table:style-name="ce74" table:formula="of:=[$Townlands.M34]" office:value-type="string" office:string-value="53.7358333,-6.96" calcext:value-type="string">
            <text:p>53.7358333,-6.96</text:p>
          </table:table-cell>
          <table:table-cell table:number-columns-repeated="2"/>
          <table:table-cell table:style-name="ce79" office:value-type="float" office:value="32" calcext:value-type="float">
            <text:p>32</text:p>
          </table:table-cell>
          <table:table-cell table:style-name="ce72" table:formula="of:=[.C25]" office:value-type="string" office:string-value="52.6325,-7.066111111111111" calcext:value-type="string">
            <text:p>52.6325,-7.066111111111111</text:p>
          </table:table-cell>
          <table:table-cell table:number-columns-repeated="1017"/>
        </table:table-row>
        <table:table-row table:style-name="ro1">
          <table:table-cell table:style-name="ce71" table:formula="of:=[$Townlands.Q35]" office:value-type="float" office:value="42" calcext:value-type="float">
            <text:p>42</text:p>
          </table:table-cell>
          <table:table-cell table:style-name="ce72" table:formula="of:=[$Townlands.R35]" office:value-type="float" office:value="1" calcext:value-type="float">
            <text:p>1</text:p>
          </table:table-cell>
          <table:table-cell table:style-name="ce74" table:formula="of:=[$Townlands.M35]" office:value-type="string" office:string-value="52.2505556,-6.720555555555555" calcext:value-type="string">
            <text:p>52.2505556,-6.720555555555555</text:p>
          </table:table-cell>
          <table:table-cell table:number-columns-repeated="2"/>
          <table:table-cell table:style-name="ce79" office:value-type="float" office:value="33" calcext:value-type="float">
            <text:p>33</text:p>
          </table:table-cell>
          <table:table-cell table:style-name="ce72" table:formula="of:=[.C26]" office:value-type="string" office:string-value="52.5425,-6.958055555555556" calcext:value-type="string">
            <text:p>52.5425,-6.958055555555556</text:p>
          </table:table-cell>
          <table:table-cell table:number-columns-repeated="1017"/>
        </table:table-row>
        <table:table-row table:style-name="ro1">
          <table:table-cell table:style-name="ce71" table:formula="of:=[$Townlands.Q36]" office:value-type="float" office:value="43" calcext:value-type="float">
            <text:p>43</text:p>
          </table:table-cell>
          <table:table-cell table:style-name="ce72" table:formula="of:=[$Townlands.R36]" office:value-type="float" office:value="1" calcext:value-type="float">
            <text:p>1</text:p>
          </table:table-cell>
          <table:table-cell table:style-name="ce74" table:formula="of:=[$Townlands.M36]" office:value-type="string" office:string-value="52.1173,-6.6177" calcext:value-type="string">
            <text:p>52.1173,-6.6177</text:p>
          </table:table-cell>
          <table:table-cell table:number-columns-repeated="2"/>
          <table:table-cell table:style-name="ce79" office:value-type="float" office:value="34" calcext:value-type="float">
            <text:p>34</text:p>
          </table:table-cell>
          <table:table-cell table:style-name="ce72" table:formula="of:=[.C27]" office:value-type="string" office:string-value="52.5386111,-7.158611111111111" calcext:value-type="string">
            <text:p>52.5386111,-7.158611111111111</text:p>
          </table:table-cell>
          <table:table-cell table:number-columns-repeated="1017"/>
        </table:table-row>
        <table:table-row table:style-name="ro1">
          <table:table-cell table:style-name="ce71" table:formula="of:=[$Townlands.Q37]" office:value-type="float" office:value="44" calcext:value-type="float">
            <text:p>44</text:p>
          </table:table-cell>
          <table:table-cell table:style-name="ce72" table:formula="of:=[$Townlands.R37]" office:value-type="float" office:value="1" calcext:value-type="float">
            <text:p>1</text:p>
          </table:table-cell>
          <table:table-cell table:style-name="ce74" table:formula="of:=[$Townlands.M37]" office:value-type="string" office:string-value="52.2152778,-6.4275" calcext:value-type="string">
            <text:p>52.2152778,-6.4275</text:p>
          </table:table-cell>
          <table:table-cell table:number-columns-repeated="2"/>
          <table:table-cell table:style-name="ce79" office:value-type="float" office:value="35" calcext:value-type="float">
            <text:p>35</text:p>
          </table:table-cell>
          <table:table-cell table:style-name="ce72" table:formula="of:=[.C28]" office:value-type="string" office:string-value="52.5775,-7.121388888888888" calcext:value-type="string">
            <text:p>52.5775,-7.121388888888888</text:p>
          </table:table-cell>
          <table:table-cell table:number-columns-repeated="1017"/>
        </table:table-row>
        <table:table-row table:style-name="ro1">
          <table:table-cell table:style-name="ce71" table:formula="of:=[$Townlands.Q38]" office:value-type="float" office:value="45" calcext:value-type="float">
            <text:p>45</text:p>
          </table:table-cell>
          <table:table-cell table:style-name="ce72" table:formula="of:=[$Townlands.R38]" office:value-type="float" office:value="1" calcext:value-type="float">
            <text:p>1</text:p>
          </table:table-cell>
          <table:table-cell table:style-name="ce74" table:formula="of:=[$Townlands.M38]" office:value-type="string" office:string-value="52.5436111,-6.530277777777778" calcext:value-type="string">
            <text:p>52.5436111,-6.530277777777778</text:p>
          </table:table-cell>
          <table:table-cell table:number-columns-repeated="2"/>
          <table:table-cell table:style-name="ce79" office:value-type="float" office:value="36" calcext:value-type="float">
            <text:p>36</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1">
          <table:table-cell table:style-name="ce71" table:formula="of:=[$Townlands.Q39]" office:value-type="float" office:value="46" calcext:value-type="float">
            <text:p>46</text:p>
          </table:table-cell>
          <table:table-cell table:style-name="ce72" table:formula="of:=[$Townlands.R39]" office:value-type="float" office:value="1" calcext:value-type="float">
            <text:p>1</text:p>
          </table:table-cell>
          <table:table-cell table:style-name="ce74" table:formula="of:=[$Townlands.M39]" office:value-type="string" office:string-value="52.1613889,-6.887777777777777" calcext:value-type="string">
            <text:p>52.1613889,-6.887777777777777</text:p>
          </table:table-cell>
          <table:table-cell table:number-columns-repeated="2"/>
          <table:table-cell table:style-name="ce79" office:value-type="float" office:value="37" calcext:value-type="float">
            <text:p>37</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1">
          <table:table-cell table:style-name="ce71" table:formula="of:=[$Townlands.Q40]" office:value-type="float" office:value="47" calcext:value-type="float">
            <text:p>47</text:p>
          </table:table-cell>
          <table:table-cell table:style-name="ce72" table:formula="of:=[$Townlands.R40]" office:value-type="float" office:value="1" calcext:value-type="float">
            <text:p>1</text:p>
          </table:table-cell>
          <table:table-cell table:style-name="ce74" table:formula="of:=[$Townlands.M40]" office:value-type="string" office:string-value="52.9091667,-6.063611111111111" calcext:value-type="string">
            <text:p>52.9091667,-6.063611111111111</text:p>
          </table:table-cell>
          <table:table-cell table:number-columns-repeated="2"/>
          <table:table-cell table:style-name="ce79" office:value-type="float" office:value="38" calcext:value-type="float">
            <text:p>38</text:p>
          </table:table-cell>
          <table:table-cell table:style-name="ce72" table:formula="of:=[.C30]" office:value-type="string" office:string-value="52.4719444,-7.231111111111111" calcext:value-type="string">
            <text:p>52.4719444,-7.231111111111111</text:p>
          </table:table-cell>
          <table:table-cell table:number-columns-repeated="1017"/>
        </table:table-row>
        <table:table-row table:style-name="ro1">
          <table:table-cell table:style-name="ce71" table:formula="of:=[$Townlands.Q41]" office:value-type="float" office:value="48" calcext:value-type="float">
            <text:p>48</text:p>
          </table:table-cell>
          <table:table-cell table:style-name="ce72" table:formula="of:=[$Townlands.R41]" office:value-type="float" office:value="1" calcext:value-type="float">
            <text:p>1</text:p>
          </table:table-cell>
          <table:table-cell table:style-name="ce74" table:formula="of:=[$Townlands.M41]" office:value-type="string" office:string-value="53.0169444,-6.617777777777778" calcext:value-type="string">
            <text:p>53.0169444,-6.617777777777778</text:p>
          </table:table-cell>
          <table:table-cell table:number-columns-repeated="2"/>
          <table:table-cell table:style-name="ce79" office:value-type="float" office:value="39" calcext:value-type="float">
            <text:p>39</text:p>
          </table:table-cell>
          <table:table-cell table:style-name="ce72" table:formula="of:=[.C31]" office:value-type="string" office:string-value="53.845,-6.476666666666667" calcext:value-type="string">
            <text:p>53.845,-6.476666666666667</text:p>
          </table:table-cell>
          <table:table-cell table:number-columns-repeated="1017"/>
        </table:table-row>
        <table:table-row table:style-name="ro1">
          <table:table-cell table:style-name="ce71" table:formula="of:=[$Townlands.Q42]" office:value-type="float" office:value="49" calcext:value-type="float">
            <text:p>49</text:p>
          </table:table-cell>
          <table:table-cell table:style-name="ce72" table:formula="of:=[$Townlands.R42]" office:value-type="float" office:value="1" calcext:value-type="float">
            <text:p>1</text:p>
          </table:table-cell>
          <table:table-cell table:style-name="ce74" table:formula="of:=[$Townlands.M42]" office:value-type="string" office:string-value="52.9663889,-6.624444444444445" calcext:value-type="string">
            <text:p>52.9663889,-6.624444444444445</text:p>
          </table:table-cell>
          <table:table-cell table:number-columns-repeated="2"/>
          <table:table-cell table:style-name="ce79" office:value-type="float" office:value="40" calcext:value-type="float">
            <text:p>40</text:p>
          </table:table-cell>
          <table:table-cell table:style-name="ce72" table:formula="of:=[.C32]" office:value-type="string" office:string-value="53.6733333,-6.559166666666666" calcext:value-type="string">
            <text:p>53.6733333,-6.559166666666666</text:p>
          </table:table-cell>
          <table:table-cell table:number-columns-repeated="1017"/>
        </table:table-row>
        <table:table-row table:style-name="ro1">
          <table:table-cell table:style-name="ce71" table:formula="of:=[$Townlands.Q43]" office:value-type="float" office:value="50" calcext:value-type="float">
            <text:p>50</text:p>
          </table:table-cell>
          <table:table-cell table:style-name="ce72" table:formula="of:=[$Townlands.R43]" office:value-type="float" office:value="1" calcext:value-type="float">
            <text:p>1</text:p>
          </table:table-cell>
          <table:table-cell table:style-name="ce74" table:formula="of:=[$Townlands.M43]" office:value-type="string" office:string-value="53.9469444,-6.608888888888888" calcext:value-type="string">
            <text:p>53.9469444,-6.608888888888888</text:p>
          </table:table-cell>
          <table:table-cell table:number-columns-repeated="2"/>
          <table:table-cell table:style-name="ce79" office:value-type="float" office:value="41" calcext:value-type="float">
            <text:p>41</text:p>
          </table:table-cell>
          <table:table-cell table:style-name="ce72" table:formula="of:=[.C33]" office:value-type="string" office:string-value="53.7358333,-6.96" calcext:value-type="string">
            <text:p>53.7358333,-6.96</text:p>
          </table:table-cell>
          <table:table-cell table:number-columns-repeated="1017"/>
        </table:table-row>
        <table:table-row table:style-name="ro1">
          <table:table-cell table:style-name="ce71" table:formula="of:=[$Townlands.Q44]" office:value-type="float" office:value="51" calcext:value-type="float">
            <text:p>51</text:p>
          </table:table-cell>
          <table:table-cell table:style-name="ce72" table:formula="of:=[$Townlands.R44]" office:value-type="float" office:value="1" calcext:value-type="float">
            <text:p>1</text:p>
          </table:table-cell>
          <table:table-cell table:style-name="ce74" table:formula="of:=[$Townlands.M44]" office:value-type="string" office:string-value="52.9980556,-6.535" calcext:value-type="string">
            <text:p>52.9980556,-6.535</text:p>
          </table:table-cell>
          <table:table-cell table:number-columns-repeated="2"/>
          <table:table-cell table:style-name="ce79" office:value-type="float" office:value="42" calcext:value-type="float">
            <text:p>42</text:p>
          </table:table-cell>
          <table:table-cell table:style-name="ce72" table:formula="of:=[.C34]" office:value-type="string" office:string-value="52.2505556,-6.720555555555555" calcext:value-type="string">
            <text:p>52.2505556,-6.720555555555555</text:p>
          </table:table-cell>
          <table:table-cell table:number-columns-repeated="1017"/>
        </table:table-row>
        <table:table-row table:style-name="ro1">
          <table:table-cell table:style-name="ce71" table:formula="of:=[$Townlands.Q45]" office:value-type="float" office:value="52" calcext:value-type="float">
            <text:p>52</text:p>
          </table:table-cell>
          <table:table-cell table:style-name="ce72" table:formula="of:=[$Townlands.R45]" office:value-type="float" office:value="1" calcext:value-type="float">
            <text:p>1</text:p>
          </table:table-cell>
          <table:table-cell table:style-name="ce74" table:formula="of:=[$Townlands.M45]" office:value-type="string" office:string-value="53.0222222,-9.063611111111111" calcext:value-type="string">
            <text:p>53.0222222,-9.063611111111111</text:p>
          </table:table-cell>
          <table:table-cell table:number-columns-repeated="2"/>
          <table:table-cell table:style-name="ce79" office:value-type="float" office:value="43" calcext:value-type="float">
            <text:p>43</text:p>
          </table:table-cell>
          <table:table-cell table:style-name="ce72" table:formula="of:=[.C35]" office:value-type="string" office:string-value="52.1173,-6.6177" calcext:value-type="string">
            <text:p>52.1173,-6.6177</text:p>
          </table:table-cell>
          <table:table-cell table:number-columns-repeated="1017"/>
        </table:table-row>
        <table:table-row table:style-name="ro1">
          <table:table-cell table:style-name="ce71" table:formula="of:=[$Townlands.Q46]" office:value-type="float" office:value="53" calcext:value-type="float">
            <text:p>53</text:p>
          </table:table-cell>
          <table:table-cell table:style-name="ce72" table:formula="of:=[$Townlands.R46]" office:value-type="float" office:value="1" calcext:value-type="float">
            <text:p>1</text:p>
          </table:table-cell>
          <table:table-cell table:style-name="ce74" table:formula="of:=[$Townlands.M46]" office:value-type="string" office:string-value="52.8463,-8.9807" calcext:value-type="string">
            <text:p>52.8463,-8.9807</text:p>
          </table:table-cell>
          <table:table-cell table:number-columns-repeated="2"/>
          <table:table-cell table:style-name="ce79" office:value-type="float" office:value="44" calcext:value-type="float">
            <text:p>44</text:p>
          </table:table-cell>
          <table:table-cell table:style-name="ce72" table:formula="of:=[.C36]" office:value-type="string" office:string-value="52.2152778,-6.4275" calcext:value-type="string">
            <text:p>52.2152778,-6.4275</text:p>
          </table:table-cell>
          <table:table-cell table:number-columns-repeated="1017"/>
        </table:table-row>
        <table:table-row table:style-name="ro1">
          <table:table-cell table:style-name="ce71" table:formula="of:=[$Townlands.Q47]" office:value-type="float" office:value="54" calcext:value-type="float">
            <text:p>54</text:p>
          </table:table-cell>
          <table:table-cell table:style-name="ce72" table:formula="of:=[$Townlands.R47]" office:value-type="float" office:value="1" calcext:value-type="float">
            <text:p>1</text:p>
          </table:table-cell>
          <table:table-cell table:style-name="ce74" table:formula="of:=[$Townlands.M47]" office:value-type="string" office:string-value="52.8033333,-8.447777777777778" calcext:value-type="string">
            <text:p>52.8033333,-8.447777777777778</text:p>
          </table:table-cell>
          <table:table-cell table:number-columns-repeated="2"/>
          <table:table-cell table:style-name="ce79" office:value-type="float" office:value="45" calcext:value-type="float">
            <text:p>45</text:p>
          </table:table-cell>
          <table:table-cell table:style-name="ce72" table:formula="of:=[.C37]" office:value-type="string" office:string-value="52.5436111,-6.530277777777778" calcext:value-type="string">
            <text:p>52.5436111,-6.530277777777778</text:p>
          </table:table-cell>
          <table:table-cell table:number-columns-repeated="1017"/>
        </table:table-row>
        <table:table-row table:style-name="ro1">
          <table:table-cell table:style-name="ce71" table:formula="of:=[$Townlands.Q48]" office:value-type="float" office:value="55" calcext:value-type="float">
            <text:p>55</text:p>
          </table:table-cell>
          <table:table-cell table:style-name="ce72" table:formula="of:=[$Townlands.R48]" office:value-type="float" office:value="1" calcext:value-type="float">
            <text:p>1</text:p>
          </table:table-cell>
          <table:table-cell table:style-name="ce74" table:formula="of:=[$Townlands.M48]" office:value-type="string" office:string-value="51.7330556,-9.28361111111111" calcext:value-type="string">
            <text:p>51.7330556,-9.28361111111111</text:p>
          </table:table-cell>
          <table:table-cell table:number-columns-repeated="2"/>
          <table:table-cell table:style-name="ce79" office:value-type="float" office:value="46" calcext:value-type="float">
            <text:p>46</text:p>
          </table:table-cell>
          <table:table-cell table:style-name="ce72" table:formula="of:=[.C38]" office:value-type="string" office:string-value="52.1613889,-6.887777777777777" calcext:value-type="string">
            <text:p>52.1613889,-6.887777777777777</text:p>
          </table:table-cell>
          <table:table-cell table:number-columns-repeated="1017"/>
        </table:table-row>
        <table:table-row table:style-name="ro1">
          <table:table-cell table:style-name="ce71" table:formula="of:=[$Townlands.Q49]" office:value-type="float" office:value="56" calcext:value-type="float">
            <text:p>56</text:p>
          </table:table-cell>
          <table:table-cell table:style-name="ce72" table:formula="of:=[$Townlands.R49]" office:value-type="float" office:value="1" calcext:value-type="float">
            <text:p>1</text:p>
          </table:table-cell>
          <table:table-cell table:style-name="ce74" table:formula="of:=[$Townlands.M49]" office:value-type="string" office:string-value="52.0680556,-8.599444444444446" calcext:value-type="string">
            <text:p>52.0680556,-8.599444444444446</text:p>
          </table:table-cell>
          <table:table-cell table:number-columns-repeated="2"/>
          <table:table-cell table:style-name="ce79" office:value-type="float" office:value="47" calcext:value-type="float">
            <text:p>47</text:p>
          </table:table-cell>
          <table:table-cell table:style-name="ce72" table:formula="of:=[.C39]" office:value-type="string" office:string-value="52.9091667,-6.063611111111111" calcext:value-type="string">
            <text:p>52.9091667,-6.063611111111111</text:p>
          </table:table-cell>
          <table:table-cell table:number-columns-repeated="1017"/>
        </table:table-row>
        <table:table-row table:style-name="ro1">
          <table:table-cell table:style-name="ce71" table:formula="of:=[$Townlands.Q50]" office:value-type="float" office:value="57.58" calcext:value-type="float">
            <text:p>57,58</text:p>
          </table:table-cell>
          <table:table-cell table:style-name="ce72" table:formula="of:=[$Townlands.R50]" office:value-type="float" office:value="2" calcext:value-type="float">
            <text:p>2</text:p>
          </table:table-cell>
          <table:table-cell table:style-name="ce74" table:formula="of:=[$Townlands.M50]" office:value-type="string" office:string-value="52.0811111,-8.601944444444444" calcext:value-type="string">
            <text:p>52.0811111,-8.601944444444444</text:p>
          </table:table-cell>
          <table:table-cell table:number-columns-repeated="2"/>
          <table:table-cell table:style-name="ce79" office:value-type="float" office:value="48" calcext:value-type="float">
            <text:p>48</text:p>
          </table:table-cell>
          <table:table-cell table:style-name="ce72" table:formula="of:=[.C40]" office:value-type="string" office:string-value="53.0169444,-6.617777777777778" calcext:value-type="string">
            <text:p>53.0169444,-6.617777777777778</text:p>
          </table:table-cell>
          <table:table-cell table:number-columns-repeated="1017"/>
        </table:table-row>
        <table:table-row table:style-name="ro1">
          <table:table-cell table:style-name="ce71" table:formula="of:=[$Townlands.Q51]" office:value-type="string" office:string-value="59,60" calcext:value-type="string">
            <text:p>59,60</text:p>
          </table:table-cell>
          <table:table-cell table:style-name="ce72" table:formula="of:=[$Townlands.R51]" office:value-type="float" office:value="2" calcext:value-type="float">
            <text:p>2</text:p>
          </table:table-cell>
          <table:table-cell table:style-name="ce74" table:formula="of:=[$Townlands.M51]" office:value-type="string" office:string-value="52.0102778,-8.453333333333333" calcext:value-type="string">
            <text:p>52.0102778,-8.453333333333333</text:p>
          </table:table-cell>
          <table:table-cell table:number-columns-repeated="2"/>
          <table:table-cell table:style-name="ce79" office:value-type="float" office:value="49" calcext:value-type="float">
            <text:p>49</text:p>
          </table:table-cell>
          <table:table-cell table:style-name="ce72" table:formula="of:=[.C41]" office:value-type="string" office:string-value="52.9663889,-6.624444444444445" calcext:value-type="string">
            <text:p>52.9663889,-6.624444444444445</text:p>
          </table:table-cell>
          <table:table-cell table:number-columns-repeated="1017"/>
        </table:table-row>
        <table:table-row table:style-name="ro1">
          <table:table-cell table:style-name="ce71" table:formula="of:=[$Townlands.Q52]" office:value-type="float" office:value="61" calcext:value-type="float">
            <text:p>61</text:p>
          </table:table-cell>
          <table:table-cell table:style-name="ce72" table:formula="of:=[$Townlands.R52]" office:value-type="float" office:value="1" calcext:value-type="float">
            <text:p>1</text:p>
          </table:table-cell>
          <table:table-cell table:style-name="ce74" table:formula="of:=[$Townlands.M52]" office:value-type="string" office:string-value="52.0086111,-8.360555555555555" calcext:value-type="string">
            <text:p>52.0086111,-8.360555555555555</text:p>
          </table:table-cell>
          <table:table-cell table:number-columns-repeated="2"/>
          <table:table-cell table:style-name="ce79" office:value-type="float" office:value="50" calcext:value-type="float">
            <text:p>50</text:p>
          </table:table-cell>
          <table:table-cell table:style-name="ce72" table:formula="of:=[.C42]" office:value-type="string" office:string-value="53.9469444,-6.608888888888888" calcext:value-type="string">
            <text:p>53.9469444,-6.608888888888888</text:p>
          </table:table-cell>
          <table:table-cell table:number-columns-repeated="1017"/>
        </table:table-row>
        <table:table-row table:style-name="ro1">
          <table:table-cell table:style-name="ce71" table:formula="of:=[$Townlands.Q53]" office:value-type="float" office:value="62" calcext:value-type="float">
            <text:p>62</text:p>
          </table:table-cell>
          <table:table-cell table:style-name="ce72" table:formula="of:=[$Townlands.R53]" office:value-type="float" office:value="1" calcext:value-type="float">
            <text:p>1</text:p>
          </table:table-cell>
          <table:table-cell table:style-name="ce74" table:formula="of:=[$Townlands.M53]" office:value-type="string" office:string-value="51.9808333,-8.452777777777778" calcext:value-type="string">
            <text:p>51.9808333,-8.452777777777778</text:p>
          </table:table-cell>
          <table:table-cell table:number-columns-repeated="2"/>
          <table:table-cell table:style-name="ce79" office:value-type="float" office:value="51" calcext:value-type="float">
            <text:p>51</text:p>
          </table:table-cell>
          <table:table-cell table:style-name="ce72" table:formula="of:=[.C43]" office:value-type="string" office:string-value="52.9980556,-6.535" calcext:value-type="string">
            <text:p>52.9980556,-6.535</text:p>
          </table:table-cell>
          <table:table-cell table:number-columns-repeated="1017"/>
        </table:table-row>
        <table:table-row table:style-name="ro1">
          <table:table-cell table:style-name="ce71" table:formula="of:=[$Townlands.Q54]" office:value-type="float" office:value="63.64" calcext:value-type="float">
            <text:p>63,64</text:p>
          </table:table-cell>
          <table:table-cell table:style-name="ce72" table:formula="of:=[$Townlands.R54]" office:value-type="float" office:value="2" calcext:value-type="float">
            <text:p>2</text:p>
          </table:table-cell>
          <table:table-cell table:style-name="ce74" table:formula="of:=[$Townlands.M54]" office:value-type="string" office:string-value="51.9694444,-8.175555555555555" calcext:value-type="string">
            <text:p>51.9694444,-8.175555555555555</text:p>
          </table:table-cell>
          <table:table-cell table:number-columns-repeated="2"/>
          <table:table-cell table:style-name="ce79" office:value-type="float" office:value="52" calcext:value-type="float">
            <text:p>52</text:p>
          </table:table-cell>
          <table:table-cell table:style-name="ce72" table:formula="of:=[.C44]" office:value-type="string" office:string-value="53.0222222,-9.063611111111111" calcext:value-type="string">
            <text:p>53.0222222,-9.063611111111111</text:p>
          </table:table-cell>
          <table:table-cell table:number-columns-repeated="1017"/>
        </table:table-row>
        <table:table-row table:style-name="ro1">
          <table:table-cell table:style-name="ce71" table:formula="of:=[$Townlands.Q55]" office:value-type="float" office:value="65" calcext:value-type="float">
            <text:p>65</text:p>
          </table:table-cell>
          <table:table-cell table:style-name="ce72" table:formula="of:=[$Townlands.R55]" office:value-type="float" office:value="1" calcext:value-type="float">
            <text:p>1</text:p>
          </table:table-cell>
          <table:table-cell table:style-name="ce74" table:formula="of:=[$Townlands.M55]" office:value-type="string" office:string-value="52.0052778,-8.24611111111111" calcext:value-type="string">
            <text:p>52.0052778,-8.24611111111111</text:p>
          </table:table-cell>
          <table:table-cell table:number-columns-repeated="2"/>
          <table:table-cell table:style-name="ce79" office:value-type="float" office:value="53" calcext:value-type="float">
            <text:p>53</text:p>
          </table:table-cell>
          <table:table-cell table:style-name="ce72" table:formula="of:=[.C45]" office:value-type="string" office:string-value="52.8463,-8.9807" calcext:value-type="string">
            <text:p>52.8463,-8.9807</text:p>
          </table:table-cell>
          <table:table-cell table:number-columns-repeated="1017"/>
        </table:table-row>
        <table:table-row table:style-name="ro1">
          <table:table-cell table:style-name="ce71" table:formula="of:=[$Townlands.Q56]" office:value-type="float" office:value="66" calcext:value-type="float">
            <text:p>66</text:p>
          </table:table-cell>
          <table:table-cell table:style-name="ce72" table:formula="of:=[$Townlands.R56]" office:value-type="float" office:value="1" calcext:value-type="float">
            <text:p>1</text:p>
          </table:table-cell>
          <table:table-cell table:style-name="ce74" table:formula="of:=[$Townlands.M56]" office:value-type="string" office:string-value="51.7122222,-9.935277777777777" calcext:value-type="string">
            <text:p>51.7122222,-9.935277777777777</text:p>
          </table:table-cell>
          <table:table-cell table:number-columns-repeated="2"/>
          <table:table-cell table:style-name="ce79" office:value-type="float" office:value="54" calcext:value-type="float">
            <text:p>54</text:p>
          </table:table-cell>
          <table:table-cell table:style-name="ce72" table:formula="of:=[.C46]" office:value-type="string" office:string-value="52.8033333,-8.447777777777778" calcext:value-type="string">
            <text:p>52.8033333,-8.447777777777778</text:p>
          </table:table-cell>
          <table:table-cell table:number-columns-repeated="1017"/>
        </table:table-row>
        <table:table-row table:style-name="ro1">
          <table:table-cell table:style-name="ce71" table:formula="of:=[$Townlands.Q57]" office:value-type="float" office:value="67" calcext:value-type="float">
            <text:p>67</text:p>
          </table:table-cell>
          <table:table-cell table:style-name="ce72" table:formula="of:=[$Townlands.R57]" office:value-type="float" office:value="1" calcext:value-type="float">
            <text:p>1</text:p>
          </table:table-cell>
          <table:table-cell table:style-name="ce74" table:formula="of:=[$Townlands.M57]" office:value-type="string" office:string-value="51.6288889,-9.981666666666667" calcext:value-type="string">
            <text:p>51.6288889,-9.981666666666667</text:p>
          </table:table-cell>
          <table:table-cell table:number-columns-repeated="2"/>
          <table:table-cell table:style-name="ce79" office:value-type="float" office:value="55" calcext:value-type="float">
            <text:p>55</text:p>
          </table:table-cell>
          <table:table-cell table:style-name="ce72" table:formula="of:=[.C47]" office:value-type="string" office:string-value="51.7330556,-9.28361111111111" calcext:value-type="string">
            <text:p>51.7330556,-9.28361111111111</text:p>
          </table:table-cell>
          <table:table-cell table:number-columns-repeated="1017"/>
        </table:table-row>
        <table:table-row table:style-name="ro1">
          <table:table-cell table:style-name="ce71" table:formula="of:=[$Townlands.Q58]" office:value-type="float" office:value="68" calcext:value-type="float">
            <text:p>68</text:p>
          </table:table-cell>
          <table:table-cell table:style-name="ce72" table:formula="of:=[$Townlands.R58]" office:value-type="float" office:value="1" calcext:value-type="float">
            <text:p>1</text:p>
          </table:table-cell>
          <table:table-cell table:style-name="ce74" table:formula="of:=[$Townlands.M58]" office:value-type="string" office:string-value="51.7275,-9.711944444444443" calcext:value-type="string">
            <text:p>51.7275,-9.711944444444443</text:p>
          </table:table-cell>
          <table:table-cell table:number-columns-repeated="2"/>
          <table:table-cell table:style-name="ce79" office:value-type="float" office:value="56" calcext:value-type="float">
            <text:p>56</text:p>
          </table:table-cell>
          <table:table-cell table:style-name="ce72" table:formula="of:=[.C48]" office:value-type="string" office:string-value="52.0680556,-8.599444444444446" calcext:value-type="string">
            <text:p>52.0680556,-8.599444444444446</text:p>
          </table:table-cell>
          <table:table-cell table:number-columns-repeated="1017"/>
        </table:table-row>
        <table:table-row table:style-name="ro1">
          <table:table-cell table:style-name="ce71" table:formula="of:=[$Townlands.Q59]" office:value-type="string" office:string-value="69,70,71" calcext:value-type="string">
            <text:p>69,70,71</text:p>
          </table:table-cell>
          <table:table-cell table:style-name="ce72" table:formula="of:=[$Townlands.R59]" office:value-type="float" office:value="3" calcext:value-type="float">
            <text:p>3</text:p>
          </table:table-cell>
          <table:table-cell table:style-name="ce74" table:formula="of:=[$Townlands.M59]" office:value-type="string" office:string-value="51.6788889,-8.846944444444444" calcext:value-type="string">
            <text:p>51.6788889,-8.846944444444444</text:p>
          </table:table-cell>
          <table:table-cell table:number-columns-repeated="2"/>
          <table:table-cell table:style-name="ce79" office:value-type="float" office:value="57" calcext:value-type="float">
            <text:p>57</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1">
          <table:table-cell table:style-name="ce71" table:formula="of:=[$Townlands.Q60]" office:value-type="float" office:value="72" calcext:value-type="float">
            <text:p>72</text:p>
          </table:table-cell>
          <table:table-cell table:style-name="ce72" table:formula="of:=[$Townlands.R60]" office:value-type="float" office:value="1" calcext:value-type="float">
            <text:p>1</text:p>
          </table:table-cell>
          <table:table-cell table:style-name="ce74" table:formula="of:=[$Townlands.M60]" office:value-type="string" office:string-value="51.7708333,-9.088055555555556" calcext:value-type="string">
            <text:p>51.7708333,-9.088055555555556</text:p>
          </table:table-cell>
          <table:table-cell table:number-columns-repeated="2"/>
          <table:table-cell table:style-name="ce79" office:value-type="float" office:value="58" calcext:value-type="float">
            <text:p>58</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1">
          <table:table-cell table:style-name="ce71" table:formula="of:=[$Townlands.Q61]" office:value-type="float" office:value="73.74" calcext:value-type="float">
            <text:p>73,74</text:p>
          </table:table-cell>
          <table:table-cell table:style-name="ce72" table:formula="of:=[$Townlands.R61]" office:value-type="float" office:value="2" calcext:value-type="float">
            <text:p>2</text:p>
          </table:table-cell>
          <table:table-cell table:style-name="ce74" table:formula="of:=[$Townlands.M61]" office:value-type="string" office:string-value="51.6883333,-8.95611111111111" calcext:value-type="string">
            <text:p>51.6883333,-8.95611111111111</text:p>
          </table:table-cell>
          <table:table-cell table:number-columns-repeated="2"/>
          <table:table-cell table:style-name="ce79" office:value-type="float" office:value="59" calcext:value-type="float">
            <text:p>59</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1">
          <table:table-cell table:style-name="ce71" table:formula="of:=[$Townlands.Q62]" office:value-type="float" office:value="75" calcext:value-type="float">
            <text:p>75</text:p>
          </table:table-cell>
          <table:table-cell table:style-name="ce72" table:formula="of:=[$Townlands.R62]" office:value-type="float" office:value="1" calcext:value-type="float">
            <text:p>1</text:p>
          </table:table-cell>
          <table:table-cell table:style-name="ce74" table:formula="of:=[$Townlands.M62]" office:value-type="string" office:string-value="51.7594444,-9.185833333333333" calcext:value-type="string">
            <text:p>51.7594444,-9.185833333333333</text:p>
          </table:table-cell>
          <table:table-cell table:number-columns-repeated="2"/>
          <table:table-cell table:style-name="ce79" office:value-type="float" office:value="60" calcext:value-type="float">
            <text:p>60</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1">
          <table:table-cell table:style-name="ce71" table:formula="of:=[$Townlands.Q63]" office:value-type="float" office:value="76" calcext:value-type="float">
            <text:p>76</text:p>
          </table:table-cell>
          <table:table-cell table:style-name="ce72" table:formula="of:=[$Townlands.R63]" office:value-type="float" office:value="1" calcext:value-type="float">
            <text:p>1</text:p>
          </table:table-cell>
          <table:table-cell table:style-name="ce74" table:formula="of:=[$Townlands.M63]" office:value-type="string" office:string-value="51.645,-8.893055555555556" calcext:value-type="string">
            <text:p>51.645,-8.893055555555556</text:p>
          </table:table-cell>
          <table:table-cell table:number-columns-repeated="2"/>
          <table:table-cell table:style-name="ce79" office:value-type="float" office:value="61" calcext:value-type="float">
            <text:p>61</text:p>
          </table:table-cell>
          <table:table-cell table:style-name="ce72" table:formula="of:=[.C51]" office:value-type="string" office:string-value="52.0086111,-8.360555555555555" calcext:value-type="string">
            <text:p>52.0086111,-8.360555555555555</text:p>
          </table:table-cell>
          <table:table-cell table:number-columns-repeated="1017"/>
        </table:table-row>
        <table:table-row table:style-name="ro1">
          <table:table-cell table:style-name="ce71" table:formula="of:=[$Townlands.Q64]" office:value-type="float" office:value="77" calcext:value-type="float">
            <text:p>77</text:p>
          </table:table-cell>
          <table:table-cell table:style-name="ce72" table:formula="of:=[$Townlands.R64]" office:value-type="float" office:value="1" calcext:value-type="float">
            <text:p>1</text:p>
          </table:table-cell>
          <table:table-cell table:style-name="ce74" table:formula="of:=[$Townlands.M64]" office:value-type="string" office:string-value="51.5777778,-9.0125" calcext:value-type="string">
            <text:p>51.5777778,-9.0125</text:p>
          </table:table-cell>
          <table:table-cell table:number-columns-repeated="2"/>
          <table:table-cell table:style-name="ce79" office:value-type="float" office:value="62" calcext:value-type="float">
            <text:p>62</text:p>
          </table:table-cell>
          <table:table-cell table:style-name="ce72" table:formula="of:=[.C52]" office:value-type="string" office:string-value="51.9808333,-8.452777777777778" calcext:value-type="string">
            <text:p>51.9808333,-8.452777777777778</text:p>
          </table:table-cell>
          <table:table-cell table:number-columns-repeated="1017"/>
        </table:table-row>
        <table:table-row table:style-name="ro1">
          <table:table-cell table:style-name="ce71" table:formula="of:=[$Townlands.Q65]" office:value-type="float" office:value="78" calcext:value-type="float">
            <text:p>78</text:p>
          </table:table-cell>
          <table:table-cell table:style-name="ce72" table:formula="of:=[$Townlands.R65]" office:value-type="float" office:value="1" calcext:value-type="float">
            <text:p>1</text:p>
          </table:table-cell>
          <table:table-cell table:style-name="ce74" table:formula="of:=[$Townlands.M65]" office:value-type="string" office:string-value="51.9577778,-8.539722222222222" calcext:value-type="string">
            <text:p>51.9577778,-8.539722222222222</text:p>
          </table:table-cell>
          <table:table-cell table:number-columns-repeated="2"/>
          <table:table-cell table:style-name="ce79" office:value-type="float" office:value="63" calcext:value-type="float">
            <text:p>63</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1">
          <table:table-cell table:style-name="ce71" table:formula="of:=[$Townlands.Q66]" office:value-type="string" office:string-value="79,80" calcext:value-type="string">
            <text:p>79,80</text:p>
          </table:table-cell>
          <table:table-cell table:style-name="ce72" table:formula="of:=[$Townlands.R66]" office:value-type="float" office:value="2" calcext:value-type="float">
            <text:p>2</text:p>
          </table:table-cell>
          <table:table-cell table:style-name="ce74" table:formula="of:=[$Townlands.M66]" office:value-type="string" office:string-value="51.9772222,-8.075555555555555" calcext:value-type="string">
            <text:p>51.9772222,-8.075555555555555</text:p>
          </table:table-cell>
          <table:table-cell table:number-columns-repeated="2"/>
          <table:table-cell table:style-name="ce79" office:value-type="float" office:value="64" calcext:value-type="float">
            <text:p>64</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1">
          <table:table-cell table:style-name="ce71" table:formula="of:=[$Townlands.Q67]" office:value-type="float" office:value="81" calcext:value-type="float">
            <text:p>81</text:p>
          </table:table-cell>
          <table:table-cell table:style-name="ce72" table:formula="of:=[$Townlands.R67]" office:value-type="float" office:value="1" calcext:value-type="float">
            <text:p>1</text:p>
          </table:table-cell>
          <table:table-cell table:style-name="ce74" table:formula="of:=[$Townlands.M67]" office:value-type="string" office:string-value="51.8163889,-8.761666666666667" calcext:value-type="string">
            <text:p>51.8163889,-8.761666666666667</text:p>
          </table:table-cell>
          <table:table-cell table:number-columns-repeated="2"/>
          <table:table-cell table:style-name="ce79" office:value-type="float" office:value="65" calcext:value-type="float">
            <text:p>65</text:p>
          </table:table-cell>
          <table:table-cell table:style-name="ce72" table:formula="of:=[.C54]" office:value-type="string" office:string-value="52.0052778,-8.24611111111111" calcext:value-type="string">
            <text:p>52.0052778,-8.24611111111111</text:p>
          </table:table-cell>
          <table:table-cell table:number-columns-repeated="1017"/>
        </table:table-row>
        <table:table-row table:style-name="ro1">
          <table:table-cell table:style-name="ce71" table:formula="of:=[$Townlands.Q68]" office:value-type="string" office:string-value="82,83,84,85,86,87,88,89,90,91,92,93,94,95,96" calcext:value-type="string">
            <text:p>82,83,84,85,86,87,88,89,90,91,92,93,94,95,96</text:p>
          </table:table-cell>
          <table:table-cell table:style-name="ce72" table:formula="of:=[$Townlands.R68]" office:value-type="float" office:value="15" calcext:value-type="float">
            <text:p>15</text:p>
          </table:table-cell>
          <table:table-cell table:style-name="ce74" table:formula="of:=[$Townlands.M68]" office:value-type="string" office:string-value="52.0269444,-8.071111111111112" calcext:value-type="string">
            <text:p>52.0269444,-8.071111111111112</text:p>
          </table:table-cell>
          <table:table-cell table:number-columns-repeated="2"/>
          <table:table-cell table:style-name="ce79" office:value-type="float" office:value="66" calcext:value-type="float">
            <text:p>66</text:p>
          </table:table-cell>
          <table:table-cell table:style-name="ce72" table:formula="of:=[.C55]" office:value-type="string" office:string-value="51.7122222,-9.935277777777777" calcext:value-type="string">
            <text:p>51.7122222,-9.935277777777777</text:p>
          </table:table-cell>
          <table:table-cell table:number-columns-repeated="1017"/>
        </table:table-row>
        <table:table-row table:style-name="ro1">
          <table:table-cell table:style-name="ce71" table:formula="of:=[$Townlands.Q69]" office:value-type="string" office:string-value="97,98,99,100,101,102" calcext:value-type="string">
            <text:p>97,98,99,100,101,102</text:p>
          </table:table-cell>
          <table:table-cell table:style-name="ce72" table:formula="of:=[$Townlands.R69]" office:value-type="float" office:value="6" calcext:value-type="float">
            <text:p>6</text:p>
          </table:table-cell>
          <table:table-cell table:style-name="ce74" table:formula="of:=[$Townlands.M69]" office:value-type="string" office:string-value="51.8386111,-8.608333333333333" calcext:value-type="string">
            <text:p>51.8386111,-8.608333333333333</text:p>
          </table:table-cell>
          <table:table-cell table:number-columns-repeated="2"/>
          <table:table-cell table:style-name="ce79" office:value-type="float" office:value="67" calcext:value-type="float">
            <text:p>67</text:p>
          </table:table-cell>
          <table:table-cell table:style-name="ce72" table:formula="of:=[.C56]" office:value-type="string" office:string-value="51.6288889,-9.981666666666667" calcext:value-type="string">
            <text:p>51.6288889,-9.981666666666667</text:p>
          </table:table-cell>
          <table:table-cell table:number-columns-repeated="1017"/>
        </table:table-row>
        <table:table-row table:style-name="ro1">
          <table:table-cell table:style-name="ce71" table:formula="of:=[$Townlands.Q70]" office:value-type="float" office:value="103" calcext:value-type="float">
            <text:p>103</text:p>
          </table:table-cell>
          <table:table-cell table:style-name="ce72" table:formula="of:=[$Townlands.R70]" office:value-type="float" office:value="1" calcext:value-type="float">
            <text:p>1</text:p>
          </table:table-cell>
          <table:table-cell table:style-name="ce74" table:formula="of:=[$Townlands.M70]" office:value-type="string" office:string-value="52.0158333,-8.818333333333333" calcext:value-type="string">
            <text:p>52.0158333,-8.818333333333333</text:p>
          </table:table-cell>
          <table:table-cell table:number-columns-repeated="2"/>
          <table:table-cell table:style-name="ce79" office:value-type="float" office:value="68" calcext:value-type="float">
            <text:p>68</text:p>
          </table:table-cell>
          <table:table-cell table:style-name="ce72" table:formula="of:=[.C57]" office:value-type="string" office:string-value="51.7275,-9.711944444444443" calcext:value-type="string">
            <text:p>51.7275,-9.711944444444443</text:p>
          </table:table-cell>
          <table:table-cell table:number-columns-repeated="1017"/>
        </table:table-row>
        <table:table-row table:style-name="ro1">
          <table:table-cell table:style-name="ce71" table:formula="of:=[$Townlands.Q71]" office:value-type="float" office:value="104.105" calcext:value-type="float">
            <text:p>104,105</text:p>
          </table:table-cell>
          <table:table-cell table:style-name="ce72" table:formula="of:=[$Townlands.R71]" office:value-type="float" office:value="2" calcext:value-type="float">
            <text:p>2</text:p>
          </table:table-cell>
          <table:table-cell table:style-name="ce74" table:formula="of:=[$Townlands.M71]" office:value-type="string" office:string-value="51.9558333,-8.823888888888888" calcext:value-type="string">
            <text:p>51.9558333,-8.823888888888888</text:p>
          </table:table-cell>
          <table:table-cell table:number-columns-repeated="2"/>
          <table:table-cell table:style-name="ce79" office:value-type="float" office:value="69" calcext:value-type="float">
            <text:p>69</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2]" office:value-type="float" office:value="106" calcext:value-type="float">
            <text:p>106</text:p>
          </table:table-cell>
          <table:table-cell table:style-name="ce72" table:formula="of:=[$Townlands.R72]" office:value-type="float" office:value="1" calcext:value-type="float">
            <text:p>1</text:p>
          </table:table-cell>
          <table:table-cell table:style-name="ce74" table:formula="of:=[$Townlands.M72]" office:value-type="string" office:string-value="51.9408333,-8.887777777777778" calcext:value-type="string">
            <text:p>51.9408333,-8.887777777777778</text:p>
          </table:table-cell>
          <table:table-cell table:number-columns-repeated="2"/>
          <table:table-cell table:style-name="ce79" office:value-type="float" office:value="70" calcext:value-type="float">
            <text:p>70</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3]" office:value-type="float" office:value="107" calcext:value-type="float">
            <text:p>107</text:p>
          </table:table-cell>
          <table:table-cell table:style-name="ce72" table:formula="of:=[$Townlands.R73]" office:value-type="float" office:value="1" calcext:value-type="float">
            <text:p>1</text:p>
          </table:table-cell>
          <table:table-cell table:style-name="ce74" table:formula="of:=[$Townlands.M73]" office:value-type="string" office:string-value="51.9911111,-8.866111111111111" calcext:value-type="string">
            <text:p>51.9911111,-8.866111111111111</text:p>
          </table:table-cell>
          <table:table-cell table:number-columns-repeated="2"/>
          <table:table-cell table:style-name="ce79" office:value-type="float" office:value="71" calcext:value-type="float">
            <text:p>71</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4]" office:value-type="float" office:value="108" calcext:value-type="float">
            <text:p>108</text:p>
          </table:table-cell>
          <table:table-cell table:style-name="ce72" table:formula="of:=[$Townlands.R74]" office:value-type="float" office:value="1" calcext:value-type="float">
            <text:p>1</text:p>
          </table:table-cell>
          <table:table-cell table:style-name="ce74" table:formula="of:=[$Townlands.M74]" office:value-type="string" office:string-value="51.9875,-8.81" calcext:value-type="string">
            <text:p>51.9875,-8.81</text:p>
          </table:table-cell>
          <table:table-cell table:number-columns-repeated="2"/>
          <table:table-cell table:style-name="ce79" office:value-type="float" office:value="72" calcext:value-type="float">
            <text:p>72</text:p>
          </table:table-cell>
          <table:table-cell table:style-name="ce72" table:formula="of:=[.C59]" office:value-type="string" office:string-value="51.7708333,-9.088055555555556" calcext:value-type="string">
            <text:p>51.7708333,-9.088055555555556</text:p>
          </table:table-cell>
          <table:table-cell table:number-columns-repeated="1017"/>
        </table:table-row>
        <table:table-row table:style-name="ro1">
          <table:table-cell table:style-name="ce71" table:formula="of:=[$Townlands.Q75]" office:value-type="float" office:value="109" calcext:value-type="float">
            <text:p>109</text:p>
          </table:table-cell>
          <table:table-cell table:style-name="ce72" table:formula="of:=[$Townlands.R75]" office:value-type="float" office:value="1" calcext:value-type="float">
            <text:p>1</text:p>
          </table:table-cell>
          <table:table-cell table:style-name="ce74" table:formula="of:=[$Townlands.M75]" office:value-type="string" office:string-value="51.9855556,-8.789444444444444" calcext:value-type="string">
            <text:p>51.9855556,-8.789444444444444</text:p>
          </table:table-cell>
          <table:table-cell table:number-columns-repeated="2"/>
          <table:table-cell table:style-name="ce79" office:value-type="float" office:value="73" calcext:value-type="float">
            <text:p>73</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1">
          <table:table-cell table:style-name="ce71" table:formula="of:=[$Townlands.Q76]" office:value-type="float" office:value="110.111" calcext:value-type="float">
            <text:p>110,111</text:p>
          </table:table-cell>
          <table:table-cell table:style-name="ce72" table:formula="of:=[$Townlands.R76]" office:value-type="float" office:value="2" calcext:value-type="float">
            <text:p>2</text:p>
          </table:table-cell>
          <table:table-cell table:style-name="ce74" table:formula="of:=[$Townlands.M76]" office:value-type="string" office:string-value="51.9575,-8.83888888888889" calcext:value-type="string">
            <text:p>51.9575,-8.83888888888889</text:p>
          </table:table-cell>
          <table:table-cell table:number-columns-repeated="2"/>
          <table:table-cell table:style-name="ce79" office:value-type="float" office:value="74" calcext:value-type="float">
            <text:p>74</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1">
          <table:table-cell table:style-name="ce71" table:formula="of:=[$Townlands.Q77]" office:value-type="string" office:string-value="112,113,114,115,116,117" calcext:value-type="string">
            <text:p>112,113,114,115,116,117</text:p>
          </table:table-cell>
          <table:table-cell table:style-name="ce72" table:formula="of:=[$Townlands.R77]" office:value-type="float" office:value="3" calcext:value-type="float">
            <text:p>3</text:p>
          </table:table-cell>
          <table:table-cell table:style-name="ce74" table:formula="of:=[$Townlands.M77]" office:value-type="string" office:string-value="51.8680556,-8.794722222222221" calcext:value-type="string">
            <text:p>51.8680556,-8.794722222222221</text:p>
          </table:table-cell>
          <table:table-cell table:number-columns-repeated="2"/>
          <table:table-cell table:style-name="ce79" office:value-type="float" office:value="75" calcext:value-type="float">
            <text:p>75</text:p>
          </table:table-cell>
          <table:table-cell table:style-name="ce72" table:formula="of:=[.C61]" office:value-type="string" office:string-value="51.7594444,-9.185833333333333" calcext:value-type="string">
            <text:p>51.7594444,-9.185833333333333</text:p>
          </table:table-cell>
          <table:table-cell table:number-columns-repeated="1017"/>
        </table:table-row>
        <table:table-row table:style-name="ro1">
          <table:table-cell table:style-name="ce71" table:formula="of:=[$Townlands.Q78]" office:value-type="string" office:string-value="118,119,120,121" calcext:value-type="string">
            <text:p>118,119,120,121</text:p>
          </table:table-cell>
          <table:table-cell table:style-name="ce72" table:formula="of:=[$Townlands.R78]" office:value-type="float" office:value="4" calcext:value-type="float">
            <text:p>4</text:p>
          </table:table-cell>
          <table:table-cell table:style-name="ce74" table:formula="of:=[$Townlands.M78]" office:value-type="string" office:string-value="51.9744444,-8.779444444444445" calcext:value-type="string">
            <text:p>51.9744444,-8.779444444444445</text:p>
          </table:table-cell>
          <table:table-cell table:number-columns-repeated="2"/>
          <table:table-cell table:style-name="ce79" office:value-type="float" office:value="76" calcext:value-type="float">
            <text:p>76</text:p>
          </table:table-cell>
          <table:table-cell table:style-name="ce72" table:formula="of:=[.C62]" office:value-type="string" office:string-value="51.645,-8.893055555555556" calcext:value-type="string">
            <text:p>51.645,-8.893055555555556</text:p>
          </table:table-cell>
          <table:table-cell table:number-columns-repeated="1017"/>
        </table:table-row>
        <table:table-row table:style-name="ro1">
          <table:table-cell table:style-name="ce71" table:formula="of:=[$Townlands.Q79]" office:value-type="float" office:value="122.123" calcext:value-type="float">
            <text:p>122,123</text:p>
          </table:table-cell>
          <table:table-cell table:style-name="ce72" table:formula="of:=[$Townlands.R79]" office:value-type="float" office:value="2" calcext:value-type="float">
            <text:p>2</text:p>
          </table:table-cell>
          <table:table-cell table:style-name="ce74" table:formula="of:=[$Townlands.M79]" office:value-type="string" office:string-value="51.9708333,-8.829444444444444" calcext:value-type="string">
            <text:p>51.9708333,-8.829444444444444</text:p>
          </table:table-cell>
          <table:table-cell table:number-columns-repeated="2"/>
          <table:table-cell table:style-name="ce79" office:value-type="float" office:value="77" calcext:value-type="float">
            <text:p>77</text:p>
          </table:table-cell>
          <table:table-cell table:style-name="ce72" table:formula="of:=[.C63]" office:value-type="string" office:string-value="51.5777778,-9.0125" calcext:value-type="string">
            <text:p>51.5777778,-9.0125</text:p>
          </table:table-cell>
          <table:table-cell table:number-columns-repeated="1017"/>
        </table:table-row>
        <table:table-row table:style-name="ro1">
          <table:table-cell table:style-name="ce71" table:formula="of:=[$Townlands.Q80]" office:value-type="string" office:string-value="124,125,126" calcext:value-type="string">
            <text:p>124,125,126</text:p>
          </table:table-cell>
          <table:table-cell table:style-name="ce72" table:formula="of:=[$Townlands.R80]" office:value-type="float" office:value="3" calcext:value-type="float">
            <text:p>3</text:p>
          </table:table-cell>
          <table:table-cell table:style-name="ce74" table:formula="of:=[$Townlands.M80]" office:value-type="string" office:string-value="51.8866667,-8.784166666666666" calcext:value-type="string">
            <text:p>51.8866667,-8.784166666666666</text:p>
          </table:table-cell>
          <table:table-cell table:number-columns-repeated="2"/>
          <table:table-cell table:style-name="ce79" office:value-type="float" office:value="78" calcext:value-type="float">
            <text:p>78</text:p>
          </table:table-cell>
          <table:table-cell table:style-name="ce72" table:formula="of:=[.C64]" office:value-type="string" office:string-value="51.9577778,-8.539722222222222" calcext:value-type="string">
            <text:p>51.9577778,-8.539722222222222</text:p>
          </table:table-cell>
          <table:table-cell table:number-columns-repeated="1017"/>
        </table:table-row>
        <table:table-row table:style-name="ro1">
          <table:table-cell table:style-name="ce71" table:formula="of:=[$Townlands.Q81]" office:value-type="float" office:value="127" calcext:value-type="float">
            <text:p>127</text:p>
          </table:table-cell>
          <table:table-cell table:style-name="ce72" table:formula="of:=[$Townlands.R81]" office:value-type="float" office:value="1" calcext:value-type="float">
            <text:p>1</text:p>
          </table:table-cell>
          <table:table-cell table:style-name="ce74" table:formula="of:=[$Townlands.M81]" office:value-type="string" office:string-value="51.9463889,-8.757222222222222" calcext:value-type="string">
            <text:p>51.9463889,-8.757222222222222</text:p>
          </table:table-cell>
          <table:table-cell table:number-columns-repeated="2"/>
          <table:table-cell table:style-name="ce79" office:value-type="float" office:value="79" calcext:value-type="float">
            <text:p>79</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1">
          <table:table-cell table:style-name="ce71" table:formula="of:=[$Townlands.Q82]" office:value-type="float" office:value="128" calcext:value-type="float">
            <text:p>128</text:p>
          </table:table-cell>
          <table:table-cell table:style-name="ce72" table:formula="of:=[$Townlands.R82]" office:value-type="float" office:value="1" calcext:value-type="float">
            <text:p>1</text:p>
          </table:table-cell>
          <table:table-cell table:style-name="ce74" table:formula="of:=[$Townlands.M82]" office:value-type="string" office:string-value="52.0075,-8.909166666666668" calcext:value-type="string">
            <text:p>52.0075,-8.909166666666668</text:p>
          </table:table-cell>
          <table:table-cell table:number-columns-repeated="2"/>
          <table:table-cell table:style-name="ce79" office:value-type="float" office:value="80" calcext:value-type="float">
            <text:p>80</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1">
          <table:table-cell table:style-name="ce71" table:formula="of:=[$Townlands.Q83]" office:value-type="float" office:value="129" calcext:value-type="float">
            <text:p>129</text:p>
          </table:table-cell>
          <table:table-cell table:style-name="ce72" table:formula="of:=[$Townlands.R83]" office:value-type="float" office:value="1" calcext:value-type="float">
            <text:p>1</text:p>
          </table:table-cell>
          <table:table-cell table:style-name="ce74" table:formula="of:=[$Townlands.M83]" office:value-type="string" office:string-value="51.5086111,-9.02638888888889" calcext:value-type="string">
            <text:p>51.5086111,-9.02638888888889</text:p>
          </table:table-cell>
          <table:table-cell table:number-columns-repeated="2"/>
          <table:table-cell table:style-name="ce79" office:value-type="float" office:value="81" calcext:value-type="float">
            <text:p>81</text:p>
          </table:table-cell>
          <table:table-cell table:style-name="ce72" table:formula="of:=[.C66]" office:value-type="string" office:string-value="51.8163889,-8.761666666666667" calcext:value-type="string">
            <text:p>51.8163889,-8.761666666666667</text:p>
          </table:table-cell>
          <table:table-cell table:number-columns-repeated="1017"/>
        </table:table-row>
        <table:table-row table:style-name="ro1">
          <table:table-cell table:style-name="ce71" table:formula="of:=[$Townlands.Q84]" office:value-type="float" office:value="130" calcext:value-type="float">
            <text:p>130</text:p>
          </table:table-cell>
          <table:table-cell table:style-name="ce72" table:formula="of:=[$Townlands.R84]" office:value-type="float" office:value="1" calcext:value-type="float">
            <text:p>1</text:p>
          </table:table-cell>
          <table:table-cell table:style-name="ce74" table:formula="of:=[$Townlands.M84]" office:value-type="string" office:string-value="52.0666667,-8.928055555555554" calcext:value-type="string">
            <text:p>52.0666667,-8.928055555555554</text:p>
          </table:table-cell>
          <table:table-cell table:number-columns-repeated="2"/>
          <table:table-cell table:style-name="ce79" office:value-type="float" office:value="82" calcext:value-type="float">
            <text:p>82</text:p>
          </table:table-cell>
          <table:table-cell table:style-name="ce72" table:formula="of:=[.C67]"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5]" office:value-type="string" office:string-value="131,132,133" calcext:value-type="string">
            <text:p>131,132,133</text:p>
          </table:table-cell>
          <table:table-cell table:style-name="ce72" table:formula="of:=[$Townlands.R85]" office:value-type="float" office:value="3" calcext:value-type="float">
            <text:p>3</text:p>
          </table:table-cell>
          <table:table-cell table:style-name="ce74" table:formula="of:=[$Townlands.M85]" office:value-type="string" office:string-value="51.8494444, -9.115" calcext:value-type="string">
            <text:p>51.8494444, -9.115</text:p>
          </table:table-cell>
          <table:table-cell table:number-columns-repeated="2"/>
          <table:table-cell table:style-name="ce79" office:value-type="float" office:value="83" calcext:value-type="float">
            <text:p>83</text:p>
          </table:table-cell>
          <table:table-cell table:style-name="ce72" table:formula="of:=[.G83]"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6]" office:value-type="float" office:value="134" calcext:value-type="float">
            <text:p>134</text:p>
          </table:table-cell>
          <table:table-cell table:style-name="ce72" table:formula="of:=[$Townlands.R86]" office:value-type="float" office:value="1" calcext:value-type="float">
            <text:p>1</text:p>
          </table:table-cell>
          <table:table-cell table:style-name="ce74" table:formula="of:=[$Townlands.M86]" office:value-type="string" office:string-value="51.8283333,-9.228055555555555" calcext:value-type="string">
            <text:p>51.8283333,-9.228055555555555</text:p>
          </table:table-cell>
          <table:table-cell table:number-columns-repeated="2"/>
          <table:table-cell table:style-name="ce79" office:value-type="float" office:value="84" calcext:value-type="float">
            <text:p>84</text:p>
          </table:table-cell>
          <table:table-cell table:style-name="ce72" table:formula="of:=[.G84]"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7]" office:value-type="float" office:value="135" calcext:value-type="float">
            <text:p>135</text:p>
          </table:table-cell>
          <table:table-cell table:style-name="ce72" table:formula="of:=[$Townlands.R87]" office:value-type="float" office:value="1" calcext:value-type="float">
            <text:p>1</text:p>
          </table:table-cell>
          <table:table-cell table:style-name="ce74" table:formula="of:=[$Townlands.M87]" office:value-type="string" office:string-value="51.9261111,-9.08388888888889" calcext:value-type="string">
            <text:p>51.9261111,-9.08388888888889</text:p>
          </table:table-cell>
          <table:table-cell table:number-columns-repeated="2"/>
          <table:table-cell table:style-name="ce79" office:value-type="float" office:value="85" calcext:value-type="float">
            <text:p>85</text:p>
          </table:table-cell>
          <table:table-cell table:style-name="ce72" table:formula="of:=[.G85]"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8]" office:value-type="float" office:value="136" calcext:value-type="float">
            <text:p>136</text:p>
          </table:table-cell>
          <table:table-cell table:style-name="ce72" table:formula="of:=[$Townlands.R88]" office:value-type="float" office:value="1" calcext:value-type="float">
            <text:p>1</text:p>
          </table:table-cell>
          <table:table-cell table:style-name="ce76" table:formula="of:=[$Townlands.M88]" office:value-type="string" office:string-value="52.3288889,-9.772777777777778" calcext:value-type="string">
            <text:p>52.3288889,-9.772777777777778</text:p>
          </table:table-cell>
          <table:table-cell table:number-columns-repeated="2"/>
          <table:table-cell table:style-name="ce79" office:value-type="float" office:value="86" calcext:value-type="float">
            <text:p>86</text:p>
          </table:table-cell>
          <table:table-cell table:style-name="ce72" table:formula="of:=[.G86]"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9]" office:value-type="float" office:value="137" calcext:value-type="float">
            <text:p>137</text:p>
          </table:table-cell>
          <table:table-cell table:style-name="ce72" table:formula="of:=[$Townlands.R89]" office:value-type="float" office:value="1" calcext:value-type="float">
            <text:p>1</text:p>
          </table:table-cell>
          <table:table-cell table:style-name="ce74" table:formula="of:=[$Townlands.M89]" office:value-type="string" office:string-value="52.3627778,-9.724166666666667" calcext:value-type="string">
            <text:p>52.3627778,-9.724166666666667</text:p>
          </table:table-cell>
          <table:table-cell table:number-columns-repeated="2"/>
          <table:table-cell table:style-name="ce79" office:value-type="float" office:value="87" calcext:value-type="float">
            <text:p>87</text:p>
          </table:table-cell>
          <table:table-cell table:style-name="ce72" table:formula="of:=[.G87]"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0]" office:value-type="string" office:string-value="138,139,140" calcext:value-type="string">
            <text:p>138,139,140</text:p>
          </table:table-cell>
          <table:table-cell table:style-name="ce72" table:formula="of:=[$Townlands.R90]" office:value-type="float" office:value="3" calcext:value-type="float">
            <text:p>3</text:p>
          </table:table-cell>
          <table:table-cell table:style-name="ce74" table:formula="of:=[$Townlands.M90]" office:value-type="string" office:string-value="52.1294444,-10.17611111111111" calcext:value-type="string">
            <text:p>52.1294444,-10.17611111111111</text:p>
          </table:table-cell>
          <table:table-cell table:number-columns-repeated="2"/>
          <table:table-cell table:style-name="ce79" office:value-type="float" office:value="88" calcext:value-type="float">
            <text:p>88</text:p>
          </table:table-cell>
          <table:table-cell table:style-name="ce72" table:formula="of:=[.G88]"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1]" office:value-type="float" office:value="141.142" calcext:value-type="float">
            <text:p>141,142</text:p>
          </table:table-cell>
          <table:table-cell table:style-name="ce72" table:formula="of:=[$Townlands.R91]" office:value-type="float" office:value="2" calcext:value-type="float">
            <text:p>2</text:p>
          </table:table-cell>
          <table:table-cell table:style-name="ce74" table:formula="of:=[$Townlands.M91]" office:value-type="string" office:string-value="52.1330556,-10.138055555555555" calcext:value-type="string">
            <text:p>52.1330556,-10.138055555555555</text:p>
          </table:table-cell>
          <table:table-cell table:number-columns-repeated="2"/>
          <table:table-cell table:style-name="ce79" office:value-type="float" office:value="89" calcext:value-type="float">
            <text:p>89</text:p>
          </table:table-cell>
          <table:table-cell table:style-name="ce72" table:formula="of:=[.G89]"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2]" office:value-type="float" office:value="143" calcext:value-type="float">
            <text:p>143</text:p>
          </table:table-cell>
          <table:table-cell table:style-name="ce72" table:formula="of:=[$Townlands.R92]" office:value-type="float" office:value="1" calcext:value-type="float">
            <text:p>1</text:p>
          </table:table-cell>
          <table:table-cell table:style-name="ce74" table:formula="of:=[$Townlands.M92]" office:value-type="string" office:string-value="52.1591667,-10.063055555555556" calcext:value-type="string">
            <text:p>52.1591667,-10.063055555555556</text:p>
          </table:table-cell>
          <table:table-cell table:number-columns-repeated="2"/>
          <table:table-cell table:style-name="ce79" office:value-type="float" office:value="90" calcext:value-type="float">
            <text:p>90</text:p>
          </table:table-cell>
          <table:table-cell table:style-name="ce72" table:formula="of:=[.G90]"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3]" office:value-type="float" office:value="144" calcext:value-type="float">
            <text:p>144</text:p>
          </table:table-cell>
          <table:table-cell table:style-name="ce72" table:formula="of:=[$Townlands.R93]" office:value-type="float" office:value="1" calcext:value-type="float">
            <text:p>1</text:p>
          </table:table-cell>
          <table:table-cell table:style-name="ce74" table:formula="of:=[$Townlands.M93]" office:value-type="string" office:string-value="52.1430556,-10.049166666666666" calcext:value-type="string">
            <text:p>52.1430556,-10.049166666666666</text:p>
          </table:table-cell>
          <table:table-cell table:number-columns-repeated="2"/>
          <table:table-cell table:style-name="ce79" office:value-type="float" office:value="91" calcext:value-type="float">
            <text:p>91</text:p>
          </table:table-cell>
          <table:table-cell table:style-name="ce72" table:formula="of:=[.G91]"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4]" office:value-type="float" office:value="145" calcext:value-type="float">
            <text:p>145</text:p>
          </table:table-cell>
          <table:table-cell table:style-name="ce72" table:formula="of:=[$Townlands.R94]" office:value-type="float" office:value="1" calcext:value-type="float">
            <text:p>1</text:p>
          </table:table-cell>
          <table:table-cell table:style-name="ce74" table:formula="of:=[$Townlands.M94]" office:value-type="string" office:string-value="52.2675,-10.236944444444443" calcext:value-type="string">
            <text:p>52.2675,-10.236944444444443</text:p>
          </table:table-cell>
          <table:table-cell table:number-columns-repeated="2"/>
          <table:table-cell table:style-name="ce79" office:value-type="float" office:value="92" calcext:value-type="float">
            <text:p>92</text:p>
          </table:table-cell>
          <table:table-cell table:style-name="ce72" table:formula="of:=[.G92]"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5]" office:value-type="float" office:value="146" calcext:value-type="float">
            <text:p>146</text:p>
          </table:table-cell>
          <table:table-cell table:style-name="ce72" table:formula="of:=[$Townlands.R95]" office:value-type="float" office:value="1" calcext:value-type="float">
            <text:p>1</text:p>
          </table:table-cell>
          <table:table-cell table:style-name="ce74" table:formula="of:=[$Townlands.M95]" office:value-type="string" office:string-value="52.1666667,-10.382222222222223" calcext:value-type="string">
            <text:p>52.1666667,-10.382222222222223</text:p>
          </table:table-cell>
          <table:table-cell table:number-columns-repeated="2"/>
          <table:table-cell table:style-name="ce79" office:value-type="float" office:value="93" calcext:value-type="float">
            <text:p>93</text:p>
          </table:table-cell>
          <table:table-cell table:style-name="ce72" table:formula="of:=[.G93]"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6]" office:value-type="float" office:value="147" calcext:value-type="float">
            <text:p>147</text:p>
          </table:table-cell>
          <table:table-cell table:style-name="ce72" table:formula="of:=[$Townlands.R96]" office:value-type="float" office:value="1" calcext:value-type="float">
            <text:p>1</text:p>
          </table:table-cell>
          <table:table-cell table:style-name="ce74" table:formula="of:=[$Townlands.M96]" office:value-type="string" office:string-value="52.1405556,-10.2075" calcext:value-type="string">
            <text:p>52.1405556,-10.2075</text:p>
          </table:table-cell>
          <table:table-cell table:number-columns-repeated="2"/>
          <table:table-cell table:style-name="ce79" office:value-type="float" office:value="94" calcext:value-type="float">
            <text:p>94</text:p>
          </table:table-cell>
          <table:table-cell table:style-name="ce72" table:formula="of:=[.G94]"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7]" office:value-type="string" office:string-value="148,149,150,151,152,153,154" calcext:value-type="string">
            <text:p>148,149,150,151,152,153,154</text:p>
          </table:table-cell>
          <table:table-cell table:style-name="ce72" table:formula="of:=[$Townlands.R97]" office:value-type="float" office:value="7" calcext:value-type="float">
            <text:p>7</text:p>
          </table:table-cell>
          <table:table-cell table:style-name="ce74" table:formula="of:=[$Townlands.M97]" office:value-type="string" office:string-value="52.1761111,-10.386111111111111" calcext:value-type="string">
            <text:p>52.1761111,-10.386111111111111</text:p>
          </table:table-cell>
          <table:table-cell table:number-columns-repeated="2"/>
          <table:table-cell table:style-name="ce79" office:value-type="float" office:value="95" calcext:value-type="float">
            <text:p>95</text:p>
          </table:table-cell>
          <table:table-cell table:style-name="ce72" table:formula="of:=[.G95]"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8]" office:value-type="string" office:string-value="155,156,157,158,159,160,161,162,163" calcext:value-type="string">
            <text:p>155,156,157,158,159,160,161,162,163</text:p>
          </table:table-cell>
          <table:table-cell table:style-name="ce72" table:formula="of:=[$Townlands.R98]" office:value-type="float" office:value="9" calcext:value-type="float">
            <text:p>9</text:p>
          </table:table-cell>
          <table:table-cell table:style-name="ce74" table:formula="of:=[$Townlands.M98]" office:value-type="string" office:string-value="52.1725,-10.031111111111112" calcext:value-type="string">
            <text:p>52.1725,-10.031111111111112</text:p>
          </table:table-cell>
          <table:table-cell table:number-columns-repeated="2"/>
          <table:table-cell table:style-name="ce79" office:value-type="float" office:value="96" calcext:value-type="float">
            <text:p>96</text:p>
          </table:table-cell>
          <table:table-cell table:style-name="ce72" table:formula="of:=[.G96]"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9]" office:value-type="float" office:value="164.165" calcext:value-type="float">
            <text:p>164,165</text:p>
          </table:table-cell>
          <table:table-cell table:style-name="ce72" table:formula="of:=[$Townlands.R99]" office:value-type="float" office:value="2" calcext:value-type="float">
            <text:p>2</text:p>
          </table:table-cell>
          <table:table-cell table:style-name="ce74" table:formula="of:=[$Townlands.M99]" office:value-type="string" office:string-value="52.1552778,-10.03138888888889" calcext:value-type="string">
            <text:p>52.1552778,-10.03138888888889</text:p>
          </table:table-cell>
          <table:table-cell table:number-columns-repeated="2"/>
          <table:table-cell table:style-name="ce79" office:value-type="float" office:value="97" calcext:value-type="float">
            <text:p>97</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0]" office:value-type="float" office:value="166" calcext:value-type="float">
            <text:p>166</text:p>
          </table:table-cell>
          <table:table-cell table:style-name="ce72" table:formula="of:=[$Townlands.R100]" office:value-type="float" office:value="1" calcext:value-type="float">
            <text:p>1</text:p>
          </table:table-cell>
          <table:table-cell table:style-name="ce74" table:formula="of:=[$Townlands.M100]" office:value-type="string" office:string-value="52.1869444,-10.159444444444444" calcext:value-type="string">
            <text:p>52.1869444,-10.159444444444444</text:p>
          </table:table-cell>
          <table:table-cell table:number-columns-repeated="2"/>
          <table:table-cell table:style-name="ce79" office:value-type="float" office:value="98" calcext:value-type="float">
            <text:p>98</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1]" office:value-type="float" office:value="167.168" calcext:value-type="float">
            <text:p>167,168</text:p>
          </table:table-cell>
          <table:table-cell table:style-name="ce72" table:formula="of:=[$Townlands.R101]" office:value-type="float" office:value="2" calcext:value-type="float">
            <text:p>2</text:p>
          </table:table-cell>
          <table:table-cell table:style-name="ce74" table:formula="of:=[$Townlands.M101]" office:value-type="string" office:string-value="52.1658333,-10.0375" calcext:value-type="string">
            <text:p>52.1658333,-10.0375</text:p>
          </table:table-cell>
          <table:table-cell table:number-columns-repeated="2"/>
          <table:table-cell table:style-name="ce79" office:value-type="float" office:value="99" calcext:value-type="float">
            <text:p>99</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2]" office:value-type="float" office:value="169" calcext:value-type="float">
            <text:p>169</text:p>
          </table:table-cell>
          <table:table-cell table:style-name="ce72" table:formula="of:=[$Townlands.R102]" office:value-type="float" office:value="1" calcext:value-type="float">
            <text:p>1</text:p>
          </table:table-cell>
          <table:table-cell table:style-name="ce74" table:formula="of:=[$Townlands.M102]" office:value-type="string" office:string-value="52.1605556,-10.323333333333332" calcext:value-type="string">
            <text:p>52.1605556,-10.323333333333332</text:p>
          </table:table-cell>
          <table:table-cell table:number-columns-repeated="2"/>
          <table:table-cell table:style-name="ce79" office:value-type="float" office:value="100" calcext:value-type="float">
            <text:p>100</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3]" office:value-type="float" office:value="170" calcext:value-type="float">
            <text:p>170</text:p>
          </table:table-cell>
          <table:table-cell table:style-name="ce72" table:formula="of:=[$Townlands.R103]" office:value-type="float" office:value="1" calcext:value-type="float">
            <text:p>1</text:p>
          </table:table-cell>
          <table:table-cell table:style-name="ce74" table:formula="of:=[$Townlands.M103]" office:value-type="string" office:string-value="52.1513889,-10.3275" calcext:value-type="string">
            <text:p>52.1513889,-10.3275</text:p>
          </table:table-cell>
          <table:table-cell table:number-columns-repeated="2"/>
          <table:table-cell table:style-name="ce79" office:value-type="float" office:value="101" calcext:value-type="float">
            <text:p>101</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4]" office:value-type="float" office:value="171" calcext:value-type="float">
            <text:p>171</text:p>
          </table:table-cell>
          <table:table-cell table:style-name="ce72" table:formula="of:=[$Townlands.R104]" office:value-type="float" office:value="1" calcext:value-type="float">
            <text:p>1</text:p>
          </table:table-cell>
          <table:table-cell table:style-name="ce74" table:formula="of:=[$Townlands.M104]" office:value-type="string" office:string-value="52.1875,-10.029722222222222" calcext:value-type="string">
            <text:p>52.1875,-10.029722222222222</text:p>
          </table:table-cell>
          <table:table-cell table:number-columns-repeated="2"/>
          <table:table-cell table:style-name="ce79" office:value-type="float" office:value="102" calcext:value-type="float">
            <text:p>102</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5]" office:value-type="float" office:value="172" calcext:value-type="float">
            <text:p>172</text:p>
          </table:table-cell>
          <table:table-cell table:style-name="ce72" table:formula="of:=[$Townlands.R105]" office:value-type="float" office:value="1" calcext:value-type="float">
            <text:p>1</text:p>
          </table:table-cell>
          <table:table-cell table:style-name="ce74" table:formula="of:=[$Townlands.M105]" office:value-type="string" office:string-value="52.1558333,-10.400833333333333" calcext:value-type="string">
            <text:p>52.1558333,-10.400833333333333</text:p>
          </table:table-cell>
          <table:table-cell table:number-columns-repeated="2"/>
          <table:table-cell table:style-name="ce79" office:value-type="float" office:value="103" calcext:value-type="float">
            <text:p>103</text:p>
          </table:table-cell>
          <table:table-cell table:style-name="ce72" table:formula="of:=[.C69]" office:value-type="string" office:string-value="52.0158333,-8.818333333333333" calcext:value-type="string">
            <text:p>52.0158333,-8.818333333333333</text:p>
          </table:table-cell>
          <table:table-cell table:number-columns-repeated="1017"/>
        </table:table-row>
        <table:table-row table:style-name="ro1">
          <table:table-cell table:style-name="ce71" table:formula="of:=[$Townlands.Q106]" office:value-type="float" office:value="173" calcext:value-type="float">
            <text:p>173</text:p>
          </table:table-cell>
          <table:table-cell table:style-name="ce72" table:formula="of:=[$Townlands.R106]" office:value-type="float" office:value="1" calcext:value-type="float">
            <text:p>1</text:p>
          </table:table-cell>
          <table:table-cell table:style-name="ce74" table:formula="of:=[$Townlands.M106]" office:value-type="string" office:string-value="52.1469444,-10.036388888888888" calcext:value-type="string">
            <text:p>52.1469444,-10.036388888888888</text:p>
          </table:table-cell>
          <table:table-cell table:number-columns-repeated="2"/>
          <table:table-cell table:style-name="ce79" office:value-type="float" office:value="104" calcext:value-type="float">
            <text:p>104</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1">
          <table:table-cell table:style-name="ce71" table:formula="of:=[$Townlands.Q107]" office:value-type="float" office:value="174" calcext:value-type="float">
            <text:p>174</text:p>
          </table:table-cell>
          <table:table-cell table:style-name="ce72" table:formula="of:=[$Townlands.R107]" office:value-type="float" office:value="1" calcext:value-type="float">
            <text:p>1</text:p>
          </table:table-cell>
          <table:table-cell table:style-name="ce74" table:formula="of:=[$Townlands.M107]" office:value-type="string" office:string-value="52.1869444,-10.159444444444444" calcext:value-type="string">
            <text:p>52.1869444,-10.159444444444444</text:p>
          </table:table-cell>
          <table:table-cell table:number-columns-repeated="2"/>
          <table:table-cell table:style-name="ce79" office:value-type="float" office:value="105" calcext:value-type="float">
            <text:p>105</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1">
          <table:table-cell table:style-name="ce71" table:formula="of:=[$Townlands.Q108]" office:value-type="float" office:value="175" calcext:value-type="float">
            <text:p>175</text:p>
          </table:table-cell>
          <table:table-cell table:style-name="ce72" table:formula="of:=[$Townlands.R108]" office:value-type="float" office:value="1" calcext:value-type="float">
            <text:p>1</text:p>
          </table:table-cell>
          <table:table-cell table:style-name="ce74" table:formula="of:=[$Townlands.M108]" office:value-type="string" office:string-value="52.1258333,-10.306944444444445" calcext:value-type="string">
            <text:p>52.1258333,-10.306944444444445</text:p>
          </table:table-cell>
          <table:table-cell table:number-columns-repeated="2"/>
          <table:table-cell table:style-name="ce79" office:value-type="float" office:value="106" calcext:value-type="float">
            <text:p>106</text:p>
          </table:table-cell>
          <table:table-cell table:style-name="ce72" table:formula="of:=[.C71]" office:value-type="string" office:string-value="51.9408333,-8.887777777777778" calcext:value-type="string">
            <text:p>51.9408333,-8.887777777777778</text:p>
          </table:table-cell>
          <table:table-cell table:number-columns-repeated="1017"/>
        </table:table-row>
        <table:table-row table:style-name="ro1">
          <table:table-cell table:style-name="ce71" table:formula="of:=[$Townlands.Q109]" office:value-type="float" office:value="176.177" calcext:value-type="float">
            <text:p>176,177</text:p>
          </table:table-cell>
          <table:table-cell table:style-name="ce72" table:formula="of:=[$Townlands.R109]" office:value-type="float" office:value="2" calcext:value-type="float">
            <text:p>2</text:p>
          </table:table-cell>
          <table:table-cell table:style-name="ce74" table:formula="of:=[$Townlands.M109]" office:value-type="string" office:string-value="52.215,-9.910277777777779" calcext:value-type="string">
            <text:p>52.215,-9.910277777777779</text:p>
          </table:table-cell>
          <table:table-cell table:number-columns-repeated="2"/>
          <table:table-cell table:style-name="ce79" office:value-type="float" office:value="107" calcext:value-type="float">
            <text:p>107</text:p>
          </table:table-cell>
          <table:table-cell table:style-name="ce72" table:formula="of:=[.C72]" office:value-type="string" office:string-value="51.9911111,-8.866111111111111" calcext:value-type="string">
            <text:p>51.9911111,-8.866111111111111</text:p>
          </table:table-cell>
          <table:table-cell table:number-columns-repeated="1017"/>
        </table:table-row>
        <table:table-row table:style-name="ro1">
          <table:table-cell table:style-name="ce71" table:formula="of:=[$Townlands.Q110]" office:value-type="float" office:value="178" calcext:value-type="float">
            <text:p>178</text:p>
          </table:table-cell>
          <table:table-cell table:style-name="ce72" table:formula="of:=[$Townlands.R110]" office:value-type="float" office:value="1" calcext:value-type="float">
            <text:p>1</text:p>
          </table:table-cell>
          <table:table-cell table:style-name="ce74" table:formula="of:=[$Townlands.M110]" office:value-type="string" office:string-value="52.1119444,-10.458333333333332" calcext:value-type="string">
            <text:p>52.1119444,-10.458333333333332</text:p>
          </table:table-cell>
          <table:table-cell table:number-columns-repeated="2"/>
          <table:table-cell table:style-name="ce79" office:value-type="float" office:value="108" calcext:value-type="float">
            <text:p>108</text:p>
          </table:table-cell>
          <table:table-cell table:style-name="ce72" table:formula="of:=[.C73]" office:value-type="string" office:string-value="51.9875,-8.81" calcext:value-type="string">
            <text:p>51.9875,-8.81</text:p>
          </table:table-cell>
          <table:table-cell table:number-columns-repeated="1017"/>
        </table:table-row>
        <table:table-row table:style-name="ro1">
          <table:table-cell table:style-name="ce71" table:formula="of:=[$Townlands.Q111]" office:value-type="float" office:value="179" calcext:value-type="float">
            <text:p>179</text:p>
          </table:table-cell>
          <table:table-cell table:style-name="ce72" table:formula="of:=[$Townlands.R111]" office:value-type="float" office:value="1" calcext:value-type="float">
            <text:p>1</text:p>
          </table:table-cell>
          <table:table-cell table:style-name="ce74" table:formula="of:=[$Townlands.M111]" office:value-type="string" office:string-value="52.14,-10.270000000000001" calcext:value-type="string">
            <text:p>52.14,-10.270000000000001</text:p>
          </table:table-cell>
          <table:table-cell table:number-columns-repeated="2"/>
          <table:table-cell table:style-name="ce79" office:value-type="float" office:value="109" calcext:value-type="float">
            <text:p>109</text:p>
          </table:table-cell>
          <table:table-cell table:style-name="ce72" table:formula="of:=[.C74]" office:value-type="string" office:string-value="51.9855556,-8.789444444444444" calcext:value-type="string">
            <text:p>51.9855556,-8.789444444444444</text:p>
          </table:table-cell>
          <table:table-cell table:number-columns-repeated="1017"/>
        </table:table-row>
        <table:table-row table:style-name="ro1">
          <table:table-cell table:style-name="ce71" table:formula="of:=[$Townlands.Q112]" office:value-type="float" office:value="180" calcext:value-type="float">
            <text:p>180</text:p>
          </table:table-cell>
          <table:table-cell table:style-name="ce72" table:formula="of:=[$Townlands.R112]" office:value-type="float" office:value="1" calcext:value-type="float">
            <text:p>1</text:p>
          </table:table-cell>
          <table:table-cell table:style-name="ce74" table:formula="of:=[$Townlands.M112]" office:value-type="string" office:string-value="52.1330556,-10.228055555555555" calcext:value-type="string">
            <text:p>52.1330556,-10.228055555555555</text:p>
          </table:table-cell>
          <table:table-cell table:number-columns-repeated="2"/>
          <table:table-cell table:style-name="ce79" office:value-type="float" office:value="110" calcext:value-type="float">
            <text:p>110</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1">
          <table:table-cell table:style-name="ce71" table:formula="of:=[$Townlands.Q113]" office:value-type="float" office:value="181" calcext:value-type="float">
            <text:p>181</text:p>
          </table:table-cell>
          <table:table-cell table:style-name="ce72" table:formula="of:=[$Townlands.R113]" office:value-type="float" office:value="1" calcext:value-type="float">
            <text:p>1</text:p>
          </table:table-cell>
          <table:table-cell table:style-name="ce74" table:formula="of:=[$Townlands.M113]" office:value-type="string" office:string-value="52.1352778,-10.270555555555557" calcext:value-type="string">
            <text:p>52.1352778,-10.270555555555557</text:p>
          </table:table-cell>
          <table:table-cell table:number-columns-repeated="2"/>
          <table:table-cell table:style-name="ce79" office:value-type="float" office:value="111" calcext:value-type="float">
            <text:p>111</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1">
          <table:table-cell table:style-name="ce71" table:formula="of:=[$Townlands.Q114]" office:value-type="float" office:value="182" calcext:value-type="float">
            <text:p>182</text:p>
          </table:table-cell>
          <table:table-cell table:style-name="ce72" table:formula="of:=[$Townlands.R114]" office:value-type="float" office:value="1" calcext:value-type="float">
            <text:p>1</text:p>
          </table:table-cell>
          <table:table-cell table:style-name="ce74" table:formula="of:=[$Townlands.M114]" office:value-type="string" office:string-value="52.1869444,-10.159444444444444" calcext:value-type="string">
            <text:p>52.1869444,-10.159444444444444</text:p>
          </table:table-cell>
          <table:table-cell table:number-columns-repeated="2"/>
          <table:table-cell table:style-name="ce79" office:value-type="float" office:value="112" calcext:value-type="float">
            <text:p>112</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5]" office:value-type="float" office:value="183" calcext:value-type="float">
            <text:p>183</text:p>
          </table:table-cell>
          <table:table-cell table:style-name="ce72" table:formula="of:=[$Townlands.R115]" office:value-type="float" office:value="1" calcext:value-type="float">
            <text:p>1</text:p>
          </table:table-cell>
          <table:table-cell table:style-name="ce74" table:formula="of:=[$Townlands.M115]" office:value-type="string" office:string-value="52.1033333,-10.437222222222223" calcext:value-type="string">
            <text:p>52.1033333,-10.437222222222223</text:p>
          </table:table-cell>
          <table:table-cell table:number-columns-repeated="2"/>
          <table:table-cell table:style-name="ce79" office:value-type="float" office:value="113" calcext:value-type="float">
            <text:p>113</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6]" office:value-type="float" office:value="184" calcext:value-type="float">
            <text:p>184</text:p>
          </table:table-cell>
          <table:table-cell table:style-name="ce72" table:formula="of:=[$Townlands.R116]" office:value-type="float" office:value="1" calcext:value-type="float">
            <text:p>1</text:p>
          </table:table-cell>
          <table:table-cell table:style-name="ce74" table:formula="of:=[$Townlands.M116]" office:value-type="string" office:string-value="52.1408333,-10.126666666666667" calcext:value-type="string">
            <text:p>52.1408333,-10.126666666666667</text:p>
          </table:table-cell>
          <table:table-cell table:number-columns-repeated="2"/>
          <table:table-cell table:style-name="ce79" office:value-type="float" office:value="114" calcext:value-type="float">
            <text:p>114</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7]" office:value-type="float" office:value="185" calcext:value-type="float">
            <text:p>185</text:p>
          </table:table-cell>
          <table:table-cell table:style-name="ce72" table:formula="of:=[$Townlands.R117]" office:value-type="float" office:value="1" calcext:value-type="float">
            <text:p>1</text:p>
          </table:table-cell>
          <table:table-cell table:style-name="ce74" table:formula="of:=[$Townlands.M117]" office:value-type="string" office:string-value="52.0444444,-10.607777777777777" calcext:value-type="string">
            <text:p>52.0444444,-10.607777777777777</text:p>
          </table:table-cell>
          <table:table-cell table:number-columns-repeated="2"/>
          <table:table-cell table:style-name="ce79" office:value-type="float" office:value="115" calcext:value-type="float">
            <text:p>115</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8]" office:value-type="float" office:value="186" calcext:value-type="float">
            <text:p>186</text:p>
          </table:table-cell>
          <table:table-cell table:style-name="ce72" table:formula="of:=[$Townlands.R118]" office:value-type="float" office:value="1" calcext:value-type="float">
            <text:p>1</text:p>
          </table:table-cell>
          <table:table-cell table:style-name="ce75" table:formula="of:=[$Townlands.M118]" office:value-type="string" office:string-value="52.1533333,-10.300555555555556" calcext:value-type="string">
            <text:p>52.1533333,-10.300555555555556</text:p>
          </table:table-cell>
          <table:table-cell table:number-columns-repeated="2"/>
          <table:table-cell table:style-name="ce79" office:value-type="float" office:value="116" calcext:value-type="float">
            <text:p>116</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9]" office:value-type="float" office:value="187" calcext:value-type="float">
            <text:p>187</text:p>
          </table:table-cell>
          <table:table-cell table:style-name="ce72" table:formula="of:=[$Townlands.R119]" office:value-type="float" office:value="1" calcext:value-type="float">
            <text:p>1</text:p>
          </table:table-cell>
          <table:table-cell table:style-name="ce74" table:formula="of:=[$Townlands.M119]" office:value-type="string" office:string-value="52.1883333,-10.333055555555555" calcext:value-type="string">
            <text:p>52.1883333,-10.333055555555555</text:p>
          </table:table-cell>
          <table:table-cell table:number-columns-repeated="2"/>
          <table:table-cell table:style-name="ce79" office:value-type="float" office:value="117" calcext:value-type="float">
            <text:p>117</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20]" office:value-type="float" office:value="188.189" calcext:value-type="float">
            <text:p>188,189</text:p>
          </table:table-cell>
          <table:table-cell table:style-name="ce72" table:formula="of:=[$Townlands.R120]" office:value-type="float" office:value="2" calcext:value-type="float">
            <text:p>2</text:p>
          </table:table-cell>
          <table:table-cell table:style-name="ce74" table:formula="of:=[$Townlands.M120]" office:value-type="string" office:string-value="52.1205556,-10.194444444444445" calcext:value-type="string">
            <text:p>52.1205556,-10.194444444444445</text:p>
          </table:table-cell>
          <table:table-cell table:number-columns-repeated="2"/>
          <table:table-cell table:style-name="ce79" office:value-type="float" office:value="118" calcext:value-type="float">
            <text:p>118</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1]" office:value-type="float" office:value="190.191" calcext:value-type="float">
            <text:p>190,191</text:p>
          </table:table-cell>
          <table:table-cell table:style-name="ce72" table:formula="of:=[$Townlands.R121]" office:value-type="float" office:value="2" calcext:value-type="float">
            <text:p>2</text:p>
          </table:table-cell>
          <table:table-cell table:style-name="ce74" table:formula="of:=[$Townlands.M121]" office:value-type="string" office:string-value="52.1358333,-10.124722222222223" calcext:value-type="string">
            <text:p>52.1358333,-10.124722222222223</text:p>
          </table:table-cell>
          <table:table-cell table:number-columns-repeated="2"/>
          <table:table-cell table:style-name="ce79" office:value-type="float" office:value="119" calcext:value-type="float">
            <text:p>119</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2]" office:value-type="float" office:value="192" calcext:value-type="float">
            <text:p>192</text:p>
          </table:table-cell>
          <table:table-cell table:style-name="ce72" table:formula="of:=[$Townlands.R122]" office:value-type="float" office:value="1" calcext:value-type="float">
            <text:p>1</text:p>
          </table:table-cell>
          <table:table-cell table:style-name="ce74" table:formula="of:=[$Townlands.M122]" office:value-type="string" office:string-value="52.2519444,-10.023333333333333" calcext:value-type="string">
            <text:p>52.2519444,-10.023333333333333</text:p>
          </table:table-cell>
          <table:table-cell table:number-columns-repeated="2"/>
          <table:table-cell table:style-name="ce79" office:value-type="float" office:value="120" calcext:value-type="float">
            <text:p>120</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3]" office:value-type="float" office:value="193" calcext:value-type="float">
            <text:p>193</text:p>
          </table:table-cell>
          <table:table-cell table:style-name="ce72" table:formula="of:=[$Townlands.R123]" office:value-type="float" office:value="1" calcext:value-type="float">
            <text:p>1</text:p>
          </table:table-cell>
          <table:table-cell table:style-name="ce74" table:formula="of:=[$Townlands.M123]" office:value-type="string" office:string-value="52.1447222,-10.359444444444444" calcext:value-type="string">
            <text:p>52.1447222,-10.359444444444444</text:p>
          </table:table-cell>
          <table:table-cell table:number-columns-repeated="2"/>
          <table:table-cell table:style-name="ce79" office:value-type="float" office:value="121" calcext:value-type="float">
            <text:p>121</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4]" office:value-type="string" office:string-value="194,194A" calcext:value-type="string">
            <text:p>194,194A</text:p>
          </table:table-cell>
          <table:table-cell table:style-name="ce72" table:formula="of:=[$Townlands.R124]" office:value-type="float" office:value="2" calcext:value-type="float">
            <text:p>2</text:p>
          </table:table-cell>
          <table:table-cell table:style-name="ce74" table:formula="of:=[$Townlands.M124]" office:value-type="string" office:string-value="52.1677778,-10.024444444444445" calcext:value-type="string">
            <text:p>52.1677778,-10.024444444444445</text:p>
          </table:table-cell>
          <table:table-cell table:number-columns-repeated="2"/>
          <table:table-cell table:style-name="ce79" office:value-type="float" office:value="122" calcext:value-type="float">
            <text:p>122</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1">
          <table:table-cell table:style-name="ce71" table:formula="of:=[$Townlands.Q125]" office:value-type="float" office:value="195.196" calcext:value-type="float">
            <text:p>195,196</text:p>
          </table:table-cell>
          <table:table-cell table:style-name="ce72" table:formula="of:=[$Townlands.R125]" office:value-type="float" office:value="2" calcext:value-type="float">
            <text:p>2</text:p>
          </table:table-cell>
          <table:table-cell table:style-name="ce74" table:formula="of:=[$Townlands.M125]" office:value-type="string" office:string-value="52.1725,-9.990555555555554" calcext:value-type="string">
            <text:p>52.1725,-9.990555555555554</text:p>
          </table:table-cell>
          <table:table-cell table:number-columns-repeated="2"/>
          <table:table-cell table:style-name="ce79" office:value-type="float" office:value="123" calcext:value-type="float">
            <text:p>123</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1">
          <table:table-cell table:style-name="ce71" table:formula="of:=[$Townlands.Q126]" office:value-type="string" office:string-value="197,198,199,200,201,202,203" calcext:value-type="string">
            <text:p>197,198,199,200,201,202,203</text:p>
          </table:table-cell>
          <table:table-cell table:style-name="ce72" table:formula="of:=[$Townlands.R126]" office:value-type="float" office:value="7" calcext:value-type="float">
            <text:p>7</text:p>
          </table:table-cell>
          <table:table-cell table:style-name="ce74" table:formula="of:=[$Townlands.M126]" office:value-type="string" office:string-value="52.0611111,-9.642777777777777" calcext:value-type="string">
            <text:p>52.0611111,-9.642777777777777</text:p>
          </table:table-cell>
          <table:table-cell table:number-columns-repeated="2"/>
          <table:table-cell table:style-name="ce79" office:value-type="float" office:value="124" calcext:value-type="float">
            <text:p>124</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7]" office:value-type="float" office:value="204" calcext:value-type="float">
            <text:p>204</text:p>
          </table:table-cell>
          <table:table-cell table:style-name="ce72" table:formula="of:=[$Townlands.R127]" office:value-type="float" office:value="1" calcext:value-type="float">
            <text:p>1</text:p>
          </table:table-cell>
          <table:table-cell table:style-name="ce74" table:formula="of:=[$Townlands.M127]" office:value-type="string" office:string-value="52.2086111,-9.621666666666668" calcext:value-type="string">
            <text:p>52.2086111,-9.621666666666668</text:p>
          </table:table-cell>
          <table:table-cell table:number-columns-repeated="2"/>
          <table:table-cell table:style-name="ce79" office:value-type="float" office:value="125" calcext:value-type="float">
            <text:p>125</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8]" office:value-type="float" office:value="205" calcext:value-type="float">
            <text:p>205</text:p>
          </table:table-cell>
          <table:table-cell table:style-name="ce72" table:formula="of:=[$Townlands.R128]" office:value-type="float" office:value="1" calcext:value-type="float">
            <text:p>1</text:p>
          </table:table-cell>
          <table:table-cell table:style-name="ce74" table:formula="of:=[$Townlands.M128]" office:value-type="string" office:string-value="51.9744444,-9.665000000000001" calcext:value-type="string">
            <text:p>51.9744444,-9.665000000000001</text:p>
          </table:table-cell>
          <table:table-cell table:number-columns-repeated="2"/>
          <table:table-cell table:style-name="ce79" office:value-type="float" office:value="126" calcext:value-type="float">
            <text:p>126</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9]" office:value-type="string" office:string-value="206,207,208,209,210,211,212,213" calcext:value-type="string">
            <text:p>206,207,208,209,210,211,212,213</text:p>
          </table:table-cell>
          <table:table-cell table:style-name="ce72" table:formula="of:=[$Townlands.R129]" office:value-type="float" office:value="8" calcext:value-type="float">
            <text:p>8</text:p>
          </table:table-cell>
          <table:table-cell table:style-name="ce74" table:formula="of:=[$Townlands.M129]" office:value-type="string" office:string-value="52.0719444,-9.747222222222222" calcext:value-type="string">
            <text:p>52.0719444,-9.747222222222222</text:p>
          </table:table-cell>
          <table:table-cell table:number-columns-repeated="2"/>
          <table:table-cell table:style-name="ce79" office:value-type="float" office:value="127" calcext:value-type="float">
            <text:p>127</text:p>
          </table:table-cell>
          <table:table-cell table:style-name="ce72" table:formula="of:=[.C80]" office:value-type="string" office:string-value="51.9463889,-8.757222222222222" calcext:value-type="string">
            <text:p>51.9463889,-8.757222222222222</text:p>
          </table:table-cell>
          <table:table-cell table:number-columns-repeated="1017"/>
        </table:table-row>
        <table:table-row table:style-name="ro1">
          <table:table-cell table:style-name="ce71" table:formula="of:=[$Townlands.Q130]" office:value-type="float" office:value="214" calcext:value-type="float">
            <text:p>214</text:p>
          </table:table-cell>
          <table:table-cell table:style-name="ce72" table:formula="of:=[$Townlands.R130]" office:value-type="float" office:value="1" calcext:value-type="float">
            <text:p>1</text:p>
          </table:table-cell>
          <table:table-cell table:style-name="ce75" table:formula="of:=[$Townlands.M130]" office:value-type="string" office:string-value="52.0680556,-9.71888888888889" calcext:value-type="string">
            <text:p>52.0680556,-9.71888888888889</text:p>
          </table:table-cell>
          <table:table-cell table:number-columns-repeated="2"/>
          <table:table-cell table:style-name="ce79" office:value-type="float" office:value="128" calcext:value-type="float">
            <text:p>128</text:p>
          </table:table-cell>
          <table:table-cell table:style-name="ce72" table:formula="of:=[.C81]" office:value-type="string" office:string-value="52.0075,-8.909166666666668" calcext:value-type="string">
            <text:p>52.0075,-8.909166666666668</text:p>
          </table:table-cell>
          <table:table-cell table:number-columns-repeated="1017"/>
        </table:table-row>
        <table:table-row table:style-name="ro1">
          <table:table-cell table:style-name="ce71" table:formula="of:=[$Townlands.Q131]" office:value-type="string" office:string-value="215,216,217,218,218A" calcext:value-type="string">
            <text:p>215,216,217,218,218A</text:p>
          </table:table-cell>
          <table:table-cell table:style-name="ce72" table:formula="of:=[$Townlands.R131]" office:value-type="float" office:value="5" calcext:value-type="float">
            <text:p>5</text:p>
          </table:table-cell>
          <table:table-cell table:style-name="ce74" table:formula="of:=[$Townlands.M131]" office:value-type="string" office:string-value="52.0805556,-9.703055555555554" calcext:value-type="string">
            <text:p>52.0805556,-9.703055555555554</text:p>
          </table:table-cell>
          <table:table-cell table:number-columns-repeated="2"/>
          <table:table-cell table:style-name="ce79" office:value-type="float" office:value="129" calcext:value-type="float">
            <text:p>129</text:p>
          </table:table-cell>
          <table:table-cell table:style-name="ce72" table:formula="of:=[.C82]" office:value-type="string" office:string-value="51.5086111,-9.02638888888889" calcext:value-type="string">
            <text:p>51.5086111,-9.02638888888889</text:p>
          </table:table-cell>
          <table:table-cell table:number-columns-repeated="1017"/>
        </table:table-row>
        <table:table-row table:style-name="ro1">
          <table:table-cell table:style-name="ce71" table:formula="of:=[$Townlands.Q132]" office:value-type="float" office:value="219" calcext:value-type="float">
            <text:p>219</text:p>
          </table:table-cell>
          <table:table-cell table:style-name="ce72" table:formula="of:=[$Townlands.R132]" office:value-type="float" office:value="1" calcext:value-type="float">
            <text:p>1</text:p>
          </table:table-cell>
          <table:table-cell table:style-name="ce74" table:formula="of:=[$Townlands.M132]" office:value-type="string" office:string-value="51.91,-9.746666666666666" calcext:value-type="string">
            <text:p>51.91,-9.746666666666666</text:p>
          </table:table-cell>
          <table:table-cell table:number-columns-repeated="2"/>
          <table:table-cell table:style-name="ce79" office:value-type="float" office:value="130" calcext:value-type="float">
            <text:p>130</text:p>
          </table:table-cell>
          <table:table-cell table:style-name="ce72" table:formula="of:=[.C83]" office:value-type="string" office:string-value="52.0666667,-8.928055555555554" calcext:value-type="string">
            <text:p>52.0666667,-8.928055555555554</text:p>
          </table:table-cell>
          <table:table-cell table:number-columns-repeated="1017"/>
        </table:table-row>
        <table:table-row table:style-name="ro1">
          <table:table-cell table:style-name="ce71" table:formula="of:=[$Townlands.Q133]" office:value-type="float" office:value="220" calcext:value-type="float">
            <text:p>220</text:p>
          </table:table-cell>
          <table:table-cell table:style-name="ce72" table:formula="of:=[$Townlands.R133]" office:value-type="float" office:value="1" calcext:value-type="float">
            <text:p>1</text:p>
          </table:table-cell>
          <table:table-cell table:style-name="ce74" table:formula="of:=[$Townlands.M133]" office:value-type="string" office:string-value="51.7730556,-10.122222222222224" calcext:value-type="string">
            <text:p>51.7730556,-10.122222222222224</text:p>
          </table:table-cell>
          <table:table-cell table:number-columns-repeated="2"/>
          <table:table-cell table:style-name="ce79" office:value-type="float" office:value="131" calcext:value-type="float">
            <text:p>131</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4]" office:value-type="float" office:value="221" calcext:value-type="float">
            <text:p>221</text:p>
          </table:table-cell>
          <table:table-cell table:style-name="ce72" table:formula="of:=[$Townlands.R134]" office:value-type="float" office:value="1" calcext:value-type="float">
            <text:p>1</text:p>
          </table:table-cell>
          <table:table-cell table:style-name="ce74" table:formula="of:=[$Townlands.M134]" office:value-type="string" office:string-value="51.8811111,-9.786666666666667" calcext:value-type="string">
            <text:p>51.8811111,-9.786666666666667</text:p>
          </table:table-cell>
          <table:table-cell table:number-columns-repeated="2"/>
          <table:table-cell table:style-name="ce79" office:value-type="float" office:value="132" calcext:value-type="float">
            <text:p>132</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5]" office:value-type="float" office:value="222" calcext:value-type="float">
            <text:p>222</text:p>
          </table:table-cell>
          <table:table-cell table:style-name="ce72" table:formula="of:=[$Townlands.R135]" office:value-type="float" office:value="1" calcext:value-type="float">
            <text:p>1</text:p>
          </table:table-cell>
          <table:table-cell table:style-name="ce74" table:formula="of:=[$Townlands.M135]" office:value-type="string" office:string-value="51.8586111,-9.875" calcext:value-type="string">
            <text:p>51.8586111,-9.875</text:p>
          </table:table-cell>
          <table:table-cell table:number-columns-repeated="2"/>
          <table:table-cell table:style-name="ce79" office:value-type="float" office:value="133" calcext:value-type="float">
            <text:p>133</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6]" office:value-type="float" office:value="223" calcext:value-type="float">
            <text:p>223</text:p>
          </table:table-cell>
          <table:table-cell table:style-name="ce72" table:formula="of:=[$Townlands.R136]" office:value-type="float" office:value="1" calcext:value-type="float">
            <text:p>1</text:p>
          </table:table-cell>
          <table:table-cell table:style-name="ce74" table:formula="of:=[$Townlands.M136]" office:value-type="string" office:string-value="51.8586111,-9.875" calcext:value-type="string">
            <text:p>51.8586111,-9.875</text:p>
          </table:table-cell>
          <table:table-cell table:number-columns-repeated="2"/>
          <table:table-cell table:style-name="ce79" office:value-type="float" office:value="134" calcext:value-type="float">
            <text:p>134</text:p>
          </table:table-cell>
          <table:table-cell table:style-name="ce72" table:formula="of:=[.C85]" office:value-type="string" office:string-value="51.8283333,-9.228055555555555" calcext:value-type="string">
            <text:p>51.8283333,-9.228055555555555</text:p>
          </table:table-cell>
          <table:table-cell table:number-columns-repeated="1017"/>
        </table:table-row>
        <table:table-row table:style-name="ro1">
          <table:table-cell table:style-name="ce71" table:formula="of:=[$Townlands.Q137]" office:value-type="float" office:value="224" calcext:value-type="float">
            <text:p>224</text:p>
          </table:table-cell>
          <table:table-cell table:style-name="ce72" table:formula="of:=[$Townlands.R137]" office:value-type="float" office:value="1" calcext:value-type="float">
            <text:p>1</text:p>
          </table:table-cell>
          <table:table-cell table:style-name="ce74" table:formula="of:=[$Townlands.M137]" office:value-type="string" office:string-value="51.8852778,-9.525833333333335" calcext:value-type="string">
            <text:p>51.8852778,-9.525833333333335</text:p>
          </table:table-cell>
          <table:table-cell table:number-columns-repeated="2"/>
          <table:table-cell table:style-name="ce79" office:value-type="float" office:value="135" calcext:value-type="float">
            <text:p>135</text:p>
          </table:table-cell>
          <table:table-cell table:style-name="ce72" table:formula="of:=[.C86]" office:value-type="string" office:string-value="51.9261111,-9.08388888888889" calcext:value-type="string">
            <text:p>51.9261111,-9.08388888888889</text:p>
          </table:table-cell>
          <table:table-cell table:number-columns-repeated="1017"/>
        </table:table-row>
        <table:table-row table:style-name="ro1">
          <table:table-cell table:style-name="ce71" table:formula="of:=[$Townlands.Q138]" office:value-type="float" office:value="225" calcext:value-type="float">
            <text:p>225</text:p>
          </table:table-cell>
          <table:table-cell table:style-name="ce72" table:formula="of:=[$Townlands.R138]" office:value-type="float" office:value="1" calcext:value-type="float">
            <text:p>1</text:p>
          </table:table-cell>
          <table:table-cell table:style-name="ce74" table:formula="of:=[$Townlands.M138]" office:value-type="string" office:string-value="51.8475,-9.551666666666668" calcext:value-type="string">
            <text:p>51.8475,-9.551666666666668</text:p>
          </table:table-cell>
          <table:table-cell table:number-columns-repeated="2"/>
          <table:table-cell table:style-name="ce79" office:value-type="float" office:value="136" calcext:value-type="float">
            <text:p>136</text:p>
          </table:table-cell>
          <table:table-cell table:style-name="ce81" table:formula="of:=[.C87]" office:value-type="string" office:string-value="52.3288889,-9.772777777777778" calcext:value-type="string">
            <text:p>52.3288889,-9.772777777777778</text:p>
          </table:table-cell>
          <table:table-cell table:number-columns-repeated="1017"/>
        </table:table-row>
        <table:table-row table:style-name="ro1">
          <table:table-cell table:style-name="ce71" table:formula="of:=[$Townlands.Q139]" office:value-type="float" office:value="226" calcext:value-type="float">
            <text:p>226</text:p>
          </table:table-cell>
          <table:table-cell table:style-name="ce72" table:formula="of:=[$Townlands.R139]" office:value-type="float" office:value="1" calcext:value-type="float">
            <text:p>1</text:p>
          </table:table-cell>
          <table:table-cell table:style-name="ce74" table:formula="of:=[$Townlands.M139]" office:value-type="string" office:string-value="51.8394444,-9.389166666666666" calcext:value-type="string">
            <text:p>51.8394444,-9.389166666666666</text:p>
          </table:table-cell>
          <table:table-cell table:number-columns-repeated="2"/>
          <table:table-cell table:style-name="ce79" office:value-type="float" office:value="137" calcext:value-type="float">
            <text:p>137</text:p>
          </table:table-cell>
          <table:table-cell table:style-name="ce72" table:formula="of:=[.C88]" office:value-type="string" office:string-value="52.3627778,-9.724166666666667" calcext:value-type="string">
            <text:p>52.3627778,-9.724166666666667</text:p>
          </table:table-cell>
          <table:table-cell table:number-columns-repeated="1017"/>
        </table:table-row>
        <table:table-row table:style-name="ro1">
          <table:table-cell table:style-name="ce71" table:formula="of:=[$Townlands.Q140]" office:value-type="float" office:value="227" calcext:value-type="float">
            <text:p>227</text:p>
          </table:table-cell>
          <table:table-cell table:style-name="ce72" table:formula="of:=[$Townlands.R140]" office:value-type="float" office:value="1" calcext:value-type="float">
            <text:p>1</text:p>
          </table:table-cell>
          <table:table-cell table:style-name="ce74" table:formula="of:=[$Townlands.M140]" office:value-type="string" office:string-value="51.8833333,-9.413611111111111" calcext:value-type="string">
            <text:p>51.8833333,-9.413611111111111</text:p>
          </table:table-cell>
          <table:table-cell table:number-columns-repeated="2"/>
          <table:table-cell table:style-name="ce79" office:value-type="float" office:value="138" calcext:value-type="float">
            <text:p>138</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1]" office:value-type="float" office:value="228" calcext:value-type="float">
            <text:p>228</text:p>
          </table:table-cell>
          <table:table-cell table:style-name="ce72" table:formula="of:=[$Townlands.R141]" office:value-type="float" office:value="1" calcext:value-type="float">
            <text:p>1</text:p>
          </table:table-cell>
          <table:table-cell table:style-name="ce74" table:formula="of:=[$Townlands.M141]" office:value-type="string" office:string-value="52.5666667,-9.421388888888888" calcext:value-type="string">
            <text:p>52.5666667,-9.421388888888888</text:p>
          </table:table-cell>
          <table:table-cell table:number-columns-repeated="2"/>
          <table:table-cell table:style-name="ce79" office:value-type="float" office:value="139" calcext:value-type="float">
            <text:p>139</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2]" office:value-type="float" office:value="229" calcext:value-type="float">
            <text:p>229</text:p>
          </table:table-cell>
          <table:table-cell table:style-name="ce72" table:formula="of:=[$Townlands.R142]" office:value-type="float" office:value="1" calcext:value-type="float">
            <text:p>1</text:p>
          </table:table-cell>
          <table:table-cell table:style-name="ce74" table:formula="of:=[$Townlands.M142]" office:value-type="string" office:string-value="51.9211111,-10.166666666666666" calcext:value-type="string">
            <text:p>51.9211111,-10.166666666666666</text:p>
          </table:table-cell>
          <table:table-cell table:number-columns-repeated="2"/>
          <table:table-cell table:style-name="ce79" office:value-type="float" office:value="140" calcext:value-type="float">
            <text:p>140</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3]" office:value-type="float" office:value="230" calcext:value-type="float">
            <text:p>230</text:p>
          </table:table-cell>
          <table:table-cell table:style-name="ce72" table:formula="of:=[$Townlands.R143]" office:value-type="float" office:value="1" calcext:value-type="float">
            <text:p>1</text:p>
          </table:table-cell>
          <table:table-cell table:style-name="ce74" table:formula="of:=[$Townlands.M143]" office:value-type="string" office:string-value="51.8941667,-10.176944444444445" calcext:value-type="string">
            <text:p>51.8941667,-10.176944444444445</text:p>
          </table:table-cell>
          <table:table-cell table:number-columns-repeated="2"/>
          <table:table-cell table:style-name="ce79" office:value-type="float" office:value="141" calcext:value-type="float">
            <text:p>141</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1">
          <table:table-cell table:style-name="ce71" table:formula="of:=[$Townlands.Q144]" office:value-type="float" office:value="231.232" calcext:value-type="float">
            <text:p>231,232</text:p>
          </table:table-cell>
          <table:table-cell table:style-name="ce72" table:formula="of:=[$Townlands.R144]" office:value-type="float" office:value="2" calcext:value-type="float">
            <text:p>2</text:p>
          </table:table-cell>
          <table:table-cell table:style-name="ce74" table:formula="of:=[$Townlands.M144]" office:value-type="string" office:string-value="51.9122222,-10.365555555555556" calcext:value-type="string">
            <text:p>51.9122222,-10.365555555555556</text:p>
          </table:table-cell>
          <table:table-cell table:number-columns-repeated="2"/>
          <table:table-cell table:style-name="ce79" office:value-type="float" office:value="142" calcext:value-type="float">
            <text:p>142</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1">
          <table:table-cell table:style-name="ce71" table:formula="of:=[$Townlands.Q145]" office:value-type="float" office:value="233" calcext:value-type="float">
            <text:p>233</text:p>
          </table:table-cell>
          <table:table-cell table:style-name="ce72" table:formula="of:=[$Townlands.R145]" office:value-type="float" office:value="1" calcext:value-type="float">
            <text:p>1</text:p>
          </table:table-cell>
          <table:table-cell table:style-name="ce74" table:formula="of:=[$Townlands.M145]" office:value-type="string" office:string-value="51.8480556,-10.11361111111111" calcext:value-type="string">
            <text:p>51.8480556,-10.11361111111111</text:p>
          </table:table-cell>
          <table:table-cell table:number-columns-repeated="2"/>
          <table:table-cell table:style-name="ce79" office:value-type="float" office:value="143" calcext:value-type="float">
            <text:p>143</text:p>
          </table:table-cell>
          <table:table-cell table:style-name="ce72" table:formula="of:=[.C91]" office:value-type="string" office:string-value="52.1591667,-10.063055555555556" calcext:value-type="string">
            <text:p>52.1591667,-10.063055555555556</text:p>
          </table:table-cell>
          <table:table-cell table:number-columns-repeated="1017"/>
        </table:table-row>
        <table:table-row table:style-name="ro1">
          <table:table-cell table:style-name="ce71" table:formula="of:=[$Townlands.Q146]" office:value-type="float" office:value="234" calcext:value-type="float">
            <text:p>234</text:p>
          </table:table-cell>
          <table:table-cell table:style-name="ce72" table:formula="of:=[$Townlands.R146]" office:value-type="float" office:value="1" calcext:value-type="float">
            <text:p>1</text:p>
          </table:table-cell>
          <table:table-cell table:style-name="ce74" table:formula="of:=[$Townlands.M146]" office:value-type="string" office:string-value="52.0311111,-10.029166666666667" calcext:value-type="string">
            <text:p>52.0311111,-10.029166666666667</text:p>
          </table:table-cell>
          <table:table-cell table:number-columns-repeated="2"/>
          <table:table-cell table:style-name="ce79" office:value-type="float" office:value="144" calcext:value-type="float">
            <text:p>144</text:p>
          </table:table-cell>
          <table:table-cell table:style-name="ce72" table:formula="of:=[.C92]" office:value-type="string" office:string-value="52.1430556,-10.049166666666666" calcext:value-type="string">
            <text:p>52.1430556,-10.049166666666666</text:p>
          </table:table-cell>
          <table:table-cell table:number-columns-repeated="1017"/>
        </table:table-row>
        <table:table-row table:style-name="ro1">
          <table:table-cell table:style-name="ce71" table:formula="of:=[$Townlands.Q147]" office:value-type="float" office:value="235" calcext:value-type="float">
            <text:p>235</text:p>
          </table:table-cell>
          <table:table-cell table:style-name="ce72" table:formula="of:=[$Townlands.R147]" office:value-type="float" office:value="1" calcext:value-type="float">
            <text:p>1</text:p>
          </table:table-cell>
          <table:table-cell table:style-name="ce74" table:formula="of:=[$Townlands.M147]" office:value-type="string" office:string-value="51.9133333,-10.175833333333333" calcext:value-type="string">
            <text:p>51.9133333,-10.175833333333333</text:p>
          </table:table-cell>
          <table:table-cell table:number-columns-repeated="2"/>
          <table:table-cell table:style-name="ce79" office:value-type="float" office:value="145" calcext:value-type="float">
            <text:p>145</text:p>
          </table:table-cell>
          <table:table-cell table:style-name="ce72" table:formula="of:=[.C93]" office:value-type="string" office:string-value="52.2675,-10.236944444444443" calcext:value-type="string">
            <text:p>52.2675,-10.236944444444443</text:p>
          </table:table-cell>
          <table:table-cell table:number-columns-repeated="1017"/>
        </table:table-row>
        <table:table-row table:style-name="ro1">
          <table:table-cell table:style-name="ce71" table:formula="of:=[$Townlands.Q148]" office:value-type="float" office:value="236.237" calcext:value-type="float">
            <text:p>236,237</text:p>
          </table:table-cell>
          <table:table-cell table:style-name="ce72" table:formula="of:=[$Townlands.R148]" office:value-type="float" office:value="2" calcext:value-type="float">
            <text:p>2</text:p>
          </table:table-cell>
          <table:table-cell table:style-name="ce74" table:formula="of:=[$Townlands.M148]" office:value-type="string" office:string-value="51.8433333,-10.301944444444445" calcext:value-type="string">
            <text:p>51.8433333,-10.301944444444445</text:p>
          </table:table-cell>
          <table:table-cell table:number-columns-repeated="2"/>
          <table:table-cell table:style-name="ce79" office:value-type="float" office:value="146" calcext:value-type="float">
            <text:p>146</text:p>
          </table:table-cell>
          <table:table-cell table:style-name="ce72" table:formula="of:=[.C94]" office:value-type="string" office:string-value="52.1666667,-10.382222222222223" calcext:value-type="string">
            <text:p>52.1666667,-10.382222222222223</text:p>
          </table:table-cell>
          <table:table-cell table:number-columns-repeated="1017"/>
        </table:table-row>
        <table:table-row table:style-name="ro1">
          <table:table-cell table:style-name="ce71" table:formula="of:=[$Townlands.Q149]" office:value-type="float" office:value="238" calcext:value-type="float">
            <text:p>238</text:p>
          </table:table-cell>
          <table:table-cell table:style-name="ce72" table:formula="of:=[$Townlands.R149]" office:value-type="float" office:value="1" calcext:value-type="float">
            <text:p>1</text:p>
          </table:table-cell>
          <table:table-cell table:style-name="ce74" table:formula="of:=[$Townlands.M149]" office:value-type="string" office:string-value="51.9233333,-10.220833333333333" calcext:value-type="string">
            <text:p>51.9233333,-10.220833333333333</text:p>
          </table:table-cell>
          <table:table-cell table:number-columns-repeated="2"/>
          <table:table-cell table:style-name="ce79" office:value-type="float" office:value="147" calcext:value-type="float">
            <text:p>147</text:p>
          </table:table-cell>
          <table:table-cell table:style-name="ce72" table:formula="of:=[.C95]" office:value-type="string" office:string-value="52.1405556,-10.2075" calcext:value-type="string">
            <text:p>52.1405556,-10.2075</text:p>
          </table:table-cell>
          <table:table-cell table:number-columns-repeated="1017"/>
        </table:table-row>
        <table:table-row table:style-name="ro1">
          <table:table-cell table:style-name="ce71" table:formula="of:=[$Townlands.Q150]" office:value-type="float" office:value="239" calcext:value-type="float">
            <text:p>239</text:p>
          </table:table-cell>
          <table:table-cell table:style-name="ce72" table:formula="of:=[$Townlands.R150]" office:value-type="float" office:value="1" calcext:value-type="float">
            <text:p>1</text:p>
          </table:table-cell>
          <table:table-cell table:style-name="ce74" table:formula="of:=[$Townlands.M150]" office:value-type="string" office:string-value="52.0136111,-10.025277777777779" calcext:value-type="string">
            <text:p>52.0136111,-10.025277777777779</text:p>
          </table:table-cell>
          <table:table-cell table:number-columns-repeated="2"/>
          <table:table-cell table:style-name="ce79" office:value-type="float" office:value="148" calcext:value-type="float">
            <text:p>148</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1]" office:value-type="float" office:value="240" calcext:value-type="float">
            <text:p>240</text:p>
          </table:table-cell>
          <table:table-cell table:style-name="ce72" table:formula="of:=[$Townlands.R151]" office:value-type="float" office:value="1" calcext:value-type="float">
            <text:p>1</text:p>
          </table:table-cell>
          <table:table-cell table:style-name="ce74" table:formula="of:=[$Townlands.M151]" office:value-type="string" office:string-value="51.9708333,-10.05888888888889" calcext:value-type="string">
            <text:p>51.9708333,-10.05888888888889</text:p>
          </table:table-cell>
          <table:table-cell table:number-columns-repeated="2"/>
          <table:table-cell table:style-name="ce79" office:value-type="float" office:value="149" calcext:value-type="float">
            <text:p>149</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2]" office:value-type="float" office:value="241" calcext:value-type="float">
            <text:p>241</text:p>
          </table:table-cell>
          <table:table-cell table:style-name="ce72" table:formula="of:=[$Townlands.R152]" office:value-type="float" office:value="1" calcext:value-type="float">
            <text:p>1</text:p>
          </table:table-cell>
          <table:table-cell table:style-name="ce74" table:formula="of:=[$Townlands.M152]" office:value-type="string" office:string-value="52.0861111,-9.67361111111111" calcext:value-type="string">
            <text:p>52.0861111,-9.67361111111111</text:p>
          </table:table-cell>
          <table:table-cell table:number-columns-repeated="2"/>
          <table:table-cell table:style-name="ce79" office:value-type="float" office:value="150" calcext:value-type="float">
            <text:p>150</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3]" office:value-type="string" office:string-value="242,242A" calcext:value-type="string">
            <text:p>242,242A</text:p>
          </table:table-cell>
          <table:table-cell table:style-name="ce72" table:formula="of:=[$Townlands.R153]" office:value-type="float" office:value="2" calcext:value-type="float">
            <text:p>2</text:p>
          </table:table-cell>
          <table:table-cell table:style-name="ce74" table:formula="of:=[$Townlands.M153]" office:value-type="string" office:string-value="52.0777778,-9.558333333333334" calcext:value-type="string">
            <text:p>52.0777778,-9.558333333333334</text:p>
          </table:table-cell>
          <table:table-cell table:number-columns-repeated="2"/>
          <table:table-cell table:style-name="ce79" office:value-type="float" office:value="151" calcext:value-type="float">
            <text:p>151</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4]" office:value-type="string" office:string-value="243,244,245,246" calcext:value-type="string">
            <text:p>243,244,245,246</text:p>
          </table:table-cell>
          <table:table-cell table:style-name="ce72" table:formula="of:=[$Townlands.R154]" office:value-type="float" office:value="4" calcext:value-type="float">
            <text:p>4</text:p>
          </table:table-cell>
          <table:table-cell table:style-name="ce74" table:formula="of:=[$Townlands.M154]" office:value-type="string" office:string-value="52.1288889,-9.631666666666668" calcext:value-type="string">
            <text:p>52.1288889,-9.631666666666668</text:p>
          </table:table-cell>
          <table:table-cell table:number-columns-repeated="2"/>
          <table:table-cell table:style-name="ce79" office:value-type="float" office:value="152" calcext:value-type="float">
            <text:p>152</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5]" office:value-type="string" office:string-value="246A,246B" calcext:value-type="string">
            <text:p>246A,246B</text:p>
          </table:table-cell>
          <table:table-cell table:style-name="ce72" table:formula="of:=[$Townlands.R155]" office:value-type="float" office:value="2" calcext:value-type="float">
            <text:p>2</text:p>
          </table:table-cell>
          <table:table-cell table:style-name="ce74" table:formula="of:=[$Townlands.M155]" office:value-type="string" office:string-value="52.1655556,-9.73361111111111" calcext:value-type="string">
            <text:p>52.1655556,-9.73361111111111</text:p>
          </table:table-cell>
          <table:table-cell table:number-columns-repeated="2"/>
          <table:table-cell table:style-name="ce79" office:value-type="float" office:value="153" calcext:value-type="float">
            <text:p>153</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6]" office:value-type="float" office:value="247" calcext:value-type="float">
            <text:p>247</text:p>
          </table:table-cell>
          <table:table-cell table:style-name="ce72" table:formula="of:=[$Townlands.R156]" office:value-type="float" office:value="1" calcext:value-type="float">
            <text:p>1</text:p>
          </table:table-cell>
          <table:table-cell table:style-name="ce74" table:formula="of:=[$Townlands.M156]" office:value-type="string" office:string-value="52.1477780,-9.6627780" calcext:value-type="string">
            <text:p>52.1477780,-9.6627780</text:p>
          </table:table-cell>
          <table:table-cell table:number-columns-repeated="2"/>
          <table:table-cell table:style-name="ce79" office:value-type="float" office:value="154" calcext:value-type="float">
            <text:p>154</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7]" office:value-type="float" office:value="248" calcext:value-type="float">
            <text:p>248</text:p>
          </table:table-cell>
          <table:table-cell table:style-name="ce72" table:formula="of:=[$Townlands.R157]" office:value-type="float" office:value="1" calcext:value-type="float">
            <text:p>1</text:p>
          </table:table-cell>
          <table:table-cell table:style-name="ce74" table:formula="of:=[$Townlands.M157]" office:value-type="string" office:string-value="52.1425,-9.43888888888889" calcext:value-type="string">
            <text:p>52.1425,-9.43888888888889</text:p>
          </table:table-cell>
          <table:table-cell table:number-columns-repeated="2"/>
          <table:table-cell table:style-name="ce79" office:value-type="float" office:value="155" calcext:value-type="float">
            <text:p>155</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58]" office:value-type="float" office:value="249" calcext:value-type="float">
            <text:p>249</text:p>
          </table:table-cell>
          <table:table-cell table:style-name="ce72" table:formula="of:=[$Townlands.R158]" office:value-type="float" office:value="1" calcext:value-type="float">
            <text:p>1</text:p>
          </table:table-cell>
          <table:table-cell table:style-name="ce74" table:formula="of:=[$Townlands.M158]" office:value-type="string" office:string-value="52.1619444,-9.687777777777779" calcext:value-type="string">
            <text:p>52.1619444,-9.687777777777779</text:p>
          </table:table-cell>
          <table:table-cell table:number-columns-repeated="2"/>
          <table:table-cell table:style-name="ce79" office:value-type="float" office:value="156" calcext:value-type="float">
            <text:p>156</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59]" office:value-type="float" office:value="250" calcext:value-type="float">
            <text:p>250</text:p>
          </table:table-cell>
          <table:table-cell table:style-name="ce72" table:formula="of:=[$Townlands.R159]" office:value-type="float" office:value="1" calcext:value-type="float">
            <text:p>1</text:p>
          </table:table-cell>
          <table:table-cell table:style-name="ce74" table:formula="of:=[$Townlands.M159]" office:value-type="string" office:string-value="52.1658333,-9.771944444444445" calcext:value-type="string">
            <text:p>52.1658333,-9.771944444444445</text:p>
          </table:table-cell>
          <table:table-cell table:number-columns-repeated="2"/>
          <table:table-cell table:style-name="ce79" office:value-type="float" office:value="157" calcext:value-type="float">
            <text:p>157</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0]" office:value-type="float" office:value="251" calcext:value-type="float">
            <text:p>251</text:p>
          </table:table-cell>
          <table:table-cell table:style-name="ce72" table:formula="of:=[$Townlands.R160]" office:value-type="float" office:value="1" calcext:value-type="float">
            <text:p>1</text:p>
          </table:table-cell>
          <table:table-cell table:style-name="ce74" table:formula="of:=[$Townlands.M160]" office:value-type="string" office:string-value="52.1916667,-9.5325" calcext:value-type="string">
            <text:p>52.1916667,-9.5325</text:p>
          </table:table-cell>
          <table:table-cell table:number-columns-repeated="2"/>
          <table:table-cell table:style-name="ce79" office:value-type="float" office:value="158" calcext:value-type="float">
            <text:p>158</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1]" office:value-type="float" office:value="252" calcext:value-type="float">
            <text:p>252</text:p>
          </table:table-cell>
          <table:table-cell table:style-name="ce72" table:formula="of:=[$Townlands.R161]" office:value-type="float" office:value="1" calcext:value-type="float">
            <text:p>1</text:p>
          </table:table-cell>
          <table:table-cell table:style-name="ce74" table:formula="of:=[$Townlands.M161]" office:value-type="string" office:string-value="52.2266667,-9.581944444444444" calcext:value-type="string">
            <text:p>52.2266667,-9.581944444444444</text:p>
          </table:table-cell>
          <table:table-cell table:number-columns-repeated="2"/>
          <table:table-cell table:style-name="ce79" office:value-type="float" office:value="159" calcext:value-type="float">
            <text:p>159</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2]" office:value-type="float" office:value="253" calcext:value-type="float">
            <text:p>253</text:p>
          </table:table-cell>
          <table:table-cell table:style-name="ce72" table:formula="of:=[$Townlands.R162]" office:value-type="float" office:value="1" calcext:value-type="float">
            <text:p>1</text:p>
          </table:table-cell>
          <table:table-cell table:style-name="ce74" table:formula="of:=[$Townlands.M162]" office:value-type="string" office:string-value="52.2336111,-9.540833333333333" calcext:value-type="string">
            <text:p>52.2336111,-9.540833333333333</text:p>
          </table:table-cell>
          <table:table-cell table:number-columns-repeated="2"/>
          <table:table-cell table:style-name="ce79" office:value-type="float" office:value="160" calcext:value-type="float">
            <text:p>160</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3]" office:value-type="float" office:value="254" calcext:value-type="float">
            <text:p>254</text:p>
          </table:table-cell>
          <table:table-cell table:style-name="ce72" table:formula="of:=[$Townlands.R163]" office:value-type="float" office:value="1" calcext:value-type="float">
            <text:p>1</text:p>
          </table:table-cell>
          <table:table-cell table:style-name="ce74" table:formula="of:=[$Townlands.M163]" office:value-type="string" office:string-value="52.2336111,-9.540833333333333" calcext:value-type="string">
            <text:p>52.2336111,-9.540833333333333</text:p>
          </table:table-cell>
          <table:table-cell table:number-columns-repeated="2"/>
          <table:table-cell table:style-name="ce79" office:value-type="float" office:value="161" calcext:value-type="float">
            <text:p>161</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4]" office:value-type="float" office:value="255.256" calcext:value-type="float">
            <text:p>255,256</text:p>
          </table:table-cell>
          <table:table-cell table:style-name="ce72" table:formula="of:=[$Townlands.R164]" office:value-type="float" office:value="2" calcext:value-type="float">
            <text:p>2</text:p>
          </table:table-cell>
          <table:table-cell table:style-name="ce74" table:formula="of:=[$Townlands.M164]" office:value-type="string" office:string-value="52.1247222,-9.7575" calcext:value-type="string">
            <text:p>52.1247222,-9.7575</text:p>
          </table:table-cell>
          <table:table-cell table:number-columns-repeated="2"/>
          <table:table-cell table:style-name="ce79" office:value-type="float" office:value="162" calcext:value-type="float">
            <text:p>162</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5]" office:value-type="string" office:string-value="256A" calcext:value-type="string">
            <text:p>256A</text:p>
          </table:table-cell>
          <table:table-cell table:style-name="ce72" table:formula="of:=[$Townlands.R165]" office:value-type="float" office:value="1" calcext:value-type="float">
            <text:p>1</text:p>
          </table:table-cell>
          <table:table-cell table:style-name="ce74" table:formula="of:=[$Townlands.M165]" office:value-type="string" office:string-value="52.2680556,-9.710277777777778" calcext:value-type="string">
            <text:p>52.2680556,-9.710277777777778</text:p>
          </table:table-cell>
          <table:table-cell table:number-columns-repeated="2"/>
          <table:table-cell table:style-name="ce79" office:value-type="float" office:value="163" calcext:value-type="float">
            <text:p>163</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6]" office:value-type="float" office:value="257" calcext:value-type="float">
            <text:p>257</text:p>
          </table:table-cell>
          <table:table-cell table:style-name="ce72" table:formula="of:=[$Townlands.R166]" office:value-type="float" office:value="1" calcext:value-type="float">
            <text:p>1</text:p>
          </table:table-cell>
          <table:table-cell table:style-name="ce75" table:formula="of:=[$Townlands.M166]" office:value-type="string" office:string-value="52.4575,-8.823888888888888" calcext:value-type="string">
            <text:p>52.4575,-8.823888888888888</text:p>
          </table:table-cell>
          <table:table-cell table:number-columns-repeated="2"/>
          <table:table-cell table:style-name="ce79" office:value-type="float" office:value="164" calcext:value-type="float">
            <text:p>164</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1">
          <table:table-cell table:style-name="ce71" table:formula="of:=[$Townlands.Q167]" office:value-type="float" office:value="258" calcext:value-type="float">
            <text:p>258</text:p>
          </table:table-cell>
          <table:table-cell table:style-name="ce72" table:formula="of:=[$Townlands.R167]" office:value-type="float" office:value="1" calcext:value-type="float">
            <text:p>1</text:p>
          </table:table-cell>
          <table:table-cell table:style-name="ce74" table:formula="of:=[$Townlands.M167]" office:value-type="string" office:string-value="52.3819444,-8.377222222222223" calcext:value-type="string">
            <text:p>52.3819444,-8.377222222222223</text:p>
          </table:table-cell>
          <table:table-cell table:number-columns-repeated="2"/>
          <table:table-cell table:style-name="ce79" office:value-type="float" office:value="165" calcext:value-type="float">
            <text:p>165</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1">
          <table:table-cell table:style-name="ce71" table:formula="of:=[$Townlands.Q168]" office:value-type="float" office:value="259" calcext:value-type="float">
            <text:p>259</text:p>
          </table:table-cell>
          <table:table-cell table:style-name="ce72" table:formula="of:=[$Townlands.R168]" office:value-type="float" office:value="1" calcext:value-type="float">
            <text:p>1</text:p>
          </table:table-cell>
          <table:table-cell table:style-name="ce75" table:formula="of:=[$Townlands.M168]" office:value-type="string" office:string-value="52.3286111,-8.562777777777779" calcext:value-type="string">
            <text:p>52.3286111,-8.562777777777779</text:p>
          </table:table-cell>
          <table:table-cell table:number-columns-repeated="2"/>
          <table:table-cell table:style-name="ce79" office:value-type="float" office:value="166" calcext:value-type="float">
            <text:p>166</text:p>
          </table:table-cell>
          <table:table-cell table:style-name="ce72" table:formula="of:=[.C99]"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69]" office:value-type="float" office:value="260" calcext:value-type="float">
            <text:p>260</text:p>
          </table:table-cell>
          <table:table-cell table:style-name="ce72" table:formula="of:=[$Townlands.R169]" office:value-type="float" office:value="1" calcext:value-type="float">
            <text:p>1</text:p>
          </table:table-cell>
          <table:table-cell table:style-name="ce75" table:formula="of:=[$Townlands.M169]" office:value-type="string" office:string-value="52.2758333,-8.105277777777777" calcext:value-type="string">
            <text:p>52.2758333,-8.105277777777777</text:p>
          </table:table-cell>
          <table:table-cell table:number-columns-repeated="2"/>
          <table:table-cell table:style-name="ce79" office:value-type="float" office:value="167" calcext:value-type="float">
            <text:p>167</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1">
          <table:table-cell table:style-name="ce71" table:formula="of:=[$Townlands.Q170]" office:value-type="float" office:value="261" calcext:value-type="float">
            <text:p>261</text:p>
          </table:table-cell>
          <table:table-cell table:style-name="ce72" table:formula="of:=[$Townlands.R170]" office:value-type="float" office:value="1" calcext:value-type="float">
            <text:p>1</text:p>
          </table:table-cell>
          <table:table-cell table:style-name="ce74" table:formula="of:=[$Townlands.M170]" office:value-type="string" office:string-value="52.2216667,-7.758055555555556" calcext:value-type="string">
            <text:p>52.2216667,-7.758055555555556</text:p>
          </table:table-cell>
          <table:table-cell table:number-columns-repeated="2"/>
          <table:table-cell table:style-name="ce79" office:value-type="float" office:value="168" calcext:value-type="float">
            <text:p>168</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1">
          <table:table-cell table:style-name="ce71" table:formula="of:=[$Townlands.Q171]" office:value-type="float" office:value="262" calcext:value-type="float">
            <text:p>262</text:p>
          </table:table-cell>
          <table:table-cell table:style-name="ce72" table:formula="of:=[$Townlands.R171]" office:value-type="float" office:value="1" calcext:value-type="float">
            <text:p>1</text:p>
          </table:table-cell>
          <table:table-cell table:style-name="ce74" table:formula="of:=[$Townlands.M171]" office:value-type="string" office:string-value="52.1994444,-7.998888888888889" calcext:value-type="string">
            <text:p>52.1994444,-7.998888888888889</text:p>
          </table:table-cell>
          <table:table-cell table:number-columns-repeated="2"/>
          <table:table-cell table:style-name="ce79" office:value-type="float" office:value="169" calcext:value-type="float">
            <text:p>169</text:p>
          </table:table-cell>
          <table:table-cell table:style-name="ce72" table:formula="of:=[.C101]" office:value-type="string" office:string-value="52.1605556,-10.323333333333332" calcext:value-type="string">
            <text:p>52.1605556,-10.323333333333332</text:p>
          </table:table-cell>
          <table:table-cell table:number-columns-repeated="1017"/>
        </table:table-row>
        <table:table-row table:style-name="ro1">
          <table:table-cell table:style-name="ce71" table:formula="of:=[$Townlands.Q172]" office:value-type="string" office:string-value="263,264,265" calcext:value-type="string">
            <text:p>263,264,265</text:p>
          </table:table-cell>
          <table:table-cell table:style-name="ce72" table:formula="of:=[$Townlands.R172]" office:value-type="float" office:value="3" calcext:value-type="float">
            <text:p>3</text:p>
          </table:table-cell>
          <table:table-cell table:style-name="ce74" table:formula="of:=[$Townlands.M172]" office:value-type="string" office:string-value="51.9441667, -7.729166666666667" calcext:value-type="string">
            <text:p>51.9441667, -7.729166666666667</text:p>
          </table:table-cell>
          <table:table-cell table:number-columns-repeated="2"/>
          <table:table-cell table:style-name="ce79" office:value-type="float" office:value="170" calcext:value-type="float">
            <text:p>170</text:p>
          </table:table-cell>
          <table:table-cell table:style-name="ce72" table:formula="of:=[.C102]" office:value-type="string" office:string-value="52.1513889,-10.3275" calcext:value-type="string">
            <text:p>52.1513889,-10.3275</text:p>
          </table:table-cell>
          <table:table-cell table:number-columns-repeated="1017"/>
        </table:table-row>
        <table:table-row table:style-name="ro1">
          <table:table-cell table:style-name="ce71" table:formula="of:=[$Townlands.Q173]" office:value-type="string" office:string-value="266,267,268" calcext:value-type="string">
            <text:p>266,267,268</text:p>
          </table:table-cell>
          <table:table-cell table:style-name="ce72" table:formula="of:=[$Townlands.R173]" office:value-type="float" office:value="3" calcext:value-type="float">
            <text:p>3</text:p>
          </table:table-cell>
          <table:table-cell table:style-name="ce74" table:formula="of:=[$Townlands.M173]" office:value-type="string" office:string-value="52.0644444,-7.848888888888888" calcext:value-type="string">
            <text:p>52.0644444,-7.848888888888888</text:p>
          </table:table-cell>
          <table:table-cell table:number-columns-repeated="2"/>
          <table:table-cell table:style-name="ce79" office:value-type="float" office:value="171" calcext:value-type="float">
            <text:p>171</text:p>
          </table:table-cell>
          <table:table-cell table:style-name="ce72" table:formula="of:=[.C103]" office:value-type="string" office:string-value="52.1875,-10.029722222222222" calcext:value-type="string">
            <text:p>52.1875,-10.029722222222222</text:p>
          </table:table-cell>
          <table:table-cell table:number-columns-repeated="1017"/>
        </table:table-row>
        <table:table-row table:style-name="ro1">
          <table:table-cell table:style-name="ce71" table:formula="of:=[$Townlands.Q174]" office:value-type="float" office:value="269" calcext:value-type="float">
            <text:p>269</text:p>
          </table:table-cell>
          <table:table-cell table:style-name="ce72" table:formula="of:=[$Townlands.R174]" office:value-type="float" office:value="1" calcext:value-type="float">
            <text:p>1</text:p>
          </table:table-cell>
          <table:table-cell table:style-name="ce74" table:formula="of:=[$Townlands.M174]" office:value-type="string" office:string-value="51.9883333,-7.755833333333333" calcext:value-type="string">
            <text:p>51.9883333,-7.755833333333333</text:p>
          </table:table-cell>
          <table:table-cell table:number-columns-repeated="2"/>
          <table:table-cell table:style-name="ce79" office:value-type="float" office:value="172" calcext:value-type="float">
            <text:p>172</text:p>
          </table:table-cell>
          <table:table-cell table:style-name="ce72" table:formula="of:=[.C104]" office:value-type="string" office:string-value="52.1558333,-10.400833333333333" calcext:value-type="string">
            <text:p>52.1558333,-10.400833333333333</text:p>
          </table:table-cell>
          <table:table-cell table:number-columns-repeated="1017"/>
        </table:table-row>
        <table:table-row table:style-name="ro1">
          <table:table-cell table:style-name="ce71" table:formula="of:=[$Townlands.Q175]" office:value-type="float" office:value="270.271" calcext:value-type="float">
            <text:p>270,271</text:p>
          </table:table-cell>
          <table:table-cell table:style-name="ce72" table:formula="of:=[$Townlands.R175]" office:value-type="float" office:value="2" calcext:value-type="float">
            <text:p>2</text:p>
          </table:table-cell>
          <table:table-cell table:style-name="ce74" table:formula="of:=[$Townlands.M175]" office:value-type="string" office:string-value="52.1333333,-7.439166666666667" calcext:value-type="string">
            <text:p>52.1333333,-7.439166666666667</text:p>
          </table:table-cell>
          <table:table-cell table:number-columns-repeated="2"/>
          <table:table-cell table:style-name="ce79" office:value-type="float" office:value="173" calcext:value-type="float">
            <text:p>173</text:p>
          </table:table-cell>
          <table:table-cell table:style-name="ce72" table:formula="of:=[.C105]" office:value-type="string" office:string-value="52.1469444,-10.036388888888888" calcext:value-type="string">
            <text:p>52.1469444,-10.036388888888888</text:p>
          </table:table-cell>
          <table:table-cell table:number-columns-repeated="1017"/>
        </table:table-row>
        <table:table-row table:style-name="ro1">
          <table:table-cell table:style-name="ce71" table:formula="of:=[$Townlands.Q176]" office:value-type="string" office:string-value="272,273,274,275,276,277,278,279,280,281" calcext:value-type="string">
            <text:p>272,273,274,275,276,277,278,279,280,281</text:p>
          </table:table-cell>
          <table:table-cell table:style-name="ce72" table:formula="of:=[$Townlands.R176]" office:value-type="float" office:value="10" calcext:value-type="float">
            <text:p>10</text:p>
          </table:table-cell>
          <table:table-cell table:style-name="ce74" table:formula="of:=[$Townlands.M176]" office:value-type="string" office:string-value="52.1630556,-7.468055555555556" calcext:value-type="string">
            <text:p>52.1630556,-7.468055555555556</text:p>
          </table:table-cell>
          <table:table-cell table:number-columns-repeated="2"/>
          <table:table-cell table:style-name="ce79" office:value-type="float" office:value="174" calcext:value-type="float">
            <text:p>174</text:p>
          </table:table-cell>
          <table:table-cell table:style-name="ce72" table:formula="of:=[.C106]"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77]" office:value-type="float" office:value="282" calcext:value-type="float">
            <text:p>282</text:p>
          </table:table-cell>
          <table:table-cell table:style-name="ce72" table:formula="of:=[$Townlands.R177]" office:value-type="float" office:value="1" calcext:value-type="float">
            <text:p>1</text:p>
          </table:table-cell>
          <table:table-cell table:style-name="ce75" table:formula="of:=[$Townlands.M177]" office:value-type="string" office:string-value="52.1552778,-7.495" calcext:value-type="string">
            <text:p>52.1552778,-7.495</text:p>
          </table:table-cell>
          <table:table-cell table:number-columns-repeated="2"/>
          <table:table-cell table:style-name="ce79" office:value-type="float" office:value="175" calcext:value-type="float">
            <text:p>175</text:p>
          </table:table-cell>
          <table:table-cell table:style-name="ce72" table:formula="of:=[.C107]" office:value-type="string" office:string-value="52.1258333,-10.306944444444445" calcext:value-type="string">
            <text:p>52.1258333,-10.306944444444445</text:p>
          </table:table-cell>
          <table:table-cell table:number-columns-repeated="1017"/>
        </table:table-row>
        <table:table-row table:style-name="ro1">
          <table:table-cell table:style-name="ce71" table:formula="of:=[$Townlands.Q178]" office:value-type="float" office:value="283.284" calcext:value-type="float">
            <text:p>283,284</text:p>
          </table:table-cell>
          <table:table-cell table:style-name="ce72" table:formula="of:=[$Townlands.R178]" office:value-type="float" office:value="2" calcext:value-type="float">
            <text:p>2</text:p>
          </table:table-cell>
          <table:table-cell table:style-name="ce74" table:formula="of:=[$Townlands.M178]" office:value-type="string" office:string-value="52.1913889,-7.483333333333333" calcext:value-type="string">
            <text:p>52.1913889,-7.483333333333333</text:p>
          </table:table-cell>
          <table:table-cell table:number-columns-repeated="2"/>
          <table:table-cell table:style-name="ce79" office:value-type="float" office:value="176" calcext:value-type="float">
            <text:p>176</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1">
          <table:table-cell table:style-name="ce71" table:formula="of:=[$Townlands.Q179]" office:value-type="float" office:value="285" calcext:value-type="float">
            <text:p>285</text:p>
          </table:table-cell>
          <table:table-cell table:style-name="ce72" table:formula="of:=[$Townlands.R179]" office:value-type="float" office:value="1" calcext:value-type="float">
            <text:p>1</text:p>
          </table:table-cell>
          <table:table-cell table:style-name="ce74" table:formula="of:=[$Townlands.M179]" office:value-type="string" office:string-value="52.1102778,-7.544722222222222" calcext:value-type="string">
            <text:p>52.1102778,-7.544722222222222</text:p>
          </table:table-cell>
          <table:table-cell table:number-columns-repeated="2"/>
          <table:table-cell table:style-name="ce79" office:value-type="float" office:value="177" calcext:value-type="float">
            <text:p>177</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1">
          <table:table-cell table:style-name="ce71" table:formula="of:=[$Townlands.Q180]" office:value-type="string" office:string-value="286,287,288,289,290" calcext:value-type="string">
            <text:p>286,287,288,289,290</text:p>
          </table:table-cell>
          <table:table-cell table:style-name="ce72" table:formula="of:=[$Townlands.R180]" office:value-type="float" office:value="5" calcext:value-type="float">
            <text:p>5</text:p>
          </table:table-cell>
          <table:table-cell table:style-name="ce74" table:formula="of:=[$Townlands.M180]" office:value-type="string" office:string-value="52.0905556,-7.549722222222222" calcext:value-type="string">
            <text:p>52.0905556,-7.549722222222222</text:p>
          </table:table-cell>
          <table:table-cell table:number-columns-repeated="2"/>
          <table:table-cell table:style-name="ce79" office:value-type="float" office:value="178" calcext:value-type="float">
            <text:p>178</text:p>
          </table:table-cell>
          <table:table-cell table:style-name="ce72" table:formula="of:=[.C109]" office:value-type="string" office:string-value="52.1119444,-10.458333333333332" calcext:value-type="string">
            <text:p>52.1119444,-10.458333333333332</text:p>
          </table:table-cell>
          <table:table-cell table:number-columns-repeated="1017"/>
        </table:table-row>
        <table:table-row table:style-name="ro1">
          <table:table-cell table:style-name="ce71" table:formula="of:=[$Townlands.Q181]" office:value-type="float" office:value="291" calcext:value-type="float">
            <text:p>291</text:p>
          </table:table-cell>
          <table:table-cell table:style-name="ce72" table:formula="of:=[$Townlands.R181]" office:value-type="float" office:value="1" calcext:value-type="float">
            <text:p>1</text:p>
          </table:table-cell>
          <table:table-cell table:style-name="ce74" table:formula="of:=[$Townlands.M181]" office:value-type="string" office:string-value="52.1025,-7.804444444444444" calcext:value-type="string">
            <text:p>52.1025,-7.804444444444444</text:p>
          </table:table-cell>
          <table:table-cell table:number-columns-repeated="2"/>
          <table:table-cell table:style-name="ce79" office:value-type="float" office:value="179" calcext:value-type="float">
            <text:p>179</text:p>
          </table:table-cell>
          <table:table-cell table:style-name="ce72" table:formula="of:=[.C110]" office:value-type="string" office:string-value="52.14,-10.270000000000001" calcext:value-type="string">
            <text:p>52.14,-10.270000000000001</text:p>
          </table:table-cell>
          <table:table-cell table:number-columns-repeated="1017"/>
        </table:table-row>
        <table:table-row table:style-name="ro1">
          <table:table-cell table:style-name="ce71" table:formula="of:=[$Townlands.Q182]" office:value-type="string" office:string-value="292,293,294,295,296,297,298,299" calcext:value-type="string">
            <text:p>292,293,294,295,296,297,298,299</text:p>
          </table:table-cell>
          <table:table-cell table:style-name="ce72" table:formula="of:=[$Townlands.R182]" office:value-type="float" office:value="8" calcext:value-type="float">
            <text:p>8</text:p>
          </table:table-cell>
          <table:table-cell table:style-name="ce74" table:formula="of:=[$Townlands.M182]" office:value-type="string" office:string-value="52.1113889,-7.6" calcext:value-type="string">
            <text:p>52.1113889,-7.6</text:p>
          </table:table-cell>
          <table:table-cell table:number-columns-repeated="2"/>
          <table:table-cell table:style-name="ce79" office:value-type="float" office:value="180" calcext:value-type="float">
            <text:p>180</text:p>
          </table:table-cell>
          <table:table-cell table:style-name="ce72" table:formula="of:=[.C111]" office:value-type="string" office:string-value="52.1330556,-10.228055555555555" calcext:value-type="string">
            <text:p>52.1330556,-10.228055555555555</text:p>
          </table:table-cell>
          <table:table-cell table:number-columns-repeated="1017"/>
        </table:table-row>
        <table:table-row table:style-name="ro1">
          <table:table-cell table:style-name="ce71" table:formula="of:=[$Townlands.Q183]" office:value-type="float" office:value="300" calcext:value-type="float">
            <text:p>300</text:p>
          </table:table-cell>
          <table:table-cell table:style-name="ce72" table:formula="of:=[$Townlands.R183]" office:value-type="float" office:value="1" calcext:value-type="float">
            <text:p>1</text:p>
          </table:table-cell>
          <table:table-cell table:style-name="ce74" table:formula="of:=[$Townlands.M183]" office:value-type="string" office:string-value="52.1608333,-7.59" calcext:value-type="string">
            <text:p>52.1608333,-7.59</text:p>
          </table:table-cell>
          <table:table-cell table:number-columns-repeated="2"/>
          <table:table-cell table:style-name="ce79" office:value-type="float" office:value="181" calcext:value-type="float">
            <text:p>181</text:p>
          </table:table-cell>
          <table:table-cell table:style-name="ce72" table:formula="of:=[.C112]" office:value-type="string" office:string-value="52.1352778,-10.270555555555557" calcext:value-type="string">
            <text:p>52.1352778,-10.270555555555557</text:p>
          </table:table-cell>
          <table:table-cell table:number-columns-repeated="1017"/>
        </table:table-row>
        <table:table-row table:style-name="ro1">
          <table:table-cell table:style-name="ce71" table:formula="of:=[$Townlands.Q184]" office:value-type="float" office:value="301" calcext:value-type="float">
            <text:p>301</text:p>
          </table:table-cell>
          <table:table-cell table:style-name="ce72" table:formula="of:=[$Townlands.R184]" office:value-type="float" office:value="1" calcext:value-type="float">
            <text:p>1</text:p>
          </table:table-cell>
          <table:table-cell table:style-name="ce74" table:formula="of:=[$Townlands.M184]" office:value-type="string" office:string-value="52.2672222,-7.746944444444445" calcext:value-type="string">
            <text:p>52.2672222,-7.746944444444445</text:p>
          </table:table-cell>
          <table:table-cell table:number-columns-repeated="2"/>
          <table:table-cell table:style-name="ce79" office:value-type="float" office:value="182" calcext:value-type="float">
            <text:p>182</text:p>
          </table:table-cell>
          <table:table-cell table:style-name="ce72" table:formula="of:=[.C113]"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85]" office:value-type="float" office:value="302" calcext:value-type="float">
            <text:p>302</text:p>
          </table:table-cell>
          <table:table-cell table:style-name="ce72" table:formula="of:=[$Townlands.R185]" office:value-type="float" office:value="1" calcext:value-type="float">
            <text:p>1</text:p>
          </table:table-cell>
          <table:table-cell table:style-name="ce74" table:formula="of:=[$Townlands.M185]" office:value-type="string" office:string-value="52.185,-7.226666666666667" calcext:value-type="string">
            <text:p>52.185,-7.226666666666667</text:p>
          </table:table-cell>
          <table:table-cell table:number-columns-repeated="2"/>
          <table:table-cell table:style-name="ce79" office:value-type="float" office:value="183" calcext:value-type="float">
            <text:p>183</text:p>
          </table:table-cell>
          <table:table-cell table:style-name="ce72" table:formula="of:=[.C114]" office:value-type="string" office:string-value="52.1033333,-10.437222222222223" calcext:value-type="string">
            <text:p>52.1033333,-10.437222222222223</text:p>
          </table:table-cell>
          <table:table-cell table:number-columns-repeated="1017"/>
        </table:table-row>
        <table:table-row table:style-name="ro1">
          <table:table-cell table:style-name="ce71" table:formula="of:=[$Townlands.Q186]" office:value-type="float" office:value="303" calcext:value-type="float">
            <text:p>303</text:p>
          </table:table-cell>
          <table:table-cell table:style-name="ce72" table:formula="of:=[$Townlands.R186]" office:value-type="float" office:value="1" calcext:value-type="float">
            <text:p>1</text:p>
          </table:table-cell>
          <table:table-cell table:style-name="ce74" table:formula="of:=[$Townlands.M186]" office:value-type="string" office:string-value="52.3111111,-7.385000000000001" calcext:value-type="string">
            <text:p>52.3111111,-7.385000000000001</text:p>
          </table:table-cell>
          <table:table-cell table:number-columns-repeated="2"/>
          <table:table-cell table:style-name="ce79" office:value-type="float" office:value="184" calcext:value-type="float">
            <text:p>184</text:p>
          </table:table-cell>
          <table:table-cell table:style-name="ce72" table:formula="of:=[.C115]" office:value-type="string" office:string-value="52.1408333,-10.126666666666667" calcext:value-type="string">
            <text:p>52.1408333,-10.126666666666667</text:p>
          </table:table-cell>
          <table:table-cell table:number-columns-repeated="1017"/>
        </table:table-row>
        <table:table-row table:style-name="ro1">
          <table:table-cell table:style-name="ce71" table:formula="of:=[$Townlands.Q187]" office:value-type="float" office:value="304" calcext:value-type="float">
            <text:p>304</text:p>
          </table:table-cell>
          <table:table-cell table:style-name="ce72" table:formula="of:=[$Townlands.R187]" office:value-type="float" office:value="1" calcext:value-type="float">
            <text:p>1</text:p>
          </table:table-cell>
          <table:table-cell table:style-name="ce75" table:formula="of:=[$Townlands.M187]" office:value-type="string" office:string-value="52.3305556,-7.391111111111112" calcext:value-type="string">
            <text:p>52.3305556,-7.391111111111112</text:p>
          </table:table-cell>
          <table:table-cell table:number-columns-repeated="2"/>
          <table:table-cell table:style-name="ce79" office:value-type="float" office:value="185" calcext:value-type="float">
            <text:p>185</text:p>
          </table:table-cell>
          <table:table-cell table:style-name="ce72" table:formula="of:=[.C116]" office:value-type="string" office:string-value="52.0444444,-10.607777777777777" calcext:value-type="string">
            <text:p>52.0444444,-10.607777777777777</text:p>
          </table:table-cell>
          <table:table-cell table:number-columns-repeated="1017"/>
        </table:table-row>
        <table:table-row table:style-name="ro1">
          <table:table-cell table:style-name="ce71" table:formula="of:=[$Townlands.Q188]" office:value-type="float" office:value="305" calcext:value-type="float">
            <text:p>305</text:p>
          </table:table-cell>
          <table:table-cell table:style-name="ce72" table:formula="of:=[$Townlands.R188]" office:value-type="float" office:value="1" calcext:value-type="float">
            <text:p>1</text:p>
          </table:table-cell>
          <table:table-cell table:style-name="ce74" table:formula="of:=[$Townlands.M188]" office:value-type="string" office:string-value="52.3241667,-7.379166666666666" calcext:value-type="string">
            <text:p>52.3241667,-7.379166666666666</text:p>
          </table:table-cell>
          <table:table-cell table:number-columns-repeated="2"/>
          <table:table-cell table:style-name="ce79" office:value-type="float" office:value="186" calcext:value-type="float">
            <text:p>186</text:p>
          </table:table-cell>
          <table:table-cell table:style-name="ce80" table:formula="of:=[.C117]" office:value-type="string" office:string-value="52.1533333,-10.300555555555556" calcext:value-type="string">
            <text:p>52.1533333,-10.300555555555556</text:p>
          </table:table-cell>
          <table:table-cell table:number-columns-repeated="1017"/>
        </table:table-row>
        <table:table-row table:style-name="ro1">
          <table:table-cell table:style-name="ce71" table:formula="of:=[$Townlands.Q189]" office:value-type="float" office:value="306" calcext:value-type="float">
            <text:p>306</text:p>
          </table:table-cell>
          <table:table-cell table:style-name="ce72" table:formula="of:=[$Townlands.R189]" office:value-type="float" office:value="1" calcext:value-type="float">
            <text:p>1</text:p>
          </table:table-cell>
          <table:table-cell table:style-name="ce74" table:formula="of:=[$Townlands.M189]" office:value-type="string" office:string-value="52.3263889,-7.511666666666667" calcext:value-type="string">
            <text:p>52.3263889,-7.511666666666667</text:p>
          </table:table-cell>
          <table:table-cell table:number-columns-repeated="2"/>
          <table:table-cell table:style-name="ce79" office:value-type="float" office:value="187" calcext:value-type="float">
            <text:p>187</text:p>
          </table:table-cell>
          <table:table-cell table:style-name="ce72" table:formula="of:=[.C118]" office:value-type="string" office:string-value="52.1883333,-10.333055555555555" calcext:value-type="string">
            <text:p>52.1883333,-10.333055555555555</text:p>
          </table:table-cell>
          <table:table-cell table:number-columns-repeated="1017"/>
        </table:table-row>
        <table:table-row table:style-name="ro1">
          <table:table-cell table:style-name="ce71" table:formula="of:=[$Townlands.Q190]" office:value-type="float" office:value="307.308" calcext:value-type="float">
            <text:p>307,308</text:p>
          </table:table-cell>
          <table:table-cell table:style-name="ce72" table:formula="of:=[$Townlands.R190]" office:value-type="float" office:value="2" calcext:value-type="float">
            <text:p>2</text:p>
          </table:table-cell>
          <table:table-cell table:style-name="ce74" table:formula="of:=[$Townlands.M190]" office:value-type="string" office:string-value="52.3419444,-7.487777777777778" calcext:value-type="string">
            <text:p>52.3419444,-7.487777777777778</text:p>
          </table:table-cell>
          <table:table-cell table:number-columns-repeated="2"/>
          <table:table-cell table:style-name="ce79" office:value-type="float" office:value="188" calcext:value-type="float">
            <text:p>188</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1">
          <table:table-cell table:style-name="ce71" table:formula="of:=[$Townlands.Q191]" office:value-type="string" office:string-value="309,310" calcext:value-type="string">
            <text:p>309,310</text:p>
          </table:table-cell>
          <table:table-cell table:style-name="ce72" table:formula="of:=[$Townlands.R191]" office:value-type="float" office:value="2" calcext:value-type="float">
            <text:p>2</text:p>
          </table:table-cell>
          <table:table-cell table:style-name="ce74" table:formula="of:=[$Townlands.M191]" office:value-type="string" office:string-value="54.8030556,-6.183333333333334" calcext:value-type="string">
            <text:p>54.8030556,-6.183333333333334</text:p>
          </table:table-cell>
          <table:table-cell table:number-columns-repeated="2"/>
          <table:table-cell table:style-name="ce79" office:value-type="float" office:value="189" calcext:value-type="float">
            <text:p>189</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1">
          <table:table-cell table:style-name="ce71" table:formula="of:=[$Townlands.Q192]" office:value-type="float" office:value="311" calcext:value-type="float">
            <text:p>311</text:p>
          </table:table-cell>
          <table:table-cell table:style-name="ce72" table:formula="of:=[$Townlands.R192]" office:value-type="float" office:value="1" calcext:value-type="float">
            <text:p>1</text:p>
          </table:table-cell>
          <table:table-cell table:style-name="ce74" table:formula="of:=[$Townlands.M192]" office:value-type="string" office:string-value="54.3072222,-6.655277777777778" calcext:value-type="string">
            <text:p>54.3072222,-6.655277777777778</text:p>
          </table:table-cell>
          <table:table-cell table:number-columns-repeated="2"/>
          <table:table-cell table:style-name="ce79" office:value-type="float" office:value="190" calcext:value-type="float">
            <text:p>190</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1">
          <table:table-cell table:style-name="ce71" table:formula="of:=[$Townlands.Q193]" office:value-type="float" office:value="312" calcext:value-type="float">
            <text:p>312</text:p>
          </table:table-cell>
          <table:table-cell table:style-name="ce72" table:formula="of:=[$Townlands.R193]" office:value-type="float" office:value="1" calcext:value-type="float">
            <text:p>1</text:p>
          </table:table-cell>
          <table:table-cell table:style-name="ce74" table:formula="of:=[$Townlands.M193]" office:value-type="string" office:string-value="53.805,-6.954444444444444" calcext:value-type="string">
            <text:p>53.805,-6.954444444444444</text:p>
          </table:table-cell>
          <table:table-cell table:number-columns-repeated="2"/>
          <table:table-cell table:style-name="ce79" office:value-type="float" office:value="191" calcext:value-type="float">
            <text:p>191</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1">
          <table:table-cell table:style-name="ce71" table:formula="of:=[$Townlands.Q194]" office:value-type="float" office:value="313" calcext:value-type="float">
            <text:p>313</text:p>
          </table:table-cell>
          <table:table-cell table:style-name="ce72" table:formula="of:=[$Townlands.R194]" office:value-type="float" office:value="1" calcext:value-type="float">
            <text:p>1</text:p>
          </table:table-cell>
          <table:table-cell table:style-name="ce74" table:formula="of:=[$Townlands.M194]" office:value-type="string" office:string-value="53.7944444,-7.209444444444444" calcext:value-type="string">
            <text:p>53.7944444,-7.209444444444444</text:p>
          </table:table-cell>
          <table:table-cell table:number-columns-repeated="2"/>
          <table:table-cell table:style-name="ce79" office:value-type="float" office:value="192" calcext:value-type="float">
            <text:p>192</text:p>
          </table:table-cell>
          <table:table-cell table:style-name="ce72" table:formula="of:=[.C121]" office:value-type="string" office:string-value="52.2519444,-10.023333333333333" calcext:value-type="string">
            <text:p>52.2519444,-10.023333333333333</text:p>
          </table:table-cell>
          <table:table-cell table:number-columns-repeated="1017"/>
        </table:table-row>
        <table:table-row table:style-name="ro1">
          <table:table-cell table:style-name="ce71" table:formula="of:=[$Townlands.Q195]" office:value-type="float" office:value="314" calcext:value-type="float">
            <text:p>314</text:p>
          </table:table-cell>
          <table:table-cell table:style-name="ce72" table:formula="of:=[$Townlands.R195]" office:value-type="float" office:value="1" calcext:value-type="float">
            <text:p>1</text:p>
          </table:table-cell>
          <table:table-cell table:style-name="ce74" table:formula="of:=[$Townlands.M195]" office:value-type="string" office:string-value="54.6086111,-7.871111111111111" calcext:value-type="string">
            <text:p>54.6086111,-7.871111111111111</text:p>
          </table:table-cell>
          <table:table-cell table:number-columns-repeated="2"/>
          <table:table-cell table:style-name="ce79" office:value-type="float" office:value="193" calcext:value-type="float">
            <text:p>193</text:p>
          </table:table-cell>
          <table:table-cell table:style-name="ce72" table:formula="of:=[.C122]" office:value-type="string" office:string-value="52.1447222,-10.359444444444444" calcext:value-type="string">
            <text:p>52.1447222,-10.359444444444444</text:p>
          </table:table-cell>
          <table:table-cell table:number-columns-repeated="1017"/>
        </table:table-row>
        <table:table-row table:style-name="ro1">
          <table:table-cell table:style-name="ce71" table:formula="of:=[$Townlands.Q196]" office:value-type="float" office:value="315" calcext:value-type="float">
            <text:p>315</text:p>
          </table:table-cell>
          <table:table-cell table:style-name="ce72" table:formula="of:=[$Townlands.R196]" office:value-type="float" office:value="1" calcext:value-type="float">
            <text:p>1</text:p>
          </table:table-cell>
          <table:table-cell table:style-name="ce74" table:formula="of:=[$Townlands.M196]" office:value-type="string" office:string-value="54.3622222,-7.5175" calcext:value-type="string">
            <text:p>54.3622222,-7.5175</text:p>
          </table:table-cell>
          <table:table-cell table:number-columns-repeated="2"/>
          <table:table-cell table:style-name="ce79" office:value-type="float" office:value="194" calcext:value-type="float">
            <text:p>194</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1">
          <table:table-cell table:style-name="ce71" table:formula="of:=[$Townlands.Q197]" office:value-type="float" office:value="316" calcext:value-type="float">
            <text:p>316</text:p>
          </table:table-cell>
          <table:table-cell table:style-name="ce72" table:formula="of:=[$Townlands.R197]" office:value-type="float" office:value="1" calcext:value-type="float">
            <text:p>1</text:p>
          </table:table-cell>
          <table:table-cell table:style-name="ce74" table:formula="of:=[$Townlands.M197]" office:value-type="string" office:string-value="55.1166667,-6.7444444444444445" calcext:value-type="string">
            <text:p>55.1166667,-6.7444444444444445</text:p>
          </table:table-cell>
          <table:table-cell table:number-columns-repeated="2"/>
          <table:table-cell table:style-name="ce79" office:value-type="string" calcext:value-type="string">
            <text:p>194A</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1">
          <table:table-cell table:style-name="ce71" table:formula="of:=[$Townlands.Q198]" office:value-type="float" office:value="317" calcext:value-type="float">
            <text:p>317</text:p>
          </table:table-cell>
          <table:table-cell table:style-name="ce72" table:formula="of:=[$Townlands.R198]" office:value-type="float" office:value="1" calcext:value-type="float">
            <text:p>1</text:p>
          </table:table-cell>
          <table:table-cell table:style-name="ce74" table:formula="of:=[$Townlands.M198]" office:value-type="string" office:string-value="54.6994444,-7.047777777777777" calcext:value-type="string">
            <text:p>54.6994444,-7.047777777777777</text:p>
          </table:table-cell>
          <table:table-cell table:number-columns-repeated="2"/>
          <table:table-cell table:style-name="ce79" office:value-type="float" office:value="195" calcext:value-type="float">
            <text:p>195</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1">
          <table:table-cell table:number-columns-repeated="2"/>
          <table:table-cell table:style-name="ce77"/>
          <table:table-cell table:number-columns-repeated="2"/>
          <table:table-cell table:style-name="ce79" office:value-type="float" office:value="196" calcext:value-type="float">
            <text:p>196</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7" calcext:value-type="float">
            <text:p>197</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8" calcext:value-type="float">
            <text:p>198</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9" calcext:value-type="float">
            <text:p>199</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0" calcext:value-type="float">
            <text:p>200</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1" calcext:value-type="float">
            <text:p>201</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2" calcext:value-type="float">
            <text:p>202</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3" calcext:value-type="float">
            <text:p>203</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4" calcext:value-type="float">
            <text:p>204</text:p>
          </table:table-cell>
          <table:table-cell table:style-name="ce72" table:formula="of:=[.C126]" office:value-type="string" office:string-value="52.2086111,-9.621666666666668" calcext:value-type="string">
            <text:p>52.2086111,-9.62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5" calcext:value-type="float">
            <text:p>205</text:p>
          </table:table-cell>
          <table:table-cell table:style-name="ce72" table:formula="of:=[.C127]" office:value-type="string" office:string-value="51.9744444,-9.665000000000001" calcext:value-type="string">
            <text:p>51.9744444,-9.66500000000000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6" calcext:value-type="float">
            <text:p>206</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7" calcext:value-type="float">
            <text:p>207</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8" calcext:value-type="float">
            <text:p>208</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9" calcext:value-type="float">
            <text:p>209</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0" calcext:value-type="float">
            <text:p>210</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1" calcext:value-type="float">
            <text:p>211</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2" calcext:value-type="float">
            <text:p>212</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3" calcext:value-type="float">
            <text:p>213</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4" calcext:value-type="float">
            <text:p>214</text:p>
          </table:table-cell>
          <table:table-cell table:style-name="ce80" table:formula="of:=[.C129]" office:value-type="string" office:string-value="52.0680556,-9.71888888888889" calcext:value-type="string">
            <text:p>52.0680556,-9.71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5" calcext:value-type="float">
            <text:p>215</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6" calcext:value-type="float">
            <text:p>216</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7" calcext:value-type="float">
            <text:p>217</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8" calcext:value-type="float">
            <text:p>218</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18A</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9" calcext:value-type="float">
            <text:p>219</text:p>
          </table:table-cell>
          <table:table-cell table:style-name="ce72" table:formula="of:=[.C131]" office:value-type="string" office:string-value="51.91,-9.746666666666666" calcext:value-type="string">
            <text:p>51.91,-9.7466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0" calcext:value-type="float">
            <text:p>220</text:p>
          </table:table-cell>
          <table:table-cell table:style-name="ce72" table:formula="of:=[.C132]" office:value-type="string" office:string-value="51.7730556,-10.122222222222224" calcext:value-type="string">
            <text:p>51.7730556,-10.12222222222222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1" calcext:value-type="float">
            <text:p>221</text:p>
          </table:table-cell>
          <table:table-cell table:style-name="ce72" table:formula="of:=[.C133]" office:value-type="string" office:string-value="51.8811111,-9.786666666666667" calcext:value-type="string">
            <text:p>51.8811111,-9.7866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2" calcext:value-type="float">
            <text:p>222</text:p>
          </table:table-cell>
          <table:table-cell table:style-name="ce72" table:formula="of:=[.C134]" office:value-type="string" office:string-value="51.8586111,-9.875" calcext:value-type="string">
            <text:p>51.8586111,-9.8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3" calcext:value-type="float">
            <text:p>223</text:p>
          </table:table-cell>
          <table:table-cell table:style-name="ce72" table:formula="of:=[.C135]" office:value-type="string" office:string-value="51.8586111,-9.875" calcext:value-type="string">
            <text:p>51.8586111,-9.8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4" calcext:value-type="float">
            <text:p>224</text:p>
          </table:table-cell>
          <table:table-cell table:style-name="ce72" table:formula="of:=[.C136]" office:value-type="string" office:string-value="51.8852778,-9.525833333333335" calcext:value-type="string">
            <text:p>51.8852778,-9.52583333333333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5" calcext:value-type="float">
            <text:p>225</text:p>
          </table:table-cell>
          <table:table-cell table:style-name="ce72" table:formula="of:=[.C137]" office:value-type="string" office:string-value="51.8475,-9.551666666666668" calcext:value-type="string">
            <text:p>51.8475,-9.55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6" calcext:value-type="float">
            <text:p>226</text:p>
          </table:table-cell>
          <table:table-cell table:style-name="ce72" table:formula="of:=[.C138]" office:value-type="string" office:string-value="51.8394444,-9.389166666666666" calcext:value-type="string">
            <text:p>51.8394444,-9.3891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7" calcext:value-type="float">
            <text:p>227</text:p>
          </table:table-cell>
          <table:table-cell table:style-name="ce72" table:formula="of:=[.C139]" office:value-type="string" office:string-value="51.8833333,-9.413611111111111" calcext:value-type="string">
            <text:p>51.8833333,-9.41361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8" calcext:value-type="float">
            <text:p>228</text:p>
          </table:table-cell>
          <table:table-cell table:style-name="ce72" table:formula="of:=[.C140]" office:value-type="string" office:string-value="52.5666667,-9.421388888888888" calcext:value-type="string">
            <text:p>52.5666667,-9.4213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9" calcext:value-type="float">
            <text:p>229</text:p>
          </table:table-cell>
          <table:table-cell table:style-name="ce72" table:formula="of:=[.C141]" office:value-type="string" office:string-value="51.9211111,-10.166666666666666" calcext:value-type="string">
            <text:p>51.9211111,-10.1666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0" calcext:value-type="float">
            <text:p>230</text:p>
          </table:table-cell>
          <table:table-cell table:style-name="ce72" table:formula="of:=[.C142]" office:value-type="string" office:string-value="51.8941667,-10.176944444444445" calcext:value-type="string">
            <text:p>51.8941667,-10.176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1" calcext:value-type="float">
            <text:p>231</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2" calcext:value-type="float">
            <text:p>232</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3" calcext:value-type="float">
            <text:p>233</text:p>
          </table:table-cell>
          <table:table-cell table:style-name="ce72" table:formula="of:=[.C144]" office:value-type="string" office:string-value="51.8480556,-10.11361111111111" calcext:value-type="string">
            <text:p>51.8480556,-10.11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4" calcext:value-type="float">
            <text:p>234</text:p>
          </table:table-cell>
          <table:table-cell table:style-name="ce72" table:formula="of:=[.C145]" office:value-type="string" office:string-value="52.0311111,-10.029166666666667" calcext:value-type="string">
            <text:p>52.0311111,-10.02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5" calcext:value-type="float">
            <text:p>235</text:p>
          </table:table-cell>
          <table:table-cell table:style-name="ce72" table:formula="of:=[.C146]" office:value-type="string" office:string-value="51.9133333,-10.175833333333333" calcext:value-type="string">
            <text:p>51.9133333,-10.175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6" calcext:value-type="float">
            <text:p>236</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7" calcext:value-type="float">
            <text:p>237</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8" calcext:value-type="float">
            <text:p>238</text:p>
          </table:table-cell>
          <table:table-cell table:style-name="ce72" table:formula="of:=[.C148]" office:value-type="string" office:string-value="51.9233333,-10.220833333333333" calcext:value-type="string">
            <text:p>51.9233333,-10.22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9" calcext:value-type="float">
            <text:p>239</text:p>
          </table:table-cell>
          <table:table-cell table:style-name="ce72" table:formula="of:=[.C149]" office:value-type="string" office:string-value="52.0136111,-10.025277777777779" calcext:value-type="string">
            <text:p>52.0136111,-10.02527777777777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0" calcext:value-type="float">
            <text:p>240</text:p>
          </table:table-cell>
          <table:table-cell table:style-name="ce72" table:formula="of:=[.C150]" office:value-type="string" office:string-value="51.9708333,-10.05888888888889" calcext:value-type="string">
            <text:p>51.9708333,-10.05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1" calcext:value-type="float">
            <text:p>241</text:p>
          </table:table-cell>
          <table:table-cell table:style-name="ce72" table:formula="of:=[.C151]" office:value-type="string" office:string-value="52.0861111,-9.67361111111111" calcext:value-type="string">
            <text:p>52.0861111,-9.67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2" calcext:value-type="float">
            <text:p>242</text:p>
          </table:table-cell>
          <table:table-cell table:style-name="ce72" table:formula="of:=[.C152]" office:value-type="string" office:string-value="52.0777778,-9.558333333333334" calcext:value-type="string">
            <text:p>52.0777778,-9.55833333333333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2A</text:p>
          </table:table-cell>
          <table:table-cell table:style-name="ce72" table:formula="of:=[.G245]" office:value-type="string" office:string-value="52.0777778,-9.558333333333334" calcext:value-type="string">
            <text:p>52.0777778,-9.55833333333333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3" calcext:value-type="float">
            <text:p>243</text:p>
          </table:table-cell>
          <table:table-cell table:style-name="ce72" table:formula="of:=[.C153]"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4" calcext:value-type="float">
            <text:p>244</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5" calcext:value-type="float">
            <text:p>245</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6" calcext:value-type="float">
            <text:p>246</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6A</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6B</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7" calcext:value-type="float">
            <text:p>247</text:p>
          </table:table-cell>
          <table:table-cell table:style-name="ce72" table:formula="of:=[.C155]" office:value-type="string" office:string-value="52.1477780,-9.6627780" calcext:value-type="string">
            <text:p>52.1477780,-9.6627780</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8" calcext:value-type="float">
            <text:p>248</text:p>
          </table:table-cell>
          <table:table-cell table:style-name="ce72" table:formula="of:=[.C156]" office:value-type="string" office:string-value="52.1425,-9.43888888888889" calcext:value-type="string">
            <text:p>52.1425,-9.43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9" calcext:value-type="float">
            <text:p>249</text:p>
          </table:table-cell>
          <table:table-cell table:style-name="ce72" table:formula="of:=[.C157]" office:value-type="string" office:string-value="52.1619444,-9.687777777777779" calcext:value-type="string">
            <text:p>52.1619444,-9.68777777777777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0" calcext:value-type="float">
            <text:p>250</text:p>
          </table:table-cell>
          <table:table-cell table:style-name="ce72" table:formula="of:=[.C158]" office:value-type="string" office:string-value="52.1658333,-9.771944444444445" calcext:value-type="string">
            <text:p>52.1658333,-9.77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1" calcext:value-type="float">
            <text:p>251</text:p>
          </table:table-cell>
          <table:table-cell table:style-name="ce72" table:formula="of:=[.C159]" office:value-type="string" office:string-value="52.1916667,-9.5325" calcext:value-type="string">
            <text:p>52.1916667,-9.532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2" calcext:value-type="float">
            <text:p>252</text:p>
          </table:table-cell>
          <table:table-cell table:style-name="ce72" table:formula="of:=[.C160]" office:value-type="string" office:string-value="52.2266667,-9.581944444444444" calcext:value-type="string">
            <text:p>52.2266667,-9.58194444444444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3" calcext:value-type="float">
            <text:p>253</text:p>
          </table:table-cell>
          <table:table-cell table:style-name="ce72" table:formula="of:=[.C161]" office:value-type="string" office:string-value="52.2336111,-9.540833333333333" calcext:value-type="string">
            <text:p>52.2336111,-9.54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4" calcext:value-type="float">
            <text:p>254</text:p>
          </table:table-cell>
          <table:table-cell table:style-name="ce72" table:formula="of:=[.C162]" office:value-type="string" office:string-value="52.2336111,-9.540833333333333" calcext:value-type="string">
            <text:p>52.2336111,-9.54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5" calcext:value-type="float">
            <text:p>255</text:p>
          </table:table-cell>
          <table:table-cell table:style-name="ce72" table:formula="of:=[.C163]" office:value-type="string" office:string-value="52.1247222,-9.7575" calcext:value-type="string">
            <text:p>52.1247222,-9.75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6" calcext:value-type="float">
            <text:p>256</text:p>
          </table:table-cell>
          <table:table-cell table:style-name="ce72" table:formula="of:=[.G261]" office:value-type="string" office:string-value="52.1247222,-9.7575" calcext:value-type="string">
            <text:p>52.1247222,-9.75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56A</text:p>
          </table:table-cell>
          <table:table-cell table:style-name="ce72" table:formula="of:=[.C164]" office:value-type="string" office:string-value="52.2680556,-9.710277777777778" calcext:value-type="string">
            <text:p>52.2680556,-9.71027777777777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7" calcext:value-type="float">
            <text:p>257</text:p>
          </table:table-cell>
          <table:table-cell table:style-name="ce80" table:formula="of:=[.C165]" office:value-type="string" office:string-value="52.4575,-8.823888888888888" calcext:value-type="string">
            <text:p>52.4575,-8.8238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8" calcext:value-type="float">
            <text:p>258</text:p>
          </table:table-cell>
          <table:table-cell table:style-name="ce72" table:formula="of:=[.C166]" office:value-type="string" office:string-value="52.3819444,-8.377222222222223" calcext:value-type="string">
            <text:p>52.3819444,-8.37722222222222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9" calcext:value-type="float">
            <text:p>259</text:p>
          </table:table-cell>
          <table:table-cell table:style-name="ce80" table:formula="of:=[.C167]" office:value-type="string" office:string-value="52.3286111,-8.562777777777779" calcext:value-type="string">
            <text:p>52.3286111,-8.56277777777777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0" calcext:value-type="float">
            <text:p>260</text:p>
          </table:table-cell>
          <table:table-cell table:style-name="ce80" table:formula="of:=[.C168]" office:value-type="string" office:string-value="52.2758333,-8.105277777777777" calcext:value-type="string">
            <text:p>52.2758333,-8.10527777777777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1" calcext:value-type="float">
            <text:p>261</text:p>
          </table:table-cell>
          <table:table-cell table:style-name="ce72" table:formula="of:=[.C169]" office:value-type="string" office:string-value="52.2216667,-7.758055555555556" calcext:value-type="string">
            <text:p>52.2216667,-7.75805555555555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2" calcext:value-type="float">
            <text:p>262</text:p>
          </table:table-cell>
          <table:table-cell table:style-name="ce72" table:formula="of:=[.C170]" office:value-type="string" office:string-value="52.1994444,-7.998888888888889" calcext:value-type="string">
            <text:p>52.1994444,-7.99888888888888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3" calcext:value-type="float">
            <text:p>263</text:p>
          </table:table-cell>
          <table:table-cell table:style-name="ce72" table:formula="of:=[.C171]"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4" calcext:value-type="float">
            <text:p>264</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5" calcext:value-type="float">
            <text:p>265</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6" calcext:value-type="float">
            <text:p>266</text:p>
          </table:table-cell>
          <table:table-cell table:style-name="ce72" table:formula="of:=[.C172]" office:value-type="string" office:string-value="52.0644444,-7.848888888888888" calcext:value-type="string">
            <text:p>52.0644444,-7.84888888888888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7" calcext:value-type="float">
            <text:p>267</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8" calcext:value-type="float">
            <text:p>268</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69" calcext:value-type="float">
            <text:p>269</text:p>
          </table:table-cell>
          <table:table-cell table:style-name="ce72" table:formula="of:=[.C173]" office:value-type="string" office:string-value="51.9883333,-7.755833333333333" calcext:value-type="string">
            <text:p>51.9883333,-7.755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0" calcext:value-type="float">
            <text:p>270</text:p>
          </table:table-cell>
          <table:table-cell table:style-name="ce72" table:formula="of:=[.C174]" office:value-type="string" office:string-value="52.1333333,-7.439166666666667" calcext:value-type="string">
            <text:p>52.1333333,-7.43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1" calcext:value-type="float">
            <text:p>271</text:p>
          </table:table-cell>
          <table:table-cell table:style-name="ce72" table:formula="of:=[.G277]" office:value-type="string" office:string-value="52.1333333,-7.439166666666667" calcext:value-type="string">
            <text:p>52.1333333,-7.43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2" calcext:value-type="float">
            <text:p>272</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3" calcext:value-type="float">
            <text:p>273</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4" calcext:value-type="float">
            <text:p>274</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5" calcext:value-type="float">
            <text:p>275</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6" calcext:value-type="float">
            <text:p>276</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7" calcext:value-type="float">
            <text:p>277</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8" calcext:value-type="float">
            <text:p>278</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9" calcext:value-type="float">
            <text:p>279</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0" calcext:value-type="float">
            <text:p>280</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1" calcext:value-type="float">
            <text:p>281</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2" calcext:value-type="float">
            <text:p>282</text:p>
          </table:table-cell>
          <table:table-cell table:style-name="ce80" table:formula="of:=[.C176]" office:value-type="string" office:string-value="52.1552778,-7.495" calcext:value-type="string">
            <text:p>52.1552778,-7.49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3" calcext:value-type="float">
            <text:p>283</text:p>
          </table:table-cell>
          <table:table-cell table:style-name="ce72" table:formula="of:=[.C177]" office:value-type="string" office:string-value="52.1913889,-7.483333333333333" calcext:value-type="string">
            <text:p>52.1913889,-7.4833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4" calcext:value-type="float">
            <text:p>284</text:p>
          </table:table-cell>
          <table:table-cell table:style-name="ce72" table:formula="of:=[.G290]" office:value-type="string" office:string-value="52.1913889,-7.483333333333333" calcext:value-type="string">
            <text:p>52.1913889,-7.4833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5" calcext:value-type="float">
            <text:p>285</text:p>
          </table:table-cell>
          <table:table-cell table:style-name="ce72" table:formula="of:=[.C178]" office:value-type="string" office:string-value="52.1102778,-7.544722222222222" calcext:value-type="string">
            <text:p>52.1102778,-7.544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6" calcext:value-type="float">
            <text:p>286</text:p>
          </table:table-cell>
          <table:table-cell table:style-name="ce72" table:formula="of:=[.C179]"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7" calcext:value-type="float">
            <text:p>287</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8" calcext:value-type="float">
            <text:p>288</text:p>
          </table:table-cell>
          <table:table-cell table:style-name="ce72" table:formula="of:=[.G294]"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9" calcext:value-type="float">
            <text:p>289</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0" calcext:value-type="float">
            <text:p>290</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1" calcext:value-type="float">
            <text:p>291</text:p>
          </table:table-cell>
          <table:table-cell table:style-name="ce72" table:formula="of:=[.C180]" office:value-type="string" office:string-value="52.1025,-7.804444444444444" calcext:value-type="string">
            <text:p>52.1025,-7.80444444444444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2" calcext:value-type="float">
            <text:p>292</text:p>
          </table:table-cell>
          <table:table-cell table:style-name="ce72" table:formula="of:=[.C181]" office:value-type="string" office:string-value="52.1113889,-7.6" calcext:value-type="string">
            <text:p>52.1113889,-7.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3" calcext:value-type="float">
            <text:p>293</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4" calcext:value-type="float">
            <text:p>294</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5" calcext:value-type="float">
            <text:p>295</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6" calcext:value-type="float">
            <text:p>296</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7" calcext:value-type="float">
            <text:p>297</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8" calcext:value-type="float">
            <text:p>298</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9" calcext:value-type="float">
            <text:p>299</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0" calcext:value-type="float">
            <text:p>300</text:p>
          </table:table-cell>
          <table:table-cell table:style-name="ce72" table:formula="of:=[.C182]" office:value-type="string" office:string-value="52.1608333,-7.59" calcext:value-type="string">
            <text:p>52.1608333,-7.5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1" calcext:value-type="float">
            <text:p>301</text:p>
          </table:table-cell>
          <table:table-cell table:style-name="ce72" table:formula="of:=[.C183]" office:value-type="string" office:string-value="52.2672222,-7.746944444444445" calcext:value-type="string">
            <text:p>52.2672222,-7.74694444444444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2" calcext:value-type="float">
            <text:p>302</text:p>
          </table:table-cell>
          <table:table-cell table:style-name="ce72" table:formula="of:=[.C184]" office:value-type="string" office:string-value="52.185,-7.226666666666667" calcext:value-type="string">
            <text:p>52.185,-7.2266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3" calcext:value-type="float">
            <text:p>303</text:p>
          </table:table-cell>
          <table:table-cell table:style-name="ce72" table:formula="of:=[.C185]" office:value-type="string" office:string-value="52.3111111,-7.385000000000001" calcext:value-type="string">
            <text:p>52.3111111,-7.385000000000001</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4" calcext:value-type="float">
            <text:p>304</text:p>
          </table:table-cell>
          <table:table-cell table:style-name="ce80" table:formula="of:=[.C186]" office:value-type="string" office:string-value="52.3305556,-7.391111111111112" calcext:value-type="string">
            <text:p>52.3305556,-7.391111111111112</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5" calcext:value-type="float">
            <text:p>305</text:p>
          </table:table-cell>
          <table:table-cell table:style-name="ce72" table:formula="of:=[.C187]" office:value-type="string" office:string-value="52.3241667,-7.379166666666666" calcext:value-type="string">
            <text:p>52.3241667,-7.37916666666666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6" calcext:value-type="float">
            <text:p>306</text:p>
          </table:table-cell>
          <table:table-cell table:style-name="ce72" table:formula="of:=[.C188]" office:value-type="string" office:string-value="52.3263889,-7.511666666666667" calcext:value-type="string">
            <text:p>52.3263889,-7.5116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7" calcext:value-type="float">
            <text:p>307</text:p>
          </table:table-cell>
          <table:table-cell table:style-name="ce72" table:formula="of:=[.C189]" office:value-type="string" office:string-value="52.3419444,-7.487777777777778" calcext:value-type="string">
            <text:p>52.3419444,-7.4877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8" calcext:value-type="float">
            <text:p>308</text:p>
          </table:table-cell>
          <table:table-cell table:style-name="ce72" table:formula="of:=[.G314]" office:value-type="string" office:string-value="52.3419444,-7.487777777777778" calcext:value-type="string">
            <text:p>52.3419444,-7.4877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9" calcext:value-type="float">
            <text:p>309</text:p>
          </table:table-cell>
          <table:table-cell table:style-name="ce72" table:formula="of:=[.C190]" office:value-type="string" office:string-value="54.8030556,-6.183333333333334" calcext:value-type="string">
            <text:p>54.8030556,-6.18333333333333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0" calcext:value-type="float">
            <text:p>310</text:p>
          </table:table-cell>
          <table:table-cell table:style-name="ce72" table:formula="of:=[.G316]" office:value-type="string" office:string-value="54.8030556,-6.183333333333334" calcext:value-type="string">
            <text:p>54.8030556,-6.18333333333333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1" calcext:value-type="float">
            <text:p>311</text:p>
          </table:table-cell>
          <table:table-cell table:style-name="ce72" table:formula="of:=[.C191]" office:value-type="string" office:string-value="54.3072222,-6.655277777777778" calcext:value-type="string">
            <text:p>54.3072222,-6.6552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2" calcext:value-type="float">
            <text:p>312</text:p>
          </table:table-cell>
          <table:table-cell table:style-name="ce72" table:formula="of:=[.C192]" office:value-type="string" office:string-value="53.805,-6.954444444444444" calcext:value-type="string">
            <text:p>53.805,-6.95444444444444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3" calcext:value-type="float">
            <text:p>313</text:p>
          </table:table-cell>
          <table:table-cell table:style-name="ce72" table:formula="of:=[.C193]" office:value-type="string" office:string-value="53.7944444,-7.209444444444444" calcext:value-type="string">
            <text:p>53.7944444,-7.20944444444444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4" calcext:value-type="float">
            <text:p>314</text:p>
          </table:table-cell>
          <table:table-cell table:style-name="ce72" table:formula="of:=[.C194]" office:value-type="string" office:string-value="54.6086111,-7.871111111111111" calcext:value-type="string">
            <text:p>54.6086111,-7.871111111111111</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5" calcext:value-type="float">
            <text:p>315</text:p>
          </table:table-cell>
          <table:table-cell table:style-name="ce72" table:formula="of:=[.C195]" office:value-type="string" office:string-value="54.3622222,-7.5175" calcext:value-type="string">
            <text:p>54.3622222,-7.517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6" calcext:value-type="float">
            <text:p>316</text:p>
          </table:table-cell>
          <table:table-cell table:style-name="ce72" table:formula="of:=[.C196]" office:value-type="string" office:string-value="55.1166667,-6.7444444444444445" calcext:value-type="string">
            <text:p>55.1166667,-6.744444444444444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7" calcext:value-type="float">
            <text:p>317</text:p>
          </table:table-cell>
          <table:table-cell table:style-name="ce72" table:formula="of:=[.C197]" office:value-type="string" office:string-value="54.6994444,-7.047777777777777" calcext:value-type="string">
            <text:p>54.6994444,-7.047777777777777</text:p>
          </table:table-cell>
          <table:table-cell table:number-columns-repeated="1017"/>
        </table:table-row>
        <table:table-row table:style-name="ro5" table:number-rows-repeated="676">
          <table:table-cell table:style-name="ce71"/>
          <table:table-cell/>
          <table:table-cell table:style-name="ce74"/>
          <table:table-cell table:number-columns-repeated="2"/>
          <table:table-cell table:style-name="ce79"/>
          <table:table-cell table:number-columns-repeated="1018"/>
        </table:table-row>
        <table:table-row table:style-name="ro4" table:number-rows-repeated="1047575">
          <table:table-cell table:number-columns-repeated="1024"/>
        </table:table-row>
        <table:table-row table:style-name="ro4">
          <table:table-cell table:number-columns-repeated="1024"/>
        </table:table-row>
        <calcext:conditional-formats>
          <calcext:conditional-format calcext:target-range-address="GeoExport.A1:GeoExport.A197 GeoExport.A267:GeoExport.A275 GeoExport.A301:GeoExport.A1000">
            <calcext:condition calcext:apply-style-name="ConditionalStyle_5" calcext:value="contains-text(&quot;A&quot;)" calcext:base-cell-address="GeoExport.A1"/>
          </calcext:conditional-format>
          <calcext:conditional-format calcext:target-range-address="GeoExport.A1:GeoExport.A197 GeoExport.A267:GeoExport.A275 GeoExport.A301:GeoExport.A1000">
            <calcext:condition calcext:apply-style-name="ConditionalStyle_5" calcext:value="contains-text(&quot;B&quot;)" calcext:base-cell-address="GeoExport.A1"/>
          </calcext:conditional-format>
          <calcext:conditional-format calcext:target-range-address="GeoExport.F1:GeoExport.F1000">
            <calcext:condition calcext:apply-style-name="ConditionalStyle_5" calcext:value="contains-text(&quot;A&quot;)" calcext:base-cell-address="GeoExport.F1"/>
          </calcext:conditional-format>
          <calcext:conditional-format calcext:target-range-address="GeoExport.F1:GeoExport.F1000">
            <calcext:condition calcext:apply-style-name="ConditionalStyle_5" calcext:value="contains-text(&quot;B&quot;)" calcext:base-cell-address="GeoExport.F1"/>
          </calcext:conditional-format>
          <calcext:conditional-format calcext:target-range-address="GeoExport.A1:GeoExport.A197 GeoExport.A267:GeoExport.A275 GeoExport.A301:GeoExport.A1000">
            <calcext:condition calcext:apply-style-name="ConditionalStyle_6" calcext:value="contains-text(&quot;,&quot;)" calcext:base-cell-address="GeoExport.A1"/>
          </calcext:conditional-format>
          <calcext:conditional-format calcext:target-range-address="GeoExport.C1:GeoExport.C197 GeoExport.C199:GeoExport.C1000">
            <calcext:condition calcext:apply-style-name="ConditionalStyle_7" calcext:value="not-contains-text(&quot;.&quot;)" calcext:base-cell-address="GeoExport.C1"/>
          </calcext:conditional-format>
        </calcext:conditional-formats>
      </table:table>
      <table:table table:name="Townlands_WD" table:style-name="ta3">
        <office:forms form:automatic-focus="false" form:apply-design-mode="false"/>
        <table:table-column table:style-name="co22" table:number-columns-repeated="2" table:default-cell-style-name="ce2"/>
        <table:table-column table:style-name="co23" table:default-cell-style-name="ce85"/>
        <table:table-column table:style-name="co22" table:default-cell-style-name="ce85"/>
        <table:table-column table:style-name="co22" table:default-cell-style-name="ce162"/>
        <table:table-column table:style-name="co22" table:default-cell-style-name="ce19"/>
        <table:table-column table:style-name="co22" table:default-cell-style-name="ce166"/>
        <table:table-column table:style-name="co22" table:number-columns-repeated="5" table:default-cell-style-name="ce2"/>
        <table:table-column table:style-name="co22" table:default-cell-style-name="ce168"/>
        <table:table-column table:style-name="co22" table:default-cell-style-name="ce43"/>
        <table:table-column table:style-name="co22" table:default-cell-style-name="ce169"/>
        <table:table-column table:style-name="co22" table:number-columns-repeated="2" table:default-cell-style-name="ce171"/>
        <table:table-column table:style-name="co22" table:default-cell-style-name="ce174"/>
        <table:table-column table:style-name="co24" table:default-cell-style-name="ce65"/>
        <table:table-column table:style-name="co22" table:default-cell-style-name="Default"/>
        <table:table-row table:style-name="ro1">
          <table:table-cell table:style-name="ce1" office:value-type="string" calcext:value-type="string">
            <text:p>wikidataID</text:p>
          </table:table-cell>
          <table:table-cell table:style-name="ce85" office:value-type="string" calcext:value-type="string">
            <text:p>lang</text:p>
          </table:table-cell>
          <table:table-cell office:value-type="string" calcext:value-type="string">
            <text:p>label</text:p>
          </table:table-cell>
          <table:table-cell office:value-type="string" calcext:value-type="string">
            <text:p>description</text:p>
          </table:table-cell>
          <table:table-cell table:style-name="ce9" office:value-type="string" calcext:value-type="string">
            <text:p>alias</text:p>
          </table:table-cell>
          <table:table-cell table:style-name="ce18" office:value-type="string" calcext:value-type="string">
            <text:p>P31_is_a</text:p>
          </table:table-cell>
          <table:table-cell table:style-name="ce22"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34" office:value-type="string" calcext:value-type="string">
            <office:annotation draw:style-name="gr1" draw:text-style-name="P2" svg:width="15.909cm" svg:height="1.508cm" svg:x="32.528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office:value-type="string" calcext:value-type="string">
            <text:p>P5097_logainm</text:p>
          </table:table-cell>
          <table:table-cell office:value-type="string" calcext:value-type="string">
            <text:p>P1545_geohive</text:p>
          </table:table-cell>
          <table:table-cell office:value-type="string" calcext:value-type="string">
            <text:p>ciic</text:p>
          </table:table-cell>
          <table:table-cell table:style-name="ce173" office:value-type="string" calcext:value-type="string">
            <text:p>count</text:p>
          </table:table-cell>
          <table:table-cell table:style-name="ce64" office:value-type="string" calcext:value-type="string">
            <office:annotation draw:style-name="gr1" draw:text-style-name="P2" svg:width="11.31cm" svg:height="1.508cm" svg:x="60.109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row>
        <table:table-row table:style-name="ro6">
          <table:table-cell office:value-type="string" calcext:value-type="string">
            <text:p>Q72006009</text:p>
          </table:table-cell>
          <table:table-cell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office:value-type="string" calcext:value-type="string">
            <text:p>Cill Mhainí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50</text:p>
          </table:table-cell>
          <table:table-cell office:value-type="string" calcext:value-type="string">
            <text:p>53.7736111.-8.765555555555556</text:p>
          </table:table-cell>
          <table:table-cell office:value-type="float" office:value="5745598" calcext:value-type="float">
            <text:p>5745598</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text:a xlink:href="https://www.townlands.ie/mayo/costello/bekan/loughanboy/kilmannin/" xlink:type="simple">https://www.townlands.ie/mayo/costello/bekan/loughanboy/kilmannin/</text:a></text:p>
          </table:table-cell>
          <table:table-cell/>
        </table:table-row>
        <table:table-row table:style-name="ro6">
          <table:table-cell office:value-type="string" calcext:value-type="string">
            <text:p>Q69378747</text:p>
          </table:table-cell>
          <table:table-cell office:value-type="string" calcext:value-type="string">
            <text:p>en</text:p>
          </table:table-cell>
          <table:table-cell office:value-type="string" calcext:value-type="string">
            <text:p>Ballyboodan Townland</text:p>
          </table:table-cell>
          <table:table-cell office:value-type="string" calcext:value-type="string">
            <text:p>Ballyboodan Townland, Co. Kilkenny</text:p>
          </table:table-cell>
          <table:table-cell office:value-type="string" calcext:value-type="string">
            <text:p>Baile Mhuad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60496819</text:p>
          </table:table-cell>
          <table:table-cell office:value-type="string" calcext:value-type="string">
            <text:p>Q60555608</text:p>
          </table:table-cell>
          <table:table-cell office:value-type="string" calcext:value-type="string">
            <text:p>Q59719948</text:p>
          </table:table-cell>
          <table:table-cell office:value-type="string" calcext:value-type="string">
            <text:p>52.4719444.-7.231111111111111</text:p>
          </table:table-cell>
          <table:table-cell office:value-type="float" office:value="5265769" calcext:value-type="float">
            <text:p>5265769</text:p>
          </table:table-cell>
          <table:table-cell table:number-columns-repeated="2"/>
          <table:table-cell office:value-type="float" office:value="38" calcext:value-type="float">
            <text:p>38</text:p>
          </table:table-cell>
          <table:table-cell office:value-type="float" office:value="1" calcext:value-type="float">
            <text:p>1</text:p>
          </table:table-cell>
          <table:table-cell office:value-type="string" calcext:value-type="string">
            <text:p><text:a xlink:href="https://www.townlands.ie/kilkenny/knocktopher/knocktopher/knocktopher/ballyboodan/" xlink:type="simple">https://www.townlands.ie/kilkenny/knocktopher/knocktopher/knocktopher/ballyboodan/</text:a></text:p>
          </table:table-cell>
          <table:table-cell/>
        </table:table-row>
        <table:table-row table:style-name="ro6">
          <table:table-cell office:value-type="string" calcext:value-type="string">
            <text:p>Q72006007</text:p>
          </table:table-cell>
          <table:table-cell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4863004</text:p>
          </table:table-cell>
          <table:table-cell office:value-type="string" calcext:value-type="string">
            <text:p>Q60556021</text:p>
          </table:table-cell>
          <table:table-cell office:value-type="string" calcext:value-type="string">
            <text:p>Q59724741</text:p>
          </table:table-cell>
          <table:table-cell office:value-type="string" calcext:value-type="string">
            <text:p>52.0811111.-8.601944444444444</text:p>
          </table:table-cell>
          <table:table-cell office:value-type="float" office:value="5860011" calcext:value-type="float">
            <text:p>5860011</text:p>
          </table:table-cell>
          <table:table-cell table:number-columns-repeated="2"/>
          <table:table-cell table:style-name="ce172" office:value-type="float" office:value="57.58" calcext:value-type="float">
            <text:p>57,58</text:p>
          </table:table-cell>
          <table:table-cell office:value-type="float" office:value="2" calcext:value-type="float">
            <text:p>2</text:p>
          </table:table-cell>
          <table:table-cell office:value-type="string" calcext:value-type="string">
            <text:p><text:a xlink:href="https://www.townlands.ie/cork/barretts/mourneabbey/ballynamona/greenhill/" xlink:type="simple">https://www.townlands.ie/cork/barretts/mourneabbey/ballynamona/greenhill/</text:a></text:p>
          </table:table-cell>
          <table:table-cell/>
        </table:table-row>
        <table:table-row table:style-name="ro6">
          <table:table-cell office:value-type="string" calcext:value-type="string">
            <text:p>Q69385525</text:p>
          </table:table-cell>
          <table:table-cell office:value-type="string" calcext:value-type="string">
            <text:p>en</text:p>
          </table:table-cell>
          <table:table-cell office:value-type="string" calcext:value-type="string">
            <text:p>Garranes Townland</text:p>
          </table:table-cell>
          <table:table-cell office:value-type="string" calcext:value-type="string">
            <text:p>Garranes Townland, Co. Cork</text:p>
          </table:table-cell>
          <table:table-cell office:value-type="string" calcext:value-type="string">
            <text:p>An Garrán</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20616069</text:p>
          </table:table-cell>
          <table:table-cell office:value-type="string" calcext:value-type="string">
            <text:p>Q60557037</text:p>
          </table:table-cell>
          <table:table-cell office:value-type="string" calcext:value-type="string">
            <text:p>Q59724324</text:p>
          </table:table-cell>
          <table:table-cell office:value-type="string" calcext:value-type="string">
            <text:p>51.8163889.-8.761666666666667</text:p>
          </table:table-cell>
          <table:table-cell office:value-type="float" office:value="6168494" calcext:value-type="float">
            <text:p>6168494</text:p>
          </table:table-cell>
          <table:table-cell office:value-type="float" office:value="8299" calcext:value-type="float">
            <text:p>8299</text:p>
          </table:table-cell>
          <table:table-cell/>
          <table:table-cell office:value-type="float" office:value="81" calcext:value-type="float">
            <text:p>81</text:p>
          </table:table-cell>
          <table:table-cell office:value-type="float" office:value="1" calcext:value-type="float">
            <text:p>1</text:p>
          </table:table-cell>
          <table:table-cell office:value-type="string" calcext:value-type="string">
            <text:p><text:a xlink:href="https://www.townlands.ie/cork/kinalmeaky/templemartin/templemartin/garranes/" xlink:type="simple">https://www.townlands.ie/cork/kinalmeaky/templemartin/templemartin/garranes/</text:a></text:p>
          </table:table-cell>
          <table:table-cell/>
        </table:table-row>
        <table:table-row table:style-name="ro6">
          <table:table-cell office:value-type="string" calcext:value-type="string">
            <text:p>Q69378412</text:p>
          </table:table-cell>
          <table:table-cell office:value-type="string" calcext:value-type="string">
            <text:p>en</text:p>
          </table:table-cell>
          <table:table-cell office:value-type="string" calcext:value-type="string">
            <text:p>Barrahaurin Townland</text:p>
          </table:table-cell>
          <table:table-cell office:value-type="string" calcext:value-type="string">
            <text:p>Barrahaurin Townland, Co. Cork</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59724717</text:p>
          </table:table-cell>
          <table:table-cell office:value-type="string" calcext:value-type="string">
            <text:p>Q6942774</text:p>
          </table:table-cell>
          <table:table-cell office:value-type="string" calcext:value-type="string">
            <text:p>52.0158333.-8.818333333333333</text:p>
          </table:table-cell>
          <table:table-cell office:value-type="float" office:value="6163380" calcext:value-type="float">
            <text:p>6163380</text:p>
          </table:table-cell>
          <table:table-cell table:style-name="ce170"/>
          <table:table-cell/>
          <table:table-cell office:value-type="float" office:value="103" calcext:value-type="float">
            <text:p>103</text:p>
          </table:table-cell>
          <table:table-cell office:value-type="float" office:value="1" calcext:value-type="float">
            <text:p>1</text:p>
          </table:table-cell>
          <table:table-cell office:value-type="string" calcext:value-type="string">
            <text:p><text:a xlink:href="https://www.townlands.ie/cork/east-muskerry/donaghmore/kilcullen/barrahaurin/" xlink:type="simple">https://www.townlands.ie/cork/east-muskerry/donaghmore/kilcullen/barrahaurin/</text:a></text:p>
          </table:table-cell>
          <table:table-cell/>
        </table:table-row>
        <table:table-row table:style-name="ro6">
          <table:table-cell office:value-type="string" calcext:value-type="string">
            <text:p>Q69383268</text:p>
          </table:table-cell>
          <table:table-cell office:value-type="string" calcext:value-type="string">
            <text:p>en</text:p>
          </table:table-cell>
          <table:table-cell office:value-type="string" calcext:value-type="string">
            <text:p>Knockshanawee Townland</text:p>
          </table:table-cell>
          <table:table-cell office:value-type="string" calcext:value-type="string">
            <text:p>Knockshanawee Townland, Co. Cork</text:p>
          </table:table-cell>
          <table:table-cell office:value-type="string" calcext:value-type="string">
            <text:p>Cnoc Seanmhaí</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60552553</text:p>
          </table:table-cell>
          <table:table-cell office:value-type="string" calcext:value-type="string">
            <text:p>Q59724316</text:p>
          </table:table-cell>
          <table:table-cell office:value-type="string" calcext:value-type="string">
            <text:p>51.8680556.-8.794722222222221</text:p>
          </table:table-cell>
          <table:table-cell office:value-type="float" office:value="6171751" calcext:value-type="float">
            <text:p>6171751</text:p>
          </table:table-cell>
          <table:table-cell office:value-type="float" office:value="8237" calcext:value-type="float">
            <text:p>8237</text:p>
          </table:table-cell>
          <table:table-cell/>
          <table:table-cell table:style-name="ce172" office:value-type="string" calcext:value-type="string">
            <text:p>112,113,114,115,116,117</text:p>
          </table:table-cell>
          <table:table-cell office:value-type="float" office:value="3" calcext:value-type="float">
            <text:p>3</text:p>
          </table:table-cell>
          <table:table-cell office:value-type="string" calcext:value-type="string">
            <text:p><text:a xlink:href="https://www.townlands.ie/cork/east-muskerry/aglish/moviddy/knockshanawee/" xlink:type="simple">https://www.townlands.ie/cork/east-muskerry/aglish/moviddy/knockshanawee/</text:a></text:p>
          </table:table-cell>
          <table:table-cell/>
        </table:table-row>
        <table:table-row table:style-name="ro6">
          <table:table-cell office:value-type="string" calcext:value-type="string">
            <text:p>Q69379704</text:p>
          </table:table-cell>
          <table:table-cell office:value-type="string" calcext:value-type="string">
            <text:p>en</text:p>
          </table:table-cell>
          <table:table-cell office:value-type="string" calcext:value-type="string">
            <text:p>Coolmagort Townland</text:p>
          </table:table-cell>
          <table:table-cell office:value-type="string" calcext:value-type="string">
            <text:p>Coolmagort Townland, Co. Kerry</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84469</text:p>
          </table:table-cell>
          <table:table-cell office:value-type="string" calcext:value-type="string">
            <text:p>Q59419928</text:p>
          </table:table-cell>
          <table:table-cell office:value-type="string" calcext:value-type="string">
            <text:p>Q60555583</text:p>
          </table:table-cell>
          <table:table-cell office:value-type="string" calcext:value-type="string">
            <text:p>Q59725103</text:p>
          </table:table-cell>
          <table:table-cell office:value-type="string" calcext:value-type="string">
            <text:p>52.0611111.-9.642777777777777</text:p>
          </table:table-cell>
          <table:table-cell office:value-type="float" office:value="6271467" calcext:value-type="float">
            <text:p>6271467</text:p>
          </table:table-cell>
          <table:table-cell table:number-columns-repeated="2"/>
          <table:table-cell table:style-name="ce172" office:value-type="string" calcext:value-type="string">
            <text:p>197,198,199,200,201,202,203</text:p>
          </table:table-cell>
          <table:table-cell office:value-type="float" office:value="7" calcext:value-type="float">
            <text:p>7</text:p>
          </table:table-cell>
          <table:table-cell office:value-type="string" calcext:value-type="string">
            <text:p><text:a xlink:href="https://www.townlands.ie/kerry/dunkerron-north/knockane/dunloe/coolmagort/" xlink:type="simple">https://www.townlands.ie/kerry/dunkerron-north/knockane/dunloe/coolmagort/</text:a></text:p>
          </table:table-cell>
          <table:table-cell/>
        </table:table-row>
        <calcext:conditional-formats>
          <calcext:conditional-format calcext:target-range-address="Townlands_WD.O1:Townlands_WD.Q8">
            <calcext:condition calcext:apply-style-name="ConditionalStyle_1" calcext:value="contains-text(&quot;,&quot;)" calcext:base-cell-address="Townlands_WD.O1"/>
          </calcext:conditional-format>
          <calcext:conditional-format calcext:target-range-address="Townlands_WD.O1:Townlands_WD.O8">
            <calcext:condition calcext:apply-style-name="ConditionalStyle_2" calcext:value="contains-text(&quot;n/a&quot;)" calcext:base-cell-address="Townlands_WD.O1"/>
          </calcext:conditional-format>
          <calcext:conditional-format calcext:target-range-address="Townlands_WD.G1:Townlands_WD.G8">
            <calcext:condition calcext:apply-style-name="ConditionalStyle_3" calcext:value="=&quot;Q26&quot;" calcext:base-cell-address="Townlands_WD.G1"/>
          </calcext:conditional-format>
          <calcext:conditional-format calcext:target-range-address="Townlands_WD.E1:Townlands_WD.E8">
            <calcext:condition calcext:apply-style-name="ConditionalStyle_4" calcext:value="formula-is(LEN(TRIM([.E1]))=0)" calcext:base-cell-address="Townlands_WD.E1"/>
          </calcext:conditional-format>
          <calcext:conditional-format calcext:target-range-address="Townlands_WD.R1:Townlands_WD.R8">
            <calcext:condition calcext:apply-style-name="ConditionalStyle_1" calcext:value="&gt;1" calcext:base-cell-address="Townlands_WD.R1"/>
          </calcext:conditional-format>
          <calcext:conditional-format calcext:target-range-address="Townlands_WD.M1:Townlands_WD.M8">
            <calcext:condition calcext:apply-style-name="ConditionalStyle_4" calcext:value="contains-text(&quot;0;0&quot;)" calcext:base-cell-address="Townlands_WD.M1"/>
          </calcext:conditional-format>
        </calcext:conditional-formats>
      </table:table>
      <table:table table:name="Q164421" table:style-name="ta3">
        <office:forms form:automatic-focus="false" form:apply-design-mode="false"/>
        <table:table-column table:style-name="co22" table:number-columns-repeated="4" table:default-cell-style-name="ce2"/>
        <table:table-column table:style-name="co22" table:default-cell-style-name="ce179"/>
        <table:table-column table:style-name="co22" table:default-cell-style-name="ce19"/>
        <table:table-column table:style-name="co22" table:default-cell-style-name="ce181"/>
        <table:table-column table:style-name="co22" table:number-columns-repeated="5" table:default-cell-style-name="ce2"/>
        <table:table-column table:style-name="co22" table:default-cell-style-name="ce183"/>
        <table:table-column table:style-name="co22" table:default-cell-style-name="ce2"/>
        <table:table-column table:style-name="co22" table:default-cell-style-name="ce185"/>
        <table:table-column table:style-name="co22" table:number-columns-repeated="2" table:default-cell-style-name="ce189"/>
        <table:table-column table:style-name="co22" table:default-cell-style-name="ce191"/>
        <table:table-column table:style-name="co22" table:default-cell-style-name="ce65"/>
        <table:table-column table:style-name="co22" table:number-columns-repeated="12"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176" office:value-type="string" calcext:value-type="string">
            <text:p>alias</text:p>
          </table:table-cell>
          <table:table-cell table:style-name="ce97" office:value-type="string" calcext:value-type="string">
            <text:p>P31_is_a</text:p>
          </table:table-cell>
          <table:table-cell table:style-name="ce180"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82" office:value-type="string" calcext:value-type="string">
            <office:annotation draw:style-name="gr1" draw:text-style-name="P2" svg:width="15.909cm" svg:height="1.508cm" svg:x="29.748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184" office:value-type="string" calcext:value-type="string">
            <text:p>P5097_logainm</text:p>
          </table:table-cell>
          <table:table-cell table:style-name="ce187" office:value-type="string" calcext:value-type="string">
            <text:p>P1545_geohive</text:p>
          </table:table-cell>
          <table:table-cell table:style-name="ce187" office:value-type="string" calcext:value-type="string">
            <text:p>ciic</text:p>
          </table:table-cell>
          <table:table-cell table:style-name="ce190" office:value-type="string" calcext:value-type="string">
            <text:p>count</text:p>
          </table:table-cell>
          <table:table-cell table:style-name="ce143" office:value-type="string" calcext:value-type="string">
            <office:annotation draw:style-name="gr1" draw:text-style-name="P2" svg:width="11.31cm" svg:height="1.508cm" svg:x="43.294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1"/>
        </table:table-row>
        <table:table-row table:style-name="ro1">
          <table:table-cell office:value-type="string" calcext:value-type="string">
            <text:p>Q85390377</text:p>
          </table:table-cell>
          <table:table-cell office:value-type="string" calcext:value-type="string">
            <text:p>en</text:p>
          </table:table-cell>
          <table:table-cell office:value-type="string" calcext:value-type="string">
            <text:p>Inchagoill</text:p>
          </table:table-cell>
          <table:table-cell office:value-type="string" calcext:value-type="string">
            <text:p>Inchagoill Townland, Co. Galway</text:p>
          </table:table-cell>
          <table:table-cell table:style-name="ce177"/>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69923</text:p>
          </table:table-cell>
          <table:table-cell office:value-type="string" calcext:value-type="string">
            <text:p>Q60498690</text:p>
          </table:table-cell>
          <table:table-cell office:value-type="string" calcext:value-type="string">
            <text:p>Q60553884</text:p>
          </table:table-cell>
          <table:table-cell office:value-type="string" calcext:value-type="string">
            <text:p>Q59729161</text:p>
          </table:table-cell>
          <table:table-cell office:value-type="string" calcext:value-type="string">
            <text:p>53.4855556,-9.316944444444443</text:p>
          </table:table-cell>
          <table:table-cell office:value-type="float" office:value="3506016" calcext:value-type="float">
            <text:p>3506016</text:p>
          </table:table-cell>
          <table:table-cell/>
          <table:table-cell table:style-name="ce185"/>
          <table:table-cell table:number-columns-repeated="2" office:value-type="float" office:value="1" calcext:value-type="float">
            <text:p>1</text:p>
          </table:table-cell>
          <table:table-cell office:value-type="string" calcext:value-type="string">
            <text:p><text:a xlink:href="https://www.townlands.ie/galway/ross/cong/cong/inchagoill/" xlink:type="simple">https://www.townlands.ie/galway/ross/cong/cong/inchagoill/</text:a></text:p>
          </table:table-cell>
          <table:table-cell table:number-columns-repeated="12"/>
        </table:table-row>
        <table:table-row table:style-name="ro6">
          <table:table-cell office:value-type="string" calcext:value-type="string">
            <text:p>Q85390407</text:p>
          </table:table-cell>
          <table:table-cell office:value-type="string" calcext:value-type="string">
            <text:p>en</text:p>
          </table:table-cell>
          <table:table-cell office:value-type="string" calcext:value-type="string">
            <text:p>Cloonmorris</text:p>
          </table:table-cell>
          <table:table-cell office:value-type="string" calcext:value-type="string">
            <text:p>Cloonmorris Townland, Co. Leitrim</text:p>
          </table:table-cell>
          <table:table-cell table:style-name="ce178"/>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office:value-type="string" calcext:value-type="string">
            <text:p>Q60555935</text:p>
          </table:table-cell>
          <table:table-cell office:value-type="string" calcext:value-type="string">
            <text:p>Q59729888</text:p>
          </table:table-cell>
          <table:table-cell office:value-type="string" calcext:value-type="string">
            <text:p>53.8163889,-7.870555555555556</text:p>
          </table:table-cell>
          <table:table-cell office:value-type="float" office:value="4628215" calcext:value-type="float">
            <text:p>4628215</text:p>
          </table:table-cell>
          <table:table-cell office:value-type="float" office:value="36538" calcext:value-type="float">
            <text:p>36538</text:p>
          </table:table-cell>
          <table:table-cell table:style-name="ce188" office:value-type="string" calcext:value-type="string">
            <text:p><text:a xlink:href="http://data.geohive.ie/page/townland/2ae19629-b090-13a3-e055-000000000001" xlink:type="simple">http://data.geohive.ie/page/townland/2ae19629-b090-13a3-e055-000000000001</text:a></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a xlink:href="https://www.townlands.ie/mayo/costello/kilbeagh/cloonmore/cloonmore/" xlink:type="simple">https://www.townlands.ie/mayo/costello/kilbeagh/cloonmore/cloonmore/</text:a></text:p>
          </table:table-cell>
          <table:table-cell table:number-columns-repeated="12"/>
        </table:table-row>
        <table:table-row table:style-name="ro6">
          <table:table-cell office:value-type="string" calcext:value-type="string">
            <text:p>Q85390382</text:p>
          </table:table-cell>
          <table:table-cell office:value-type="string" calcext:value-type="string">
            <text:p>en</text:p>
          </table:table-cell>
          <table:table-cell office:value-type="string" calcext:value-type="string">
            <text:p>Island</text:p>
          </table:table-cell>
          <table:table-cell office:value-type="string" calcext:value-type="string">
            <text:p>Island Townland, Co. Mayo</text:p>
          </table:table-cell>
          <table:table-cell office:value-type="string" calcext:value-type="string">
            <text:p>An tOileá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19</text:p>
          </table:table-cell>
          <table:table-cell office:value-type="string" calcext:value-type="string">
            <text:p>53.7816667,-8.805000000000001</text:p>
          </table:table-cell>
          <table:table-cell office:value-type="float" office:value="5745597" calcext:value-type="float">
            <text:p>5745597</text:p>
          </table:table-cell>
          <table:table-cell table:style-name="ce186"/>
          <table:table-cell table:style-name="ce85"/>
          <table:table-cell table:style-name="ce85" office:value-type="float" office:value="3" calcext:value-type="float">
            <text:p>3</text:p>
          </table:table-cell>
          <table:table-cell office:value-type="float" office:value="1" calcext:value-type="float">
            <text:p>1</text:p>
          </table:table-cell>
          <table:table-cell office:value-type="string" calcext:value-type="string">
            <text:p><text:a xlink:href="https://www.townlands.ie/mayo/costello/bekan/bekan/island/" xlink:type="simple">https://www.townlands.ie/mayo/costello/bekan/bekan/island/</text:a></text:p>
          </table:table-cell>
          <table:table-cell table:number-columns-repeated="12"/>
        </table:table-row>
        <table:table-row table:style-name="ro6">
          <table:table-cell office:value-type="string" calcext:value-type="string">
            <text:p>Q85390384</text:p>
          </table:table-cell>
          <table:table-cell office:value-type="string" calcext:value-type="string">
            <text:p>en</text:p>
          </table:table-cell>
          <table:table-cell office:value-type="string" calcext:value-type="string">
            <text:p>Rusheens East</text:p>
          </table:table-cell>
          <table:table-cell office:value-type="string" calcext:value-type="string">
            <text:p>Rusheens East Townland, Co. Mayo</text:p>
          </table:table-cell>
          <table:table-cell office:value-type="string" calcext:value-type="string">
            <text:p>An Roisín Thoir </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table:style-name="ce30" office:value-type="string" calcext:value-type="string">
            <text:p>Q60555304</text:p>
          </table:table-cell>
          <table:table-cell office:value-type="string" calcext:value-type="string">
            <text:p>Q59730441</text:p>
          </table:table-cell>
          <table:table-cell office:value-type="string" calcext:value-type="string">
            <text:p>53.8961111,-8.665277777777778</text:p>
          </table:table-cell>
          <table:table-cell office:value-type="float" office:value="5652586" calcext:value-type="float">
            <text:p>5652586</text:p>
          </table:table-cell>
          <table:table-cell table:number-columns-repeated="2"/>
          <table:table-cell office:value-type="float" office:value="5" calcext:value-type="float">
            <text:p>5</text:p>
          </table:table-cell>
          <table:table-cell office:value-type="float" office:value="1" calcext:value-type="float">
            <text:p>1</text:p>
          </table:table-cell>
          <table:table-cell office:value-type="string" calcext:value-type="string">
            <text:p><text:a xlink:href="https://www.townlands.ie/mayo/costello/kilmovee/kilmovee/rusheens-east/" xlink:type="simple">https://www.townlands.ie/mayo/costello/kilmovee/kilmovee/rusheens-east/</text:a></text:p>
          </table:table-cell>
          <table:table-cell table:number-columns-repeated="12"/>
        </table:table-row>
        <table:table-row table:style-name="ro6">
          <table:table-cell office:value-type="string" calcext:value-type="string">
            <text:p>Q85390409</text:p>
          </table:table-cell>
          <table:table-cell office:value-type="string" calcext:value-type="string">
            <text:p>en</text:p>
          </table:table-cell>
          <table:table-cell office:value-type="string" calcext:value-type="string">
            <text:p>Tullaghaun</text:p>
          </table:table-cell>
          <table:table-cell office:value-type="string" calcext:value-type="string">
            <text:p>Tullaghaun Townland, Co. Mayo</text:p>
          </table:table-cell>
          <table:table-cell office:value-type="string" calcext:value-type="string">
            <text:p>An Tulchá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259</text:p>
          </table:table-cell>
          <table:table-cell office:value-type="string" calcext:value-type="string">
            <text:p>Q59730331</text:p>
          </table:table-cell>
          <table:table-cell office:value-type="string" calcext:value-type="string">
            <text:p>53.7286111,-8.709444444444443</text:p>
          </table:table-cell>
          <table:table-cell office:value-type="float" office:value="5740104" calcext:value-type="float">
            <text:p>5740104</text:p>
          </table:table-cell>
          <table:table-cell table:number-columns-repeated="2"/>
          <table:table-cell office:value-type="float" office:value="6" calcext:value-type="float">
            <text:p>6</text:p>
          </table:table-cell>
          <table:table-cell office:value-type="float" office:value="1" calcext:value-type="float">
            <text:p>1</text:p>
          </table:table-cell>
          <table:table-cell office:value-type="string" calcext:value-type="string">
            <text:p><text:a xlink:href="https://www.townlands.ie/mayo/costello/annagh/course/tullaghaun/" xlink:type="simple">https://www.townlands.ie/mayo/costello/annagh/course/tullaghaun/</text:a></text:p>
          </table:table-cell>
          <table:table-cell table:number-columns-repeated="12"/>
        </table:table-row>
        <table:table-row table:style-name="ro6">
          <table:table-cell office:value-type="string" calcext:value-type="string">
            <text:p>Q85390388</text:p>
          </table:table-cell>
          <table:table-cell office:value-type="string" calcext:value-type="string">
            <text:p>en</text:p>
          </table:table-cell>
          <table:table-cell office:value-type="string" calcext:value-type="string">
            <text:p>Corrower</text:p>
          </table:table-cell>
          <table:table-cell office:value-type="string" calcext:value-type="string">
            <text:p>Corrower Townland, Co. Mayo</text:p>
          </table:table-cell>
          <table:table-cell office:value-type="string" calcext:value-type="string">
            <text:p>Corr Odhar</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21</text:p>
          </table:table-cell>
          <table:table-cell office:value-type="string" calcext:value-type="string">
            <text:p>Q60553344</text:p>
          </table:table-cell>
          <table:table-cell office:value-type="string" calcext:value-type="string">
            <text:p>Q59730060</text:p>
          </table:table-cell>
          <table:table-cell office:value-type="string" calcext:value-type="string">
            <text:p>54.0744444,-9.08388888888889</text:p>
          </table:table-cell>
          <table:table-cell table:style-name="ce31" office:value-type="float" office:value="5714333" calcext:value-type="float">
            <text:p>5714333</text:p>
          </table:table-cell>
          <table:table-cell table:number-columns-repeated="2"/>
          <table:table-cell office:value-type="float" office:value="7" calcext:value-type="float">
            <text:p>7</text:p>
          </table:table-cell>
          <table:table-cell office:value-type="float" office:value="1" calcext:value-type="float">
            <text:p>1</text:p>
          </table:table-cell>
          <table:table-cell office:value-type="string" calcext:value-type="string">
            <text:p><text:a xlink:href="https://www.townlands.ie/mayo/gallen/attymass/sallymount/corrower/" xlink:type="simple">https://www.townlands.ie/mayo/gallen/attymass/sallymount/corrower/</text:a></text:p>
          </table:table-cell>
          <table:table-cell table:number-columns-repeated="12"/>
        </table:table-row>
        <table:table-row table:style-name="ro6">
          <table:table-cell office:value-type="string" calcext:value-type="string">
            <text:p>Q85390429</text:p>
          </table:table-cell>
          <table:table-cell office:value-type="string" calcext:value-type="string">
            <text:p>en</text:p>
          </table:table-cell>
          <table:table-cell office:value-type="string" calcext:value-type="string">
            <text:p>Dooghmakeon</text:p>
          </table:table-cell>
          <table:table-cell office:value-type="string" calcext:value-type="string">
            <text:p>Dooghmakeon Townland, Co. Mayo</text:p>
          </table:table-cell>
          <table:table-cell office:value-type="string" calcext:value-type="string">
            <text:p>Dumhach Mhic Eoghai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59419949</text:p>
          </table:table-cell>
          <table:table-cell office:value-type="string" calcext:value-type="string">
            <text:p>Q60554741</text:p>
          </table:table-cell>
          <table:table-cell office:value-type="string" calcext:value-type="string">
            <text:p>Q59730568</text:p>
          </table:table-cell>
          <table:table-cell office:value-type="string" calcext:value-type="string">
            <text:p>53.7463889,-9.870000000000001</text:p>
          </table:table-cell>
          <table:table-cell office:value-type="float" office:value="6138946" calcext:value-type="float">
            <text:p>6138946</text:p>
          </table:table-cell>
          <table:table-cell table:number-columns-repeated="2"/>
          <table:table-cell office:value-type="float" office:value="8" calcext:value-type="float">
            <text:p>8</text:p>
          </table:table-cell>
          <table:table-cell office:value-type="float" office:value="1" calcext:value-type="float">
            <text:p>1</text:p>
          </table:table-cell>
          <table:table-cell office:value-type="string" calcext:value-type="string">
            <text:p><text:a xlink:href="https://www.townlands.ie/mayo/murrisk/kilgeever/emlagh/dooghmakeon/" xlink:type="simple">https://www.townlands.ie/mayo/murrisk/kilgeever/emlagh/dooghmakeon/</text:a></text:p>
          </table:table-cell>
          <table:table-cell table:number-columns-repeated="12"/>
        </table:table-row>
        <table:table-row table:style-name="ro6">
          <table:table-cell office:value-type="string" calcext:value-type="string">
            <text:p>Q85390391</text:p>
          </table:table-cell>
          <table:table-cell office:value-type="string" calcext:value-type="string">
            <text:p>en</text:p>
          </table:table-cell>
          <table:table-cell office:value-type="string" calcext:value-type="string">
            <text:p>Aghaleague</text:p>
          </table:table-cell>
          <table:table-cell office:value-type="string" calcext:value-type="string">
            <text:p>Aghaleague Townland, Co. Mayo</text:p>
          </table:table-cell>
          <table:table-cell office:value-type="string" calcext:value-type="string">
            <text:p>Achadh Liag </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7809156</text:p>
          </table:table-cell>
          <table:table-cell office:value-type="string" calcext:value-type="string">
            <text:p>Q22084091</text:p>
          </table:table-cell>
          <table:table-cell office:value-type="string" calcext:value-type="string">
            <text:p>Q59729958</text:p>
          </table:table-cell>
          <table:table-cell office:value-type="string" calcext:value-type="string">
            <text:p>54.2602778,-9.330833333333333</text:p>
          </table:table-cell>
          <table:table-cell office:value-type="float" office:value="5745317" calcext:value-type="float">
            <text:p>5745317</text:p>
          </table:table-cell>
          <table:table-cell table:number-columns-repeated="2"/>
          <table:table-cell office:value-type="float" office:value="9" calcext:value-type="float">
            <text:p>9</text:p>
          </table:table-cell>
          <table:table-cell office:value-type="float" office:value="1" calcext:value-type="float">
            <text:p>1</text:p>
          </table:table-cell>
          <table:table-cell office:value-type="string" calcext:value-type="string">
            <text:p><text:a xlink:href="https://www.townlands.ie/mayo/tirawley/lackan/ballycastle/aghaleague/" xlink:type="simple">https://www.townlands.ie/mayo/tirawley/lackan/ballycastle/aghaleague/</text:a></text:p>
          </table:table-cell>
          <table:table-cell table:number-columns-repeated="12"/>
        </table:table-row>
        <table:table-row table:style-name="ro6">
          <table:table-cell office:value-type="string" calcext:value-type="string">
            <text:p>Q85390394</text:p>
          </table:table-cell>
          <table:table-cell office:value-type="string" calcext:value-type="string">
            <text:p>en</text:p>
          </table:table-cell>
          <table:table-cell office:value-type="string" calcext:value-type="string">
            <text:p>Breastagh</text:p>
          </table:table-cell>
          <table:table-cell office:value-type="string" calcext:value-type="string">
            <text:p>Breastagh Townland, Co. Mayo</text:p>
          </table:table-cell>
          <table:table-cell office:value-type="string" calcext:value-type="string">
            <text:p>Bréisteach</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7809156</text:p>
          </table:table-cell>
          <table:table-cell office:value-type="string" calcext:value-type="string">
            <text:p>Q60557054</text:p>
          </table:table-cell>
          <table:table-cell office:value-type="string" calcext:value-type="string">
            <text:p>Q59730041</text:p>
          </table:table-cell>
          <table:table-cell office:value-type="string" calcext:value-type="string">
            <text:p>54.2486111,-9.248055555555554</text:p>
          </table:table-cell>
          <table:table-cell office:value-type="float" office:value="4250662" calcext:value-type="float">
            <text:p>4250662</text:p>
          </table:table-cell>
          <table:table-cell table:number-columns-repeated="2"/>
          <table:table-cell office:value-type="float" office:value="10" calcext:value-type="float">
            <text:p>10</text:p>
          </table:table-cell>
          <table:table-cell office:value-type="float" office:value="1" calcext:value-type="float">
            <text:p>1</text:p>
          </table:table-cell>
          <table:table-cell office:value-type="string" calcext:value-type="string">
            <text:p><text:a xlink:href="https://www.townlands.ie/mayo/tirawley/templemurry/lackan-south/breastagh/" xlink:type="simple">https://www.townlands.ie/mayo/tirawley/templemurry/lackan-south/breastagh/</text:a></text:p>
          </table:table-cell>
          <table:table-cell table:number-columns-repeated="12"/>
        </table:table-row>
        <table:table-row table:style-name="ro6">
          <table:table-cell office:value-type="string" calcext:value-type="string">
            <text:p>Q85390417</text:p>
          </table:table-cell>
          <table:table-cell office:value-type="string" calcext:value-type="string">
            <text:p>en</text:p>
          </table:table-cell>
          <table:table-cell office:value-type="string" calcext:value-type="string">
            <text:p>Drummin</text:p>
          </table:table-cell>
          <table:table-cell office:value-type="string" calcext:value-type="string">
            <text:p>Drummin Townland, Co. Roscommon</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9437</text:p>
          </table:table-cell>
          <table:table-cell office:value-type="string" calcext:value-type="string">
            <text:p>Q59419970</text:p>
          </table:table-cell>
          <table:table-cell table:style-name="ce6"/>
          <table:table-cell office:value-type="string" calcext:value-type="string">
            <text:p>Q59730973</text:p>
          </table:table-cell>
          <table:table-cell office:value-type="string" calcext:value-type="string">
            <text:p>53.84,-8.362222222222222</text:p>
          </table:table-cell>
          <table:table-cell office:value-type="float" office:value="4789213" calcext:value-type="float">
            <text:p>4789213</text:p>
          </table:table-cell>
          <table:table-cell table:number-columns-repeated="2"/>
          <table:table-cell office:value-type="float" office:value="11" calcext:value-type="float">
            <text:p>11</text:p>
          </table:table-cell>
          <table:table-cell office:value-type="float" office:value="1" calcext:value-type="float">
            <text:p>1</text:p>
          </table:table-cell>
          <table:table-cell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2"/>
        </table:table-row>
        <table:table-row table:style-name="ro6">
          <table:table-cell office:value-type="string" calcext:value-type="string">
            <text:p>Q85390711</text:p>
          </table:table-cell>
          <table:table-cell office:value-type="string" calcext:value-type="string">
            <text:p>en</text:p>
          </table:table-cell>
          <table:table-cell office:value-type="string" calcext:value-type="string">
            <office:annotation draw:style-name="gr2" draw:text-style-name="P2" svg:width="15.877cm" svg:height="3.677cm" svg:x="7.17cm" svg:y="6.347cm" draw:caption-point-x="-0.407cm" draw:caption-point-y="-0.811c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office:value-type="string" calcext:value-type="string">
            <text:p>Toberrory Townland, Co. Roscommon</text:p>
          </table:table-cell>
          <table:table-cell office:value-type="string" calcext:value-type="string">
            <text:p>Tobar Ruairí</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9437</text:p>
          </table:table-cell>
          <table:table-cell office:value-type="string" calcext:value-type="string">
            <text:p>Q59419970</text:p>
          </table:table-cell>
          <table:table-cell office:value-type="string" calcext:value-type="string">
            <text:p>Q60554221</text:p>
          </table:table-cell>
          <table:table-cell office:value-type="string" calcext:value-type="string">
            <text:p>Q59731043</text:p>
          </table:table-cell>
          <table:table-cell office:value-type="string" calcext:value-type="string">
            <text:p>53.8075,-8.297777777777778</text:p>
          </table:table-cell>
          <table:table-cell table:style-name="ce31" office:value-type="float" office:value="5187206" calcext:value-type="float">
            <text:p>5187206</text:p>
          </table:table-cell>
          <table:table-cell office:value-type="float" office:value="43913" calcext:value-type="float">
            <text:p>43913</text:p>
          </table:table-cell>
          <table:table-cell/>
          <table:table-cell office:value-type="float" office:value="12.13" calcext:value-type="float">
            <text:p>12,13</text:p>
          </table:table-cell>
          <table:table-cell office:value-type="float" office:value="2" calcext:value-type="float">
            <text:p>2</text:p>
          </table:table-cell>
          <table:table-cell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row>
        <calcext:conditional-formats>
          <calcext:conditional-format calcext:target-range-address="Q164421.O1:Q164421.Q3 Q164421.O5:Q164421.Q12">
            <calcext:condition calcext:apply-style-name="ConditionalStyle_1" calcext:value="contains-text(&quot;,&quot;)" calcext:base-cell-address="Q164421.O1"/>
          </calcext:conditional-format>
          <calcext:conditional-format calcext:target-range-address="Q164421.O1:Q164421.O12 Q164421.P2:Q164421.P2">
            <calcext:condition calcext:apply-style-name="ConditionalStyle_2" calcext:value="contains-text(&quot;n/a&quot;)" calcext:base-cell-address="Q164421.O1"/>
          </calcext:conditional-format>
          <calcext:conditional-format calcext:target-range-address="Q164421.G1:Q164421.G12">
            <calcext:condition calcext:apply-style-name="ConditionalStyle_3" calcext:value="=&quot;Q26&quot;" calcext:base-cell-address="Q164421.G1"/>
          </calcext:conditional-format>
          <calcext:conditional-format calcext:target-range-address="Q164421.E1:Q164421.E12">
            <calcext:condition calcext:apply-style-name="ConditionalStyle_4" calcext:value="formula-is(LEN(TRIM([.E1]))=0)" calcext:base-cell-address="Q164421.E1"/>
          </calcext:conditional-format>
          <calcext:conditional-format calcext:target-range-address="Q164421.R1:Q164421.R12">
            <calcext:condition calcext:apply-style-name="ConditionalStyle_1" calcext:value="&gt;1" calcext:base-cell-address="Q164421.R1"/>
          </calcext:conditional-format>
          <calcext:conditional-format calcext:target-range-address="Q164421.M1:Q164421.M12">
            <calcext:condition calcext:apply-style-name="ConditionalStyle_4" calcext:value="contains-text(&quot;0;0&quot;)" calcext:base-cell-address="Q164421.M1"/>
          </calcext:conditional-format>
        </calcext:conditional-formats>
      </table:table>
      <table:table table:name="Q159736" table:style-name="ta3">
        <office:forms form:automatic-focus="false" form:apply-design-mode="false"/>
        <table:table-column table:style-name="co22" table:number-columns-repeated="4" table:default-cell-style-name="ce2"/>
        <table:table-column table:style-name="co22" table:default-cell-style-name="ce193"/>
        <table:table-column table:style-name="co22" table:default-cell-style-name="ce19"/>
        <table:table-column table:style-name="co22" table:default-cell-style-name="ce196"/>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22" table:default-cell-style-name="ce200"/>
        <table:table-column table:style-name="co22" table:default-cell-style-name="ce2"/>
        <table:table-column table:style-name="co22" table:default-cell-style-name="ce205"/>
        <table:table-column table:style-name="co22" table:number-columns-repeated="2" table:default-cell-style-name="ce209"/>
        <table:table-column table:style-name="co22" table:default-cell-style-name="ce214"/>
        <table:table-column table:style-name="co22" table:default-cell-style-name="ce65"/>
        <table:table-column table:style-name="co22" table:number-columns-repeated="12"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192" office:value-type="string" calcext:value-type="string">
            <text:p>alias</text:p>
          </table:table-cell>
          <table:table-cell table:style-name="ce97" office:value-type="string" calcext:value-type="string">
            <text:p>P31_is_a</text:p>
          </table:table-cell>
          <table:table-cell table:style-name="ce195"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99" office:value-type="string" calcext:value-type="string">
            <office:annotation draw:style-name="gr1" draw:text-style-name="P2" svg:width="15.909cm" svg:height="1.508cm" svg:x="34.184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04" office:value-type="string" calcext:value-type="string">
            <text:p>P5097_logainm</text:p>
          </table:table-cell>
          <table:table-cell table:style-name="ce208" office:value-type="string" calcext:value-type="string">
            <text:p>P1545_geohive</text:p>
          </table:table-cell>
          <table:table-cell table:style-name="ce208" office:value-type="string" calcext:value-type="string">
            <text:p>ciic</text:p>
          </table:table-cell>
          <table:table-cell table:style-name="ce213" office:value-type="string" calcext:value-type="string">
            <text:p>count</text:p>
          </table:table-cell>
          <table:table-cell table:style-name="ce143" office:value-type="string" calcext:value-type="string">
            <office:annotation draw:style-name="gr1" draw:text-style-name="P2" svg:width="11.31cm" svg:height="1.508cm" svg:x="47.73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1"/>
        </table:table-row>
        <table:table-row table:style-name="ro6">
          <table:table-cell office:value-type="string" calcext:value-type="string">
            <text:p>Q85391730</text:p>
          </table:table-cell>
          <table:table-cell office:value-type="string" calcext:value-type="string">
            <text:p>en</text:p>
          </table:table-cell>
          <table:table-cell office:value-type="string" calcext:value-type="string">
            <text:p>Kilcumney</text:p>
          </table:table-cell>
          <table:table-cell office:value-type="string" calcext:value-type="string">
            <text:p>Kilcumney Townland, Co. Carlow</text:p>
          </table:table-cell>
          <table:table-cell office:value-type="string" calcext:value-type="string">
            <text:p>Cill Chuimne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051535</text:p>
          </table:table-cell>
          <table:table-cell office:value-type="string" calcext:value-type="string">
            <text:p>Q60553438</text:p>
          </table:table-cell>
          <table:table-cell office:value-type="string" calcext:value-type="string">
            <text:p>Q59718642</text:p>
          </table:table-cell>
          <table:table-cell office:value-type="string" calcext:value-type="string">
            <text:p>52.6316667,-6.956388888888889</text:p>
          </table:table-cell>
          <table:table-cell office:value-type="float" office:value="2244326" calcext:value-type="float">
            <text:p>2244326</text:p>
          </table:table-cell>
          <table:table-cell table:number-columns-repeated="2"/>
          <table:table-cell office:value-type="float" office:value="14" calcext:value-type="float">
            <text:p>14</text:p>
          </table:table-cell>
          <table:table-cell office:value-type="float" office:value="1" calcext:value-type="float">
            <text:p>1</text:p>
          </table:table-cell>
          <table:table-cell office:value-type="string" calcext:value-type="string">
            <text:p><text:a xlink:href="https://www.townlands.ie/carlow/idrone-east/ballyellin/ballyellin/kilcumney/" xlink:type="simple">https://www.townlands.ie/carlow/idrone-east/ballyellin/ballyellin/kilcumney/</text:a></text:p>
          </table:table-cell>
          <table:table-cell table:number-columns-repeated="12"/>
        </table:table-row>
        <table:table-row table:style-name="ro6">
          <table:table-cell office:value-type="string" calcext:value-type="string">
            <text:p>Q85391717</text:p>
          </table:table-cell>
          <table:table-cell office:value-type="string" calcext:value-type="string">
            <text:p>en</text:p>
          </table:table-cell>
          <table:table-cell office:value-type="string" calcext:value-type="string">
            <text:p>Clonmore</text:p>
          </table:table-cell>
          <table:table-cell office:value-type="string" calcext:value-type="string">
            <text:p>Clonmore Townland, Co. Carlow</text:p>
          </table:table-cell>
          <table:table-cell office:value-type="string" calcext:value-type="string">
            <text:p>Cluain Mhór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3831</text:p>
          </table:table-cell>
          <table:table-cell office:value-type="string" calcext:value-type="string">
            <text:p>Q59718613</text:p>
          </table:table-cell>
          <table:table-cell office:value-type="string" calcext:value-type="string">
            <text:p>52.8263889,-6.573611111111111</text:p>
          </table:table-cell>
          <table:table-cell office:value-type="float" office:value="2249949" calcext:value-type="float">
            <text:p>2249949</text:p>
          </table:table-cell>
          <table:table-cell table:number-columns-repeated="2"/>
          <table:table-cell office:value-type="float" office:value="15" calcext:value-type="float">
            <text:p>15</text:p>
          </table:table-cell>
          <table:table-cell office:value-type="float" office:value="1" calcext:value-type="float">
            <text:p>1</text:p>
          </table:table-cell>
          <table:table-cell office:value-type="string" calcext:value-type="string">
            <text:p><text:a xlink:href="https://www.townlands.ie/carlow/rathvilly/clonmore/clonmore/clonmore/" xlink:type="simple">https://www.townlands.ie/carlow/rathvilly/clonmore/clonmore/clonmore/</text:a></text:p>
          </table:table-cell>
          <table:table-cell table:number-columns-repeated="12"/>
        </table:table-row>
        <table:table-row table:style-name="ro6">
          <table:table-cell office:value-type="string" calcext:value-type="string">
            <text:p>Q85391648</text:p>
          </table:table-cell>
          <table:table-cell office:value-type="string" calcext:value-type="string">
            <text:p>en</text:p>
          </table:table-cell>
          <table:table-cell office:value-type="string" calcext:value-type="string">
            <text:p>Rathglass</text:p>
          </table:table-cell>
          <table:table-cell office:value-type="string" calcext:value-type="string">
            <text:p>Rathglass Townland, Co. Carlow</text:p>
          </table:table-cell>
          <table:table-cell office:value-type="string" calcext:value-type="string">
            <text:p>An Ráth Ghlas</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7183</text:p>
          </table:table-cell>
          <table:table-cell office:value-type="string" calcext:value-type="string">
            <text:p>Q59718782</text:p>
          </table:table-cell>
          <table:table-cell office:value-type="string" calcext:value-type="string">
            <text:p>52.7819444,-6.716666666666667</text:p>
          </table:table-cell>
          <table:table-cell office:value-type="float" office:value="2247228" calcext:value-type="float">
            <text:p>2247228</text:p>
          </table:table-cell>
          <table:table-cell table:number-columns-repeated="2"/>
          <table:table-cell office:value-type="float" office:value="16" calcext:value-type="float">
            <text:p>16</text:p>
          </table:table-cell>
          <table:table-cell office:value-type="float" office:value="1" calcext:value-type="float">
            <text:p>1</text:p>
          </table:table-cell>
          <table:table-cell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2"/>
        </table:table-row>
        <table:table-row table:style-name="ro6">
          <table:table-cell office:value-type="string" calcext:value-type="string">
            <text:p>Q85391650</text:p>
          </table:table-cell>
          <table:table-cell office:value-type="string" calcext:value-type="string">
            <text:p>en</text:p>
          </table:table-cell>
          <table:table-cell office:value-type="string" calcext:value-type="string">
            <text:p>Tuckamine</text:p>
          </table:table-cell>
          <table:table-cell office:value-type="string" calcext:value-type="string">
            <text:p>Tuckamine Townland, Co. Carlow</text:p>
          </table:table-cell>
          <table:table-cell office:value-type="string" calcext:value-type="string">
            <text:p>Toca M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6436</text:p>
          </table:table-cell>
          <table:table-cell office:value-type="string" calcext:value-type="string">
            <text:p>Q59718630</text:p>
          </table:table-cell>
          <table:table-cell office:value-type="string" calcext:value-type="string">
            <text:p>52.8480556,-6.727222222222222</text:p>
          </table:table-cell>
          <table:table-cell office:value-type="float" office:value="2203853" calcext:value-type="float">
            <text:p>2203853</text:p>
          </table:table-cell>
          <table:table-cell table:number-columns-repeated="2"/>
          <table:table-cell office:value-type="float" office:value="17" calcext:value-type="float">
            <text:p>17</text:p>
          </table:table-cell>
          <table:table-cell office:value-type="float" office:value="1" calcext:value-type="float">
            <text:p>1</text:p>
          </table:table-cell>
          <table:table-cell office:value-type="string" calcext:value-type="string">
            <text:p><text:a xlink:href="https://www.townlands.ie/carlow/rathvilly/rathvilly/williamstown/tuckamine/" xlink:type="simple">https://www.townlands.ie/carlow/rathvilly/rathvilly/williamstown/tuckamine/</text:a></text:p>
          </table:table-cell>
          <table:table-cell table:number-columns-repeated="12"/>
        </table:table-row>
        <table:table-row table:style-name="ro6">
          <table:table-cell office:value-type="string" calcext:value-type="string">
            <text:p>Q85391732</text:p>
          </table:table-cell>
          <table:table-cell office:value-type="string" calcext:value-type="string">
            <text:p>en</text:p>
          </table:table-cell>
          <table:table-cell office:value-type="string" calcext:value-type="string">
            <text:p>Portmarnock</text:p>
          </table:table-cell>
          <table:table-cell office:value-type="string" calcext:value-type="string">
            <text:p>Portmarnock Townland, Co. Dublin</text:p>
          </table:table-cell>
          <table:table-cell office:value-type="string" calcext:value-type="string">
            <text:p>Port Mearnóg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500</text:p>
          </table:table-cell>
          <table:table-cell table:style-name="ce6"/>
          <table:table-cell office:value-type="string" calcext:value-type="string">
            <text:p>Q60556293</text:p>
          </table:table-cell>
          <table:table-cell table:style-name="ce6"/>
          <table:table-cell office:value-type="string" calcext:value-type="string">
            <text:p>53.4197222,-6.152500000000001</text:p>
          </table:table-cell>
          <table:table-cell office:value-type="float" office:value="5436853" calcext:value-type="float">
            <text:p>5436853</text:p>
          </table:table-cell>
          <table:table-cell table:number-columns-repeated="2"/>
          <table:table-cell office:value-type="float" office:value="18" calcext:value-type="float">
            <text:p>18</text:p>
          </table:table-cell>
          <table:table-cell office:value-type="float" office:value="1" calcext:value-type="float">
            <text:p>1</text:p>
          </table:table-cell>
          <table:table-cell office:value-type="string" calcext:value-type="string">
            <text:p><text:a xlink:href="https://www.townlands.ie/dublin/coolock/portmarnock/portmarnock/" xlink:type="simple">https://www.townlands.ie/dublin/coolock/portmarnock/portmarnock/</text:a></text:p>
          </table:table-cell>
          <table:table-cell table:number-columns-repeated="12"/>
        </table:table-row>
        <table:table-row table:style-name="ro2">
          <table:table-cell office:value-type="string" calcext:value-type="string">
            <text:p>Q85391699</text:p>
          </table:table-cell>
          <table:table-cell office:value-type="string" calcext:value-type="string">
            <text:p>en</text:p>
          </table:table-cell>
          <table:table-cell office:value-type="string" calcext:value-type="string">
            <office:annotation draw:style-name="gr3" draw:text-style-name="P2" svg:width="15.877cm" svg:height="2.62cm" svg:x="7.17cm" svg:y="3.783cm" draw:caption-point-x="-0.407cm" draw:caption-point-y="-0.757c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office:value-type="string" calcext:value-type="string">
            <text:p>Dunleary Townland, Co. Dublin</text:p>
          </table:table-cell>
          <table:table-cell office:value-type="string" calcext:value-type="string">
            <text:p>Kingstown (1821-1921)</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500</text:p>
          </table:table-cell>
          <table:table-cell office:value-type="string" calcext:value-type="string">
            <office:annotation draw:style-name="gr1" draw:text-style-name="P2" svg:width="16.073cm" svg:height="1.508cm" svg:x="24.285cm" svg:y="3.783cm" draw:caption-point-x="-0.407cm" draw:caption-point-y="-0.757c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office:value-type="string" calcext:value-type="string">
            <text:p>53.2933333,-6.142222222222222</text:p>
          </table:table-cell>
          <table:table-cell office:value-type="float" office:value="3661256" calcext:value-type="float">
            <text:p>3661256</text:p>
          </table:table-cell>
          <table:table-cell office:value-type="float" office:value="17499" calcext:value-type="float">
            <text:p>17499</text:p>
          </table:table-cell>
          <table:table-cell/>
          <table:table-cell office:value-type="string" calcext:value-type="string">
            <text:p>w/o number</text:p>
            <text:p/>
          </table:table-cell>
          <table:table-cell office:value-type="float" office:value="1" calcext:value-type="float">
            <text:p>1</text:p>
          </table:table-cell>
          <table:table-cell office:value-type="string" calcext:value-type="string">
            <text:p><text:a xlink:href="https://www.townlands.ie/dublin/rathdown/dunleary/" xlink:type="simple">https://www.townlands.ie/dublin/rathdown/dunleary/</text:a></text:p>
          </table:table-cell>
          <table:table-cell table:style-name="ce69" table:number-columns-repeated="12"/>
        </table:table-row>
        <table:table-row table:style-name="ro6">
          <table:table-cell office:value-type="string" calcext:value-type="string">
            <text:p>Q85391762</text:p>
          </table:table-cell>
          <table:table-cell office:value-type="string" calcext:value-type="string">
            <text:p>en</text:p>
          </table:table-cell>
          <table:table-cell office:value-type="string" calcext:value-type="string">
            <text:p>Colbinstown / Killeen Cormac</text:p>
          </table:table-cell>
          <table:table-cell office:value-type="string" calcext:value-type="string">
            <text:p>Colbinstown Townland, Co. Kildare</text:p>
          </table:table-cell>
          <table:table-cell office:value-type="string" calcext:value-type="string">
            <text:p>Baile Choilbín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332</text:p>
          </table:table-cell>
          <table:table-cell office:value-type="string" calcext:value-type="string">
            <text:p>Q22084174</text:p>
          </table:table-cell>
          <table:table-cell office:value-type="string" calcext:value-type="string">
            <text:p>Q60553969</text:p>
          </table:table-cell>
          <table:table-cell office:value-type="string" calcext:value-type="string">
            <text:p>Q59719602</text:p>
          </table:table-cell>
          <table:table-cell office:value-type="string" calcext:value-type="string">
            <text:p>53.0311111,-6.756388888888889</text:p>
          </table:table-cell>
          <table:table-cell office:value-type="float" office:value="4780861" calcext:value-type="float">
            <text:p>4780861</text:p>
          </table:table-cell>
          <table:table-cell table:number-columns-repeated="2"/>
          <table:table-cell table:style-name="ce212" office:value-type="string" calcext:value-type="string">
            <text:p>19,20,21,22,23,24,25</text:p>
          </table:table-cell>
          <table:table-cell office:value-type="float" office:value="7" calcext:value-type="float">
            <text:p>7</text:p>
          </table:table-cell>
          <table:table-cell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2"/>
        </table:table-row>
        <table:table-row table:style-name="ro6">
          <table:table-cell office:value-type="string" calcext:value-type="string">
            <text:p>Q85391654</text:p>
          </table:table-cell>
          <table:table-cell office:value-type="string" calcext:value-type="string">
            <text:p>en</text:p>
          </table:table-cell>
          <table:table-cell office:value-type="string" calcext:value-type="string">
            <text:p>Donaghmore</text:p>
          </table:table-cell>
          <table:table-cell office:value-type="string" calcext:value-type="string">
            <text:p>Donaghmore Townland, Co. Kildare</text:p>
          </table:table-cell>
          <table:table-cell office:value-type="string" calcext:value-type="string">
            <text:p>Domhnach Mór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332</text:p>
          </table:table-cell>
          <table:table-cell office:value-type="string" calcext:value-type="string">
            <text:p>Q22084181</text:p>
          </table:table-cell>
          <table:table-cell office:value-type="string" calcext:value-type="string">
            <text:p>Q60554019</text:p>
          </table:table-cell>
          <table:table-cell office:value-type="string" calcext:value-type="string">
            <text:p>Q54376822</text:p>
          </table:table-cell>
          <table:table-cell office:value-type="string" calcext:value-type="string">
            <text:p>53.3752778,-6.551111111111111</text:p>
          </table:table-cell>
          <table:table-cell office:value-type="float" office:value="4547533" calcext:value-type="float">
            <text:p>4547533</text:p>
          </table:table-cell>
          <table:table-cell table:number-columns-repeated="2"/>
          <table:table-cell office:value-type="float" office:value="26" calcext:value-type="float">
            <text:p>26</text:p>
          </table:table-cell>
          <table:table-cell office:value-type="float" office:value="1" calcext:value-type="float">
            <text:p>1</text:p>
          </table:table-cell>
          <table:table-cell office:value-type="string" calcext:value-type="string">
            <text:p><text:a xlink:href="https://www.townlands.ie/kildare/north-salt/donaghmore/maynooth/donaghmore/" xlink:type="simple">https://www.townlands.ie/kildare/north-salt/donaghmore/maynooth/donaghmore/</text:a></text:p>
          </table:table-cell>
          <table:table-cell table:number-columns-repeated="12"/>
        </table:table-row>
        <table:table-row table:style-name="ro6">
          <table:table-cell office:value-type="string" calcext:value-type="string">
            <text:p>Q85391701</text:p>
          </table:table-cell>
          <table:table-cell office:value-type="string" calcext:value-type="string">
            <text:p>en</text:p>
          </table:table-cell>
          <table:table-cell office:value-type="string" calcext:value-type="string">
            <text:p>Ballyspellan</text:p>
          </table:table-cell>
          <table:table-cell office:value-type="string" calcext:value-type="string">
            <text:p>Ballyspellan Townland, Co. Kilkenny</text:p>
          </table:table-cell>
          <table:table-cell office:value-type="string" calcext:value-type="string">
            <text:p>Baile Uí Speal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4863023</text:p>
          </table:table-cell>
          <table:table-cell office:value-type="string" calcext:value-type="string">
            <text:p>Q60554280</text:p>
          </table:table-cell>
          <table:table-cell office:value-type="string" calcext:value-type="string">
            <text:p>Q59720009</text:p>
          </table:table-cell>
          <table:table-cell office:value-type="string" calcext:value-type="string">
            <text:p>52.76,-7.524444444444445</text:p>
          </table:table-cell>
          <table:table-cell office:value-type="float" office:value="4759866" calcext:value-type="float">
            <text:p>4759866</text:p>
          </table:table-cell>
          <table:table-cell table:number-columns-repeated="2"/>
          <table:table-cell office:value-type="float" office:value="27" calcext:value-type="float">
            <text:p>27</text:p>
          </table:table-cell>
          <table:table-cell office:value-type="float" office:value="1" calcext:value-type="float">
            <text:p>1</text:p>
          </table:table-cell>
          <table:table-cell office:value-type="string" calcext:value-type="string">
            <text:p><text:a xlink:href="https://www.townlands.ie/kilkenny/galmoy/fertagh/glashare/ballyspellan/" xlink:type="simple">https://www.townlands.ie/kilkenny/galmoy/fertagh/glashare/ballyspellan/</text:a></text:p>
          </table:table-cell>
          <table:table-cell table:number-columns-repeated="12"/>
        </table:table-row>
        <table:table-row table:style-name="ro6">
          <table:table-cell office:value-type="string" calcext:value-type="string">
            <text:p>Q85391656</text:p>
          </table:table-cell>
          <table:table-cell office:value-type="string" calcext:value-type="string">
            <text:p>en</text:p>
          </table:table-cell>
          <table:table-cell office:value-type="string" calcext:value-type="string">
            <text:p>Churchclara / Clarah</text:p>
          </table:table-cell>
          <table:table-cell office:value-type="string" calcext:value-type="string">
            <text:p>Churchclara Townland, Co. Kilkenny </text:p>
          </table:table-cell>
          <table:table-cell office:value-type="string" calcext:value-type="string">
            <text:p>Clárach an Teampaill</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3754</text:p>
          </table:table-cell>
          <table:table-cell office:value-type="string" calcext:value-type="string">
            <text:p>Q59719855</text:p>
          </table:table-cell>
          <table:table-cell table:style-name="ce201" office:value-type="string" calcext:value-type="string">
            <text:p>52.6513889,-7.150555555555556</text:p>
          </table:table-cell>
          <table:table-cell office:value-type="float" office:value="4833040" calcext:value-type="float">
            <text:p>4833040</text:p>
          </table:table-cell>
          <table:table-cell table:number-columns-repeated="2"/>
          <table:table-cell office:value-type="float" office:value="28" calcext:value-type="float">
            <text:p>28</text:p>
          </table:table-cell>
          <table:table-cell office:value-type="float" office:value="1" calcext:value-type="float">
            <text:p>1</text:p>
          </table:table-cell>
          <table:table-cell office:value-type="string" calcext:value-type="string">
            <text:p><text:a xlink:href="https://www.townlands.ie/kilkenny/gowran/clara/clara/churchclara/" xlink:type="simple">https://www.townlands.ie/kilkenny/gowran/clara/clara/churchclara/</text:a></text:p>
          </table:table-cell>
          <table:table-cell table:number-columns-repeated="12"/>
        </table:table-row>
        <table:table-row table:style-name="ro6">
          <table:table-cell office:value-type="string" calcext:value-type="string">
            <text:p>Q85391719</text:p>
          </table:table-cell>
          <table:table-cell office:value-type="string" calcext:value-type="string">
            <text:p>en</text:p>
          </table:table-cell>
          <table:table-cell office:value-type="string" calcext:value-type="string">
            <text:p>Dunbell Big</text:p>
          </table:table-cell>
          <table:table-cell office:value-type="string" calcext:value-type="string">
            <text:p>Dunbell Big Townland, Co. Kilkenny</text:p>
          </table:table-cell>
          <table:table-cell office:value-type="string" calcext:value-type="string">
            <text:p>Dún Bile Mór</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143</text:p>
          </table:table-cell>
          <table:table-cell office:value-type="string" calcext:value-type="string">
            <text:p>Q59719860</text:p>
          </table:table-cell>
          <table:table-cell office:value-type="string" calcext:value-type="string">
            <text:p>52.6177778,-7.1722222222222225</text:p>
          </table:table-cell>
          <table:table-cell office:value-type="float" office:value="4834616" calcext:value-type="float">
            <text:p>4834616</text:p>
          </table:table-cell>
          <table:table-cell table:number-columns-repeated="2"/>
          <table:table-cell table:style-name="ce212" office:value-type="string" calcext:value-type="string">
            <text:p>29,30</text:p>
          </table:table-cell>
          <table:table-cell office:value-type="float" office:value="2" calcext:value-type="float">
            <text:p>2</text:p>
          </table:table-cell>
          <table:table-cell office:value-type="string" calcext:value-type="string">
            <text:p><text:a xlink:href="https://www.townlands.ie/kilkenny/gowran/dunbell/dunbell/dunbell-big/" xlink:type="simple">https://www.townlands.ie/kilkenny/gowran/dunbell/dunbell/dunbell-big/</text:a></text:p>
          </table:table-cell>
          <table:table-cell table:number-columns-repeated="12"/>
        </table:table-row>
        <table:table-row table:style-name="ro6">
          <table:table-cell office:value-type="string" calcext:value-type="string">
            <text:p>Q85391658</text:p>
          </table:table-cell>
          <table:table-cell office:value-type="string" calcext:value-type="string">
            <text:p>en</text:p>
          </table:table-cell>
          <table:table-cell office:value-type="string" calcext:value-type="string">
            <text:p>Fiddaun Upper</text:p>
          </table:table-cell>
          <table:table-cell office:value-type="string" calcext:value-type="string">
            <text:p>Fiddaun Upper Townland, Co. Kilkenny</text:p>
          </table:table-cell>
          <table:table-cell office:value-type="string" calcext:value-type="string">
            <text:p>An Feadán Uachtarach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507</text:p>
          </table:table-cell>
          <table:table-cell office:value-type="string" calcext:value-type="string">
            <text:p>Q59719920</text:p>
          </table:table-cell>
          <table:table-cell office:value-type="string" calcext:value-type="string">
            <text:p>52.5188889,-7.036388888888888</text:p>
          </table:table-cell>
          <table:table-cell office:value-type="float" office:value="5357487" calcext:value-type="float">
            <text:p>5357487</text:p>
          </table:table-cell>
          <table:table-cell table:number-columns-repeated="2"/>
          <table:table-cell office:value-type="float" office:value="31" calcext:value-type="float">
            <text:p>31</text:p>
          </table:table-cell>
          <table:table-cell office:value-type="float" office:value="1" calcext:value-type="float">
            <text:p>1</text:p>
          </table:table-cell>
          <table:table-cell office:value-type="string" calcext:value-type="string">
            <text:p><text:a xlink:href="https://www.townlands.ie/kilkenny/gowran/inistioge/famma/fiddaun-upper/" xlink:type="simple">https://www.townlands.ie/kilkenny/gowran/inistioge/famma/fiddaun-upper/</text:a></text:p>
          </table:table-cell>
          <table:table-cell table:number-columns-repeated="12"/>
        </table:table-row>
        <table:table-row table:style-name="ro6">
          <table:table-cell office:value-type="string" calcext:value-type="string">
            <text:p>Q85391704</text:p>
          </table:table-cell>
          <table:table-cell office:value-type="string" calcext:value-type="string">
            <text:p>en</text:p>
          </table:table-cell>
          <table:table-cell office:value-type="string" calcext:value-type="string">
            <text:p>Gowran</text:p>
          </table:table-cell>
          <table:table-cell office:value-type="string" calcext:value-type="string">
            <text:p>Gowran Townland, Co. Kilkenny </text:p>
          </table:table-cell>
          <table:table-cell office:value-type="string" calcext:value-type="string">
            <text:p>Gabhrá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376</text:p>
          </table:table-cell>
          <table:table-cell office:value-type="string" calcext:value-type="string">
            <text:p>Q59719866</text:p>
          </table:table-cell>
          <table:table-cell office:value-type="string" calcext:value-type="string">
            <text:p>52.6325,-7.066111111111111</text:p>
          </table:table-cell>
          <table:table-cell office:value-type="float" office:value="5122565" calcext:value-type="float">
            <text:p>5122565</text:p>
          </table:table-cell>
          <table:table-cell table:number-columns-repeated="2"/>
          <table:table-cell office:value-type="float" office:value="32" calcext:value-type="float">
            <text:p>32</text:p>
          </table:table-cell>
          <table:table-cell office:value-type="float" office:value="1" calcext:value-type="float">
            <text:p>1</text:p>
          </table:table-cell>
          <table:table-cell office:value-type="string" calcext:value-type="string">
            <text:p><text:a xlink:href="https://www.townlands.ie/kilkenny/gowran/gowran/gowran/gowran/" xlink:type="simple">https://www.townlands.ie/kilkenny/gowran/gowran/gowran/gowran/</text:a></text:p>
          </table:table-cell>
          <table:table-cell table:number-columns-repeated="12"/>
        </table:table-row>
        <table:table-row table:style-name="ro6">
          <table:table-cell office:value-type="string" calcext:value-type="string">
            <text:p>Q85391660</text:p>
          </table:table-cell>
          <table:table-cell office:value-type="string" calcext:value-type="string">
            <text:p>en</text:p>
          </table:table-cell>
          <table:table-cell office:value-type="string" calcext:value-type="string">
            <text:p>Graiguenamanagh</text:p>
          </table:table-cell>
          <table:table-cell office:value-type="string" calcext:value-type="string">
            <text:p>Graiguenamanagh Townland, Co. Kilkenny </text:p>
          </table:table-cell>
          <table:table-cell office:value-type="string" calcext:value-type="string">
            <text:p>Gráig na Manach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378</text:p>
          </table:table-cell>
          <table:table-cell office:value-type="string" calcext:value-type="string">
            <text:p>Q59719928</text:p>
          </table:table-cell>
          <table:table-cell office:value-type="string" calcext:value-type="string">
            <text:p>52.5425,-6.958055555555556</text:p>
          </table:table-cell>
          <table:table-cell office:value-type="float" office:value="5349535" calcext:value-type="float">
            <text:p>5349535</text:p>
          </table:table-cell>
          <table:table-cell table:number-columns-repeated="2"/>
          <table:table-cell office:value-type="float" office:value="33" calcext:value-type="float">
            <text:p>33</text:p>
          </table:table-cell>
          <table:table-cell office:value-type="float" office:value="1" calcext:value-type="float">
            <text:p>1</text:p>
          </table:table-cell>
          <table:table-cell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2"/>
        </table:table-row>
        <table:table-row table:style-name="ro6">
          <table:table-cell office:value-type="string" calcext:value-type="string">
            <text:p>Q85391706</text:p>
          </table:table-cell>
          <table:table-cell office:value-type="string" calcext:value-type="string">
            <text:p>en</text:p>
          </table:table-cell>
          <table:table-cell office:value-type="string" calcext:value-type="string">
            <text:p>Legan</text:p>
          </table:table-cell>
          <table:table-cell office:value-type="string" calcext:value-type="string">
            <text:p>Legan Townland, Co. Kilkenny </text:p>
          </table:table-cell>
          <table:table-cell office:value-type="string" calcext:value-type="string">
            <text:p>An Liagá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3468</text:p>
          </table:table-cell>
          <table:table-cell office:value-type="string" calcext:value-type="string">
            <text:p>Q59719966</text:p>
          </table:table-cell>
          <table:table-cell office:value-type="string" calcext:value-type="string">
            <text:p>52.5386111,-7.158611111111111</text:p>
          </table:table-cell>
          <table:table-cell office:value-type="float" office:value="5234537" calcext:value-type="float">
            <text:p>5234537</text:p>
          </table:table-cell>
          <table:table-cell table:number-columns-repeated="2"/>
          <table:table-cell office:value-type="float" office:value="34" calcext:value-type="float">
            <text:p>34</text:p>
          </table:table-cell>
          <table:table-cell office:value-type="float" office:value="1" calcext:value-type="float">
            <text:p>1</text:p>
          </table:table-cell>
          <table:table-cell office:value-type="string" calcext:value-type="string">
            <text:p><text:a xlink:href="https://www.townlands.ie/kilkenny/gowran/ballylinch/thomastown/legan/" xlink:type="simple">https://www.townlands.ie/kilkenny/gowran/ballylinch/thomastown/legan/</text:a></text:p>
          </table:table-cell>
          <table:table-cell table:number-columns-repeated="12"/>
        </table:table-row>
        <table:table-row table:style-name="ro6">
          <table:table-cell table:style-name="ce3" office:value-type="string" calcext:value-type="string">
            <text:p>Q85391735</text:p>
          </table:table-cell>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office:value-type="string" calcext:value-type="string">
            <text:p>An Tulaigh Thirim</text:p>
          </table:table-cell>
          <table:table-cell office:value-type="string" calcext:value-type="string">
            <text:p>Q2151232</text:p>
          </table:table-cell>
          <table:table-cell table:style-name="ce197" office:value-type="string" calcext:value-type="string">
            <text:p>Q27</text:p>
          </table:table-cell>
          <table:table-cell table:style-name="ce3" office:value-type="string" calcext:value-type="string">
            <text:p>Q159736</text:p>
          </table:table-cell>
          <table:table-cell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202" office:value-type="string" calcext:value-type="string">
            <text:p>52.5775,-7.121388888888888</text:p>
          </table:table-cell>
          <table:table-cell table:style-name="ce3" office:value-type="float" office:value="5371753" calcext:value-type="float">
            <text:p>5371753</text:p>
          </table:table-cell>
          <table:table-cell table:style-name="ce206"/>
          <table:table-cell table:style-name="ce210"/>
          <table:table-cell table:style-name="ce210" office:value-type="float" office:value="35" calcext:value-type="float">
            <text:p>35</text:p>
          </table:table-cell>
          <table:table-cell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row>
        <table:table-row table:style-name="ro6">
          <table:table-cell office:value-type="string" calcext:value-type="string">
            <text:p>Q85391666</text:p>
          </table:table-cell>
          <table:table-cell office:value-type="string" calcext:value-type="string">
            <text:p>en</text:p>
          </table:table-cell>
          <table:table-cell office:value-type="string" calcext:value-type="string">
            <text:p>Lamoge</text:p>
          </table:table-cell>
          <table:table-cell office:value-type="string" calcext:value-type="string">
            <text:p>Lamoge Townland, Co. Kilkenny</text:p>
          </table:table-cell>
          <table:table-cell office:value-type="string" calcext:value-type="string">
            <text:p>Lamó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30589034</text:p>
          </table:table-cell>
          <table:table-cell office:value-type="string" calcext:value-type="string">
            <text:p>Q60557176</text:p>
          </table:table-cell>
          <table:table-cell office:value-type="string" calcext:value-type="string">
            <text:p>Q59719780</text:p>
          </table:table-cell>
          <table:table-cell office:value-type="string" calcext:value-type="string">
            <text:p>52.4438889,-7.360833333333333</text:p>
          </table:table-cell>
          <table:table-cell office:value-type="float" office:value="5251020" calcext:value-type="float">
            <text:p>5251020</text:p>
          </table:table-cell>
          <table:table-cell table:number-columns-repeated="2"/>
          <table:table-cell table:style-name="ce212" office:value-type="float" office:value="36.37" calcext:value-type="float">
            <text:p>36,37</text:p>
          </table:table-cell>
          <table:table-cell office:value-type="float" office:value="2" calcext:value-type="float">
            <text:p>2</text:p>
          </table:table-cell>
          <table:table-cell office:value-type="string" calcext:value-type="string">
            <text:p><text:a xlink:href="https://www.townlands.ie/kilkenny/kells/tullahought/kilmaganny/lamoge/" xlink:type="simple">https://www.townlands.ie/kilkenny/kells/tullahought/kilmaganny/lamoge/</text:a></text:p>
          </table:table-cell>
          <table:table-cell table:number-columns-repeated="12"/>
        </table:table-row>
        <table:table-row table:style-name="ro6">
          <table:table-cell office:value-type="string" calcext:value-type="string">
            <text:p>Q85391668</text:p>
          </table:table-cell>
          <table:table-cell office:value-type="string" calcext:value-type="string">
            <text:p>en</text:p>
          </table:table-cell>
          <table:table-cell office:value-type="string" calcext:value-type="string">
            <text:p>Barnaveddoge</text:p>
          </table:table-cell>
          <table:table-cell office:value-type="string" calcext:value-type="string">
            <text:p>Barnaveddoge Townland, Co. Louth </text:p>
          </table:table-cell>
          <table:table-cell office:value-type="string" calcext:value-type="string">
            <text:p>Barr na bhFeadó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39</text:p>
          </table:table-cell>
          <table:table-cell office:value-type="string" calcext:value-type="string">
            <text:p>Q25351691</text:p>
          </table:table-cell>
          <table:table-cell office:value-type="string" calcext:value-type="string">
            <text:p>Q60554066</text:p>
          </table:table-cell>
          <table:table-cell office:value-type="string" calcext:value-type="string">
            <text:p>Q59720911</text:p>
          </table:table-cell>
          <table:table-cell office:value-type="string" calcext:value-type="string">
            <text:p>53.845,-6.476666666666667</text:p>
          </table:table-cell>
          <table:table-cell office:value-type="float" office:value="5398547" calcext:value-type="float">
            <text:p>5398547</text:p>
          </table:table-cell>
          <table:table-cell table:number-columns-repeated="2"/>
          <table:table-cell office:value-type="float" office:value="39" calcext:value-type="float">
            <text:p>39</text:p>
          </table:table-cell>
          <table:table-cell office:value-type="float" office:value="1" calcext:value-type="float">
            <text:p>1</text:p>
          </table:table-cell>
          <table:table-cell office:value-type="string" calcext:value-type="string">
            <text:p><text:a xlink:href="https://www.townlands.ie/louth/ardee/dromin/dromin/barnaveddoge/" xlink:type="simple">https://www.townlands.ie/louth/ardee/dromin/dromin/barnaveddoge/</text:a></text:p>
          </table:table-cell>
          <table:table-cell table:number-columns-repeated="12"/>
        </table:table-row>
        <table:table-row table:style-name="ro6">
          <table:table-cell office:value-type="string" calcext:value-type="string">
            <text:p>Q85391671</text:p>
          </table:table-cell>
          <table:table-cell office:value-type="string" calcext:value-type="string">
            <text:p>en</text:p>
          </table:table-cell>
          <table:table-cell office:value-type="string" calcext:value-type="string">
            <text:p>Painestown / Saneschalstown</text:p>
          </table:table-cell>
          <table:table-cell office:value-type="string" calcext:value-type="string">
            <text:p>Painestown Townland, Co. Meath</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44</text:p>
          </table:table-cell>
          <table:table-cell office:value-type="string" calcext:value-type="string">
            <text:p>Q60493393</text:p>
          </table:table-cell>
          <table:table-cell office:value-type="string" calcext:value-type="string">
            <text:p>Q60556265</text:p>
          </table:table-cell>
          <table:table-cell office:value-type="string" calcext:value-type="string">
            <text:p>Q59721341</text:p>
          </table:table-cell>
          <table:table-cell office:value-type="string" calcext:value-type="string">
            <text:p>53.6733333,-6.559166666666666</text:p>
          </table:table-cell>
          <table:table-cell office:value-type="float" office:value="4640570" calcext:value-type="float">
            <text:p>4640570</text:p>
          </table:table-cell>
          <table:table-cell table:number-columns-repeated="2"/>
          <table:table-cell office:value-type="float" office:value="40" calcext:value-type="float">
            <text:p>40</text:p>
          </table:table-cell>
          <table:table-cell office:value-type="float" office:value="1" calcext:value-type="float">
            <text:p>1</text:p>
          </table:table-cell>
          <table:table-cell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2"/>
        </table:table-row>
        <table:table-row table:style-name="ro6">
          <table:table-cell office:value-type="string" calcext:value-type="string">
            <text:p>Q85391673</text:p>
          </table:table-cell>
          <table:table-cell office:value-type="string" calcext:value-type="string">
            <text:p>en</text:p>
          </table:table-cell>
          <table:table-cell office:value-type="string" calcext:value-type="string">
            <text:p>Castlekeeran</text:p>
          </table:table-cell>
          <table:table-cell office:value-type="string" calcext:value-type="string">
            <text:p>Castlekeeran Townland, Co. Meath</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44</text:p>
          </table:table-cell>
          <table:table-cell office:value-type="string" calcext:value-type="string">
            <text:p>Q59419956</text:p>
          </table:table-cell>
          <table:table-cell office:value-type="string" calcext:value-type="string">
            <text:p>Q60555772</text:p>
          </table:table-cell>
          <table:table-cell office:value-type="string" calcext:value-type="string">
            <text:p>Q59721170</text:p>
          </table:table-cell>
          <table:table-cell office:value-type="string" calcext:value-type="string">
            <text:p>53.7358333,-6.96</text:p>
          </table:table-cell>
          <table:table-cell office:value-type="float" office:value="4633194" calcext:value-type="float">
            <text:p>4633194</text:p>
          </table:table-cell>
          <table:table-cell table:number-columns-repeated="2"/>
          <table:table-cell office:value-type="float" office:value="41" calcext:value-type="float">
            <text:p>41</text:p>
          </table:table-cell>
          <table:table-cell office:value-type="float" office:value="1" calcext:value-type="float">
            <text:p>1</text:p>
          </table:table-cell>
          <table:table-cell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2"/>
        </table:table-row>
        <table:table-row table:style-name="ro6">
          <table:table-cell office:value-type="string" calcext:value-type="string">
            <text:p>Q85391707</text:p>
          </table:table-cell>
          <table:table-cell office:value-type="string" calcext:value-type="string">
            <text:p>en</text:p>
          </table:table-cell>
          <table:table-cell office:value-type="string" calcext:value-type="string">
            <text:p>Balloughton</text:p>
          </table:table-cell>
          <table:table-cell office:value-type="string" calcext:value-type="string">
            <text:p>Balloughton Townland, Co. Wexford</text:p>
          </table:table-cell>
          <table:table-cell office:value-type="string" calcext:value-type="string">
            <text:p>Baile Achta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4860618</text:p>
          </table:table-cell>
          <table:table-cell office:value-type="string" calcext:value-type="string">
            <text:p>Q60554600</text:p>
          </table:table-cell>
          <table:table-cell office:value-type="string" calcext:value-type="string">
            <text:p>Q59719600</text:p>
          </table:table-cell>
          <table:table-cell office:value-type="string" calcext:value-type="string">
            <text:p>52.2505556,-6.720555555555555</text:p>
          </table:table-cell>
          <table:table-cell office:value-type="float" office:value="3431012" calcext:value-type="float">
            <text:p>3431012</text:p>
          </table:table-cell>
          <table:table-cell table:number-columns-repeated="2"/>
          <table:table-cell office:value-type="float" office:value="42" calcext:value-type="float">
            <text:p>42</text:p>
          </table:table-cell>
          <table:table-cell office:value-type="float" office:value="1" calcext:value-type="float">
            <text:p>1</text:p>
          </table:table-cell>
          <table:table-cell office:value-type="string" calcext:value-type="string">
            <text:p><text:a xlink:href="https://www.townlands.ie/wexford/bargy/kilcavan/harristown/balloughton/" xlink:type="simple">https://www.townlands.ie/wexford/bargy/kilcavan/harristown/balloughton/</text:a></text:p>
          </table:table-cell>
          <table:table-cell table:number-columns-repeated="12"/>
        </table:table-row>
        <table:table-row table:style-name="ro6">
          <table:table-cell office:value-type="string" calcext:value-type="string">
            <text:p>Q85391722</text:p>
          </table:table-cell>
          <table:table-cell office:value-type="string" calcext:value-type="string">
            <text:p>en</text:p>
          </table:table-cell>
          <table:table-cell office:value-type="string" calcext:value-type="string">
            <text:p>Great Saltee Island</text:p>
          </table:table-cell>
          <table:table-cell office:value-type="string" calcext:value-type="string">
            <text:p>Saltee Island Great Townland, Co. Wexford </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4860618</text:p>
          </table:table-cell>
          <table:table-cell table:style-name="ce6"/>
          <table:table-cell office:value-type="string" calcext:value-type="string">
            <text:p>Q59723052</text:p>
          </table:table-cell>
          <table:table-cell office:value-type="string" calcext:value-type="string">
            <text:p>52.1173,-6.6177</text:p>
          </table:table-cell>
          <table:table-cell office:value-type="float" office:value="3519152" calcext:value-type="float">
            <text:p>3519152</text:p>
          </table:table-cell>
          <table:table-cell table:number-columns-repeated="2"/>
          <table:table-cell office:value-type="float" office:value="43" calcext:value-type="float">
            <text:p>43</text:p>
          </table:table-cell>
          <table:table-cell office:value-type="float" office:value="1" calcext:value-type="float">
            <text:p>1</text:p>
          </table:table-cell>
          <table:table-cell office:value-type="string" calcext:value-type="string">
            <text:p><text:a xlink:href="https://www.townlands.ie/wexford/kilmore/saltee-island-great/" xlink:type="simple">https://www.townlands.ie/wexford/kilmore/saltee-island-great/</text:a></text:p>
          </table:table-cell>
          <table:table-cell table:number-columns-repeated="12"/>
        </table:table-row>
        <table:table-row table:style-name="ro6">
          <table:table-cell office:value-type="string" calcext:value-type="string">
            <text:p>Q85391675</text:p>
          </table:table-cell>
          <table:table-cell office:value-type="string" calcext:value-type="string">
            <text:p>en</text:p>
          </table:table-cell>
          <table:table-cell office:value-type="string" calcext:value-type="string">
            <text:p>Cotts</text:p>
          </table:table-cell>
          <table:table-cell office:value-type="string" calcext:value-type="string">
            <text:p>Cotts Townland, Co. Wexford</text:p>
          </table:table-cell>
          <table:table-cell office:value-type="string" calcext:value-type="string">
            <text:p>Na Botha</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84</text:p>
          </table:table-cell>
          <table:table-cell office:value-type="string" calcext:value-type="string">
            <text:p>Q60556771</text:p>
          </table:table-cell>
          <table:table-cell office:value-type="string" calcext:value-type="string">
            <text:p>Q59723104</text:p>
          </table:table-cell>
          <table:table-cell office:value-type="string" calcext:value-type="string">
            <text:p>52.2152778,-6.4275</text:p>
          </table:table-cell>
          <table:table-cell office:value-type="float" office:value="3671216" calcext:value-type="float">
            <text:p>3671216</text:p>
          </table:table-cell>
          <table:table-cell table:number-columns-repeated="2"/>
          <table:table-cell office:value-type="float" office:value="44" calcext:value-type="float">
            <text:p>44</text:p>
          </table:table-cell>
          <table:table-cell office:value-type="float" office:value="1" calcext:value-type="float">
            <text:p>1</text:p>
          </table:table-cell>
          <table:table-cell office:value-type="string" calcext:value-type="string">
            <text:p><text:a xlink:href="https://www.townlands.ie/wexford/forth/tacumshin/tacumshin/cotts/" xlink:type="simple">https://www.townlands.ie/wexford/forth/tacumshin/tacumshin/cotts/</text:a></text:p>
          </table:table-cell>
          <table:table-cell table:number-columns-repeated="12"/>
        </table:table-row>
        <table:table-row table:style-name="ro6">
          <table:table-cell office:value-type="string" calcext:value-type="string">
            <text:p>Q85391677</text:p>
          </table:table-cell>
          <table:table-cell office:value-type="string" calcext:value-type="string">
            <text:p>en</text:p>
          </table:table-cell>
          <table:table-cell office:value-type="string" calcext:value-type="string">
            <text:p>Killabeg</text:p>
          </table:table-cell>
          <table:table-cell office:value-type="string" calcext:value-type="string">
            <text:p>Killabeg Townland, Co. Wexford</text:p>
          </table:table-cell>
          <table:table-cell office:value-type="string" calcext:value-type="string">
            <text:p>An Choill Bhea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86</text:p>
          </table:table-cell>
          <table:table-cell office:value-type="string" calcext:value-type="string">
            <text:p>Q60553798</text:p>
          </table:table-cell>
          <table:table-cell office:value-type="string" calcext:value-type="string">
            <text:p>Q59722684</text:p>
          </table:table-cell>
          <table:table-cell office:value-type="string" calcext:value-type="string">
            <text:p>52.5436111,-6.530277777777778</text:p>
          </table:table-cell>
          <table:table-cell office:value-type="float" office:value="2571707" calcext:value-type="float">
            <text:p>2571707</text:p>
          </table:table-cell>
          <table:table-cell table:number-columns-repeated="2"/>
          <table:table-cell office:value-type="float" office:value="45" calcext:value-type="float">
            <text:p>45</text:p>
          </table:table-cell>
          <table:table-cell office:value-type="float" office:value="1" calcext:value-type="float">
            <text:p>1</text:p>
          </table:table-cell>
          <table:table-cell office:value-type="string" calcext:value-type="string">
            <text:p><text:a xlink:href="https://www.townlands.ie/wexford/scarawalsh/clone/tinnacross/killabeg/" xlink:type="simple">https://www.townlands.ie/wexford/scarawalsh/clone/tinnacross/killabeg/</text:a></text:p>
          </table:table-cell>
          <table:table-cell table:number-columns-repeated="12"/>
        </table:table-row>
        <table:table-row table:style-name="ro6">
          <table:table-cell office:value-type="string" calcext:value-type="string">
            <text:p>Q85391680</text:p>
          </table:table-cell>
          <table:table-cell office:value-type="string" calcext:value-type="string">
            <text:p>en</text:p>
          </table:table-cell>
          <table:table-cell office:value-type="string" calcext:value-type="string">
            <text:p>Houseland / Hook Point</text:p>
          </table:table-cell>
          <table:table-cell office:value-type="string" calcext:value-type="string">
            <text:p>Houseland Townland, Co. Wexford</text:p>
          </table:table-cell>
          <table:table-cell office:value-type="string" calcext:value-type="string">
            <text:p>Fearann Habha</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91</text:p>
          </table:table-cell>
          <table:table-cell office:value-type="string" calcext:value-type="string">
            <text:p>Q60557083</text:p>
          </table:table-cell>
          <table:table-cell office:value-type="string" calcext:value-type="string">
            <text:p>Q59722928</text:p>
          </table:table-cell>
          <table:table-cell office:value-type="string" calcext:value-type="string">
            <text:p>52.1613889,-6.887777777777777</text:p>
          </table:table-cell>
          <table:table-cell office:value-type="float" office:value="3389087" calcext:value-type="float">
            <text:p>3389087</text:p>
          </table:table-cell>
          <table:table-cell table:number-columns-repeated="2"/>
          <table:table-cell office:value-type="float" office:value="46" calcext:value-type="float">
            <text:p>46</text:p>
          </table:table-cell>
          <table:table-cell office:value-type="float" office:value="1" calcext:value-type="float">
            <text:p>1</text:p>
          </table:table-cell>
          <table:table-cell office:value-type="string" calcext:value-type="string">
            <text:p><text:a xlink:href="https://www.townlands.ie/wexford/shelburne/templetown/templetown/houseland/" xlink:type="simple">https://www.townlands.ie/wexford/shelburne/templetown/templetown/houseland/</text:a></text:p>
          </table:table-cell>
          <table:table-cell table:number-columns-repeated="12"/>
        </table:table-row>
        <table:table-row table:style-name="ro6">
          <table:table-cell office:value-type="string" calcext:value-type="string">
            <text:p>Q85391708</text:p>
          </table:table-cell>
          <table:table-cell office:value-type="string" calcext:value-type="string">
            <text:p>en</text:p>
          </table:table-cell>
          <table:table-cell office:value-type="string" calcext:value-type="string">
            <text:p>Castletimon</text:p>
          </table:table-cell>
          <table:table-cell office:value-type="string" calcext:value-type="string">
            <text:p>Castletimon Townland, Co. Wicklow </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2083847</text:p>
          </table:table-cell>
          <table:table-cell office:value-type="string" calcext:value-type="string">
            <text:p>Q60554157</text:p>
          </table:table-cell>
          <table:table-cell office:value-type="string" calcext:value-type="string">
            <text:p>Q59723383</text:p>
          </table:table-cell>
          <table:table-cell office:value-type="string" calcext:value-type="string">
            <text:p>52.9091667,-6.063611111111111</text:p>
          </table:table-cell>
          <table:table-cell office:value-type="float" office:value="4502014" calcext:value-type="float">
            <text:p>4502014</text:p>
          </table:table-cell>
          <table:table-cell table:number-columns-repeated="2"/>
          <table:table-cell office:value-type="float" office:value="47" calcext:value-type="float">
            <text:p>47</text:p>
          </table:table-cell>
          <table:table-cell office:value-type="float" office:value="1" calcext:value-type="float">
            <text:p>1</text:p>
          </table:table-cell>
          <table:table-cell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2"/>
        </table:table-row>
        <table:table-row table:style-name="ro6">
          <table:table-cell office:value-type="string" calcext:value-type="string">
            <text:p>Q85391710</text:p>
          </table:table-cell>
          <table:table-cell office:value-type="string" calcext:value-type="string">
            <text:p>en</text:p>
          </table:table-cell>
          <table:table-cell office:value-type="string" calcext:value-type="string">
            <office:annotation draw:style-name="gr1" draw:text-style-name="P2" svg:width="15.877cm" svg:height="1.508cm" svg:x="7.17cm" svg:y="14.393cm" draw:caption-point-x="-0.407cm" draw:caption-point-y="-0.81cm">
              <dc:date>2020-02-16T00:00:00</dc:date>
              <text:p text:style-name="P1"><text:span text:style-name="T1">gah! gibt mehrere: https://www.townlands.ie/search/?q=Donard. Vmtl Donard Lower, weil im Text angegeben, dass es südlich des Dorfes gefunden wurde</text:span></text:p>
              <text:p text:style-name="P1"><text:span text:style-name="T1"><text:tab/></text:span><text:span text:style-name="T1">-Sophie Schmidt</text:span></text:p>
            </office:annotation>
            <text:p>Donard</text:p>
          </table:table-cell>
          <table:table-cell office:value-type="string" calcext:value-type="string">
            <text:p>Donard Lower Townland, Co. Wicklow</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2084124</text:p>
          </table:table-cell>
          <table:table-cell office:value-type="string" calcext:value-type="string">
            <text:p>Q60554033</text:p>
          </table:table-cell>
          <table:table-cell office:value-type="string" calcext:value-type="string">
            <text:p>Q59723190</text:p>
          </table:table-cell>
          <table:table-cell office:value-type="string" calcext:value-type="string">
            <text:p>53.0169444,-6.617777777777778</text:p>
          </table:table-cell>
          <table:table-cell office:value-type="float" office:value="1016496" calcext:value-type="float">
            <text:p>1016496</text:p>
          </table:table-cell>
          <table:table-cell table:number-columns-repeated="2"/>
          <table:table-cell office:value-type="float" office:value="48" calcext:value-type="float">
            <text:p>48</text:p>
          </table:table-cell>
          <table:table-cell office:value-type="float" office:value="1" calcext:value-type="float">
            <text:p>1</text:p>
          </table:table-cell>
          <table:table-cell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1"/>
        </table:table-row>
        <table:table-row table:style-name="ro6">
          <table:table-cell table:style-name="ce4" office:value-type="string" calcext:value-type="string">
            <text:p>Q85391683</text:p>
          </table:table-cell>
          <table:table-cell table:style-name="ce4" office:value-type="string" calcext:value-type="string">
            <text:p>en</text:p>
          </table:table-cell>
          <table:table-cell table:style-name="ce4" office:value-type="string" calcext:value-type="string">
            <office:annotation draw:style-name="gr4" draw:text-style-name="P2" svg:width="15.877cm" svg:height="4.841cm" svg:x="7.17cm" svg:y="14.896cm" draw:caption-point-x="-0.407cm" draw:caption-point-y="-0.811c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94"/>
          <table:table-cell table:style-name="ce20" office:value-type="string" calcext:value-type="string">
            <text:p>Q2221906</text:p>
          </table:table-cell>
          <table:table-cell table:style-name="ce198"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203" office:value-type="string" calcext:value-type="string">
            <text:p>52.9663889,-6.624444444444445</text:p>
          </table:table-cell>
          <table:table-cell table:style-name="ce4"/>
          <table:table-cell table:style-name="ce207"/>
          <table:table-cell table:style-name="ce211"/>
          <table:table-cell table:style-name="ce211" office:value-type="float" office:value="49" calcext:value-type="float">
            <text:p>49</text:p>
          </table:table-cell>
          <table:table-cell table:style-name="ce215"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row>
        <table:table-row table:style-name="ro6">
          <table:table-cell office:value-type="string" calcext:value-type="string">
            <text:p>Q85391685</text:p>
          </table:table-cell>
          <table:table-cell office:value-type="string" calcext:value-type="string">
            <text:p>en</text:p>
          </table:table-cell>
          <table:table-cell office:value-type="string" calcext:value-type="string">
            <text:p>Boleycarrigeen</text:p>
          </table:table-cell>
          <table:table-cell office:value-type="string" calcext:value-type="string">
            <text:p>Boleycarrigeen Townland, Co. Wicklow</text:p>
          </table:table-cell>
          <table:table-cell office:value-type="string" calcext:value-type="string">
            <text:p>Buaile an Charraig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4196320</text:p>
          </table:table-cell>
          <table:table-cell office:value-type="string" calcext:value-type="string">
            <text:p>Q60555373</text:p>
          </table:table-cell>
          <table:table-cell office:value-type="string" calcext:value-type="string">
            <text:p>Q59723200</text:p>
          </table:table-cell>
          <table:table-cell office:value-type="string" calcext:value-type="string">
            <text:p>53.9469444,-6.608888888888888</text:p>
          </table:table-cell>
          <table:table-cell office:value-type="float" office:value="4521037" calcext:value-type="float">
            <text:p>4521037</text:p>
          </table:table-cell>
          <table:table-cell table:number-columns-repeated="2"/>
          <table:table-cell office:value-type="float" office:value="50" calcext:value-type="float">
            <text:p>50</text:p>
          </table:table-cell>
          <table:table-cell office:value-type="float" office:value="1" calcext:value-type="float">
            <text:p>1</text:p>
          </table:table-cell>
          <table:table-cell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2"/>
        </table:table-row>
        <table:table-row table:style-name="ro6">
          <table:table-cell office:value-type="string" calcext:value-type="string">
            <text:p>Q85391711</text:p>
          </table:table-cell>
          <table:table-cell office:value-type="string" calcext:value-type="string">
            <text:p>en</text:p>
          </table:table-cell>
          <table:table-cell office:value-type="string" calcext:value-type="string">
            <text:p>Knickeen</text:p>
          </table:table-cell>
          <table:table-cell office:value-type="string" calcext:value-type="string">
            <text:p>Knickeen Townland, Co. Wicklow</text:p>
          </table:table-cell>
          <table:table-cell office:value-type="string" calcext:value-type="string">
            <text:p>An Cnoic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4196320</text:p>
          </table:table-cell>
          <table:table-cell office:value-type="string" calcext:value-type="string">
            <text:p>Q60554028</text:p>
          </table:table-cell>
          <table:table-cell office:value-type="string" calcext:value-type="string">
            <text:p>Q59723221</text:p>
          </table:table-cell>
          <table:table-cell office:value-type="string" calcext:value-type="string">
            <text:p>52.9980556,-6.535</text:p>
          </table:table-cell>
          <table:table-cell office:value-type="float" office:value="4461430" calcext:value-type="float">
            <text:p>4461430</text:p>
          </table:table-cell>
          <table:table-cell table:number-columns-repeated="2"/>
          <table:table-cell office:value-type="float" office:value="51" calcext:value-type="float">
            <text:p>51</text:p>
          </table:table-cell>
          <table:table-cell office:value-type="float" office:value="1" calcext:value-type="float">
            <text:p>1</text:p>
          </table:table-cell>
          <table:table-cell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2"/>
        </table:table-row>
        <calcext:conditional-formats>
          <calcext:conditional-format calcext:target-range-address="Q159736.O1:Q159736.Q31">
            <calcext:condition calcext:apply-style-name="ConditionalStyle_1" calcext:value="contains-text(&quot;,&quot;)" calcext:base-cell-address="Q159736.O1"/>
          </calcext:conditional-format>
          <calcext:conditional-format calcext:target-range-address="Q159736.O1:Q159736.O31">
            <calcext:condition calcext:apply-style-name="ConditionalStyle_2" calcext:value="contains-text(&quot;n/a&quot;)" calcext:base-cell-address="Q159736.O1"/>
          </calcext:conditional-format>
          <calcext:conditional-format calcext:target-range-address="Q159736.G1:Q159736.G31">
            <calcext:condition calcext:apply-style-name="ConditionalStyle_3" calcext:value="=&quot;Q26&quot;" calcext:base-cell-address="Q159736.G1"/>
          </calcext:conditional-format>
          <calcext:conditional-format calcext:target-range-address="Q159736.E1:Q159736.E31">
            <calcext:condition calcext:apply-style-name="ConditionalStyle_4" calcext:value="formula-is(LEN(TRIM([.E1]))=0)" calcext:base-cell-address="Q159736.E1"/>
          </calcext:conditional-format>
          <calcext:conditional-format calcext:target-range-address="Q159736.R1:Q159736.R31">
            <calcext:condition calcext:apply-style-name="ConditionalStyle_1" calcext:value="&gt;1" calcext:base-cell-address="Q159736.R1"/>
          </calcext:conditional-format>
          <calcext:conditional-format calcext:target-range-address="Q159736.M1:Q159736.M31">
            <calcext:condition calcext:apply-style-name="ConditionalStyle_4" calcext:value="contains-text(&quot;0;0&quot;)" calcext:base-cell-address="Q159736.M1"/>
          </calcext:conditional-format>
        </calcext:conditional-formats>
      </table:table>
      <table:table table:name="Q131438_1" table:style-name="ta3">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16" office:value-type="string" calcext:value-type="string">
            <text:p>alias</text:p>
          </table:table-cell>
          <table:table-cell table:style-name="ce97" office:value-type="string" calcext:value-type="string">
            <text:p>P31_is_a</text:p>
          </table:table-cell>
          <table:table-cell table:style-name="ce223"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28"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34" office:value-type="string" calcext:value-type="string">
            <text:p>P5097_logainm</text:p>
          </table:table-cell>
          <table:table-cell table:style-name="ce239" office:value-type="string" calcext:value-type="string">
            <text:p>P1545_geohive</text:p>
          </table:table-cell>
          <table:table-cell table:style-name="ce239" office:value-type="string" calcext:value-type="string">
            <text:p>ciic</text:p>
          </table:table-cell>
          <table:table-cell table:style-name="ce245"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229" office:value-type="string" calcext:value-type="string">
            <text:p>53.0222222,-9.063611111111111</text:p>
          </table:table-cell>
          <table:table-cell table:style-name="ce2" office:value-type="float" office:value="4670081" calcext:value-type="float">
            <text:p>4670081</text:p>
          </table:table-cell>
          <table:table-cell table:style-name="ce235"/>
          <table:table-cell table:style-name="ce240"/>
          <table:table-cell table:style-name="ce240" office:value-type="float" office:value="52" calcext:value-type="float">
            <text:p>52</text:p>
          </table:table-cell>
          <table:table-cell table:style-name="ce246"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6">
          <table:table-cell table:style-name="ce5"/>
          <table:table-cell table:style-name="ce5" office:value-type="string" calcext:value-type="string">
            <text:p>en</text:p>
          </table:table-cell>
          <table:table-cell table:style-name="ce5" office:value-type="string" calcext:value-type="string">
            <office:annotation draw:style-name="gr5" draw:text-style-name="P2" svg:width="15.877cm" svg:height="4.842cm" svg:x="11.428cm" svg:y="1.825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text:p>
          </table:table-cell>
          <table:table-cell table:style-name="ce5" office:value-type="string" calcext:value-type="string">
            <text:p>Ennis</text:p>
          </table:table-cell>
          <table:table-cell table:style-name="ce218"/>
          <table:table-cell table:style-name="ce5" office:value-type="string" calcext:value-type="string">
            <text:p>Q1357964</text:p>
          </table:table-cell>
          <table:table-cell table:style-name="ce225"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230" office:value-type="string" calcext:value-type="string">
            <text:p>52.8463,-8.9807</text:p>
          </table:table-cell>
          <table:table-cell table:style-name="ce5"/>
          <table:table-cell table:style-name="ce236"/>
          <table:table-cell table:style-name="ce241"/>
          <table:table-cell table:style-name="ce241" office:value-type="float" office:value="53" calcext:value-type="float">
            <text:p>53</text:p>
          </table:table-cell>
          <table:table-cell table:style-name="ce247"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29cm" draw:caption-point-x="-0.407cm" draw:caption-point-y="-0.811cm">
              <dc:date>2020-02-16T00:00:00</dc:date>
              <text:p text:style-name="P1"><text:span text:style-name="T1">Killaloe ist eine Stadt. Stein in der Kathedrale verbaut gefunden. Kathedrale liegt im Tonwland 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217" office:value-type="string" calcext:value-type="string">
            <text:p>An tSeantsráid</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229" office:value-type="string" calcext:value-type="string">
            <text:p>52.8033333,-8.447777777777778</text:p>
          </table:table-cell>
          <table:table-cell table:style-name="ce2" office:value-type="float" office:value="5616517" calcext:value-type="float">
            <text:p>5616517</text:p>
          </table:table-cell>
          <table:table-cell table:style-name="ce235"/>
          <table:table-cell table:style-name="ce240"/>
          <table:table-cell table:style-name="ce240" office:value-type="float" office:value="54" calcext:value-type="float">
            <text:p>54</text:p>
          </table:table-cell>
          <table:table-cell table:style-name="ce246"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217" office:value-type="string" calcext:value-type="string">
            <text:p>An Com Liath Thoi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229" office:value-type="string" calcext:value-type="string">
            <text:p>51.7330556,-9.28361111111111</text:p>
          </table:table-cell>
          <table:table-cell table:style-name="ce2" office:value-type="float" office:value="5990863" calcext:value-type="float">
            <text:p>5990863</text:p>
          </table:table-cell>
          <table:table-cell table:style-name="ce235"/>
          <table:table-cell table:style-name="ce240"/>
          <table:table-cell table:style-name="ce240" office:value-type="float" office:value="55" calcext:value-type="float">
            <text:p>55</text:p>
          </table:table-cell>
          <table:table-cell table:style-name="ce246"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229" office:value-type="string" calcext:value-type="string">
            <text:p>52.0680556,-8.599444444444446</text:p>
          </table:table-cell>
          <table:table-cell table:style-name="ce2" office:value-type="float" office:value="5860030" calcext:value-type="float">
            <text:p>5860030</text:p>
          </table:table-cell>
          <table:table-cell table:style-name="ce235"/>
          <table:table-cell table:style-name="ce240"/>
          <table:table-cell table:style-name="ce240" office:value-type="float" office:value="56" calcext:value-type="float">
            <text:p>56</text:p>
          </table:table-cell>
          <table:table-cell table:style-name="ce246"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217" office:value-type="string" calcext:value-type="string">
            <text:p>Baile na bPórtac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229" office:value-type="string" calcext:value-type="string">
            <text:p>52.0102778,-8.453333333333333</text:p>
          </table:table-cell>
          <table:table-cell table:style-name="ce2" office:value-type="float" office:value="6384608" calcext:value-type="float">
            <text:p>6384608</text:p>
          </table:table-cell>
          <table:table-cell table:style-name="ce235"/>
          <table:table-cell table:style-name="ce240"/>
          <table:table-cell table:style-name="ce243" office:value-type="string" calcext:value-type="string">
            <text:p>59,60</text:p>
          </table:table-cell>
          <table:table-cell table:style-name="ce246"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4.339cm" draw:caption-point-x="-0.407cm" draw:caption-point-y="-0.811c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229" office:value-type="string" calcext:value-type="string">
            <text:p>52.0086111,-8.360555555555555</text:p>
          </table:table-cell>
          <table:table-cell table:style-name="ce2" office:value-type="float" office:value="6368014" calcext:value-type="float">
            <text:p>6368014</text:p>
          </table:table-cell>
          <table:table-cell table:style-name="ce235"/>
          <table:table-cell table:style-name="ce240"/>
          <table:table-cell table:style-name="ce240" office:value-type="float" office:value="61" calcext:value-type="float">
            <text:p>61</text:p>
          </table:table-cell>
          <table:table-cell table:style-name="ce246"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217" office:value-type="string" calcext:value-type="string">
            <text:p>Dún Bolg</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229" office:value-type="string" calcext:value-type="string">
            <text:p>51.9808333,-8.452777777777778</text:p>
          </table:table-cell>
          <table:table-cell table:style-name="ce2" office:value-type="float" office:value="6385377" calcext:value-type="float">
            <text:p>6385377</text:p>
          </table:table-cell>
          <table:table-cell table:style-name="ce235"/>
          <table:table-cell table:style-name="ce240"/>
          <table:table-cell table:style-name="ce240" office:value-type="float" office:value="62" calcext:value-type="float">
            <text:p>62</text:p>
          </table:table-cell>
          <table:table-cell table:style-name="ce246"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217" office:value-type="string" calcext:value-type="string">
            <text:p>Gleann an Mhuilinn </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229" office:value-type="string" calcext:value-type="string">
            <text:p>51.9694444,-8.175555555555555</text:p>
          </table:table-cell>
          <table:table-cell table:style-name="ce2" office:value-type="float" office:value="6384971" calcext:value-type="float">
            <text:p>6384971</text:p>
          </table:table-cell>
          <table:table-cell table:style-name="ce235"/>
          <table:table-cell table:style-name="ce240"/>
          <table:table-cell table:style-name="ce243" office:value-type="float" office:value="63.64" calcext:value-type="float">
            <text:p>63,64</text:p>
          </table:table-cell>
          <table:table-cell table:style-name="ce246"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217" office:value-type="string" calcext:value-type="string">
            <text:p>Ráth Ghobáin</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229" office:value-type="string" calcext:value-type="string">
            <text:p>52.0052778,-8.24611111111111</text:p>
          </table:table-cell>
          <table:table-cell table:style-name="ce2" office:value-type="float" office:value="6388535" calcext:value-type="float">
            <text:p>6388535</text:p>
          </table:table-cell>
          <table:table-cell table:style-name="ce235"/>
          <table:table-cell table:style-name="ce240"/>
          <table:table-cell table:style-name="ce240" office:value-type="float" office:value="65" calcext:value-type="float">
            <text:p>65</text:p>
          </table:table-cell>
          <table:table-cell table:style-name="ce246"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217" office:value-type="string" calcext:value-type="string">
            <text:p>Fánchoill agus Na Coillte</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229" office:value-type="string" calcext:value-type="string">
            <text:p>51.7122222,-9.935277777777777</text:p>
          </table:table-cell>
          <table:table-cell table:style-name="ce2" office:value-type="float" office:value="4793209" calcext:value-type="float">
            <text:p>4793209</text:p>
          </table:table-cell>
          <table:table-cell table:style-name="ce235" office:value-type="float" office:value="8780" calcext:value-type="float">
            <text:p>8780</text:p>
          </table:table-cell>
          <table:table-cell table:style-name="ce240"/>
          <table:table-cell table:style-name="ce240" office:value-type="float" office:value="66" calcext:value-type="float">
            <text:p>66</text:p>
          </table:table-cell>
          <table:table-cell table:style-name="ce246"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217" office:value-type="string" calcext:value-type="string">
            <text:p>Gamhair </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229" office:value-type="string" calcext:value-type="string">
            <text:p>51.6288889,-9.981666666666667</text:p>
          </table:table-cell>
          <table:table-cell table:style-name="ce2" office:value-type="float" office:value="5812537" calcext:value-type="float">
            <text:p>5812537</text:p>
          </table:table-cell>
          <table:table-cell table:style-name="ce235" office:value-type="float" office:value="8815" calcext:value-type="float">
            <text:p>8815</text:p>
          </table:table-cell>
          <table:table-cell table:style-name="ce240"/>
          <table:table-cell table:style-name="ce240" office:value-type="float" office:value="67" calcext:value-type="float">
            <text:p>67</text:p>
          </table:table-cell>
          <table:table-cell table:style-name="ce246"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229" office:value-type="string" calcext:value-type="string">
            <text:p>51.7275,-9.711944444444443</text:p>
          </table:table-cell>
          <table:table-cell table:style-name="ce2" office:value-type="float" office:value="5979103" calcext:value-type="float">
            <text:p>5979103</text:p>
          </table:table-cell>
          <table:table-cell table:style-name="ce237"/>
          <table:table-cell table:style-name="ce240"/>
          <table:table-cell table:style-name="ce240" office:value-type="float" office:value="68" calcext:value-type="float">
            <text:p>68</text:p>
          </table:table-cell>
          <table:table-cell table:style-name="ce246"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217" office:value-type="string" calcext:value-type="string">
            <text:p>Achadh Loiscthe</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229" office:value-type="string" calcext:value-type="string">
            <text:p>51.6788889,-8.846944444444444</text:p>
          </table:table-cell>
          <table:table-cell table:style-name="ce2" office:value-type="float" office:value="5994609" calcext:value-type="float">
            <text:p>5994609</text:p>
          </table:table-cell>
          <table:table-cell table:style-name="ce235" office:value-type="float" office:value="9071" calcext:value-type="float">
            <text:p>9071</text:p>
          </table:table-cell>
          <table:table-cell table:style-name="ce240"/>
          <table:table-cell table:style-name="ce243" office:value-type="string" calcext:value-type="string">
            <text:p>69,70,71</text:p>
          </table:table-cell>
          <table:table-cell table:style-name="ce246"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3" office:value-type="string" calcext:value-type="string">
            <office:annotation draw:style-name="gr1" draw:text-style-name="P2" svg:width="15.877cm" svg:height="1.508cm" svg:x="11.428cm" svg:y="8.361cm" draw:caption-point-x="-0.407cm" draw:caption-point-y="-0.811c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229" office:value-type="string" calcext:value-type="string">
            <text:p>51.7708333,-9.088055555555556</text:p>
          </table:table-cell>
          <table:table-cell table:style-name="ce2" office:value-type="float" office:value="6156514" calcext:value-type="float">
            <text:p>6156514</text:p>
          </table:table-cell>
          <table:table-cell table:style-name="ce237"/>
          <table:table-cell table:style-name="ce240"/>
          <table:table-cell table:style-name="ce240" office:value-type="float" office:value="72" calcext:value-type="float">
            <text:p>72</text:p>
          </table:table-cell>
          <table:table-cell table:style-name="ce246"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217" office:value-type="string" calcext:value-type="string">
            <text:p>Ceathrú Bhaldai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229" office:value-type="string" calcext:value-type="string">
            <text:p>51.6883333,-8.95611111111111</text:p>
          </table:table-cell>
          <table:table-cell table:style-name="ce2" office:value-type="float" office:value="5995001" calcext:value-type="float">
            <text:p>5995001</text:p>
          </table:table-cell>
          <table:table-cell table:style-name="ce237"/>
          <table:table-cell table:style-name="ce240"/>
          <table:table-cell table:style-name="ce243" office:value-type="float" office:value="73.74" calcext:value-type="float">
            <text:p>73,74</text:p>
          </table:table-cell>
          <table:table-cell table:style-name="ce246"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217" office:value-type="string" calcext:value-type="string">
            <text:p>Caoinrát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229" office:value-type="string" calcext:value-type="string">
            <text:p>51.7594444,-9.185833333333333</text:p>
          </table:table-cell>
          <table:table-cell table:style-name="ce2" office:value-type="float" office:value="5990901" calcext:value-type="float">
            <text:p>5990901</text:p>
          </table:table-cell>
          <table:table-cell table:style-name="ce235" office:value-type="float" office:value="9881" calcext:value-type="float">
            <text:p>9881</text:p>
          </table:table-cell>
          <table:table-cell table:style-name="ce240"/>
          <table:table-cell table:style-name="ce240" office:value-type="float" office:value="75" calcext:value-type="float">
            <text:p>75</text:p>
          </table:table-cell>
          <table:table-cell table:style-name="ce246"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7" draw:text-style-name="P2" svg:width="15.877cm" svg:height="3.704cm" svg:x="11.428cm" svg:y="9.869cm" draw:caption-point-x="-0.407cm" draw:caption-point-y="-0.811c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229" office:value-type="string" calcext:value-type="string">
            <text:p>51.645,-8.893055555555556</text:p>
          </table:table-cell>
          <table:table-cell table:style-name="ce2" office:value-type="float" office:value="5998059" calcext:value-type="float">
            <text:p>5998059</text:p>
          </table:table-cell>
          <table:table-cell table:style-name="ce237"/>
          <table:table-cell table:style-name="ce240"/>
          <table:table-cell table:style-name="ce240" office:value-type="float" office:value="76" calcext:value-type="float">
            <text:p>76</text:p>
          </table:table-cell>
          <table:table-cell table:style-name="ce246"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3">
          <table:table-cell table:style-name="ce2"/>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217" office:value-type="string" calcext:value-type="string">
            <text:p>An Bhuirgéiseac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229" office:value-type="string" calcext:value-type="string">
            <text:p>51.5777778,-9.0125</text:p>
          </table:table-cell>
          <table:table-cell table:style-name="ce2" office:value-type="float" office:value="5908298" calcext:value-type="float">
            <text:p>5908298</text:p>
          </table:table-cell>
          <table:table-cell table:style-name="ce235" office:value-type="float" office:value="9138" calcext:value-type="float">
            <text:p>9138</text:p>
          </table:table-cell>
          <table:table-cell table:style-name="ce240"/>
          <table:table-cell table:style-name="ce240" office:value-type="float" office:value="77" calcext:value-type="float">
            <text:p>77</text:p>
          </table:table-cell>
          <table:table-cell table:style-name="ce246"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229" office:value-type="string" calcext:value-type="string">
            <text:p>51.9577778,-8.539722222222222</text:p>
          </table:table-cell>
          <table:table-cell table:style-name="ce2" office:value-type="float" office:value="5688488" calcext:value-type="float">
            <text:p>5688488</text:p>
          </table:table-cell>
          <table:table-cell table:style-name="ce237"/>
          <table:table-cell table:style-name="ce240"/>
          <table:table-cell table:style-name="ce240" office:value-type="float" office:value="78" calcext:value-type="float">
            <text:p>78</text:p>
          </table:table-cell>
          <table:table-cell table:style-name="ce246"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217" office:value-type="string" calcext:value-type="string">
            <text:p>Ráth an Cheanainn</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229" office:value-type="string" calcext:value-type="string">
            <text:p>51.9772222,-8.075555555555555</text:p>
          </table:table-cell>
          <table:table-cell table:style-name="ce2" office:value-type="float" office:value="6364485" calcext:value-type="float">
            <text:p>6364485</text:p>
          </table:table-cell>
          <table:table-cell table:style-name="ce237"/>
          <table:table-cell table:style-name="ce240"/>
          <table:table-cell table:style-name="ce243" office:value-type="string" calcext:value-type="string">
            <text:p>79,80</text:p>
          </table:table-cell>
          <table:table-cell table:style-name="ce246"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85" office:value-type="string" calcext:value-type="string">
            <text:p>Ballyknock Townland</text:p>
          </table:table-cell>
          <table:table-cell table:style-name="ce85" office:value-type="string" calcext:value-type="string">
            <text:p>Ballyknock Townland, Co. Cork</text:p>
          </table:table-cell>
          <table:table-cell table:style-name="ce219"/>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229" office:value-type="string" calcext:value-type="string">
            <text:p>52.0269444,-8.071111111111112</text:p>
          </table:table-cell>
          <table:table-cell table:style-name="ce43" office:value-type="float" office:value="6356326" calcext:value-type="float">
            <text:p>6356326</text:p>
          </table:table-cell>
          <table:table-cell table:style-name="ce235" office:value-type="float" office:value="9970" calcext:value-type="float">
            <text:p>9970</text:p>
          </table:table-cell>
          <table:table-cell table:style-name="ce240"/>
          <table:table-cell table:style-name="ce243" office:value-type="string" calcext:value-type="string">
            <text:p>82,83,84,85,86,87,88,89,90,91,92,93,94,95,96</text:p>
          </table:table-cell>
          <table:table-cell table:style-name="ce246"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229" office:value-type="string" calcext:value-type="string">
            <text:p>51.8386111,-8.608333333333333</text:p>
          </table:table-cell>
          <table:table-cell table:style-name="ce2" office:value-type="float" office:value="6169174" calcext:value-type="float">
            <text:p>6169174</text:p>
          </table:table-cell>
          <table:table-cell table:style-name="ce237"/>
          <table:table-cell table:style-name="ce240"/>
          <table:table-cell table:style-name="ce243" office:value-type="string" calcext:value-type="string">
            <text:p>97,98,99,100,101,102</text:p>
          </table:table-cell>
          <table:table-cell table:style-name="ce246"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217" office:value-type="string" calcext:value-type="string">
            <text:p>Cúil an Fhéic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229" office:value-type="string" calcext:value-type="string">
            <text:p>51.9558333,-8.823888888888888</text:p>
          </table:table-cell>
          <table:table-cell table:style-name="ce2" office:value-type="float" office:value="6173583" calcext:value-type="float">
            <text:p>6173583</text:p>
          </table:table-cell>
          <table:table-cell table:style-name="ce235" office:value-type="float" office:value="11342" calcext:value-type="float">
            <text:p>11342</text:p>
          </table:table-cell>
          <table:table-cell table:style-name="ce240"/>
          <table:table-cell table:style-name="ce243" office:value-type="float" office:value="104.105" calcext:value-type="float">
            <text:p>104,105</text:p>
          </table:table-cell>
          <table:table-cell table:style-name="ce246"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217" office:value-type="string" calcext:value-type="string">
            <text:p>Duílis</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229" office:value-type="string" calcext:value-type="string">
            <text:p>51.9408333,-8.887777777777778</text:p>
          </table:table-cell>
          <table:table-cell table:style-name="ce2" office:value-type="float" office:value="6175602" calcext:value-type="float">
            <text:p>6175602</text:p>
          </table:table-cell>
          <table:table-cell table:style-name="ce235" office:value-type="float" office:value="11434" calcext:value-type="float">
            <text:p>11434</text:p>
          </table:table-cell>
          <table:table-cell table:style-name="ce240"/>
          <table:table-cell table:style-name="ce240" office:value-type="float" office:value="106" calcext:value-type="float">
            <text:p>106</text:p>
          </table:table-cell>
          <table:table-cell table:style-name="ce246"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3.917cm" draw:caption-point-x="-0.407cm" draw:caption-point-y="-0.811c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217" office:value-type="string" calcext:value-type="string">
            <text:p>Gleann na gCloch Thuaid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29" office:value-type="string" calcext:value-type="string">
            <text:p>51.9911111,-8.866111111111111</text:p>
          </table:table-cell>
          <table:table-cell table:style-name="ce2" office:value-type="float" office:value="6173334" calcext:value-type="float">
            <text:p>6173334</text:p>
          </table:table-cell>
          <table:table-cell table:style-name="ce235" office:value-type="float" office:value="11549" calcext:value-type="float">
            <text:p>11549</text:p>
          </table:table-cell>
          <table:table-cell table:style-name="ce240"/>
          <table:table-cell table:style-name="ce240" office:value-type="float" office:value="107" calcext:value-type="float">
            <text:p>107</text:p>
          </table:table-cell>
          <table:table-cell table:style-name="ce246"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29" office:value-type="string" calcext:value-type="string">
            <text:p>51.9875,-8.81</text:p>
          </table:table-cell>
          <table:table-cell table:style-name="ce2" office:value-type="float" office:value="6173335" calcext:value-type="float">
            <text:p>6173335</text:p>
          </table:table-cell>
          <table:table-cell table:style-name="ce237"/>
          <table:table-cell table:style-name="ce240"/>
          <table:table-cell table:style-name="ce240" office:value-type="float" office:value="108" calcext:value-type="float">
            <text:p>108</text:p>
          </table:table-cell>
          <table:table-cell table:style-name="ce246"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29" office:value-type="string" calcext:value-type="string">
            <text:p>51.9855556,-8.789444444444444</text:p>
          </table:table-cell>
          <table:table-cell table:style-name="ce2" office:value-type="float" office:value="6163387" calcext:value-type="float">
            <text:p>6163387</text:p>
          </table:table-cell>
          <table:table-cell table:style-name="ce237"/>
          <table:table-cell table:style-name="ce240"/>
          <table:table-cell table:style-name="ce240" office:value-type="float" office:value="109" calcext:value-type="float">
            <text:p>109</text:p>
          </table:table-cell>
          <table:table-cell table:style-name="ce246"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217" office:value-type="string" calcext:value-type="string">
            <text:p>An Cnoc Ramha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29" office:value-type="string" calcext:value-type="string">
            <text:p>51.9575,-8.83888888888889</text:p>
          </table:table-cell>
          <table:table-cell table:style-name="ce2" office:value-type="float" office:value="6173253" calcext:value-type="float">
            <text:p>6173253</text:p>
          </table:table-cell>
          <table:table-cell table:style-name="ce235" office:value-type="float" office:value="11552" calcext:value-type="float">
            <text:p>11552</text:p>
          </table:table-cell>
          <table:table-cell table:style-name="ce240"/>
          <table:table-cell table:style-name="ce243" office:value-type="float" office:value="110.111" calcext:value-type="float">
            <text:p>110,111</text:p>
          </table:table-cell>
          <table:table-cell table:style-name="ce246"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29" office:value-type="string" calcext:value-type="string">
            <text:p>51.9744444,-8.779444444444445</text:p>
          </table:table-cell>
          <table:table-cell table:style-name="ce2" office:value-type="float" office:value="6163395" calcext:value-type="float">
            <text:p>6163395</text:p>
          </table:table-cell>
          <table:table-cell table:style-name="ce237"/>
          <table:table-cell table:style-name="ce240"/>
          <table:table-cell table:style-name="ce243" office:value-type="string" calcext:value-type="string">
            <text:p>118,119,120,121</text:p>
          </table:table-cell>
          <table:table-cell table:style-name="ce246"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217" office:value-type="string" calcext:value-type="string">
            <text:p>Cnoc idir Dhá Abhainn </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29" office:value-type="string" calcext:value-type="string">
            <text:p>51.9708333,-8.829444444444444</text:p>
          </table:table-cell>
          <table:table-cell table:style-name="ce2" office:value-type="float" office:value="6173279" calcext:value-type="float">
            <text:p>6173279</text:p>
          </table:table-cell>
          <table:table-cell table:style-name="ce235" office:value-type="float" office:value="11553" calcext:value-type="float">
            <text:p>11553</text:p>
          </table:table-cell>
          <table:table-cell table:style-name="ce240"/>
          <table:table-cell table:style-name="ce243" office:value-type="float" office:value="122.123" calcext:value-type="float">
            <text:p>122,123</text:p>
          </table:table-cell>
          <table:table-cell table:style-name="ce246"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217" office:value-type="string" calcext:value-type="string">
            <text:p>An Rú Mó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229" office:value-type="string" calcext:value-type="string">
            <text:p>51.8866667,-8.784166666666666</text:p>
          </table:table-cell>
          <table:table-cell table:style-name="ce2" office:value-type="float" office:value="6171286" calcext:value-type="float">
            <text:p>6171286</text:p>
          </table:table-cell>
          <table:table-cell table:style-name="ce235" office:value-type="float" office:value="11243" calcext:value-type="float">
            <text:p>11243</text:p>
          </table:table-cell>
          <table:table-cell table:style-name="ce240"/>
          <table:table-cell table:style-name="ce243" office:value-type="string" calcext:value-type="string">
            <text:p>124,125,126</text:p>
          </table:table-cell>
          <table:table-cell table:style-name="ce246"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217" office:value-type="string" calcext:value-type="string">
            <text:p>An Tulaigh Mhó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229" office:value-type="string" calcext:value-type="string">
            <text:p>51.9463889,-8.757222222222222</text:p>
          </table:table-cell>
          <table:table-cell table:style-name="ce2" office:value-type="float" office:value="6167687" calcext:value-type="float">
            <text:p>6167687</text:p>
          </table:table-cell>
          <table:table-cell table:style-name="ce235" office:value-type="float" office:value="11538" calcext:value-type="float">
            <text:p>11538</text:p>
          </table:table-cell>
          <table:table-cell table:style-name="ce240"/>
          <table:table-cell table:style-name="ce240" office:value-type="float" office:value="127" calcext:value-type="float">
            <text:p>127</text:p>
          </table:table-cell>
          <table:table-cell table:style-name="ce246"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217" office:value-type="string" calcext:value-type="string">
            <text:p>Carraig an Ghiolla</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229" office:value-type="string" calcext:value-type="string">
            <text:p>52.0075,-8.909166666666668</text:p>
          </table:table-cell>
          <table:table-cell table:style-name="ce2" office:value-type="float" office:value="6133254" calcext:value-type="float">
            <text:p>6133254</text:p>
          </table:table-cell>
          <table:table-cell table:style-name="ce235" office:value-type="float" office:value="11451" calcext:value-type="float">
            <text:p>11451</text:p>
          </table:table-cell>
          <table:table-cell table:style-name="ce240"/>
          <table:table-cell table:style-name="ce240" office:value-type="float" office:value="128" calcext:value-type="float">
            <text:p>128</text:p>
          </table:table-cell>
          <table:table-cell table:style-name="ce246"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229" office:value-type="string" calcext:value-type="string">
            <text:p>51.5086111,-9.02638888888889</text:p>
          </table:table-cell>
          <table:table-cell table:style-name="ce2" office:value-type="float" office:value="6018126" calcext:value-type="float">
            <text:p>6018126</text:p>
          </table:table-cell>
          <table:table-cell table:style-name="ce237"/>
          <table:table-cell table:style-name="ce240"/>
          <table:table-cell table:style-name="ce240" office:value-type="float" office:value="129" calcext:value-type="float">
            <text:p>129</text:p>
          </table:table-cell>
          <table:table-cell table:style-name="ce246"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8.944cm" draw:caption-point-x="-0.407cm" draw:caption-point-y="-0.811cm">
              <dc:date>2020-02-16T00:00:00</dc:date>
              <text:p text:style-name="P1"><text:span text:style-name="T1">Nord und Süd wiedermal... und dummerweise wird die ringfort, die im text erwähnt wird sonst 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220"/>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229" office:value-type="string" calcext:value-type="string">
            <text:p>52.0666667,-8.928055555555554</text:p>
          </table:table-cell>
          <table:table-cell table:style-name="ce2" office:value-type="float" office:value="5887360" calcext:value-type="float">
            <text:p>5887360</text:p>
          </table:table-cell>
          <table:table-cell table:style-name="ce237"/>
          <table:table-cell table:style-name="ce240"/>
          <table:table-cell table:style-name="ce240" office:value-type="float" office:value="130" calcext:value-type="float">
            <text:p>130</text:p>
          </table:table-cell>
          <table:table-cell table:style-name="ce246"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9.446cm" draw:caption-point-x="-0.407cm" draw:caption-point-y="-0.81c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217" office:value-type="string" calcext:value-type="string">
            <text:p>An Seantói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229" office:value-type="string" calcext:value-type="string">
            <text:p>51.8494444, -9.115</text:p>
          </table:table-cell>
          <table:table-cell table:style-name="ce2" office:value-type="float" office:value="6133274" calcext:value-type="float">
            <text:p>6133274</text:p>
          </table:table-cell>
          <table:table-cell table:style-name="ce235"/>
          <table:table-cell table:style-name="ce240"/>
          <table:table-cell table:style-name="ce244" office:value-type="string" calcext:value-type="string">
            <text:p>131,132,133</text:p>
          </table:table-cell>
          <table:table-cell table:style-name="ce246"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229" office:value-type="string" calcext:value-type="string">
            <text:p>51.8283333,-9.228055555555555</text:p>
          </table:table-cell>
          <table:table-cell table:style-name="ce2" office:value-type="float" office:value="6155931" calcext:value-type="float">
            <text:p>6155931</text:p>
          </table:table-cell>
          <table:table-cell table:style-name="ce237"/>
          <table:table-cell table:style-name="ce240"/>
          <table:table-cell table:style-name="ce240" office:value-type="float" office:value="134" calcext:value-type="float">
            <text:p>134</text:p>
          </table:table-cell>
          <table:table-cell table:style-name="ce246"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6">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20.453cm" draw:caption-point-x="-0.407cm" draw:caption-point-y="-0.811c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221"/>
          <table:table-cell table:style-name="ce20" office:value-type="string" calcext:value-type="string">
            <text:p>Q2221906</text:p>
          </table:table-cell>
          <table:table-cell table:style-name="ce226"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231" office:value-type="string" calcext:value-type="string">
            <text:p>51.9261111,-9.08388888888889</text:p>
          </table:table-cell>
          <table:table-cell table:style-name="ce4"/>
          <table:table-cell table:style-name="ce238"/>
          <table:table-cell table:style-name="ce242"/>
          <table:table-cell table:style-name="ce242" office:value-type="float" office:value="135" calcext:value-type="float">
            <text:p>135</text:p>
          </table:table-cell>
          <table:table-cell table:style-name="ce248"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217" office:value-type="string" calcext:value-type="string">
            <text:p>Ard Fhearta</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232" office:value-type="string" calcext:value-type="string">
            <text:p>52.3288889,-9.772777777777778</text:p>
          </table:table-cell>
          <table:table-cell table:style-name="ce2" office:value-type="float" office:value="6297127" calcext:value-type="float">
            <text:p>6297127</text:p>
          </table:table-cell>
          <table:table-cell table:style-name="ce235" office:value-type="float" office:value="1411932" calcext:value-type="float">
            <text:p>1411932</text:p>
          </table:table-cell>
          <table:table-cell table:style-name="ce240"/>
          <table:table-cell table:style-name="ce240" office:value-type="float" office:value="136" calcext:value-type="float">
            <text:p>136</text:p>
          </table:table-cell>
          <table:table-cell table:style-name="ce246"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217"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229" office:value-type="string" calcext:value-type="string">
            <text:p>52.3627778,-9.724166666666667</text:p>
          </table:table-cell>
          <table:table-cell table:style-name="ce2" office:value-type="float" office:value="6297143" calcext:value-type="float">
            <text:p>6297143</text:p>
          </table:table-cell>
          <table:table-cell table:style-name="ce235" office:value-type="float" office:value="24261" calcext:value-type="float">
            <text:p>24261</text:p>
          </table:table-cell>
          <table:table-cell table:style-name="ce240"/>
          <table:table-cell table:style-name="ce240" office:value-type="float" office:value="137" calcext:value-type="float">
            <text:p>137</text:p>
          </table:table-cell>
          <table:table-cell table:style-name="ce246"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217" office:value-type="string" calcext:value-type="string">
            <text:p>Áth an Charbaill</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229" office:value-type="string" calcext:value-type="string">
            <text:p>52.1294444,-10.17611111111111</text:p>
          </table:table-cell>
          <table:table-cell table:style-name="ce2" office:value-type="float" office:value="6197494" calcext:value-type="float">
            <text:p>6197494</text:p>
          </table:table-cell>
          <table:table-cell table:style-name="ce235" office:value-type="float" office:value="22713" calcext:value-type="float">
            <text:p>22713</text:p>
          </table:table-cell>
          <table:table-cell table:style-name="ce240"/>
          <table:table-cell table:style-name="ce243" office:value-type="string" calcext:value-type="string">
            <text:p>138,139,140</text:p>
          </table:table-cell>
          <table:table-cell table:style-name="ce246"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217" office:value-type="string" calcext:value-type="string">
            <text:p>An Eaglais</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29" office:value-type="string" calcext:value-type="string">
            <text:p>52.1330556,-10.138055555555555</text:p>
          </table:table-cell>
          <table:table-cell table:style-name="ce2" office:value-type="float" office:value="6206124" calcext:value-type="float">
            <text:p>6206124</text:p>
          </table:table-cell>
          <table:table-cell table:style-name="ce235" office:value-type="float" office:value="22749" calcext:value-type="float">
            <text:p>22749</text:p>
          </table:table-cell>
          <table:table-cell table:style-name="ce240"/>
          <table:table-cell table:style-name="ce243" office:value-type="float" office:value="141.142" calcext:value-type="float">
            <text:p>141,142</text:p>
          </table:table-cell>
          <table:table-cell table:style-name="ce246"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217" office:value-type="string" calcext:value-type="string">
            <text:p>Áth na gCeap</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229" office:value-type="string" calcext:value-type="string">
            <text:p>52.1591667,-10.063055555555556</text:p>
          </table:table-cell>
          <table:table-cell table:style-name="ce2" office:value-type="float" office:value="6148927" calcext:value-type="float">
            <text:p>6148927</text:p>
          </table:table-cell>
          <table:table-cell table:style-name="ce235" office:value-type="float" office:value="22479" calcext:value-type="float">
            <text:p>22479</text:p>
          </table:table-cell>
          <table:table-cell table:style-name="ce240"/>
          <table:table-cell table:style-name="ce240" office:value-type="float" office:value="143" calcext:value-type="float">
            <text:p>143</text:p>
          </table:table-cell>
          <table:table-cell table:style-name="ce246"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217" office:value-type="string" calcext:value-type="string">
            <text:p>Ard Draighneáin</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29" office:value-type="string" calcext:value-type="string">
            <text:p>52.1430556,-10.049166666666666</text:p>
          </table:table-cell>
          <table:table-cell table:style-name="ce2" office:value-type="float" office:value="6186040" calcext:value-type="float">
            <text:p>6186040</text:p>
          </table:table-cell>
          <table:table-cell table:style-name="ce235" office:value-type="float" office:value="22455" calcext:value-type="float">
            <text:p>22455</text:p>
          </table:table-cell>
          <table:table-cell table:style-name="ce240"/>
          <table:table-cell table:style-name="ce240" office:value-type="float" office:value="144" calcext:value-type="float">
            <text:p>144</text:p>
          </table:table-cell>
          <table:table-cell table:style-name="ce246"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972cm" draw:caption-point-x="-0.407cm" draw:caption-point-y="-0.811c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217" office:value-type="string" calcext:value-type="string">
            <text:p>Airghleann</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229" office:value-type="string" calcext:value-type="string">
            <text:p>52.2675,-10.236944444444443</text:p>
          </table:table-cell>
          <table:table-cell table:style-name="ce2" office:value-type="float" office:value="6194293" calcext:value-type="float">
            <text:p>6194293</text:p>
          </table:table-cell>
          <table:table-cell table:style-name="ce235" office:value-type="float" office:value="22488" calcext:value-type="float">
            <text:p>22488</text:p>
          </table:table-cell>
          <table:table-cell table:style-name="ce240"/>
          <table:table-cell table:style-name="ce240" office:value-type="float" office:value="145" calcext:value-type="float">
            <text:p>145</text:p>
          </table:table-cell>
          <table:table-cell table:style-name="ce246"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24.474cm" draw:caption-point-x="-0.407cm" draw:caption-point-y="-0.811cm">
              <dc:date>2020-02-16T00:00:00</dc:date>
              <text:p text:style-name="P1"><text:span text:style-name="T1">bei MacAlister ist Ballinrannig falsch geschrieben und im Text steht, dass der Stein eigentlich aus 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217" office:value-type="string" calcext:value-type="string">
            <text:p>An Riasc</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29" office:value-type="string" calcext:value-type="string">
            <text:p>52.1666667,-10.382222222222223</text:p>
          </table:table-cell>
          <table:table-cell table:style-name="ce2" office:value-type="float" office:value="6196248" calcext:value-type="float">
            <text:p>6196248</text:p>
          </table:table-cell>
          <table:table-cell table:style-name="ce235" office:value-type="float" office:value="22747" calcext:value-type="float">
            <text:p>22747</text:p>
          </table:table-cell>
          <table:table-cell table:style-name="ce240"/>
          <table:table-cell table:style-name="ce240" office:value-type="float" office:value="146" calcext:value-type="float">
            <text:p>146</text:p>
          </table:table-cell>
          <table:table-cell table:style-name="ce246"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217" office:value-type="string" calcext:value-type="string">
            <text:p>Baile an Ístínig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229" office:value-type="string" calcext:value-type="string">
            <text:p>52.1405556,-10.2075</text:p>
          </table:table-cell>
          <table:table-cell table:style-name="ce2" office:value-type="float" office:value="6197800" calcext:value-type="float">
            <text:p>6197800</text:p>
          </table:table-cell>
          <table:table-cell table:style-name="ce237"/>
          <table:table-cell table:style-name="ce240"/>
          <table:table-cell table:style-name="ce240" office:value-type="float" office:value="147" calcext:value-type="float">
            <text:p>147</text:p>
          </table:table-cell>
          <table:table-cell table:style-name="ce246"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85" office:value-type="string" calcext:value-type="string">
            <text:p>Ballinrannig Townland</text:p>
          </table:table-cell>
          <table:table-cell table:style-name="ce85" office:value-type="string" calcext:value-type="string">
            <text:p>Ballinrannig Townland, Co. Kerry</text:p>
          </table:table-cell>
          <table:table-cell table:style-name="ce217" office:value-type="string" calcext:value-type="string">
            <text:p>Baile an Reannaig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29" office:value-type="string" calcext:value-type="string">
            <text:p>52.1761111,-10.386111111111111</text:p>
          </table:table-cell>
          <table:table-cell table:style-name="ce43" office:value-type="float" office:value="4288698" calcext:value-type="float">
            <text:p>4288698</text:p>
          </table:table-cell>
          <table:table-cell table:style-name="ce235"/>
          <table:table-cell table:style-name="ce240"/>
          <table:table-cell table:style-name="ce243" office:value-type="string" calcext:value-type="string">
            <text:p>148,149,150,151,152,153,154</text:p>
          </table:table-cell>
          <table:table-cell table:style-name="ce246"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217" office:value-type="string" calcext:value-type="string">
            <text:p>Baile an tSagairt</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29" office:value-type="string" calcext:value-type="string">
            <text:p>52.1725,-10.031111111111112</text:p>
          </table:table-cell>
          <table:table-cell table:style-name="ce2" office:value-type="float" office:value="6185908" calcext:value-type="float">
            <text:p>6185908</text:p>
          </table:table-cell>
          <table:table-cell table:style-name="ce235" office:value-type="float" office:value="22440" calcext:value-type="float">
            <text:p>22440</text:p>
          </table:table-cell>
          <table:table-cell table:style-name="ce240"/>
          <table:table-cell table:style-name="ce243" office:value-type="string" calcext:value-type="string">
            <text:p>155,156,157,158,159,160,161,162,163</text:p>
          </table:table-cell>
          <table:table-cell table:style-name="ce246"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5" table:number-rows-repeated="791">
          <table:table-cell table:style-name="ce2" table:number-columns-repeated="4"/>
          <table:table-cell table:style-name="ce217"/>
          <table:table-cell table:style-name="ce19"/>
          <table:table-cell table:style-name="ce224"/>
          <table:table-cell table:style-name="ce2" table:number-columns-repeated="5"/>
          <table:table-cell table:style-name="ce229"/>
          <table:table-cell table:style-name="ce2"/>
          <table:table-cell table:style-name="ce235"/>
          <table:table-cell table:style-name="ce240" table:number-columns-repeated="2"/>
          <table:table-cell table:style-name="ce249"/>
          <table:table-cell table:number-columns-repeated="1006"/>
        </table:table-row>
        <table:table-row table:style-name="ro5" table:number-rows-repeated="3">
          <table:table-cell table:number-columns-repeated="4"/>
          <table:table-cell table:style-name="ce222"/>
          <table:table-cell table:style-name="ce21"/>
          <table:table-cell table:style-name="ce227"/>
          <table:table-cell table:number-columns-repeated="5"/>
          <table:table-cell table:style-name="ce233"/>
          <table:table-cell/>
          <table:table-cell table:style-name="ce235"/>
          <table:table-cell table:style-name="ce240" table:number-columns-repeated="2"/>
          <table:table-cell table:style-name="ce249"/>
          <table:table-cell table:number-columns-repeated="1006"/>
        </table:table-row>
        <table:table-row table:style-name="ro4" table:number-rows-repeated="1047575">
          <table:table-cell table:number-columns-repeated="1024"/>
        </table:table-row>
        <table:table-row table:style-name="ro8" table:number-rows-repeated="155">
          <table:table-cell table:number-columns-repeated="1024"/>
        </table:table-row>
        <table:table-row table:style-name="ro8">
          <table:table-cell table:number-columns-repeated="1024"/>
        </table:table-row>
        <calcext:conditional-formats>
          <calcext:conditional-format calcext:target-range-address="Q131438_1.O1:Q131438_1.Q845">
            <calcext:condition calcext:apply-style-name="ConditionalStyle_1" calcext:value="contains-text(&quot;,&quot;)" calcext:base-cell-address="Q131438_1.O1"/>
          </calcext:conditional-format>
          <calcext:conditional-format calcext:target-range-address="Q131438_1.O1:Q131438_1.O845">
            <calcext:condition calcext:apply-style-name="ConditionalStyle_2" calcext:value="contains-text(&quot;n/a&quot;)" calcext:base-cell-address="Q131438_1.O1"/>
          </calcext:conditional-format>
          <calcext:conditional-format calcext:target-range-address="Q131438_1.G1:Q131438_1.G41 Q131438_1.G43:Q131438_1.G845">
            <calcext:condition calcext:apply-style-name="ConditionalStyle_3" calcext:value="=&quot;Q26&quot;" calcext:base-cell-address="Q131438_1.G1"/>
          </calcext:conditional-format>
          <calcext:conditional-format calcext:target-range-address="Q131438_1.E1:Q131438_1.E845">
            <calcext:condition calcext:apply-style-name="ConditionalStyle_4" calcext:value="formula-is(LEN(TRIM([.E1]))=0)" calcext:base-cell-address="Q131438_1.E1"/>
          </calcext:conditional-format>
          <calcext:conditional-format calcext:target-range-address="Q131438_1.R1:Q131438_1.R845">
            <calcext:condition calcext:apply-style-name="ConditionalStyle_1" calcext:value="&gt;1" calcext:base-cell-address="Q131438_1.R1"/>
          </calcext:conditional-format>
          <calcext:conditional-format calcext:target-range-address="Q131438_1.M1:Q131438_1.M845">
            <calcext:condition calcext:apply-style-name="ConditionalStyle_4" calcext:value="contains-text(&quot;0;0&quot;)" calcext:base-cell-address="Q131438_1.M1"/>
          </calcext:conditional-format>
        </calcext:conditional-formats>
      </table:table>
      <table:table table:name="Q131438_2" table:style-name="ta3">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50" office:value-type="string" calcext:value-type="string">
            <text:p>alias</text:p>
          </table:table-cell>
          <table:table-cell table:style-name="ce97" office:value-type="string" calcext:value-type="string">
            <text:p>P31_is_a</text:p>
          </table:table-cell>
          <table:table-cell table:style-name="ce255"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60"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66" office:value-type="string" calcext:value-type="string">
            <text:p>P5097_logainm</text:p>
          </table:table-cell>
          <table:table-cell table:style-name="ce269" office:value-type="string" calcext:value-type="string">
            <text:p>P1545_geohive</text:p>
          </table:table-cell>
          <table:table-cell table:style-name="ce269" office:value-type="string" calcext:value-type="string">
            <text:p>ciic</text:p>
          </table:table-cell>
          <table:table-cell table:style-name="ce273"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251" office:value-type="string" calcext:value-type="string">
            <text:p>Baile an Tearmain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61" office:value-type="string" calcext:value-type="string">
            <text:p>52.1552778,-10.03138888888889</text:p>
          </table:table-cell>
          <table:table-cell table:style-name="ce2" office:value-type="float" office:value="6186014" calcext:value-type="float">
            <text:p>6186014</text:p>
          </table:table-cell>
          <table:table-cell table:style-name="ce266" office:value-type="float" office:value="22456" calcext:value-type="float">
            <text:p>22456</text:p>
          </table:table-cell>
          <table:table-cell table:style-name="ce269"/>
          <table:table-cell table:style-name="ce272" office:value-type="float" office:value="164.165" calcext:value-type="float">
            <text:p>164,165</text:p>
          </table:table-cell>
          <table:table-cell table:style-name="ce274"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6">
          <table:table-cell table:style-name="ce4"/>
          <table:table-cell table:style-name="ce4" office:value-type="string" calcext:value-type="string">
            <text:p>en</text:p>
          </table:table-cell>
          <table:table-cell table:style-name="ce4" office:value-type="string" calcext:value-type="string">
            <office:annotation draw:style-name="gr10" draw:text-style-name="P2" svg:width="15.877cm" svg:height="5.336cm" svg:x="11.428cm" svg:y="1.023cm" draw:caption-point-x="-0.407cm" draw:caption-point-y="-0.008c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252"/>
          <table:table-cell table:style-name="ce20" office:value-type="string" calcext:value-type="string">
            <text:p>Q2221906</text:p>
          </table:table-cell>
          <table:table-cell table:style-name="ce257"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262" office:value-type="string" calcext:value-type="string">
            <text:p>52.1869444,-10.159444444444444</text:p>
          </table:table-cell>
          <table:table-cell table:style-name="ce4"/>
          <table:table-cell table:style-name="ce267"/>
          <table:table-cell table:style-name="ce270"/>
          <table:table-cell table:style-name="ce270" office:value-type="float" office:value="166" calcext:value-type="float">
            <text:p>166</text:p>
          </table:table-cell>
          <table:table-cell table:style-name="ce275"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251" office:value-type="string" calcext:value-type="string">
            <text:p>Baile Aindrí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61" office:value-type="string" calcext:value-type="string">
            <text:p>52.1658333,-10.0375</text:p>
          </table:table-cell>
          <table:table-cell table:style-name="ce2" office:value-type="float" office:value="6185905" calcext:value-type="float">
            <text:p>6185905</text:p>
          </table:table-cell>
          <table:table-cell table:style-name="ce266" office:value-type="float" office:value="22441" calcext:value-type="float">
            <text:p>22441</text:p>
          </table:table-cell>
          <table:table-cell table:style-name="ce269"/>
          <table:table-cell table:style-name="ce272" office:value-type="float" office:value="167.168" calcext:value-type="float">
            <text:p>167,168</text:p>
          </table:table-cell>
          <table:table-cell table:style-name="ce274"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1" draw:text-style-name="P2" svg:width="15.877cm" svg:height="3.175cm" svg:x="11.428cm" svg:y="2.831cm" draw:caption-point-x="-0.407cm" draw:caption-point-y="-0.811c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251" office:value-type="string" calcext:value-type="string">
            <text:p>An Baile Íochtarac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261" office:value-type="string" calcext:value-type="string">
            <text:p>52.1605556,-10.323333333333332</text:p>
          </table:table-cell>
          <table:table-cell table:style-name="ce2" office:value-type="float" office:value="6201257" calcext:value-type="float">
            <text:p>6201257</text:p>
          </table:table-cell>
          <table:table-cell table:style-name="ce266" office:value-type="float" office:value="22647" calcext:value-type="float">
            <text:p>22647</text:p>
          </table:table-cell>
          <table:table-cell table:style-name="ce269"/>
          <table:table-cell table:style-name="ce269" office:value-type="float" office:value="169" calcext:value-type="float">
            <text:p>169</text:p>
          </table:table-cell>
          <table:table-cell table:style-name="ce274"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251" office:value-type="string" calcext:value-type="string">
            <text:p>An Baile Riabhac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61" office:value-type="string" calcext:value-type="string">
            <text:p>52.1513889,-10.3275</text:p>
          </table:table-cell>
          <table:table-cell table:style-name="ce2" office:value-type="float" office:value="6201254" calcext:value-type="float">
            <text:p>6201254</text:p>
          </table:table-cell>
          <table:table-cell table:style-name="ce266" office:value-type="float" office:value="22607" calcext:value-type="float">
            <text:p>22607</text:p>
          </table:table-cell>
          <table:table-cell table:style-name="ce269"/>
          <table:table-cell table:style-name="ce269" office:value-type="float" office:value="170" calcext:value-type="float">
            <text:p>170</text:p>
          </table:table-cell>
          <table:table-cell table:style-name="ce274"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251" office:value-type="string" calcext:value-type="string">
            <text:p>Baile na Hunta</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61" office:value-type="string" calcext:value-type="string">
            <text:p>52.1875,-10.029722222222222</text:p>
          </table:table-cell>
          <table:table-cell table:style-name="ce2" office:value-type="float" office:value="6148930" calcext:value-type="float">
            <text:p>6148930</text:p>
          </table:table-cell>
          <table:table-cell table:style-name="ce266" office:value-type="float" office:value="22443" calcext:value-type="float">
            <text:p>22443</text:p>
          </table:table-cell>
          <table:table-cell table:style-name="ce269"/>
          <table:table-cell table:style-name="ce269" office:value-type="float" office:value="171" calcext:value-type="float">
            <text:p>171</text:p>
          </table:table-cell>
          <table:table-cell table:style-name="ce274"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251" office:value-type="string" calcext:value-type="string">
            <text:p>Baile Uí Bhaoithí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61" office:value-type="string" calcext:value-type="string">
            <text:p>52.1558333,-10.400833333333333</text:p>
          </table:table-cell>
          <table:table-cell table:style-name="ce2" office:value-type="float" office:value="6196083" calcext:value-type="float">
            <text:p>6196083</text:p>
          </table:table-cell>
          <table:table-cell table:style-name="ce266" office:value-type="float" office:value="22742" calcext:value-type="float">
            <text:p>22742</text:p>
          </table:table-cell>
          <table:table-cell table:style-name="ce269"/>
          <table:table-cell table:style-name="ce269" office:value-type="float" office:value="172" calcext:value-type="float">
            <text:p>172</text:p>
          </table:table-cell>
          <table:table-cell table:style-name="ce274"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251" office:value-type="string" calcext:value-type="string">
            <text:p>An Bhreac-chlua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61" office:value-type="string" calcext:value-type="string">
            <text:p>52.1469444,-10.036388888888888</text:p>
          </table:table-cell>
          <table:table-cell table:style-name="ce2" office:value-type="float" office:value="6186041" calcext:value-type="float">
            <text:p>6186041</text:p>
          </table:table-cell>
          <table:table-cell table:style-name="ce266" office:value-type="float" office:value="22457" calcext:value-type="float">
            <text:p>22457</text:p>
          </table:table-cell>
          <table:table-cell table:style-name="ce269"/>
          <table:table-cell table:style-name="ce269" office:value-type="float" office:value="173" calcext:value-type="float">
            <text:p>173</text:p>
          </table:table-cell>
          <table:table-cell table:style-name="ce274"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6">
          <table:table-cell table:style-name="ce6"/>
          <table:table-cell table:style-name="ce6" office:value-type="string" calcext:value-type="string">
            <text:p>en</text:p>
          </table:table-cell>
          <table:table-cell table:style-name="ce6" office:value-type="string" calcext:value-type="string">
            <office:annotation draw:style-name="gr6" draw:text-style-name="P2" svg:width="15.877cm" svg:height="3.73cm" svg:x="11.428cm" svg:y="5.345cm" draw:caption-point-x="-0.407cm" draw:caption-point-y="-0.811c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253"/>
          <table:table-cell table:style-name="ce20" office:value-type="string" calcext:value-type="string">
            <text:p>Q2221906</text:p>
          </table:table-cell>
          <table:table-cell table:style-name="ce258"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263" office:value-type="string" calcext:value-type="string">
            <text:p>52.1869444,-10.159444444444444</text:p>
          </table:table-cell>
          <table:table-cell table:style-name="ce6"/>
          <table:table-cell table:style-name="ce268"/>
          <table:table-cell table:style-name="ce271"/>
          <table:table-cell table:style-name="ce271" office:value-type="float" office:value="174" calcext:value-type="float">
            <text:p>174</text:p>
          </table:table-cell>
          <table:table-cell table:style-name="ce274"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5.848cm" draw:caption-point-x="-0.407cm" draw:caption-point-y="-0.811cm">
              <dc:date>2020-02-16T00:00:00</dc:date>
              <text:p text:style-name="P1"><text:span text:style-name="T1">gibts wieder zwei von. Angeblich steht er aber noch vor Ort <text:s/>(1945), lässt sich also weiter 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text:p>
          </table:table-cell>
          <table:table-cell table:style-name="ce2" office:value-type="string" calcext:value-type="string">
            <text:p>Burnham East Townland, Co. Kerry</text:p>
          </table:table-cell>
          <table:table-cell table:style-name="ce251" office:value-type="string" calcext:value-type="string">
            <text:p>Baile an Ghóilín </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61" office:value-type="string" calcext:value-type="string">
            <text:p>52.1258333,-10.306944444444445</text:p>
          </table:table-cell>
          <table:table-cell table:style-name="ce2" office:value-type="float" office:value="4295140" calcext:value-type="float">
            <text:p>4295140</text:p>
          </table:table-cell>
          <table:table-cell table:style-name="ce266" office:value-type="float" office:value="22609" calcext:value-type="float">
            <text:p>22609</text:p>
          </table:table-cell>
          <table:table-cell table:style-name="ce269"/>
          <table:table-cell table:style-name="ce269" office:value-type="float" office:value="175" calcext:value-type="float">
            <text:p>175</text:p>
          </table:table-cell>
          <table:table-cell table:style-name="ce274"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6.349cm" draw:caption-point-x="-0.407cm" draw:caption-point-y="-0.81cm">
              <dc:date>2020-02-16T00:00:00</dc:date>
              <text:p text:style-name="P1"><text:span text:style-name="T1">warum war das gelb?</text:span></text:p>
              <text:p text:style-name="P1"><text:span text:style-name="T1"><text:tab/></text:span><text:span text:style-name="T1">-Sophie Schmidt</text:span></text:p>
            </office:annotation>
            <text:p>Camp</text:p>
          </table:table-cell>
          <table:table-cell table:style-name="ce2" office:value-type="string" calcext:value-type="string">
            <text:p>Camp Townland, Co. Kerry</text:p>
          </table:table-cell>
          <table:table-cell table:style-name="ce251" office:value-type="string" calcext:value-type="string">
            <text:p>An Com</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261" office:value-type="string" calcext:value-type="string">
            <text:p>52.215,-9.910277777777779</text:p>
          </table:table-cell>
          <table:table-cell table:style-name="ce2" office:value-type="float" office:value="6155365" calcext:value-type="float">
            <text:p>6155365</text:p>
          </table:table-cell>
          <table:table-cell table:style-name="ce266" office:value-type="float" office:value="24660" calcext:value-type="float">
            <text:p>24660</text:p>
          </table:table-cell>
          <table:table-cell table:style-name="ce269"/>
          <table:table-cell table:style-name="ce272" office:value-type="float" office:value="176.177" calcext:value-type="float">
            <text:p>176,177</text:p>
          </table:table-cell>
          <table:table-cell table:style-name="ce274"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6.853cm" draw:caption-point-x="-0.407cm" draw:caption-point-y="-0.811c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251" office:value-type="string" calcext:value-type="string">
            <text:p>Com Dhíneol Thuaid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261" office:value-type="string" calcext:value-type="string">
            <text:p>52.1119444,-10.458333333333332</text:p>
          </table:table-cell>
          <table:table-cell table:style-name="ce2" office:value-type="float" office:value="4250372" calcext:value-type="float">
            <text:p>4250372</text:p>
          </table:table-cell>
          <table:table-cell table:style-name="ce266" office:value-type="float" office:value="22572" calcext:value-type="float">
            <text:p>22572</text:p>
          </table:table-cell>
          <table:table-cell table:style-name="ce269"/>
          <table:table-cell table:style-name="ce269" office:value-type="float" office:value="178" calcext:value-type="float">
            <text:p>178</text:p>
          </table:table-cell>
          <table:table-cell table:style-name="ce274"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7.356cm" draw:caption-point-x="-0.407cm" draw:caption-point-y="-0.811cm">
              <dc:date>2020-02-16T00:00:00</dc:date>
              <text:p text:style-name="P1"><text:span text:style-name="T1">Dingle Stadt genommen, da das Schulhaus in den 1890ern vermutlich nicht in den Randbezirken lag (gehe davon aus, die Stadt ist gewachsen)</text:span></text:p>
              <text:p text:style-name="P1"><text:span text:style-name="T1"><text:tab/></text:span><text:span text:style-name="T1">-Sophie Schmidt</text:span></text:p>
            </office:annotation>
            <text:p>Dingle</text:p>
          </table:table-cell>
          <table:table-cell table:style-name="ce2" office:value-type="string" calcext:value-type="string">
            <text:p>Dingle Townland, Co. Kerry</text:p>
          </table:table-cell>
          <table:table-cell table:style-name="ce251" office:value-type="string" calcext:value-type="string">
            <text:p>An Daingea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261" office:value-type="string" calcext:value-type="string">
            <text:p>52.14,-10.270000000000001</text:p>
          </table:table-cell>
          <table:table-cell table:style-name="ce2" office:value-type="float" office:value="6199927" calcext:value-type="float">
            <text:p>6199927</text:p>
          </table:table-cell>
          <table:table-cell table:style-name="ce266" office:value-type="float" office:value="22553" calcext:value-type="float">
            <text:p>22553</text:p>
          </table:table-cell>
          <table:table-cell table:style-name="ce269"/>
          <table:table-cell table:style-name="ce269" office:value-type="float" office:value="179" calcext:value-type="float">
            <text:p>179</text:p>
          </table:table-cell>
          <table:table-cell table:style-name="ce274"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7.857cm" draw:caption-point-x="-0.407cm" draw:caption-point-y="-0.81c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251" office:value-type="string" calcext:value-type="string">
            <text:p>Imleach Dhún Séan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61" office:value-type="string" calcext:value-type="string">
            <text:p>52.1330556,-10.228055555555555</text:p>
          </table:table-cell>
          <table:table-cell table:style-name="ce2" office:value-type="float" office:value="6197805" calcext:value-type="float">
            <text:p>6197805</text:p>
          </table:table-cell>
          <table:table-cell table:style-name="ce266" office:value-type="float" office:value="22621" calcext:value-type="float">
            <text:p>22621</text:p>
          </table:table-cell>
          <table:table-cell table:style-name="ce269"/>
          <table:table-cell table:style-name="ce269" office:value-type="float" office:value="180" calcext:value-type="float">
            <text:p>180</text:p>
          </table:table-cell>
          <table:table-cell table:style-name="ce274"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8.361cm" draw:caption-point-x="-0.407cm" draw:caption-point-y="-0.811c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251" office:value-type="string" calcext:value-type="string">
            <text:p>Imleach an Daing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61" office:value-type="string" calcext:value-type="string">
            <text:p>52.1352778,-10.270555555555557</text:p>
          </table:table-cell>
          <table:table-cell table:style-name="ce2" office:value-type="float" office:value="6199818" calcext:value-type="float">
            <text:p>6199818</text:p>
          </table:table-cell>
          <table:table-cell table:style-name="ce266" office:value-type="float" office:value="22554" calcext:value-type="float">
            <text:p>22554</text:p>
          </table:table-cell>
          <table:table-cell table:style-name="ce269"/>
          <table:table-cell table:style-name="ce269" office:value-type="float" office:value="181" calcext:value-type="float">
            <text:p>181</text:p>
          </table:table-cell>
          <table:table-cell table:style-name="ce274"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6">
          <table:table-cell table:style-name="ce4"/>
          <table:table-cell table:style-name="ce4" office:value-type="string" calcext:value-type="string">
            <text:p>en</text:p>
          </table:table-cell>
          <table:table-cell table:style-name="ce4" office:value-type="string" calcext:value-type="string">
            <office:annotation draw:style-name="gr12" draw:text-style-name="P2" svg:width="15.877cm" svg:height="3.756cm" svg:x="11.428cm" svg:y="8.295cm" draw:caption-point-x="-0.407cm" draw:caption-point-y="-0.242c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252"/>
          <table:table-cell table:style-name="ce20" office:value-type="string" calcext:value-type="string">
            <text:p>Q2221906</text:p>
          </table:table-cell>
          <table:table-cell table:style-name="ce257"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262" office:value-type="string" calcext:value-type="string">
            <text:p>52.1869444,-10.159444444444444</text:p>
          </table:table-cell>
          <table:table-cell table:style-name="ce4"/>
          <table:table-cell table:style-name="ce267"/>
          <table:table-cell table:style-name="ce270"/>
          <table:table-cell table:style-name="ce270" office:value-type="float" office:value="182" calcext:value-type="float">
            <text:p>182</text:p>
          </table:table-cell>
          <table:table-cell table:style-name="ce275"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367cm" draw:caption-point-x="-0.407cm" draw:caption-point-y="-0.811c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251" office:value-type="string" calcext:value-type="string">
            <text:p>Gleann Fá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261" office:value-type="string" calcext:value-type="string">
            <text:p>52.1033333,-10.437222222222223</text:p>
          </table:table-cell>
          <table:table-cell table:style-name="ce2" office:value-type="float" office:value="4252866" calcext:value-type="float">
            <text:p>4252866</text:p>
          </table:table-cell>
          <table:table-cell table:style-name="ce266" office:value-type="float" office:value="22787" calcext:value-type="float">
            <text:p>22787</text:p>
          </table:table-cell>
          <table:table-cell table:style-name="ce269"/>
          <table:table-cell table:style-name="ce269" office:value-type="float" office:value="183" calcext:value-type="float">
            <text:p>183</text:p>
          </table:table-cell>
          <table:table-cell table:style-name="ce274"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3" draw:text-style-name="P2" svg:width="15.877cm" svg:height="3.174cm" svg:x="11.428cm" svg:y="9.869cm" draw:caption-point-x="-0.407cm" draw:caption-point-y="-0.811c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251" office:value-type="string" calcext:value-type="string">
            <text:p>Gort na gCuileannach </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61" office:value-type="string" calcext:value-type="string">
            <text:p>52.1408333,-10.126666666666667</text:p>
          </table:table-cell>
          <table:table-cell table:style-name="ce2" office:value-type="float" office:value="6206523" calcext:value-type="float">
            <text:p>6206523</text:p>
          </table:table-cell>
          <table:table-cell table:style-name="ce266" office:value-type="float" office:value="22764" calcext:value-type="float">
            <text:p>22764</text:p>
          </table:table-cell>
          <table:table-cell table:style-name="ce269"/>
          <table:table-cell table:style-name="ce269" office:value-type="float" office:value="184" calcext:value-type="float">
            <text:p>184</text:p>
          </table:table-cell>
          <table:table-cell table:style-name="ce274"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251" office:value-type="string" calcext:value-type="string">
            <text:p>Inis Mhic Aoibhleá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261" office:value-type="string" calcext:value-type="string">
            <text:p>52.0444444,-10.607777777777777</text:p>
          </table:table-cell>
          <table:table-cell table:style-name="ce2" office:value-type="float" office:value="4283721" calcext:value-type="float">
            <text:p>4283721</text:p>
          </table:table-cell>
          <table:table-cell table:style-name="ce266" office:value-type="float" office:value="22582" calcext:value-type="float">
            <text:p>22582</text:p>
          </table:table-cell>
          <table:table-cell table:style-name="ce269"/>
          <table:table-cell table:style-name="ce269" office:value-type="float" office:value="185" calcext:value-type="float">
            <text:p>185</text:p>
          </table:table-cell>
          <table:table-cell table:style-name="ce274"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0.875cm" draw:caption-point-x="-0.407cm" draw:caption-point-y="-0.811c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251" office:value-type="string" calcext:value-type="string">
            <text:p>Cill Fhionta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264" office:value-type="string" calcext:value-type="string">
            <text:p>52.1533333,-10.300555555555556</text:p>
          </table:table-cell>
          <table:table-cell table:style-name="ce2" office:value-type="float" office:value="6194997" calcext:value-type="float">
            <text:p>6194997</text:p>
          </table:table-cell>
          <table:table-cell table:style-name="ce268"/>
          <table:table-cell table:style-name="ce269"/>
          <table:table-cell table:style-name="ce269" office:value-type="float" office:value="186" calcext:value-type="float">
            <text:p>186</text:p>
          </table:table-cell>
          <table:table-cell table:style-name="ce274"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251" office:value-type="string" calcext:value-type="string">
            <text:p>Cill Maoilchéadai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261" office:value-type="string" calcext:value-type="string">
            <text:p>52.1883333,-10.333055555555555</text:p>
          </table:table-cell>
          <table:table-cell table:style-name="ce2" office:value-type="float" office:value="6203209" calcext:value-type="float">
            <text:p>6203209</text:p>
          </table:table-cell>
          <table:table-cell table:style-name="ce266" office:value-type="float" office:value="22685" calcext:value-type="float">
            <text:p>22685</text:p>
          </table:table-cell>
          <table:table-cell table:style-name="ce269"/>
          <table:table-cell table:style-name="ce269" office:value-type="float" office:value="187" calcext:value-type="float">
            <text:p>187</text:p>
          </table:table-cell>
          <table:table-cell table:style-name="ce274"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251" office:value-type="string" calcext:value-type="string">
            <text:p>Cinn Aird</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261" office:value-type="string" calcext:value-type="string">
            <text:p>52.1205556,-10.194444444444445</text:p>
          </table:table-cell>
          <table:table-cell table:style-name="ce2" office:value-type="float" office:value="6197500" calcext:value-type="float">
            <text:p>6197500</text:p>
          </table:table-cell>
          <table:table-cell table:style-name="ce266" office:value-type="float" office:value="22724" calcext:value-type="float">
            <text:p>22724</text:p>
          </table:table-cell>
          <table:table-cell table:style-name="ce269"/>
          <table:table-cell table:style-name="ce272" office:value-type="float" office:value="188.189" calcext:value-type="float">
            <text:p>188,189</text:p>
          </table:table-cell>
          <table:table-cell table:style-name="ce274"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251" office:value-type="string" calcext:value-type="string">
            <text:p>Log na gCapall</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61" office:value-type="string" calcext:value-type="string">
            <text:p>52.1358333,-10.124722222222223</text:p>
          </table:table-cell>
          <table:table-cell table:style-name="ce2" office:value-type="float" office:value="6206135" calcext:value-type="float">
            <text:p>6206135</text:p>
          </table:table-cell>
          <table:table-cell table:style-name="ce266" office:value-type="float" office:value="22767" calcext:value-type="float">
            <text:p>22767</text:p>
          </table:table-cell>
          <table:table-cell table:style-name="ce269"/>
          <table:table-cell table:style-name="ce272" office:value-type="float" office:value="190.191" calcext:value-type="float">
            <text:p>190,191</text:p>
          </table:table-cell>
          <table:table-cell table:style-name="ce274"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251" office:value-type="string" calcext:value-type="string">
            <text:p>Martromá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261" office:value-type="string" calcext:value-type="string">
            <text:p>52.2519444,-10.023333333333333</text:p>
          </table:table-cell>
          <table:table-cell table:style-name="ce2" office:value-type="float" office:value="6176107" calcext:value-type="float">
            <text:p>6176107</text:p>
          </table:table-cell>
          <table:table-cell table:style-name="ce266" office:value-type="float" office:value="22517" calcext:value-type="float">
            <text:p>22517</text:p>
          </table:table-cell>
          <table:table-cell table:style-name="ce269"/>
          <table:table-cell table:style-name="ce269" office:value-type="float" office:value="192" calcext:value-type="float">
            <text:p>192</text:p>
          </table:table-cell>
          <table:table-cell table:style-name="ce274"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251" office:value-type="string" calcext:value-type="string">
            <text:p>Mám an Óraig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261" office:value-type="string" calcext:value-type="string">
            <text:p>52.1447222,-10.359444444444444</text:p>
          </table:table-cell>
          <table:table-cell table:style-name="ce2" office:value-type="float" office:value="6201235" calcext:value-type="float">
            <text:p>6201235</text:p>
          </table:table-cell>
          <table:table-cell table:style-name="ce268"/>
          <table:table-cell table:style-name="ce269"/>
          <table:table-cell table:style-name="ce269" office:value-type="float" office:value="193" calcext:value-type="float">
            <text:p>193</text:p>
          </table:table-cell>
          <table:table-cell table:style-name="ce274"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251" office:value-type="string" calcext:value-type="string">
            <text:p>An Ráth Dub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61" office:value-type="string" calcext:value-type="string">
            <text:p>52.1677778,-10.024444444444445</text:p>
          </table:table-cell>
          <table:table-cell table:style-name="ce2" office:value-type="float" office:value="6185929" calcext:value-type="float">
            <text:p>6185929</text:p>
          </table:table-cell>
          <table:table-cell table:style-name="ce266" office:value-type="float" office:value="22452" calcext:value-type="float">
            <text:p>22452</text:p>
          </table:table-cell>
          <table:table-cell table:style-name="ce269"/>
          <table:table-cell table:style-name="ce272" office:value-type="string" calcext:value-type="string">
            <text:p>194,194A</text:p>
          </table:table-cell>
          <table:table-cell table:style-name="ce274"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251" office:value-type="string" calcext:value-type="string">
            <text:p>Ráth Málóid</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261" office:value-type="string" calcext:value-type="string">
            <text:p>52.1725,-9.990555555555554</text:p>
          </table:table-cell>
          <table:table-cell table:style-name="ce2" office:value-type="float" office:value="6185916" calcext:value-type="float">
            <text:p>6185916</text:p>
          </table:table-cell>
          <table:table-cell table:style-name="ce266" office:value-type="float" office:value="22668" calcext:value-type="float">
            <text:p>22668</text:p>
          </table:table-cell>
          <table:table-cell table:style-name="ce269"/>
          <table:table-cell table:style-name="ce272" office:value-type="float" office:value="195.196" calcext:value-type="float">
            <text:p>195,196</text:p>
          </table:table-cell>
          <table:table-cell table:style-name="ce274"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4.896cm" draw:caption-point-x="-0.407cm" draw:caption-point-y="-0.811c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251"/>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261" office:value-type="string" calcext:value-type="string">
            <text:p>52.2086111,-9.621666666666668</text:p>
          </table:table-cell>
          <table:table-cell table:style-name="ce2" office:value-type="float" office:value="6343126" calcext:value-type="float">
            <text:p>6343126</text:p>
          </table:table-cell>
          <table:table-cell table:style-name="ce266"/>
          <table:table-cell table:style-name="ce269"/>
          <table:table-cell table:style-name="ce269" office:value-type="float" office:value="204" calcext:value-type="float">
            <text:p>204</text:p>
          </table:table-cell>
          <table:table-cell table:style-name="ce274"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251" office:value-type="string" calcext:value-type="string">
            <text:p>Doire Garb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261" office:value-type="string" calcext:value-type="string">
            <text:p>51.9744444,-9.665000000000001</text:p>
          </table:table-cell>
          <table:table-cell table:style-name="ce2" office:value-type="float" office:value="6263324" calcext:value-type="float">
            <text:p>6263324</text:p>
          </table:table-cell>
          <table:table-cell table:style-name="ce268"/>
          <table:table-cell table:style-name="ce269"/>
          <table:table-cell table:style-name="ce269" office:value-type="float" office:value="205" calcext:value-type="float">
            <text:p>205</text:p>
          </table:table-cell>
          <table:table-cell table:style-name="ce274"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5.902cm" draw:caption-point-x="-0.407cm" draw:caption-point-y="-0.811c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251" office:value-type="string" calcext:value-type="string">
            <text:p>Cill Chuallachta Thoi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261" office:value-type="string" calcext:value-type="string">
            <text:p>52.0719444,-9.747222222222222</text:p>
          </table:table-cell>
          <table:table-cell table:style-name="ce2" office:value-type="float" office:value="6275122" calcext:value-type="float">
            <text:p>6275122</text:p>
          </table:table-cell>
          <table:table-cell table:style-name="ce266"/>
          <table:table-cell table:style-name="ce269"/>
          <table:table-cell table:style-name="ce269" office:value-type="string" calcext:value-type="string">
            <text:p>206,207,208,209,210,211,212,213</text:p>
          </table:table-cell>
          <table:table-cell table:style-name="ce274"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251" office:value-type="string" calcext:value-type="string">
            <text:p>Cill Ghobnait</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264" office:value-type="string" calcext:value-type="string">
            <text:p>52.0680556,-9.71888888888889</text:p>
          </table:table-cell>
          <table:table-cell table:style-name="ce2" office:value-type="float" office:value="6271430" calcext:value-type="float">
            <text:p>6271430</text:p>
          </table:table-cell>
          <table:table-cell table:style-name="ce268"/>
          <table:table-cell table:style-name="ce269"/>
          <table:table-cell table:style-name="ce269" office:value-type="float" office:value="214" calcext:value-type="float">
            <text:p>214</text:p>
          </table:table-cell>
          <table:table-cell table:style-name="ce274"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251" office:value-type="string" calcext:value-type="string">
            <text:p>Banchlua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261" office:value-type="string" calcext:value-type="string">
            <text:p>52.0805556,-9.703055555555554</text:p>
          </table:table-cell>
          <table:table-cell table:style-name="ce2" office:value-type="float" office:value="6227080" calcext:value-type="float">
            <text:p>6227080</text:p>
          </table:table-cell>
          <table:table-cell table:style-name="ce268"/>
          <table:table-cell table:style-name="ce269"/>
          <table:table-cell table:style-name="ce272" office:value-type="string" calcext:value-type="string">
            <text:p>215,216,217,218,218A</text:p>
          </table:table-cell>
          <table:table-cell table:style-name="ce274"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251" office:value-type="string" calcext:value-type="string">
            <text:p>Doire Ghearrain Theas</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261" office:value-type="string" calcext:value-type="string">
            <text:p>51.91,-9.746666666666666</text:p>
          </table:table-cell>
          <table:table-cell table:style-name="ce2" office:value-type="float" office:value="6267983" calcext:value-type="float">
            <text:p>6267983</text:p>
          </table:table-cell>
          <table:table-cell table:style-name="ce268"/>
          <table:table-cell table:style-name="ce269"/>
          <table:table-cell table:style-name="ce269" office:value-type="float" office:value="219" calcext:value-type="float">
            <text:p>219</text:p>
          </table:table-cell>
          <table:table-cell table:style-name="ce274"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17.912cm" draw:caption-point-x="-0.407cm" draw:caption-point-y="-0.81c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251" office:value-type="string" calcext:value-type="string">
            <text:p>Doire Fhíonáin Beag</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261" office:value-type="string" calcext:value-type="string">
            <text:p>51.7730556,-10.122222222222224</text:p>
          </table:table-cell>
          <table:table-cell table:style-name="ce2" office:value-type="float" office:value="6257097" calcext:value-type="float">
            <text:p>6257097</text:p>
          </table:table-cell>
          <table:table-cell table:style-name="ce268"/>
          <table:table-cell table:style-name="ce269"/>
          <table:table-cell table:style-name="ce269" office:value-type="float" office:value="220" calcext:value-type="float">
            <text:p>220</text:p>
          </table:table-cell>
          <table:table-cell table:style-name="ce274"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251" office:value-type="string" calcext:value-type="string">
            <text:p>Drom Loische</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261" office:value-type="string" calcext:value-type="string">
            <text:p>51.8811111,-9.786666666666667</text:p>
          </table:table-cell>
          <table:table-cell table:style-name="ce2" office:value-type="float" office:value="6264722" calcext:value-type="float">
            <text:p>6264722</text:p>
          </table:table-cell>
          <table:table-cell table:style-name="ce268"/>
          <table:table-cell table:style-name="ce269"/>
          <table:table-cell table:style-name="ce269" office:value-type="float" office:value="221" calcext:value-type="float">
            <text:p>221</text:p>
          </table:table-cell>
          <table:table-cell table:style-name="ce274"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6">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18.918cm" draw:caption-point-x="-0.407cm" draw:caption-point-y="-0.811c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252"/>
          <table:table-cell table:style-name="ce20" office:value-type="string" calcext:value-type="string">
            <text:p>Q2221906</text:p>
          </table:table-cell>
          <table:table-cell table:style-name="ce257"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262" office:value-type="string" calcext:value-type="string">
            <text:p>51.8586111,-9.875</text:p>
          </table:table-cell>
          <table:table-cell table:style-name="ce4"/>
          <table:table-cell table:style-name="ce267"/>
          <table:table-cell table:style-name="ce270"/>
          <table:table-cell table:style-name="ce270" office:value-type="float" office:value="222" calcext:value-type="float">
            <text:p>222</text:p>
          </table:table-cell>
          <table:table-cell table:style-name="ce275"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6">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19.42cm" draw:caption-point-x="-0.407cm" draw:caption-point-y="-0.81c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table:style-name="ce6"/>
          <table:table-cell table:style-name="ce253"/>
          <table:table-cell table:style-name="ce20" office:value-type="string" calcext:value-type="string">
            <text:p>Q2221906</text:p>
          </table:table-cell>
          <table:table-cell table:style-name="ce258"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263" office:value-type="string" calcext:value-type="string">
            <text:p>51.8586111,-9.875</text:p>
          </table:table-cell>
          <table:table-cell table:style-name="ce6"/>
          <table:table-cell table:style-name="ce268"/>
          <table:table-cell table:style-name="ce271"/>
          <table:table-cell table:style-name="ce271" office:value-type="float" office:value="223" calcext:value-type="float">
            <text:p>223</text:p>
          </table:table-cell>
          <table:table-cell table:style-name="ce274"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251" office:value-type="string" calcext:value-type="string">
            <text:p>Drom an tSeabhaic</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261" office:value-type="string" calcext:value-type="string">
            <text:p>51.8852778,-9.525833333333335</text:p>
          </table:table-cell>
          <table:table-cell table:style-name="ce2" office:value-type="float" office:value="6333226" calcext:value-type="float">
            <text:p>6333226</text:p>
          </table:table-cell>
          <table:table-cell table:style-name="ce266" office:value-type="float" office:value="22863" calcext:value-type="float">
            <text:p>22863</text:p>
          </table:table-cell>
          <table:table-cell table:style-name="ce269"/>
          <table:table-cell table:style-name="ce269" office:value-type="float" office:value="224" calcext:value-type="float">
            <text:p>224</text:p>
          </table:table-cell>
          <table:table-cell table:style-name="ce274"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6">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20.425cm" draw:caption-point-x="-0.407cm" draw:caption-point-y="-0.81c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table:style-name="ce6"/>
          <table:table-cell table:style-name="ce253"/>
          <table:table-cell table:style-name="ce20" office:value-type="string" calcext:value-type="string">
            <text:p>Q2221906</text:p>
          </table:table-cell>
          <table:table-cell table:style-name="ce258"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263" office:value-type="string" calcext:value-type="string">
            <text:p>51.8475,-9.551666666666668</text:p>
          </table:table-cell>
          <table:table-cell table:style-name="ce6"/>
          <table:table-cell table:style-name="ce268"/>
          <table:table-cell table:style-name="ce271"/>
          <table:table-cell table:style-name="ce271" office:value-type="float" office:value="225" calcext:value-type="float">
            <text:p>225</text:p>
          </table:table-cell>
          <table:table-cell table:style-name="ce274"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251"/>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261" office:value-type="string" calcext:value-type="string">
            <text:p>51.8394444,-9.389166666666666</text:p>
          </table:table-cell>
          <table:table-cell table:style-name="ce2" office:value-type="float" office:value="5725191" calcext:value-type="float">
            <text:p>5725191</text:p>
          </table:table-cell>
          <table:table-cell table:style-name="ce268"/>
          <table:table-cell table:style-name="ce269"/>
          <table:table-cell table:style-name="ce269" office:value-type="float" office:value="226" calcext:value-type="float">
            <text:p>226</text:p>
          </table:table-cell>
          <table:table-cell table:style-name="ce274"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251" office:value-type="string" calcext:value-type="string">
            <text:p>An Lománac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261" office:value-type="string" calcext:value-type="string">
            <text:p>51.8833333,-9.413611111111111</text:p>
          </table:table-cell>
          <table:table-cell table:style-name="ce2" office:value-type="float" office:value="6344027" calcext:value-type="float">
            <text:p>6344027</text:p>
          </table:table-cell>
          <table:table-cell table:style-name="ce266" office:value-type="float" office:value="22988" calcext:value-type="float">
            <text:p>22988</text:p>
          </table:table-cell>
          <table:table-cell table:style-name="ce269"/>
          <table:table-cell table:style-name="ce269" office:value-type="float" office:value="227" calcext:value-type="float">
            <text:p>227</text:p>
          </table:table-cell>
          <table:table-cell table:style-name="ce274"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251"/>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261" office:value-type="string" calcext:value-type="string">
            <text:p>52.5666667,-9.421388888888888</text:p>
          </table:table-cell>
          <table:table-cell table:style-name="ce2" office:value-type="float" office:value="6266577" calcext:value-type="float">
            <text:p>6266577</text:p>
          </table:table-cell>
          <table:table-cell table:style-name="ce268"/>
          <table:table-cell table:style-name="ce269"/>
          <table:table-cell table:style-name="ce269" office:value-type="float" office:value="228" calcext:value-type="float">
            <text:p>228</text:p>
          </table:table-cell>
          <table:table-cell table:style-name="ce274"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251" office:value-type="string" calcext:value-type="string">
            <text:p>Ceann Boirin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61" office:value-type="string" calcext:value-type="string">
            <text:p>51.9211111,-10.166666666666666</text:p>
          </table:table-cell>
          <table:table-cell table:style-name="ce2" office:value-type="float" office:value="6239630" calcext:value-type="float">
            <text:p>6239630</text:p>
          </table:table-cell>
          <table:table-cell table:style-name="ce266" office:value-type="float" office:value="22094" calcext:value-type="float">
            <text:p>22094</text:p>
          </table:table-cell>
          <table:table-cell table:style-name="ce269"/>
          <table:table-cell table:style-name="ce269" office:value-type="float" office:value="229" calcext:value-type="float">
            <text:p>229</text:p>
          </table:table-cell>
          <table:table-cell table:style-name="ce274"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loghanecarhan</text:p>
          </table:table-cell>
          <table:table-cell table:style-name="ce2" office:value-type="string" calcext:value-type="string">
            <text:p>Cloghanecarhan Townland, Co. Kerry</text:p>
          </table:table-cell>
          <table:table-cell table:style-name="ce251" office:value-type="string" calcext:value-type="string">
            <text:p>Clochán Cárthain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261" office:value-type="string" calcext:value-type="string">
            <text:p>51.8941667,-10.176944444444445</text:p>
          </table:table-cell>
          <table:table-cell table:style-name="ce2" office:value-type="float" office:value="6242965" calcext:value-type="float">
            <text:p>6242965</text:p>
          </table:table-cell>
          <table:table-cell table:style-name="ce266" office:value-type="float" office:value="22255" calcext:value-type="float">
            <text:p>22255</text:p>
          </table:table-cell>
          <table:table-cell table:style-name="ce269"/>
          <table:table-cell table:style-name="ce269" office:value-type="float" office:value="230" calcext:value-type="float">
            <text:p>230</text:p>
          </table:table-cell>
          <table:table-cell table:style-name="ce274"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251" office:value-type="string" calcext:value-type="string">
            <text:p>An Chúil Thoi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261" office:value-type="string" calcext:value-type="string">
            <text:p>51.9122222,-10.365555555555556</text:p>
          </table:table-cell>
          <table:table-cell table:style-name="ce2" office:value-type="float" office:value="6058809" calcext:value-type="float">
            <text:p>6058809</text:p>
          </table:table-cell>
          <table:table-cell table:style-name="ce266" office:value-type="float" office:value="22424" calcext:value-type="float">
            <text:p>22424</text:p>
          </table:table-cell>
          <table:table-cell table:style-name="ce269"/>
          <table:table-cell table:style-name="ce272" office:value-type="float" office:value="231.232" calcext:value-type="float">
            <text:p>231,232</text:p>
          </table:table-cell>
          <table:table-cell table:style-name="ce274"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251" office:value-type="string" calcext:value-type="string">
            <text:p>Drom Cao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261" office:value-type="string" calcext:value-type="string">
            <text:p>51.8480556,-10.11361111111111</text:p>
          </table:table-cell>
          <table:table-cell table:style-name="ce2" office:value-type="float" office:value="6258135" calcext:value-type="float">
            <text:p>6258135</text:p>
          </table:table-cell>
          <table:table-cell table:style-name="ce266" office:value-type="float" office:value="22344" calcext:value-type="float">
            <text:p>22344</text:p>
          </table:table-cell>
          <table:table-cell table:style-name="ce269"/>
          <table:table-cell table:style-name="ce269" office:value-type="float" office:value="233" calcext:value-type="float">
            <text:p>233</text:p>
          </table:table-cell>
          <table:table-cell table:style-name="ce274"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251" office:value-type="string" calcext:value-type="string">
            <text:p>Cill Chaoitheac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261" office:value-type="string" calcext:value-type="string">
            <text:p>52.0311111,-10.029166666666667</text:p>
          </table:table-cell>
          <table:table-cell table:style-name="ce2" office:value-type="float" office:value="6192274" calcext:value-type="float">
            <text:p>6192274</text:p>
          </table:table-cell>
          <table:table-cell table:style-name="ce266" office:value-type="float" office:value="22295" calcext:value-type="float">
            <text:p>22295</text:p>
          </table:table-cell>
          <table:table-cell table:style-name="ce269"/>
          <table:table-cell table:style-name="ce269" office:value-type="float" office:value="234" calcext:value-type="float">
            <text:p>234</text:p>
          </table:table-cell>
          <table:table-cell table:style-name="ce274"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251" office:value-type="string" calcext:value-type="string">
            <text:p>Cill Ó gCró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61" office:value-type="string" calcext:value-type="string">
            <text:p>51.9133333,-10.175833333333333</text:p>
          </table:table-cell>
          <table:table-cell table:style-name="ce2" office:value-type="float" office:value="6239736" calcext:value-type="float">
            <text:p>6239736</text:p>
          </table:table-cell>
          <table:table-cell table:style-name="ce266" office:value-type="float" office:value="22106" calcext:value-type="float">
            <text:p>22106</text:p>
          </table:table-cell>
          <table:table-cell table:style-name="ce269"/>
          <table:table-cell table:style-name="ce269" office:value-type="float" office:value="235" calcext:value-type="float">
            <text:p>235</text:p>
          </table:table-cell>
          <table:table-cell table:style-name="ce274"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251" office:value-type="string" calcext:value-type="string">
            <text:p>Cill Urlaí</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261" office:value-type="string" calcext:value-type="string">
            <text:p>51.8433333,-10.301944444444445</text:p>
          </table:table-cell>
          <table:table-cell table:style-name="ce2" office:value-type="float" office:value="6231758" calcext:value-type="float">
            <text:p>6231758</text:p>
          </table:table-cell>
          <table:table-cell table:style-name="ce266" office:value-type="float" office:value="22072" calcext:value-type="float">
            <text:p>22072</text:p>
          </table:table-cell>
          <table:table-cell table:style-name="ce269"/>
          <table:table-cell table:style-name="ce272" office:value-type="float" office:value="236.237" calcext:value-type="float">
            <text:p>236,237</text:p>
          </table:table-cell>
          <table:table-cell table:style-name="ce274"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Letter</text:p>
          </table:table-cell>
          <table:table-cell table:style-name="ce2" office:value-type="string" calcext:value-type="string">
            <text:p>Letter Townland, Co. Kerry</text:p>
          </table:table-cell>
          <table:table-cell table:style-name="ce251" office:value-type="string" calcext:value-type="string">
            <text:p>Leiti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61" office:value-type="string" calcext:value-type="string">
            <text:p>51.9233333,-10.220833333333333</text:p>
          </table:table-cell>
          <table:table-cell table:style-name="ce2" office:value-type="float" office:value="4726137" calcext:value-type="float">
            <text:p>4726137</text:p>
          </table:table-cell>
          <table:table-cell table:style-name="ce266" office:value-type="float" office:value="22109" calcext:value-type="float">
            <text:p>22109</text:p>
          </table:table-cell>
          <table:table-cell table:style-name="ce269"/>
          <table:table-cell table:style-name="ce269" office:value-type="float" office:value="238" calcext:value-type="float">
            <text:p>238</text:p>
          </table:table-cell>
          <table:table-cell table:style-name="ce274"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5" table:number-rows-repeated="798">
          <table:table-cell table:style-name="ce2" table:number-columns-repeated="4"/>
          <table:table-cell table:style-name="ce251"/>
          <table:table-cell table:style-name="ce19"/>
          <table:table-cell table:style-name="ce256"/>
          <table:table-cell table:style-name="ce2" table:number-columns-repeated="5"/>
          <table:table-cell table:style-name="ce261"/>
          <table:table-cell table:style-name="ce2"/>
          <table:table-cell table:style-name="ce266"/>
          <table:table-cell table:style-name="ce269" table:number-columns-repeated="2"/>
          <table:table-cell table:style-name="ce276"/>
          <table:table-cell table:number-columns-repeated="1006"/>
        </table:table-row>
        <table:table-row table:style-name="ro5" table:number-rows-repeated="3">
          <table:table-cell table:number-columns-repeated="4"/>
          <table:table-cell table:style-name="ce254"/>
          <table:table-cell table:style-name="ce21"/>
          <table:table-cell table:style-name="ce259"/>
          <table:table-cell table:number-columns-repeated="5"/>
          <table:table-cell table:style-name="ce265"/>
          <table:table-cell/>
          <table:table-cell table:style-name="ce266"/>
          <table:table-cell table:style-name="ce269" table:number-columns-repeated="2"/>
          <table:table-cell table:style-name="ce276"/>
          <table:table-cell table:number-columns-repeated="1006"/>
        </table:table-row>
        <table:table-row table:style-name="ro4" table:number-rows-repeated="1047575">
          <table:table-cell table:number-columns-repeated="1024"/>
        </table:table-row>
        <table:table-row table:style-name="ro8" table:number-rows-repeated="148">
          <table:table-cell table:number-columns-repeated="1024"/>
        </table:table-row>
        <table:table-row table:style-name="ro8">
          <table:table-cell table:number-columns-repeated="1024"/>
        </table:table-row>
        <calcext:conditional-formats>
          <calcext:conditional-format calcext:target-range-address="Q131438_2.O1:Q131438_2.Q852">
            <calcext:condition calcext:apply-style-name="ConditionalStyle_1" calcext:value="contains-text(&quot;,&quot;)" calcext:base-cell-address="Q131438_2.O1"/>
          </calcext:conditional-format>
          <calcext:conditional-format calcext:target-range-address="Q131438_2.O1:Q131438_2.O852">
            <calcext:condition calcext:apply-style-name="ConditionalStyle_2" calcext:value="contains-text(&quot;n/a&quot;)" calcext:base-cell-address="Q131438_2.O1"/>
          </calcext:conditional-format>
          <calcext:conditional-format calcext:target-range-address="Q131438_2.G1:Q131438_2.G852">
            <calcext:condition calcext:apply-style-name="ConditionalStyle_3" calcext:value="=&quot;Q26&quot;" calcext:base-cell-address="Q131438_2.G1"/>
          </calcext:conditional-format>
          <calcext:conditional-format calcext:target-range-address="Q131438_2.E1:Q131438_2.E852">
            <calcext:condition calcext:apply-style-name="ConditionalStyle_4" calcext:value="formula-is(LEN(TRIM([.E1]))=0)" calcext:base-cell-address="Q131438_2.E1"/>
          </calcext:conditional-format>
          <calcext:conditional-format calcext:target-range-address="Q131438_2.R1:Q131438_2.R852">
            <calcext:condition calcext:apply-style-name="ConditionalStyle_1" calcext:value="&gt;1" calcext:base-cell-address="Q131438_2.R1"/>
          </calcext:conditional-format>
          <calcext:conditional-format calcext:target-range-address="Q131438_2.M1:Q131438_2.M852">
            <calcext:condition calcext:apply-style-name="ConditionalStyle_4" calcext:value="contains-text(&quot;0;0&quot;)" calcext:base-cell-address="Q131438_2.M1"/>
          </calcext:conditional-format>
        </calcext:conditional-formats>
      </table:table>
      <table:table table:name="Q131438_3" table:style-name="ta3">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77" office:value-type="string" calcext:value-type="string">
            <text:p>alias</text:p>
          </table:table-cell>
          <table:table-cell table:style-name="ce97" office:value-type="string" calcext:value-type="string">
            <text:p>P31_is_a</text:p>
          </table:table-cell>
          <table:table-cell table:style-name="ce283"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88"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93" office:value-type="string" calcext:value-type="string">
            <text:p>P5097_logainm</text:p>
          </table:table-cell>
          <table:table-cell table:style-name="ce296" office:value-type="string" calcext:value-type="string">
            <text:p>P1545_geohive</text:p>
          </table:table-cell>
          <table:table-cell table:style-name="ce296" office:value-type="string" calcext:value-type="string">
            <text:p>ciic</text:p>
          </table:table-cell>
          <table:table-cell table:style-name="ce300"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278" office:value-type="string" calcext:value-type="string">
            <text:p>Leitir Thiar</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289" office:value-type="string" calcext:value-type="string">
            <text:p>52.0136111,-10.025277777777779</text:p>
          </table:table-cell>
          <table:table-cell table:style-name="ce2" office:value-type="float" office:value="6192392" calcext:value-type="float">
            <text:p>6192392</text:p>
          </table:table-cell>
          <table:table-cell table:style-name="ce293" office:value-type="float" office:value="22299" calcext:value-type="float">
            <text:p>22299</text:p>
          </table:table-cell>
          <table:table-cell table:style-name="ce296"/>
          <table:table-cell table:style-name="ce296" office:value-type="float" office:value="239" calcext:value-type="float">
            <text:p>239</text:p>
          </table:table-cell>
          <table:table-cell table:style-name="ce301"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278" office:value-type="string" calcext:value-type="string">
            <text:p>Tir O mBaoill</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289" office:value-type="string" calcext:value-type="string">
            <text:p>51.9708333,-10.05888888888889</text:p>
          </table:table-cell>
          <table:table-cell table:style-name="ce2" office:value-type="float" office:value="6231895" calcext:value-type="float">
            <text:p>6231895</text:p>
          </table:table-cell>
          <table:table-cell table:style-name="ce293" office:value-type="float" office:value="22322" calcext:value-type="float">
            <text:p>22322</text:p>
          </table:table-cell>
          <table:table-cell table:style-name="ce296"/>
          <table:table-cell table:style-name="ce296" office:value-type="float" office:value="240" calcext:value-type="float">
            <text:p>240</text:p>
          </table:table-cell>
          <table:table-cell table:style-name="ce301"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bonane</text:p>
          </table:table-cell>
          <table:table-cell table:style-name="ce2" office:value-type="string" calcext:value-type="string">
            <text:p>Kilbonane Townland, Co. Kerry</text:p>
          </table:table-cell>
          <table:table-cell table:style-name="ce278" office:value-type="string" calcext:value-type="string">
            <text:p>Cill Bheaná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289" office:value-type="string" calcext:value-type="string">
            <text:p>52.0861111,-9.67361111111111</text:p>
          </table:table-cell>
          <table:table-cell table:style-name="ce2" office:value-type="float" office:value="6293852" calcext:value-type="float">
            <text:p>6293852</text:p>
          </table:table-cell>
          <table:table-cell table:style-name="ce293" office:value-type="float" office:value="23420" calcext:value-type="float">
            <text:p>23420</text:p>
          </table:table-cell>
          <table:table-cell table:style-name="ce296"/>
          <table:table-cell table:style-name="ce296" office:value-type="float" office:value="241" calcext:value-type="float">
            <text:p>241</text:p>
          </table:table-cell>
          <table:table-cell table:style-name="ce301"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289" office:value-type="string" calcext:value-type="string">
            <text:p>52.0777778,-9.558333333333334</text:p>
          </table:table-cell>
          <table:table-cell table:style-name="ce2" office:value-type="float" office:value="6320454" calcext:value-type="float">
            <text:p>6320454</text:p>
          </table:table-cell>
          <table:table-cell table:style-name="ce294"/>
          <table:table-cell table:style-name="ce296"/>
          <table:table-cell table:style-name="ce298" office:value-type="string" calcext:value-type="string">
            <text:p>242,242A</text:p>
          </table:table-cell>
          <table:table-cell table:style-name="ce301"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3.333cm" draw:caption-point-x="-0.407cm" draw:caption-point-y="-0.81c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279"/>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289" office:value-type="string" calcext:value-type="string">
            <text:p>52.1288889,-9.631666666666668</text:p>
          </table:table-cell>
          <table:table-cell table:style-name="ce2" office:value-type="float" office:value="6301240" calcext:value-type="float">
            <text:p>6301240</text:p>
          </table:table-cell>
          <table:table-cell table:style-name="ce293" office:value-type="float" office:value="23765" calcext:value-type="float">
            <text:p>23765</text:p>
          </table:table-cell>
          <table:table-cell table:style-name="ce296"/>
          <table:table-cell table:style-name="ce299" office:value-type="string" calcext:value-type="string">
            <text:p>243,244,245,246</text:p>
          </table:table-cell>
          <table:table-cell table:style-name="ce301"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278" office:value-type="string" calcext:value-type="string">
            <text:p>Ard Cánacht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289" office:value-type="string" calcext:value-type="string">
            <text:p>52.1655556,-9.73361111111111</text:p>
          </table:table-cell>
          <table:table-cell table:style-name="ce2" office:value-type="float" office:value="6278144" calcext:value-type="float">
            <text:p>6278144</text:p>
          </table:table-cell>
          <table:table-cell table:style-name="ce293" office:value-type="float" office:value="24431" calcext:value-type="float">
            <text:p>24431</text:p>
          </table:table-cell>
          <table:table-cell table:style-name="ce296"/>
          <table:table-cell table:style-name="ce298" office:value-type="string" calcext:value-type="string">
            <text:p>246A,246B</text:p>
          </table:table-cell>
          <table:table-cell table:style-name="ce301"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4.339cm" draw:caption-point-x="-0.407cm" draw:caption-point-y="-0.811c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278" office:value-type="string" calcext:value-type="string">
            <text:p>Ard Uí Mhánaigh</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289" office:value-type="string" calcext:value-type="string">
            <text:p>52.1477780,-9.6627780</text:p>
          </table:table-cell>
          <table:table-cell table:style-name="ce2"/>
          <table:table-cell table:style-name="ce293"/>
          <table:table-cell table:style-name="ce296"/>
          <table:table-cell table:style-name="ce296" office:value-type="float" office:value="247" calcext:value-type="float">
            <text:p>247</text:p>
          </table:table-cell>
          <table:table-cell table:style-name="ce301"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278" office:value-type="string" calcext:value-type="string">
            <text:p>Bán an Ghleann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289" office:value-type="string" calcext:value-type="string">
            <text:p>52.1425,-9.43888888888889</text:p>
          </table:table-cell>
          <table:table-cell table:style-name="ce2" office:value-type="float" office:value="6313763" calcext:value-type="float">
            <text:p>6313763</text:p>
          </table:table-cell>
          <table:table-cell table:style-name="ce294"/>
          <table:table-cell table:style-name="ce296"/>
          <table:table-cell table:style-name="ce296" office:value-type="float" office:value="248" calcext:value-type="float">
            <text:p>248</text:p>
          </table:table-cell>
          <table:table-cell table:style-name="ce301"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278" office:value-type="string" calcext:value-type="string">
            <text:p>An Bhreac-choill</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289" office:value-type="string" calcext:value-type="string">
            <text:p>52.1619444,-9.687777777777779</text:p>
          </table:table-cell>
          <table:table-cell table:style-name="ce2" office:value-type="float" office:value="6278220" calcext:value-type="float">
            <text:p>6278220</text:p>
          </table:table-cell>
          <table:table-cell table:style-name="ce294"/>
          <table:table-cell table:style-name="ce296"/>
          <table:table-cell table:style-name="ce296" office:value-type="float" office:value="249" calcext:value-type="float">
            <text:p>249</text:p>
          </table:table-cell>
          <table:table-cell table:style-name="ce301"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278" office:value-type="string" calcext:value-type="string">
            <text:p>Corcaigh Bu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289" office:value-type="string" calcext:value-type="string">
            <text:p>52.1658333,-9.771944444444445</text:p>
          </table:table-cell>
          <table:table-cell table:style-name="ce2" office:value-type="float" office:value="5747690" calcext:value-type="float">
            <text:p>5747690</text:p>
          </table:table-cell>
          <table:table-cell table:style-name="ce293" office:value-type="float" office:value="24576" calcext:value-type="float">
            <text:p>24576</text:p>
          </table:table-cell>
          <table:table-cell table:style-name="ce296"/>
          <table:table-cell table:style-name="ce296" office:value-type="float" office:value="250" calcext:value-type="float">
            <text:p>250</text:p>
          </table:table-cell>
          <table:table-cell table:style-name="ce301"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349cm" draw:caption-point-x="-0.407cm" draw:caption-point-y="-0.81c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289" office:value-type="string" calcext:value-type="string">
            <text:p>52.1916667,-9.5325</text:p>
          </table:table-cell>
          <table:table-cell table:style-name="ce2" office:value-type="float" office:value="6343125" calcext:value-type="float">
            <text:p>6343125</text:p>
          </table:table-cell>
          <table:table-cell table:style-name="ce294"/>
          <table:table-cell table:style-name="ce296"/>
          <table:table-cell table:style-name="ce296" office:value-type="float" office:value="251" calcext:value-type="float">
            <text:p>251</text:p>
          </table:table-cell>
          <table:table-cell table:style-name="ce301"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278" office:value-type="string" calcext:value-type="string">
            <text:p>Gort an tSléibhe</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289" office:value-type="string" calcext:value-type="string">
            <text:p>52.2266667,-9.581944444444444</text:p>
          </table:table-cell>
          <table:table-cell table:style-name="ce2" office:value-type="float" office:value="6351605" calcext:value-type="float">
            <text:p>6351605</text:p>
          </table:table-cell>
          <table:table-cell table:style-name="ce293" office:value-type="float" office:value="24293" calcext:value-type="float">
            <text:p>24293</text:p>
          </table:table-cell>
          <table:table-cell table:style-name="ce296"/>
          <table:table-cell table:style-name="ce296" office:value-type="float" office:value="252" calcext:value-type="float">
            <text:p>252</text:p>
          </table:table-cell>
          <table:table-cell table:style-name="ce301"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6">
          <table:table-cell table:style-name="ce4"/>
          <table:table-cell table:style-name="ce4" office:value-type="string" calcext:value-type="string">
            <text:p>en</text:p>
          </table:table-cell>
          <table:table-cell table:style-name="ce4" office:value-type="string" calcext:value-type="string">
            <office:annotation draw:style-name="gr1" draw:text-style-name="P2" svg:width="15.877cm" svg:height="1.508cm" svg:x="11.428cm" svg:y="7.355cm" draw:caption-point-x="-0.407cm" draw:caption-point-y="-0.81c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text:p>
          </table:table-cell>
          <table:table-cell table:style-name="ce4"/>
          <table:table-cell table:style-name="ce280"/>
          <table:table-cell table:style-name="ce20" office:value-type="string" calcext:value-type="string">
            <text:p>Q2221906</text:p>
          </table:table-cell>
          <table:table-cell table:style-name="ce28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290" office:value-type="string" calcext:value-type="string">
            <text:p>52.2336111,-9.540833333333333</text:p>
          </table:table-cell>
          <table:table-cell table:style-name="ce4"/>
          <table:table-cell table:style-name="ce295"/>
          <table:table-cell table:style-name="ce297"/>
          <table:table-cell table:style-name="ce297" office:value-type="float" office:value="253" calcext:value-type="float">
            <text:p>253</text:p>
          </table:table-cell>
          <table:table-cell table:style-name="ce302"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6">
          <table:table-cell table:style-name="ce4"/>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280"/>
          <table:table-cell table:style-name="ce20" office:value-type="string" calcext:value-type="string">
            <text:p>Q2221906</text:p>
          </table:table-cell>
          <table:table-cell table:style-name="ce28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290" office:value-type="string" calcext:value-type="string">
            <text:p>52.2336111,-9.540833333333333</text:p>
          </table:table-cell>
          <table:table-cell table:style-name="ce4"/>
          <table:table-cell table:style-name="ce295"/>
          <table:table-cell table:style-name="ce297"/>
          <table:table-cell table:style-name="ce297" office:value-type="float" office:value="254" calcext:value-type="float">
            <text:p>254</text:p>
          </table:table-cell>
          <table:table-cell table:style-name="ce302"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278" office:value-type="string" calcext:value-type="string">
            <text:p>Tigh na hAille</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289" office:value-type="string" calcext:value-type="string">
            <text:p>52.1247222,-9.7575</text:p>
          </table:table-cell>
          <table:table-cell table:style-name="ce2" office:value-type="float" office:value="6296323" calcext:value-type="float">
            <text:p>6296323</text:p>
          </table:table-cell>
          <table:table-cell table:style-name="ce294"/>
          <table:table-cell table:style-name="ce296"/>
          <table:table-cell table:style-name="ce298" office:value-type="float" office:value="255.256" calcext:value-type="float">
            <text:p>255,256</text:p>
          </table:table-cell>
          <table:table-cell table:style-name="ce301"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Tralee</text:p>
          </table:table-cell>
          <table:table-cell table:style-name="ce2" office:value-type="string" calcext:value-type="string">
            <text:p>Tralee Townland, Co. Kerry</text:p>
          </table:table-cell>
          <table:table-cell table:style-name="ce278" office:value-type="string" calcext:value-type="string">
            <text:p>Trá L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289" office:value-type="string" calcext:value-type="string">
            <text:p>52.2680556,-9.710277777777778</text:p>
          </table:table-cell>
          <table:table-cell table:style-name="ce2" office:value-type="float" office:value="6334675" calcext:value-type="float">
            <text:p>6334675</text:p>
          </table:table-cell>
          <table:table-cell table:style-name="ce293" office:value-type="float" office:value="22036" calcext:value-type="float">
            <text:p>22036</text:p>
          </table:table-cell>
          <table:table-cell table:style-name="ce296"/>
          <table:table-cell table:style-name="ce296" office:value-type="string" calcext:value-type="string">
            <text:p>256A</text:p>
          </table:table-cell>
          <table:table-cell table:style-name="ce301"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278" office:value-type="string" calcext:value-type="string">
            <text:p>Baile Uí Fhaolá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291" office:value-type="string" calcext:value-type="string">
            <text:p>52.4575,-8.823888888888888</text:p>
          </table:table-cell>
          <table:table-cell table:style-name="ce2" office:value-type="float" office:value="6054256" calcext:value-type="float">
            <text:p>6054256</text:p>
          </table:table-cell>
          <table:table-cell table:style-name="ce293" office:value-type="float" office:value="30557" calcext:value-type="float">
            <text:p>30557</text:p>
          </table:table-cell>
          <table:table-cell table:style-name="ce296"/>
          <table:table-cell table:style-name="ce296" office:value-type="float" office:value="257" calcext:value-type="float">
            <text:p>257</text:p>
          </table:table-cell>
          <table:table-cell table:style-name="ce301"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278" office:value-type="string" calcext:value-type="string">
            <text:p>Baile an Gharra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289" office:value-type="string" calcext:value-type="string">
            <text:p>52.3819444,-8.377222222222223</text:p>
          </table:table-cell>
          <table:table-cell table:style-name="ce2" office:value-type="float" office:value="5959013" calcext:value-type="float">
            <text:p>5959013</text:p>
          </table:table-cell>
          <table:table-cell table:style-name="ce293" office:value-type="float" office:value="30936" calcext:value-type="float">
            <text:p>30936</text:p>
          </table:table-cell>
          <table:table-cell table:style-name="ce296"/>
          <table:table-cell table:style-name="ce296" office:value-type="float" office:value="258" calcext:value-type="float">
            <text:p>258</text:p>
          </table:table-cell>
          <table:table-cell table:style-name="ce301"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278" office:value-type="string" calcext:value-type="string">
            <text:p>Garraí an Phúc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291" office:value-type="string" calcext:value-type="string">
            <text:p>52.3286111,-8.562777777777779</text:p>
          </table:table-cell>
          <table:table-cell table:style-name="ce2" office:value-type="float" office:value="5342510" calcext:value-type="float">
            <text:p>5342510</text:p>
          </table:table-cell>
          <table:table-cell table:style-name="ce293" office:value-type="float" office:value="30798" calcext:value-type="float">
            <text:p>30798</text:p>
          </table:table-cell>
          <table:table-cell table:style-name="ce296"/>
          <table:table-cell table:style-name="ce296" office:value-type="float" office:value="259" calcext:value-type="float">
            <text:p>259</text:p>
          </table:table-cell>
          <table:table-cell table:style-name="ce301"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278" office:value-type="string" calcext:value-type="string">
            <text:p>An Caisleán Nu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291" office:value-type="string" calcext:value-type="string">
            <text:p>52.2758333,-8.105277777777777</text:p>
          </table:table-cell>
          <table:table-cell table:style-name="ce2" office:value-type="float" office:value="5568441" calcext:value-type="float">
            <text:p>5568441</text:p>
          </table:table-cell>
          <table:table-cell table:style-name="ce293" office:value-type="float" office:value="47983" calcext:value-type="float">
            <text:p>47983</text:p>
          </table:table-cell>
          <table:table-cell table:style-name="ce296"/>
          <table:table-cell table:style-name="ce296" office:value-type="float" office:value="260" calcext:value-type="float">
            <text:p>260</text:p>
          </table:table-cell>
          <table:table-cell table:style-name="ce301"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289" office:value-type="string" calcext:value-type="string">
            <text:p>52.2216667,-7.758055555555556</text:p>
          </table:table-cell>
          <table:table-cell table:style-name="ce2" office:value-type="float" office:value="5554449" calcext:value-type="float">
            <text:p>5554449</text:p>
          </table:table-cell>
          <table:table-cell table:style-name="ce294"/>
          <table:table-cell table:style-name="ce296"/>
          <table:table-cell table:style-name="ce296" office:value-type="float" office:value="261" calcext:value-type="float">
            <text:p>261</text:p>
          </table:table-cell>
          <table:table-cell table:style-name="ce301"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278" office:value-type="string" calcext:value-type="string">
            <text:p>Suí Mochud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289" office:value-type="string" calcext:value-type="string">
            <text:p>52.1994444,-7.998888888888889</text:p>
          </table:table-cell>
          <table:table-cell table:style-name="ce2" office:value-type="float" office:value="5513598" calcext:value-type="float">
            <text:p>5513598</text:p>
          </table:table-cell>
          <table:table-cell table:style-name="ce293" office:value-type="float" office:value="50003" calcext:value-type="float">
            <text:p>50003</text:p>
          </table:table-cell>
          <table:table-cell table:style-name="ce296"/>
          <table:table-cell table:style-name="ce296" office:value-type="float" office:value="262" calcext:value-type="float">
            <text:p>262</text:p>
          </table:table-cell>
          <table:table-cell table:style-name="ce301"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4">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2.383cm" draw:caption-point-x="-0.407cm" draw:caption-point-y="-0.811c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278" office:value-type="string" calcext:value-type="string">
            <text:p>Ard Ó Séast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289" office:value-type="string" calcext:value-type="string">
            <text:p>51.9441667, -7.729166666666667</text:p>
          </table:table-cell>
          <table:table-cell table:style-name="ce2" office:value-type="float" office:value="5902807" calcext:value-type="float">
            <text:p>5902807</text:p>
          </table:table-cell>
          <table:table-cell table:style-name="ce293" office:value-type="float" office:value="50546" calcext:value-type="float">
            <text:p>50546</text:p>
          </table:table-cell>
          <table:table-cell table:style-name="ce296"/>
          <table:table-cell table:style-name="ce296" office:value-type="string" calcext:value-type="string">
            <text:p>263,264,265</text:p>
          </table:table-cell>
          <table:table-cell table:style-name="ce301"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Dromore</text:p>
          </table:table-cell>
          <table:table-cell table:style-name="ce2" office:value-type="string" calcext:value-type="string">
            <text:p>Dromore Townland, Co. Waterford</text:p>
          </table:table-cell>
          <table:table-cell table:style-name="ce278" office:value-type="string" calcext:value-type="string">
            <text:p>An Drom Mór</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289" office:value-type="string" calcext:value-type="string">
            <text:p>52.0644444,-7.848888888888888</text:p>
          </table:table-cell>
          <table:table-cell table:style-name="ce2" office:value-type="float" office:value="5892072" calcext:value-type="float">
            <text:p>5892072</text:p>
          </table:table-cell>
          <table:table-cell table:style-name="ce293" office:value-type="float" office:value="49454" calcext:value-type="float">
            <text:p>49454</text:p>
          </table:table-cell>
          <table:table-cell table:style-name="ce296"/>
          <table:table-cell table:style-name="ce298" office:value-type="string" calcext:value-type="string">
            <text:p>266,267,268</text:p>
          </table:table-cell>
          <table:table-cell table:style-name="ce301"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278" office:value-type="string" calcext:value-type="string">
            <text:p>Cois na Gráins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289" office:value-type="string" calcext:value-type="string">
            <text:p>51.9883333,-7.755833333333333</text:p>
          </table:table-cell>
          <table:table-cell table:style-name="ce2" office:value-type="float" office:value="5902828" calcext:value-type="float">
            <text:p>5902828</text:p>
          </table:table-cell>
          <table:table-cell table:style-name="ce293" office:value-type="float" office:value="50630" calcext:value-type="float">
            <text:p>50630</text:p>
          </table:table-cell>
          <table:table-cell table:style-name="ce296"/>
          <table:table-cell table:style-name="ce296" office:value-type="float" office:value="269" calcext:value-type="float">
            <text:p>269</text:p>
          </table:table-cell>
          <table:table-cell table:style-name="ce301"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yvoony</text:p>
          </table:table-cell>
          <table:table-cell table:style-name="ce2" office:value-type="string" calcext:value-type="string">
            <text:p>Ballyvoony Townland, Co. Waterford</text:p>
          </table:table-cell>
          <table:table-cell table:style-name="ce278" office:value-type="string" calcext:value-type="string">
            <text:p>Baile Uí Mhúinigh</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289" office:value-type="string" calcext:value-type="string">
            <text:p>52.1333333,-7.439166666666667</text:p>
          </table:table-cell>
          <table:table-cell table:style-name="ce2" office:value-type="float" office:value="5675582" calcext:value-type="float">
            <text:p>5675582</text:p>
          </table:table-cell>
          <table:table-cell table:style-name="ce293" office:value-type="float" office:value="49702" calcext:value-type="float">
            <text:p>49702</text:p>
          </table:table-cell>
          <table:table-cell table:style-name="ce296"/>
          <table:table-cell table:style-name="ce298" office:value-type="float" office:value="270.271" calcext:value-type="float">
            <text:p>270,271</text:p>
          </table:table-cell>
          <table:table-cell table:style-name="ce301"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278" office:value-type="string" calcext:value-type="string">
            <text:p>Drom Lóchá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289" office:value-type="string" calcext:value-type="string">
            <text:p>52.1630556,-7.468055555555556</text:p>
          </table:table-cell>
          <table:table-cell table:style-name="ce2" office:value-type="float" office:value="5675587" calcext:value-type="float">
            <text:p>5675587</text:p>
          </table:table-cell>
          <table:table-cell table:style-name="ce293" office:value-type="float" office:value="49746" calcext:value-type="float">
            <text:p>49746</text:p>
          </table:table-cell>
          <table:table-cell table:style-name="ce296"/>
          <table:table-cell table:style-name="ce298" office:value-type="string" calcext:value-type="string">
            <text:p>272,273,274,275,276,277,278,279,280,281</text:p>
          </table:table-cell>
          <table:table-cell table:style-name="ce301"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Fox's Castle</text:p>
          </table:table-cell>
          <table:table-cell table:style-name="ce2" office:value-type="string" calcext:value-type="string">
            <text:p>Fox’s Castle Townland, Co. Waterford</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291" office:value-type="string" calcext:value-type="string">
            <text:p>52.1552778,-7.495</text:p>
          </table:table-cell>
          <table:table-cell table:style-name="ce2" office:value-type="float" office:value="5700944" calcext:value-type="float">
            <text:p>5700944</text:p>
          </table:table-cell>
          <table:table-cell table:style-name="ce294"/>
          <table:table-cell table:style-name="ce296"/>
          <table:table-cell table:style-name="ce296" office:value-type="float" office:value="282" calcext:value-type="float">
            <text:p>282</text:p>
          </table:table-cell>
          <table:table-cell table:style-name="ce301"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15.451cm" draw:caption-point-x="-0.407cm" draw:caption-point-y="-0.81c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278" office:value-type="string" calcext:value-type="string">
            <text:p>Garrán Mhiolúin Íochtarach</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289" office:value-type="string" calcext:value-type="string">
            <text:p>52.1913889,-7.483333333333333</text:p>
          </table:table-cell>
          <table:table-cell table:style-name="ce2" office:value-type="float" office:value="5678108" calcext:value-type="float">
            <text:p>5678108</text:p>
          </table:table-cell>
          <table:table-cell table:style-name="ce293" office:value-type="float" office:value="49738" calcext:value-type="float">
            <text:p>49738</text:p>
          </table:table-cell>
          <table:table-cell table:style-name="ce296"/>
          <table:table-cell table:style-name="ce296" office:value-type="float" office:value="283.284" calcext:value-type="float">
            <text:p>283,284</text:p>
          </table:table-cell>
          <table:table-cell table:style-name="ce301"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Kilbeg</text:p>
          </table:table-cell>
          <table:table-cell table:style-name="ce2" office:value-type="string" calcext:value-type="string">
            <text:p>Kilbeg Townland, Co. Waterford</text:p>
          </table:table-cell>
          <table:table-cell table:style-name="ce278" office:value-type="string" calcext:value-type="string">
            <text:p>An Chill Bheag</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289" office:value-type="string" calcext:value-type="string">
            <text:p>52.1102778,-7.544722222222222</text:p>
          </table:table-cell>
          <table:table-cell table:style-name="ce2" office:value-type="float" office:value="5686922" calcext:value-type="float">
            <text:p>5686922</text:p>
          </table:table-cell>
          <table:table-cell table:style-name="ce293" office:value-type="float" office:value="49367" calcext:value-type="float">
            <text:p>49367</text:p>
          </table:table-cell>
          <table:table-cell table:style-name="ce296"/>
          <table:table-cell table:style-name="ce296" office:value-type="float" office:value="285" calcext:value-type="float">
            <text:p>285</text:p>
          </table:table-cell>
          <table:table-cell table:style-name="ce301"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289" office:value-type="string" calcext:value-type="string">
            <text:p>52.0905556,-7.549722222222222</text:p>
          </table:table-cell>
          <table:table-cell table:style-name="ce2" office:value-type="float" office:value="5686923" calcext:value-type="float">
            <text:p>5686923</text:p>
          </table:table-cell>
          <table:table-cell table:style-name="ce294"/>
          <table:table-cell table:style-name="ce296"/>
          <table:table-cell table:style-name="ce298" office:value-type="string" calcext:value-type="string">
            <text:p>286,287,288,289,290</text:p>
          </table:table-cell>
          <table:table-cell table:style-name="ce301"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molash</text:p>
          </table:table-cell>
          <table:table-cell table:style-name="ce2" office:value-type="string" calcext:value-type="string">
            <text:p>Kilmolash Townland, Co. Waterford</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289" office:value-type="string" calcext:value-type="string">
            <text:p>52.1025,-7.804444444444444</text:p>
          </table:table-cell>
          <table:table-cell table:style-name="ce2" office:value-type="float" office:value="5845852" calcext:value-type="float">
            <text:p>5845852</text:p>
          </table:table-cell>
          <table:table-cell table:style-name="ce294"/>
          <table:table-cell table:style-name="ce296"/>
          <table:table-cell table:style-name="ce296" office:value-type="float" office:value="291" calcext:value-type="float">
            <text:p>291</text:p>
          </table:table-cell>
          <table:table-cell table:style-name="ce301"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nockboy</text:p>
          </table:table-cell>
          <table:table-cell table:style-name="ce2" office:value-type="string" calcext:value-type="string">
            <text:p>Knockboy Townland, Co. Waterford</text:p>
          </table:table-cell>
          <table:table-cell table:style-name="ce278" office:value-type="string" calcext:value-type="string">
            <text:p>An Cnoc Bu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289" office:value-type="string" calcext:value-type="string">
            <text:p>52.1113889,-7.6</text:p>
          </table:table-cell>
          <table:table-cell table:style-name="ce2" office:value-type="float" office:value="5735901" calcext:value-type="float">
            <text:p>5735901</text:p>
          </table:table-cell>
          <table:table-cell table:style-name="ce293" office:value-type="float" office:value="49481" calcext:value-type="float">
            <text:p>49481</text:p>
          </table:table-cell>
          <table:table-cell table:style-name="ce296"/>
          <table:table-cell table:style-name="ce298" office:value-type="string" calcext:value-type="string">
            <text:p>292,293,294,295,296,297,298,299</text:p>
          </table:table-cell>
          <table:table-cell table:style-name="ce301"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6">
          <table:table-cell table:style-name="ce4"/>
          <table:table-cell table:style-name="ce4" office:value-type="string" calcext:value-type="string">
            <text:p>en</text:p>
          </table:table-cell>
          <table:table-cell table:style-name="ce4" office:value-type="string" calcext:value-type="string">
            <office:annotation draw:style-name="gr9" draw:text-style-name="P2" svg:width="15.877cm" svg:height="1.507cm" svg:x="11.428cm" svg:y="17.966cm" draw:caption-point-x="-0.407cm" draw:caption-point-y="-0.811cm">
              <dc:date>2020-02-16T00:00:00</dc:date>
              <text:p text:style-name="P1"><text:span text:style-name="T1">nicht vorhanden</text:span></text:p>
              <text:p text:style-name="P1"><text:span text:style-name="T1"><text:tab/></text:span><text:span text:style-name="T1">-Florian Thiery</text:span></text:p>
            </office:annotation>
            <text:p>Old Island</text:p>
          </table:table-cell>
          <table:table-cell table:style-name="ce4"/>
          <table:table-cell table:style-name="ce280"/>
          <table:table-cell table:style-name="ce20" office:value-type="string" calcext:value-type="string">
            <text:p>Q2221906</text:p>
          </table:table-cell>
          <table:table-cell table:style-name="ce285"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290" office:value-type="string" calcext:value-type="string">
            <text:p>52.1608333,-7.59</text:p>
          </table:table-cell>
          <table:table-cell table:style-name="ce4"/>
          <table:table-cell table:style-name="ce295"/>
          <table:table-cell table:style-name="ce297"/>
          <table:table-cell table:style-name="ce297" office:value-type="float" office:value="300" calcext:value-type="float">
            <text:p>300</text:p>
          </table:table-cell>
          <table:table-cell table:style-name="ce302"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278" office:value-type="string" calcext:value-type="string">
            <text:p>Tuar an Churraigh</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289" office:value-type="string" calcext:value-type="string">
            <text:p>52.2672222,-7.746944444444445</text:p>
          </table:table-cell>
          <table:table-cell table:style-name="ce2" office:value-type="float" office:value="5639955" calcext:value-type="float">
            <text:p>5639955</text:p>
          </table:table-cell>
          <table:table-cell table:style-name="ce293" office:value-type="float" office:value="49201" calcext:value-type="float">
            <text:p>49201</text:p>
          </table:table-cell>
          <table:table-cell table:style-name="ce296"/>
          <table:table-cell table:style-name="ce296" office:value-type="float" office:value="301" calcext:value-type="float">
            <text:p>301</text:p>
          </table:table-cell>
          <table:table-cell table:style-name="ce301"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278" office:value-type="string" calcext:value-type="string">
            <text:p>Baile Mhiolú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289" office:value-type="string" calcext:value-type="string">
            <text:p>52.185,-7.226666666666667</text:p>
          </table:table-cell>
          <table:table-cell table:style-name="ce2" office:value-type="float" office:value="5651269" calcext:value-type="float">
            <text:p>5651269</text:p>
          </table:table-cell>
          <table:table-cell table:style-name="ce293" office:value-type="float" office:value="50492" calcext:value-type="float">
            <text:p>50492</text:p>
          </table:table-cell>
          <table:table-cell table:style-name="ce296"/>
          <table:table-cell table:style-name="ce296" office:value-type="float" office:value="302" calcext:value-type="float">
            <text:p>302</text:p>
          </table:table-cell>
          <table:table-cell table:style-name="ce301"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19.473cm" draw:caption-point-x="-0.407cm" draw:caption-point-y="-0.81c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text:p>
          </table:table-cell>
          <table:table-cell table:style-name="ce2" office:value-type="string" calcext:value-type="string">
            <text:p>Ballyquin Townland, Co. Waterford</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289" office:value-type="string" calcext:value-type="string">
            <text:p>52.3111111,-7.385000000000001</text:p>
          </table:table-cell>
          <table:table-cell table:style-name="ce2" office:value-type="float" office:value="5644373" calcext:value-type="float">
            <text:p>5644373</text:p>
          </table:table-cell>
          <table:table-cell table:style-name="ce293"/>
          <table:table-cell table:style-name="ce296"/>
          <table:table-cell table:style-name="ce296" office:value-type="float" office:value="303" calcext:value-type="float">
            <text:p>303</text:p>
          </table:table-cell>
          <table:table-cell table:style-name="ce301"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9.976cm" draw:caption-point-x="-0.407cm" draw:caption-point-y="-0.811c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291" office:value-type="string" calcext:value-type="string">
            <text:p>52.3305556,-7.391111111111112</text:p>
          </table:table-cell>
          <table:table-cell table:style-name="ce2" office:value-type="float" office:value="5644386" calcext:value-type="float">
            <text:p>5644386</text:p>
          </table:table-cell>
          <table:table-cell table:style-name="ce293"/>
          <table:table-cell table:style-name="ce296"/>
          <table:table-cell table:style-name="ce296" office:value-type="float" office:value="304" calcext:value-type="float">
            <text:p>304</text:p>
          </table:table-cell>
          <table:table-cell table:style-name="ce301"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479cm" draw:caption-point-x="-0.407cm" draw:caption-point-y="-0.811c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289" office:value-type="string" calcext:value-type="string">
            <text:p>52.3241667,-7.379166666666666</text:p>
          </table:table-cell>
          <table:table-cell table:style-name="ce2" office:value-type="float" office:value="5644389" calcext:value-type="float">
            <text:p>5644389</text:p>
          </table:table-cell>
          <table:table-cell table:style-name="ce293"/>
          <table:table-cell table:style-name="ce296"/>
          <table:table-cell table:style-name="ce296" office:value-type="float" office:value="305" calcext:value-type="float">
            <text:p>305</text:p>
          </table:table-cell>
          <table:table-cell table:style-name="ce301"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981cm" draw:caption-point-x="-0.407cm" draw:caption-point-y="-0.81c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278" office:value-type="string" calcext:value-type="string">
            <text:p>Cnoc an Leathbhaile</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289" office:value-type="string" calcext:value-type="string">
            <text:p>52.3263889,-7.511666666666667</text:p>
          </table:table-cell>
          <table:table-cell table:style-name="ce2" office:value-type="float" office:value="5642056" calcext:value-type="float">
            <text:p>5642056</text:p>
          </table:table-cell>
          <table:table-cell table:style-name="ce293" office:value-type="float" office:value="49103" calcext:value-type="float">
            <text:p>49103</text:p>
          </table:table-cell>
          <table:table-cell table:style-name="ce296"/>
          <table:table-cell table:style-name="ce296" office:value-type="float" office:value="306" calcext:value-type="float">
            <text:p>306</text:p>
          </table:table-cell>
          <table:table-cell table:style-name="ce301"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21.484cm" draw:caption-point-x="-0.407cm" draw:caption-point-y="-0.811c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278" office:value-type="string" calcext:value-type="string">
            <text:p>Bearna na Gaoithe</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289" office:value-type="string" calcext:value-type="string">
            <text:p>52.3419444,-7.487777777777778</text:p>
          </table:table-cell>
          <table:table-cell table:style-name="ce2" office:value-type="float" office:value="5644403" calcext:value-type="float">
            <text:p>5644403</text:p>
          </table:table-cell>
          <table:table-cell table:style-name="ce293" office:value-type="float" office:value="49060" calcext:value-type="float">
            <text:p>49060</text:p>
          </table:table-cell>
          <table:table-cell table:style-name="ce296"/>
          <table:table-cell table:style-name="ce299" office:value-type="float" office:value="307.308" calcext:value-type="float">
            <text:p>307,308</text:p>
          </table:table-cell>
          <table:table-cell table:style-name="ce301"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278" office:value-type="string" calcext:value-type="string">
            <text:p>Carn Coim</text:p>
          </table:table-cell>
          <table:table-cell table:style-name="ce19" office:value-type="string" calcext:value-type="string">
            <text:p>Q2151232</text:p>
          </table:table-cell>
          <table:table-cell table:style-name="ce284"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289" office:value-type="string" calcext:value-type="string">
            <text:p>54.8030556,-6.183333333333334</text:p>
          </table:table-cell>
          <table:table-cell table:style-name="ce2" office:value-type="float" office:value="4149573" calcext:value-type="float">
            <text:p>4149573</text:p>
          </table:table-cell>
          <table:table-cell table:style-name="ce293" office:value-type="float" office:value="61366" calcext:value-type="float">
            <text:p>61366</text:p>
          </table:table-cell>
          <table:table-cell table:style-name="ce296"/>
          <table:table-cell table:style-name="ce298" office:value-type="string" calcext:value-type="string">
            <text:p>309,310</text:p>
          </table:table-cell>
          <table:table-cell table:style-name="ce301"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278" office:value-type="string" calcext:value-type="string">
            <text:p>Droim Conmhaoil</text:p>
          </table:table-cell>
          <table:table-cell table:style-name="ce19" office:value-type="string" calcext:value-type="string">
            <text:p>Q2151232</text:p>
          </table:table-cell>
          <table:table-cell table:style-name="ce284"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289" office:value-type="string" calcext:value-type="string">
            <text:p>54.3072222,-6.655277777777778</text:p>
          </table:table-cell>
          <table:table-cell table:style-name="ce2" office:value-type="float" office:value="5326637" calcext:value-type="float">
            <text:p>5326637</text:p>
          </table:table-cell>
          <table:table-cell table:style-name="ce293"/>
          <table:table-cell table:style-name="ce296"/>
          <table:table-cell table:style-name="ce296" office:value-type="float" office:value="311" calcext:value-type="float">
            <text:p>311</text:p>
          </table:table-cell>
          <table:table-cell table:style-name="ce301"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278" office:value-type="string" calcext:value-type="string">
            <text:p>Ráth an Tamha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289" office:value-type="string" calcext:value-type="string">
            <text:p>53.805,-6.954444444444444</text:p>
          </table:table-cell>
          <table:table-cell table:style-name="ce2" office:value-type="float" office:value="4630934" calcext:value-type="float">
            <text:p>4630934</text:p>
          </table:table-cell>
          <table:table-cell table:style-name="ce293" office:value-type="float" office:value="3796" calcext:value-type="float">
            <text:p>3796</text:p>
          </table:table-cell>
          <table:table-cell table:style-name="ce296"/>
          <table:table-cell table:style-name="ce296" office:value-type="float" office:value="312" calcext:value-type="float">
            <text:p>312</text:p>
          </table:table-cell>
          <table:table-cell table:style-name="ce301"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23.494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289" office:value-type="string" calcext:value-type="string">
            <text:p>53.7944444,-7.209444444444444</text:p>
          </table:table-cell>
          <table:table-cell table:style-name="ce2" office:value-type="float" office:value="4584217" calcext:value-type="float">
            <text:p>4584217</text:p>
          </table:table-cell>
          <table:table-cell table:style-name="ce293"/>
          <table:table-cell table:style-name="ce296"/>
          <table:table-cell table:style-name="ce296" office:value-type="float" office:value="313" calcext:value-type="float">
            <text:p>313</text:p>
          </table:table-cell>
          <table:table-cell table:style-name="ce301"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281"/>
          <table:table-cell table:style-name="ce19" office:value-type="string" calcext:value-type="string">
            <text:p>Q2151232</text:p>
          </table:table-cell>
          <table:table-cell table:style-name="ce284" office:value-type="string" calcext:value-type="string">
            <office:annotation draw:style-name="gr1" draw:text-style-name="P2" svg:width="11.505cm" svg:height="1.508cm" svg:x="27.305cm" svg:y="23.998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289" office:value-type="string" calcext:value-type="string">
            <text:p>54.6086111,-7.871111111111111</text:p>
          </table:table-cell>
          <table:table-cell table:style-name="ce2" office:value-type="float" office:value="4087469" calcext:value-type="float">
            <text:p>4087469</text:p>
          </table:table-cell>
          <table:table-cell table:style-name="ce293" office:value-type="float" office:value="14203" calcext:value-type="float">
            <text:p>14203</text:p>
          </table:table-cell>
          <table:table-cell table:style-name="ce296"/>
          <table:table-cell table:style-name="ce296" office:value-type="float" office:value="314" calcext:value-type="float">
            <text:p>314</text:p>
          </table:table-cell>
          <table:table-cell table:style-name="ce301"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278" office:value-type="string" calcext:value-type="string">
            <text:p>Mullach an Chnoic</text:p>
          </table:table-cell>
          <table:table-cell table:style-name="ce19" office:value-type="string" calcext:value-type="string">
            <text:p>Q2151232</text:p>
          </table:table-cell>
          <table:table-cell table:style-name="ce284"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289" office:value-type="string" calcext:value-type="string">
            <text:p>54.3622222,-7.5175</text:p>
          </table:table-cell>
          <table:table-cell table:style-name="ce2" office:value-type="float" office:value="3572741" calcext:value-type="float">
            <text:p>3572741</text:p>
          </table:table-cell>
          <table:table-cell table:style-name="ce293" office:value-type="float" office:value="121032" calcext:value-type="float">
            <text:p>121032</text:p>
          </table:table-cell>
          <table:table-cell table:style-name="ce296"/>
          <table:table-cell table:style-name="ce296" office:value-type="float" office:value="315" calcext:value-type="float">
            <text:p>315</text:p>
          </table:table-cell>
          <table:table-cell table:style-name="ce301"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25.002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278" office:value-type="string" calcext:value-type="string">
            <text:p>Dun-a-lios</text:p>
          </table:table-cell>
          <table:table-cell table:style-name="ce19" office:value-type="string" calcext:value-type="string">
            <text:p>Q2151232</text:p>
          </table:table-cell>
          <table:table-cell table:style-name="ce286"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289" office:value-type="string" calcext:value-type="string">
            <text:p>55.1166667,-6.7444444444444445</text:p>
          </table:table-cell>
          <table:table-cell table:style-name="ce2" office:value-type="float" office:value="4617106" calcext:value-type="float">
            <text:p>4617106</text:p>
          </table:table-cell>
          <table:table-cell table:style-name="ce293" office:value-type="float" office:value="57618" calcext:value-type="float">
            <text:p>57618</text:p>
          </table:table-cell>
          <table:table-cell table:style-name="ce296"/>
          <table:table-cell table:style-name="ce296" office:value-type="float" office:value="316" calcext:value-type="float">
            <text:p>316</text:p>
          </table:table-cell>
          <table:table-cell table:style-name="ce301"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278" office:value-type="string" calcext:value-type="string">
            <text:p>Achadh Scriobach</text:p>
          </table:table-cell>
          <table:table-cell table:style-name="ce19" office:value-type="string" calcext:value-type="string">
            <text:p>Q2151232</text:p>
          </table:table-cell>
          <table:table-cell table:style-name="ce284"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289" office:value-type="string" calcext:value-type="string">
            <text:p>54.6994444,-7.047777777777777</text:p>
          </table:table-cell>
          <table:table-cell table:style-name="ce2" office:value-type="float" office:value="4555833" calcext:value-type="float">
            <text:p>4555833</text:p>
          </table:table-cell>
          <table:table-cell table:style-name="ce293" office:value-type="float" office:value="65249" calcext:value-type="float">
            <text:p>65249</text:p>
          </table:table-cell>
          <table:table-cell table:style-name="ce296"/>
          <table:table-cell table:style-name="ce296" office:value-type="float" office:value="317" calcext:value-type="float">
            <text:p>317</text:p>
          </table:table-cell>
          <table:table-cell table:style-name="ce301"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5" table:number-rows-repeated="800">
          <table:table-cell table:style-name="ce2" table:number-columns-repeated="4"/>
          <table:table-cell table:style-name="ce278"/>
          <table:table-cell table:style-name="ce19"/>
          <table:table-cell table:style-name="ce284"/>
          <table:table-cell table:style-name="ce2" table:number-columns-repeated="5"/>
          <table:table-cell table:style-name="ce289"/>
          <table:table-cell table:style-name="ce2"/>
          <table:table-cell table:style-name="ce293"/>
          <table:table-cell table:style-name="ce296" table:number-columns-repeated="2"/>
          <table:table-cell table:style-name="ce303"/>
          <table:table-cell table:number-columns-repeated="1006"/>
        </table:table-row>
        <table:table-row table:style-name="ro5" table:number-rows-repeated="3">
          <table:table-cell table:number-columns-repeated="4"/>
          <table:table-cell table:style-name="ce282"/>
          <table:table-cell table:style-name="ce21"/>
          <table:table-cell table:style-name="ce287"/>
          <table:table-cell table:number-columns-repeated="5"/>
          <table:table-cell table:style-name="ce292"/>
          <table:table-cell/>
          <table:table-cell table:style-name="ce293"/>
          <table:table-cell table:style-name="ce296" table:number-columns-repeated="2"/>
          <table:table-cell table:style-name="ce303"/>
          <table:table-cell table:number-columns-repeated="1006"/>
        </table:table-row>
        <table:table-row table:style-name="ro4" table:number-rows-repeated="1047575">
          <table:table-cell table:number-columns-repeated="1024"/>
        </table:table-row>
        <table:table-row table:style-name="ro8" table:number-rows-repeated="147">
          <table:table-cell table:number-columns-repeated="1024"/>
        </table:table-row>
        <table:table-row table:style-name="ro8">
          <table:table-cell table:number-columns-repeated="1024"/>
        </table:table-row>
        <calcext:conditional-formats>
          <calcext:conditional-format calcext:target-range-address="Q131438_3.O1:Q131438_3.Q853">
            <calcext:condition calcext:apply-style-name="ConditionalStyle_1" calcext:value="contains-text(&quot;,&quot;)" calcext:base-cell-address="Q131438_3.O1"/>
          </calcext:conditional-format>
          <calcext:conditional-format calcext:target-range-address="Q131438_3.O1:Q131438_3.O853">
            <calcext:condition calcext:apply-style-name="ConditionalStyle_2" calcext:value="contains-text(&quot;n/a&quot;)" calcext:base-cell-address="Q131438_3.O1"/>
          </calcext:conditional-format>
          <calcext:conditional-format calcext:target-range-address="Q131438_3.G1:Q131438_3.G853">
            <calcext:condition calcext:apply-style-name="ConditionalStyle_3" calcext:value="=&quot;Q26&quot;" calcext:base-cell-address="Q131438_3.G1"/>
          </calcext:conditional-format>
          <calcext:conditional-format calcext:target-range-address="Q131438_3.E1:Q131438_3.E853">
            <calcext:condition calcext:apply-style-name="ConditionalStyle_4" calcext:value="formula-is(LEN(TRIM([.E1]))=0)" calcext:base-cell-address="Q131438_3.E1"/>
          </calcext:conditional-format>
          <calcext:conditional-format calcext:target-range-address="Q131438_3.R1:Q131438_3.R853">
            <calcext:condition calcext:apply-style-name="ConditionalStyle_1" calcext:value="&gt;1" calcext:base-cell-address="Q131438_3.R1"/>
          </calcext:conditional-format>
          <calcext:conditional-format calcext:target-range-address="Q131438_3.M1:Q131438_3.M853">
            <calcext:condition calcext:apply-style-name="ConditionalStyle_4" calcext:value="contains-text(&quot;0;0&quot;)" calcext:base-cell-address="Q131438_3.M1"/>
          </calcext:conditional-format>
        </calcext:conditional-formats>
      </table:table>
      <table:table table:name="Q93195" table:style-name="ta3">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304" office:value-type="string" calcext:value-type="string">
            <text:p>alias</text:p>
          </table:table-cell>
          <table:table-cell table:style-name="ce97" office:value-type="string" calcext:value-type="string">
            <text:p>P31_is_a</text:p>
          </table:table-cell>
          <table:table-cell table:style-name="ce308"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312"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315" office:value-type="string" calcext:value-type="string">
            <text:p>P5097_logainm</text:p>
          </table:table-cell>
          <table:table-cell table:style-name="ce316" office:value-type="string" calcext:value-type="string">
            <text:p>P1545_geohive</text:p>
          </table:table-cell>
          <table:table-cell table:style-name="ce316" office:value-type="string" calcext:value-type="string">
            <text:p>ciic</text:p>
          </table:table-cell>
          <table:table-cell table:style-name="ce318"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305" office:value-type="string" calcext:value-type="string">
            <text:p>Carn Coim</text:p>
          </table:table-cell>
          <table:table-cell table:style-name="ce19" office:value-type="string" calcext:value-type="string">
            <text:p>Q2151232</text:p>
          </table:table-cell>
          <table:table-cell table:style-name="ce309"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313" office:value-type="string" calcext:value-type="string">
            <text:p>54.8030556,-6.183333333333334</text:p>
          </table:table-cell>
          <table:table-cell table:style-name="ce2" office:value-type="float" office:value="4149573" calcext:value-type="float">
            <text:p>4149573</text:p>
          </table:table-cell>
          <table:table-cell table:style-name="ce315" office:value-type="float" office:value="61366" calcext:value-type="float">
            <text:p>61366</text:p>
          </table:table-cell>
          <table:table-cell table:style-name="ce316"/>
          <table:table-cell table:style-name="ce317" office:value-type="string" calcext:value-type="string">
            <text:p>309,310</text:p>
          </table:table-cell>
          <table:table-cell table:style-name="ce319"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305" office:value-type="string" calcext:value-type="string">
            <text:p>Droim Conmhaoil</text:p>
          </table:table-cell>
          <table:table-cell table:style-name="ce19" office:value-type="string" calcext:value-type="string">
            <text:p>Q2151232</text:p>
          </table:table-cell>
          <table:table-cell table:style-name="ce309"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313" office:value-type="string" calcext:value-type="string">
            <text:p>54.3072222,-6.655277777777778</text:p>
          </table:table-cell>
          <table:table-cell table:style-name="ce2" office:value-type="float" office:value="5326637" calcext:value-type="float">
            <text:p>5326637</text:p>
          </table:table-cell>
          <table:table-cell table:style-name="ce315"/>
          <table:table-cell table:style-name="ce316"/>
          <table:table-cell table:style-name="ce316" office:value-type="float" office:value="311" calcext:value-type="float">
            <text:p>311</text:p>
          </table:table-cell>
          <table:table-cell table:style-name="ce319"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305" office:value-type="string" calcext:value-type="string">
            <text:p>Ráth an Tamhain</text:p>
          </table:table-cell>
          <table:table-cell table:style-name="ce19" office:value-type="string" calcext:value-type="string">
            <text:p>Q2151232</text:p>
          </table:table-cell>
          <table:table-cell table:style-name="ce309"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313" office:value-type="string" calcext:value-type="string">
            <text:p>53.805,-6.954444444444444</text:p>
          </table:table-cell>
          <table:table-cell table:style-name="ce2" office:value-type="float" office:value="4630934" calcext:value-type="float">
            <text:p>4630934</text:p>
          </table:table-cell>
          <table:table-cell table:style-name="ce315" office:value-type="float" office:value="3796" calcext:value-type="float">
            <text:p>3796</text:p>
          </table:table-cell>
          <table:table-cell table:style-name="ce316"/>
          <table:table-cell table:style-name="ce316" office:value-type="float" office:value="312" calcext:value-type="float">
            <text:p>312</text:p>
          </table:table-cell>
          <table:table-cell table:style-name="ce319"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2.83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306"/>
          <table:table-cell table:style-name="ce19" office:value-type="string" calcext:value-type="string">
            <text:p>Q2151232</text:p>
          </table:table-cell>
          <table:table-cell table:style-name="ce309"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313" office:value-type="string" calcext:value-type="string">
            <text:p>53.7944444,-7.209444444444444</text:p>
          </table:table-cell>
          <table:table-cell table:style-name="ce2" office:value-type="float" office:value="4584217" calcext:value-type="float">
            <text:p>4584217</text:p>
          </table:table-cell>
          <table:table-cell table:style-name="ce315"/>
          <table:table-cell table:style-name="ce316"/>
          <table:table-cell table:style-name="ce316" office:value-type="float" office:value="313" calcext:value-type="float">
            <text:p>313</text:p>
          </table:table-cell>
          <table:table-cell table:style-name="ce319"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306"/>
          <table:table-cell table:style-name="ce19" office:value-type="string" calcext:value-type="string">
            <text:p>Q2151232</text:p>
          </table:table-cell>
          <table:table-cell table:style-name="ce309" office:value-type="string" calcext:value-type="string">
            <office:annotation draw:style-name="gr1" draw:text-style-name="P2" svg:width="11.505cm" svg:height="1.508cm" svg:x="27.305cm" svg:y="3.334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313" office:value-type="string" calcext:value-type="string">
            <text:p>54.6086111,-7.871111111111111</text:p>
          </table:table-cell>
          <table:table-cell table:style-name="ce2" office:value-type="float" office:value="4087469" calcext:value-type="float">
            <text:p>4087469</text:p>
          </table:table-cell>
          <table:table-cell table:style-name="ce315" office:value-type="float" office:value="14203" calcext:value-type="float">
            <text:p>14203</text:p>
          </table:table-cell>
          <table:table-cell table:style-name="ce316"/>
          <table:table-cell table:style-name="ce316" office:value-type="float" office:value="314" calcext:value-type="float">
            <text:p>314</text:p>
          </table:table-cell>
          <table:table-cell table:style-name="ce319"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305" office:value-type="string" calcext:value-type="string">
            <text:p>Mullach an Chnoic</text:p>
          </table:table-cell>
          <table:table-cell table:style-name="ce19" office:value-type="string" calcext:value-type="string">
            <text:p>Q2151232</text:p>
          </table:table-cell>
          <table:table-cell table:style-name="ce309"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313" office:value-type="string" calcext:value-type="string">
            <text:p>54.3622222,-7.5175</text:p>
          </table:table-cell>
          <table:table-cell table:style-name="ce2" office:value-type="float" office:value="3572741" calcext:value-type="float">
            <text:p>3572741</text:p>
          </table:table-cell>
          <table:table-cell table:style-name="ce315" office:value-type="float" office:value="121032" calcext:value-type="float">
            <text:p>121032</text:p>
          </table:table-cell>
          <table:table-cell table:style-name="ce316"/>
          <table:table-cell table:style-name="ce316" office:value-type="float" office:value="315" calcext:value-type="float">
            <text:p>315</text:p>
          </table:table-cell>
          <table:table-cell table:style-name="ce319"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4.338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305" office:value-type="string" calcext:value-type="string">
            <text:p>Dun-a-lios</text:p>
          </table:table-cell>
          <table:table-cell table:style-name="ce19" office:value-type="string" calcext:value-type="string">
            <text:p>Q2151232</text:p>
          </table:table-cell>
          <table:table-cell table:style-name="ce310"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313" office:value-type="string" calcext:value-type="string">
            <text:p>55.1166667,-6.7444444444444445</text:p>
          </table:table-cell>
          <table:table-cell table:style-name="ce2" office:value-type="float" office:value="4617106" calcext:value-type="float">
            <text:p>4617106</text:p>
          </table:table-cell>
          <table:table-cell table:style-name="ce315" office:value-type="float" office:value="57618" calcext:value-type="float">
            <text:p>57618</text:p>
          </table:table-cell>
          <table:table-cell table:style-name="ce316"/>
          <table:table-cell table:style-name="ce316" office:value-type="float" office:value="316" calcext:value-type="float">
            <text:p>316</text:p>
          </table:table-cell>
          <table:table-cell table:style-name="ce319"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305" office:value-type="string" calcext:value-type="string">
            <text:p>Achadh Scriobach</text:p>
          </table:table-cell>
          <table:table-cell table:style-name="ce19" office:value-type="string" calcext:value-type="string">
            <text:p>Q2151232</text:p>
          </table:table-cell>
          <table:table-cell table:style-name="ce309"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313" office:value-type="string" calcext:value-type="string">
            <text:p>54.6994444,-7.047777777777777</text:p>
          </table:table-cell>
          <table:table-cell table:style-name="ce2" office:value-type="float" office:value="4555833" calcext:value-type="float">
            <text:p>4555833</text:p>
          </table:table-cell>
          <table:table-cell table:style-name="ce315" office:value-type="float" office:value="65249" calcext:value-type="float">
            <text:p>65249</text:p>
          </table:table-cell>
          <table:table-cell table:style-name="ce316"/>
          <table:table-cell table:style-name="ce316" office:value-type="float" office:value="317" calcext:value-type="float">
            <text:p>317</text:p>
          </table:table-cell>
          <table:table-cell table:style-name="ce319"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5" table:number-rows-repeated="800">
          <table:table-cell table:style-name="ce2" table:number-columns-repeated="4"/>
          <table:table-cell table:style-name="ce305"/>
          <table:table-cell table:style-name="ce19"/>
          <table:table-cell table:style-name="ce309"/>
          <table:table-cell table:style-name="ce2" table:number-columns-repeated="5"/>
          <table:table-cell table:style-name="ce313"/>
          <table:table-cell table:style-name="ce2"/>
          <table:table-cell table:style-name="ce315"/>
          <table:table-cell table:style-name="ce316" table:number-columns-repeated="2"/>
          <table:table-cell table:style-name="ce320"/>
          <table:table-cell table:number-columns-repeated="1006"/>
        </table:table-row>
        <table:table-row table:style-name="ro5" table:number-rows-repeated="3">
          <table:table-cell table:number-columns-repeated="4"/>
          <table:table-cell table:style-name="ce307"/>
          <table:table-cell table:style-name="ce21"/>
          <table:table-cell table:style-name="ce311"/>
          <table:table-cell table:number-columns-repeated="5"/>
          <table:table-cell table:style-name="ce314"/>
          <table:table-cell/>
          <table:table-cell table:style-name="ce315"/>
          <table:table-cell table:style-name="ce316" table:number-columns-repeated="2"/>
          <table:table-cell table:style-name="ce320"/>
          <table:table-cell table:number-columns-repeated="1006"/>
        </table:table-row>
        <table:table-row table:style-name="ro4" table:number-rows-repeated="1047575">
          <table:table-cell table:number-columns-repeated="1024"/>
        </table:table-row>
        <table:table-row table:style-name="ro8" table:number-rows-repeated="188">
          <table:table-cell table:number-columns-repeated="1024"/>
        </table:table-row>
        <table:table-row table:style-name="ro8">
          <table:table-cell table:number-columns-repeated="1024"/>
        </table:table-row>
        <calcext:conditional-formats>
          <calcext:conditional-format calcext:target-range-address="Q93195.O1:Q93195.Q812">
            <calcext:condition calcext:apply-style-name="ConditionalStyle_1" calcext:value="contains-text(&quot;,&quot;)" calcext:base-cell-address="Q93195.O1"/>
          </calcext:conditional-format>
          <calcext:conditional-format calcext:target-range-address="Q93195.O1:Q93195.O812">
            <calcext:condition calcext:apply-style-name="ConditionalStyle_2" calcext:value="contains-text(&quot;n/a&quot;)" calcext:base-cell-address="Q93195.O1"/>
          </calcext:conditional-format>
          <calcext:conditional-format calcext:target-range-address="Q93195.G1:Q93195.G812">
            <calcext:condition calcext:apply-style-name="ConditionalStyle_3" calcext:value="=&quot;Q26&quot;" calcext:base-cell-address="Q93195.G1"/>
          </calcext:conditional-format>
          <calcext:conditional-format calcext:target-range-address="Q93195.E1:Q93195.E812">
            <calcext:condition calcext:apply-style-name="ConditionalStyle_4" calcext:value="formula-is(LEN(TRIM([.E1]))=0)" calcext:base-cell-address="Q93195.E1"/>
          </calcext:conditional-format>
          <calcext:conditional-format calcext:target-range-address="Q93195.R1:Q93195.R812">
            <calcext:condition calcext:apply-style-name="ConditionalStyle_1" calcext:value="&gt;1" calcext:base-cell-address="Q93195.R1"/>
          </calcext:conditional-format>
          <calcext:conditional-format calcext:target-range-address="Q93195.M1:Q93195.M812">
            <calcext:condition calcext:apply-style-name="ConditionalStyle_4" calcext:value="contains-text(&quot;0;0&quot;)" calcext:base-cell-address="Q93195.M1"/>
          </calcext:conditional-format>
        </calcext:conditional-formats>
      </table:table>
      <table:named-expressions/>
      <table:database-ranges>
        <table:database-range table:name="__Anonymous_Sheet_DB__0" table:target-range-address="Townlands.B1:Townlands.T198"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ConditionalStyle_5f_1" style:display-name="ConditionalStyle_1" style:family="table-cell" style:parent-style-name="Default">
      <style:table-cell-properties fo:background-color="#00ff00"/>
    </style:style>
    <style:style style:name="ConditionalStyle_5f_2" style:display-name="ConditionalStyle_2" style:family="table-cell" style:parent-style-name="Default">
      <style:table-cell-properties fo:background-color="#f4c7c3"/>
    </style:style>
    <style:style style:name="ConditionalStyle_5f_3" style:display-name="ConditionalStyle_3" style:family="table-cell" style:parent-style-name="Default">
      <style:table-cell-properties fo:background-color="#fce8b2"/>
    </style:style>
    <style:style style:name="ConditionalStyle_5f_4" style:display-name="ConditionalStyle_4" style:family="table-cell" style:parent-style-name="Default">
      <style:table-cell-properties fo:background-color="#ff0000"/>
    </style:style>
    <style:style style:name="ConditionalStyle_5f_5" style:display-name="ConditionalStyle_5" style:family="table-cell" style:parent-style-name="Default">
      <style:table-cell-properties fo:background-color="#46bdc6"/>
    </style:style>
    <style:style style:name="ConditionalStyle_5f_6" style:display-name="ConditionalStyle_6" style:family="table-cell" style:parent-style-name="Default">
      <style:table-cell-properties fo:background-color="transparent"/>
      <style:text-properties fo:color="#c53929"/>
    </style:style>
    <style:style style:name="ConditionalStyle_5f_7" style:display-name="ConditionalStyle_7"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7">00.00.0000</text:date>, <text:time style:data-style-name="N2" text:time-value="07:39:41.89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ownlands" style:display-name="PageStyle_Townlands" style:page-layout-name="Mpm3">
      <style:header style:display="false"/>
      <style:header-left style:display="false"/>
      <style:footer style:display="false"/>
      <style:footer-left style:display="false"/>
    </style:master-page>
    <style:master-page style:name="PageStyle_5f_GeoExport" style:display-name="PageStyle_Geo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date>2020-02-17T09:39:26.808000000</dc:date>
    <meta:editing-duration>PT1H49M27S</meta:editing-duration>
    <meta:editing-cycles>18</meta:editing-cycles>
    <meta:document-statistic meta:table-count="9" meta:cell-count="7877" meta:object-count="0"/>
  </office:meta>
</office:document-meta>
</file>